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5cm"/>
    </style:style>
    <style:style style:name="co2" style:family="table-column">
      <style:table-column-properties fo:break-before="auto" style:column-width="42.785cm"/>
    </style:style>
    <style:style style:name="co3" style:family="table-column">
      <style:table-column-properties fo:break-before="auto" style:column-width="1.328cm"/>
    </style:style>
    <style:style style:name="co4" style:family="table-column">
      <style:table-column-properties fo:break-before="auto" style:column-width="47.17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1.198cm" fo:break-before="auto" style:use-optimal-row-height="true"/>
    </style:style>
    <style:style style:name="ro3" style:family="table-row">
      <style:table-row-properties style:row-height="0.81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die Abbildung, -en</text:p>
          </table:table-cell>
          <table:table-cell office:value-type="string">
            <text:p>reproducción f,copia f,ilustración f,lámina f,figura f,proyección f</text:p>
          </table:table-cell>
          <table:table-cell office:value-type="string">
            <text:p>NOUN</text:p>
          </table:table-cell>
          <table:table-cell office:value-type="string">
            <text:p>Hier in der Abbildung sehen Sie, wie man das Gerät einschaltet.</text:p>
          </table:table-cell>
        </table:table-row>
        <table:table-row table:style-name="ro1">
          <table:table-cell office:value-type="string">
            <text:p>der Abfall, -"e</text:p>
          </table:table-cell>
          <table:table-cell office:value-type="string">
            <text:p>apostasía f,disminución f,basura f,desecho m</text:p>
          </table:table-cell>
          <table:table-cell office:value-type="string">
            <text:p>NOUN</text:p>
          </table:table-cell>
          <table:table-cell office:value-type="string">
            <text:p>Werfen Sie den Bioabfall in die grüne Tonne.</text:p>
          </table:table-cell>
        </table:table-row>
        <table:table-row table:style-name="ro1">
          <table:table-cell office:value-type="string">
            <text:p>das Abgas, -e (nur Pl.)</text:p>
          </table:table-cell>
          <table:table-cell office:value-type="string">
            <text:p>(gas m de) escape m,gas m de combustión</text:p>
          </table:table-cell>
          <table:table-cell office:value-type="string">
            <text:p>NOUN</text:p>
          </table:table-cell>
          <table:table-cell office:value-type="string">
            <text:p>Abgase aus Industrie und Haushalten verschmutzen die Luft.</text:p>
          </table:table-cell>
        </table:table-row>
        <table:table-row table:style-name="ro1">
          <table:table-cell office:value-type="string">
            <text:p>das Abitur</text:p>
          </table:table-cell>
          <table:table-cell office:value-type="string">
            <text:p>bachillerato m,examen m final de enseñanza media (equivalente a las pruebas de Selectividad)</text:p>
          </table:table-cell>
          <table:table-cell office:value-type="string">
            <text:p>NOUN</text:p>
          </table:table-cell>
          <table:table-cell office:value-type="string">
            <text:p>Meine Tochter hat gerade Abitur gemacht.</text:p>
          </table:table-cell>
        </table:table-row>
        <table:table-row table:style-name="ro1">
          <table:table-cell office:value-type="string">
            <text:p>das Abonnement, -s</text:p>
          </table:table-cell>
          <table:table-cell office:value-type="string">
            <text:p>suscripción f,abono m</text:p>
          </table:table-cell>
          <table:table-cell office:value-type="string">
            <text:p>NOUN</text:p>
          </table:table-cell>
          <table:table-cell office:value-type="string">
            <text:p>Ich habe das Abonnement gekündigt.</text:p>
          </table:table-cell>
        </table:table-row>
        <table:table-row table:style-name="ro1">
          <table:table-cell office:value-type="string">
            <text:p>der Abschluss, -"sse</text:p>
          </table:table-cell>
          <table:table-cell office:value-type="string">
            <text:p>cierre m,conclusión f,término m,diploma m,título m,transacción f,operación f</text:p>
          </table:table-cell>
          <table:table-cell office:value-type="string">
            <text:p>NOUN</text:p>
          </table:table-cell>
          <table:table-cell office:value-type="string">
            <text:p>Ein guter Schulabschluss ist sehr wichtig.</text:p>
          </table:table-cell>
        </table:table-row>
        <table:table-row table:style-name="ro1">
          <table:table-cell office:value-type="string">
            <text:p>der Absender, -</text:p>
          </table:table-cell>
          <table:table-cell office:value-type="string">
            <text:p>remitente mf,remite m,expedidor(a) m (f)</text:p>
          </table:table-cell>
          <table:table-cell office:value-type="string">
            <text:p>NOUN</text:p>
          </table:table-cell>
          <table:table-cell office:value-type="string">
            <text:p>Schicken Sie das Päckchen an den Absender zurück.</text:p>
          </table:table-cell>
        </table:table-row>
        <table:table-row table:style-name="ro1">
          <table:table-cell office:value-type="string">
            <text:p>die Absicht, -en</text:p>
          </table:table-cell>
          <table:table-cell office:value-type="string">
            <text:p>intención f,propósito m,objetivo m</text:p>
          </table:table-cell>
          <table:table-cell office:value-type="string">
            <text:p>NOUN</text:p>
          </table:table-cell>
          <table:table-cell office:value-type="string">
            <text:p>Entschuldigen Sie bitte. Meine Tochter hat das nicht mit Absicht gemacht.</text:p>
          </table:table-cell>
        </table:table-row>
        <table:table-row table:style-name="ro1">
          <table:table-cell office:value-type="string">
            <text:p>die Abteilung, -en</text:p>
          </table:table-cell>
          <table:table-cell office:value-type="string">
            <text:p>división f,separación f,sección f,departamento m,sala f,unidad f,destacamento m</text:p>
          </table:table-cell>
          <table:table-cell office:value-type="string">
            <text:p>NOUN</text:p>
          </table:table-cell>
          <table:table-cell office:value-type="string">
            <text:p>Meine Freundin arbeitet in der Abteilung von Frau Kaufmann.</text:p>
          </table:table-cell>
        </table:table-row>
        <table:table-row table:style-name="ro1">
          <table:table-cell office:value-type="string">
            <text:p>die Achtung</text:p>
          </table:table-cell>
          <table:table-cell office:value-type="string">
            <text:p>atención f,respeto m a</text:p>
          </table:table-cell>
          <table:table-cell office:value-type="string">
            <text:p>NOUN</text:p>
          </table:table-cell>
          <table:table-cell office:value-type="string">
            <text:p>Achtung, hier endet die Straße!</text:p>
          </table:table-cell>
        </table:table-row>
        <table:table-row table:style-name="ro1">
          <table:table-cell office:value-type="string">
            <text:p>die Adresse, -n</text:p>
          </table:table-cell>
          <table:table-cell office:value-type="string">
            <text:p>dirección f,señas f pl</text:p>
          </table:table-cell>
          <table:table-cell office:value-type="string">
            <text:p>NOUN</text:p>
          </table:table-cell>
          <table:table-cell office:value-type="string">
            <text:p>Hast du schon meine neue Adresse?</text:p>
          </table:table-cell>
        </table:table-row>
        <table:table-row table:style-name="ro1">
          <table:table-cell office:value-type="string">
            <text:p><text:s/>die Agentur, -en</text:p>
          </table:table-cell>
          <table:table-cell office:value-type="string">
            <text:p>agencia f</text:p>
          </table:table-cell>
          <table:table-cell office:value-type="string">
            <text:p>NOUN</text:p>
          </table:table-cell>
          <table:table-cell office:value-type="string">
            <text:p>Ich habe einen Brief von der Agentur für Arbeit bekommen.</text:p>
          </table:table-cell>
        </table:table-row>
        <table:table-row table:style-name="ro1">
          <table:table-cell office:value-type="string">
            <text:p>die Ahnung, -en </text:p>
          </table:table-cell>
          <table:table-cell office:value-type="string">
            <text:p>presentimiento m,corazonada f,idea f</text:p>
          </table:table-cell>
          <table:table-cell office:value-type="string">
            <text:p>NOUN</text:p>
          </table:table-cell>
          <table:table-cell office:value-type="string">
            <text:p>Ich hatte keine Ahnung, dass du heute Geburtstag hast.</text:p>
          </table:table-cell>
        </table:table-row>
        <table:table-row table:style-name="ro1">
          <table:table-cell office:value-type="string">
            <text:p>die Aktion, -en </text:p>
          </table:table-cell>
          <table:table-cell office:value-type="string">
            <text:p>acción f,promoción f</text:p>
          </table:table-cell>
          <table:table-cell office:value-type="string">
            <text:p>NOUN</text:p>
          </table:table-cell>
          <table:table-cell office:value-type="string">
            <text:p>Die Regierung plant eine Aktion gegen das Rauchen.</text:p>
          </table:table-cell>
        </table:table-row>
        <table:table-row table:style-name="ro1">
          <table:table-cell office:value-type="string">
            <text:p>die Aktivität, -en</text:p>
          </table:table-cell>
          <table:table-cell office:value-type="string">
            <text:p>actividad f</text:p>
          </table:table-cell>
          <table:table-cell office:value-type="string">
            <text:p>NOUN</text:p>
          </table:table-cell>
          <table:table-cell office:value-type="string">
            <text:p>In den Ferien bietet die Stadt für Kinder verschiedene Freizeitaktivitäten.</text:p>
          </table:table-cell>
        </table:table-row>
        <table:table-row table:style-name="ro1">
          <table:table-cell office:value-type="string">
            <text:p>der Alarm, -e</text:p>
          </table:table-cell>
          <table:table-cell office:value-type="string">
            <text:p>alarma f,alerta f</text:p>
          </table:table-cell>
          <table:table-cell office:value-type="string">
            <text:p>NOUN</text:p>
          </table:table-cell>
          <table:table-cell office:value-type="string">
            <text:p>Bei Feueralarm dürfen Sie die Aufzüge nicht benutzen.</text:p>
          </table:table-cell>
        </table:table-row>
        <table:table-row table:style-name="ro1">
          <table:table-cell office:value-type="string">
            <text:p>der Alkohol</text:p>
          </table:table-cell>
          <table:table-cell office:value-type="string">
            <text:p>alcohol m</text:p>
          </table:table-cell>
          <table:table-cell office:value-type="string">
            <text:p>NOUN</text:p>
          </table:table-cell>
          <table:table-cell office:value-type="string">
            <text:p>1. Du musst die Wunde mit Alkohol reinigen. 2. Nein, danke! Ich trinke keinen Alkohol.</text:p>
          </table:table-cell>
        </table:table-row>
        <table:table-row table:style-name="ro1">
          <table:table-cell office:value-type="string">
            <text:p>der Alltag</text:p>
          </table:table-cell>
          <table:table-cell office:value-type="string">
            <text:p>día m (normal),vida f cotidiana,día a día m,rutina f (diaria)</text:p>
          </table:table-cell>
          <table:table-cell office:value-type="string">
            <text:p>NOUN</text:p>
          </table:table-cell>
          <table:table-cell office:value-type="string">
            <text:p>Das ist mein Alltag: putzen, waschen, kochen.</text:p>
          </table:table-cell>
        </table:table-row>
        <table:table-row table:style-name="ro1">
          <table:table-cell office:value-type="string">
            <text:p>das Alphabet, -e</text:p>
          </table:table-cell>
          <table:table-cell office:value-type="string">
            <text:p>alfabeto m,abecedario m</text:p>
          </table:table-cell>
          <table:table-cell office:value-type="string">
            <text:p>NOUN</text:p>
          </table:table-cell>
          <table:table-cell office:value-type="string">
            <text:p>Wie viele Buchstaben hat das Alphabet Ihrer Sprache?</text:p>
          </table:table-cell>
        </table:table-row>
        <table:table-row table:style-name="ro1">
          <table:table-cell office:value-type="string">
            <text:p>das Alter</text:p>
          </table:table-cell>
          <table:table-cell office:value-type="string">
            <text:p>vejez f,edad f</text:p>
          </table:table-cell>
          <table:table-cell office:value-type="string">
            <text:p>NOUN</text:p>
          </table:table-cell>
          <table:table-cell office:value-type="string">
            <text:p>1. Wir sind etwa im gleichen Alter. 2. Im Alter bekomme ich eine ausreichende Rente. 3. Alter: 26 Jahre</text:p>
          </table:table-cell>
        </table:table-row>
        <table:table-row table:style-name="ro1">
          <table:table-cell office:value-type="string">
            <text:p>das Altenheim, -e </text:p>
          </table:table-cell>
          <table:table-cell office:value-type="string">
            <text:p>residencia f de ancianos</text:p>
          </table:table-cell>
          <table:table-cell office:value-type="string">
            <text:p>NOUN</text:p>
          </table:table-cell>
          <table:table-cell office:value-type="string">
            <text:p>In Deutschland leben viele alte Leute in Altenheimen.</text:p>
          </table:table-cell>
        </table:table-row>
        <table:table-row table:style-name="ro1">
          <table:table-cell office:value-type="string">
            <text:p>das Altersheim, e</text:p>
          </table:table-cell>
          <table:table-cell office:value-type="string">
            <text:p>residencia f de ancianos</text:p>
          </table:table-cell>
          <table:table-cell office:value-type="string">
            <text:p>NOUN</text:p>
          </table:table-cell>
          <table:table-cell office:value-type="string">
            <text:p>Die Großeltern unserer Nachbarn sind im Altersheim.</text:p>
          </table:table-cell>
        </table:table-row>
        <table:table-row table:style-name="ro1">
          <table:table-cell office:value-type="string">
            <text:p>die Ampel, -n</text:p>
          </table:table-cell>
          <table:table-cell office:value-type="string">
            <text:p>semáforo m,maceta f colgante</text:p>
          </table:table-cell>
          <table:table-cell office:value-type="string">
            <text:p>NOUN</text:p>
          </table:table-cell>
          <table:table-cell office:value-type="string">
            <text:p>Dort an der Ampel kannst du über die Straße gehen.</text:p>
          </table:table-cell>
        </table:table-row>
        <table:table-row table:style-name="ro1">
          <table:table-cell office:value-type="string">
            <text:p><text:s/>das Amt, -"er</text:p>
          </table:table-cell>
          <table:table-cell office:value-type="string">
            <text:p>cargo m,puesto m,obligaciones f pl,departamento m,central f (telefónica),línea f,misa f cantada</text:p>
          </table:table-cell>
          <table:table-cell office:value-type="string">
            <text:p>NOUN</text:p>
          </table:table-cell>
          <table:table-cell office:value-type="string">
            <text:p>1. Die ämter haben heute geschlossen. 2. Wissen Sie, wo das Ordnungsamt ist?</text:p>
          </table:table-cell>
        </table:table-row>
        <table:table-row table:style-name="ro1">
          <table:table-cell office:value-type="string">
            <text:p>das Angebot, -e</text:p>
          </table:table-cell>
          <table:table-cell office:value-type="string">
            <text:p>ofrecimiento m,oferta f,surtido m</text:p>
          </table:table-cell>
          <table:table-cell office:value-type="string">
            <text:p>NOUN</text:p>
          </table:table-cell>
          <table:table-cell office:value-type="string">
            <text:p>1. Ich habe ein paar günstige Wohnungs- angebote bekommen. 2. Dieser Käse ist heute im Angebot.</text:p>
          </table:table-cell>
        </table:table-row>
        <table:table-row table:style-name="ro1">
          <table:table-cell office:value-type="string">
            <text:p>die änderung, -en</text:p>
          </table:table-cell>
          <table:table-cell/>
          <table:table-cell office:value-type="string">
            <text:p>NOUN</text:p>
          </table:table-cell>
          <table:table-cell office:value-type="string">
            <text:p>Es gibt eine Programmänderung.</text:p>
          </table:table-cell>
        </table:table-row>
        <table:table-row table:style-name="ro2">
          <table:table-cell office:value-type="string">
            <text:p>der Anfang, -"e</text:p>
          </table:table-cell>
          <table:table-cell office:value-type="string">
            <text:p>comienzo m,principio m</text:p>
          </table:table-cell>
          <table:table-cell office:value-type="string">
            <text:p>NOUN</text:p>
          </table:table-cell>
          <table:table-cell office:value-type="string">
            <text:p>1. Wie war der Film? – Ich habe nur den Anfang gesehen. 2. Am Anfang habe ich mich hier sehr fremd gefühlt. 3. Mein Chef ist Anfang Fünfzig.4. Meine Mutter war von Anfang an dagegen, dass ich nach Berlin ziehe.</text:p>
            <text:p>5. Wir machen Anfang Juli Ferien. 6. Meine Freundin wohnt am Anfang</text:p>
            <text:p>der Straße.</text:p>
          </table:table-cell>
        </table:table-row>
        <table:table-row table:style-name="ro1">
          <table:table-cell office:value-type="string">
            <text:p>die Angabe,-n</text:p>
          </table:table-cell>
          <table:table-cell office:value-type="string">
            <text:p>indicación f,dato m,saque m,servicio m,fanfarronería f,chulería f</text:p>
          </table:table-cell>
          <table:table-cell office:value-type="string">
            <text:p>NOUN</text:p>
          </table:table-cell>
          <table:table-cell office:value-type="string">
            <text:p>Wir brauchen von Ihnen folgende An- gaben: Name, Adresse, Geburtsdatum.</text:p>
          </table:table-cell>
        </table:table-row>
        <table:table-row table:style-name="ro1">
          <table:table-cell office:value-type="string">
            <text:p>der Angehörige, -n</text:p>
          </table:table-cell>
          <table:table-cell/>
          <table:table-cell office:value-type="string">
            <text:p>NOUN</text:p>
          </table:table-cell>
          <table:table-cell office:value-type="string">
            <text:p>Wir dürfen nur Familienangehörigen Auskunft geben.</text:p>
          </table:table-cell>
        </table:table-row>
        <table:table-row table:style-name="ro1">
          <table:table-cell office:value-type="string">
            <text:p>die Angst, -"e</text:p>
          </table:table-cell>
          <table:table-cell office:value-type="string">
            <text:p>miedo m a/de,naco m Arg,temor m a/de,terror m,espanto m,preocupación f por</text:p>
          </table:table-cell>
          <table:table-cell office:value-type="string">
            <text:p>NOUN</text:p>
          </table:table-cell>
          <table:table-cell office:value-type="string">
            <text:p>1. Du brauchst keine Angst zu haben. Der Hund tut dir nichts.2. Ich habe Angst, vielleicht ist etwas passiert.</text:p>
          </table:table-cell>
        </table:table-row>
        <table:table-row table:style-name="ro1">
          <table:table-cell office:value-type="string">
            <text:p>die Ankunft</text:p>
          </table:table-cell>
          <table:table-cell office:value-type="string">
            <text:p>llegada f,arribada f</text:p>
          </table:table-cell>
          <table:table-cell office:value-type="string">
            <text:p>NOUN</text:p>
          </table:table-cell>
          <table:table-cell office:value-type="string">
            <text:p>1. Die Abfahrt ist um 0.55 Uhr, die Ankunft um 8.07 Uhr.2. Gleich nach der Ankunft habe ich meine Eltern angerufen.</text:p>
          </table:table-cell>
        </table:table-row>
        <table:table-row table:style-name="ro1">
          <table:table-cell office:value-type="string">
            <text:p>die Anlage, -n</text:p>
          </table:table-cell>
          <table:table-cell office:value-type="string">
            <text:p>disposición f para,inclinación f a,predisposición f a,talento m para,construcción f,jardín m,parque m,polideportivo m,dispositivo m,instalación f,planta f,equipo m,inversión f,anejo m,anexo m,suplemento m</text:p>
          </table:table-cell>
          <table:table-cell office:value-type="string">
            <text:p>NOUN</text:p>
          </table:table-cell>
          <table:table-cell office:value-type="string">
            <text:p>1. Meine Musikanlage ist kaputt. 2. In der Anlage finden Sie meinen Lebenslauf.</text:p>
          </table:table-cell>
        </table:table-row>
        <table:table-row table:style-name="ro1">
          <table:table-cell office:value-type="string">
            <text:p>die Anmeldung, -en</text:p>
          </table:table-cell>
          <table:table-cell office:value-type="string">
            <text:p>aviso m,declaración f,matrícula f,inscripción f,registro m,inicio (de una sesión) f,recepción f</text:p>
          </table:table-cell>
          <table:table-cell office:value-type="string">
            <text:p>NOUN</text:p>
          </table:table-cell>
          <table:table-cell office:value-type="string">
            <text:p>1. Wo bekomme ich die Formulare für die Anmeldung?2. Die Anmeldung ist im Erdgeschoss, Zimmer 55.</text:p>
          </table:table-cell>
        </table:table-row>
        <table:table-row table:style-name="ro1">
          <table:table-cell office:value-type="string">
            <text:p>die Anrede, -n</text:p>
          </table:table-cell>
          <table:table-cell office:value-type="string">
            <text:p>tratamiento m,encabezamiento m</text:p>
          </table:table-cell>
          <table:table-cell office:value-type="string">
            <text:p>NOUN</text:p>
          </table:table-cell>
          <table:table-cell office:value-type="string">
            <text:p>Du darfst im Brief die Anrede nicht vergessen.</text:p>
          </table:table-cell>
        </table:table-row>
        <table:table-row table:style-name="ro1">
          <table:table-cell office:value-type="string">
            <text:p>der Anruf, -e</text:p>
          </table:table-cell>
          <table:table-cell office:value-type="string">
            <text:p>llamada f,llamado m,llamamiento m</text:p>
          </table:table-cell>
          <table:table-cell office:value-type="string">
            <text:p>NOUN</text:p>
          </table:table-cell>
          <table:table-cell office:value-type="string">
            <text:p>1. Ich warte auf einen Anruf aus Berlin. 2. Meine Tochter bekommt viele Anrufe auf ihrem Handy.</text:p>
          </table:table-cell>
        </table:table-row>
        <table:table-row table:style-name="ro1">
          <table:table-cell office:value-type="string">
            <text:p>der Anrufbeantworter, - </text:p>
          </table:table-cell>
          <table:table-cell office:value-type="string">
            <text:p>contestador m automático</text:p>
          </table:table-cell>
          <table:table-cell office:value-type="string">
            <text:p>NOUN</text:p>
          </table:table-cell>
          <table:table-cell office:value-type="string">
            <text:p>Ich habe dir eine Nachricht auf den Anrufbeantworter gesprochen.</text:p>
          </table:table-cell>
        </table:table-row>
        <table:table-row table:style-name="ro1">
          <table:table-cell office:value-type="string">
            <text:p>die Ansage, -n</text:p>
          </table:table-cell>
          <table:table-cell office:value-type="string">
            <text:p>anuncio m,aviso m,presentación f</text:p>
          </table:table-cell>
          <table:table-cell office:value-type="string">
            <text:p>NOUN</text:p>
          </table:table-cell>
          <table:table-cell office:value-type="string">
            <text:p>Achten Sie auf die Ansage am Bahnsteig.</text:p>
          </table:table-cell>
        </table:table-row>
        <table:table-row table:style-name="ro1">
          <table:table-cell office:value-type="string">
            <text:p>der Anschluss, -"e</text:p>
          </table:table-cell>
          <table:table-cell office:value-type="string">
            <text:p>adhesión f a,afiliación f a,unión f a,conexión f a/con,comunicación f con,enlace m,correspondencia f,entronque m AmC,compañía f,amistades f pl</text:p>
          </table:table-cell>
          <table:table-cell office:value-type="string">
            <text:p>NOUN</text:p>
          </table:table-cell>
          <table:table-cell office:value-type="string">
            <text:p>1. In Mannheim haben Sie Anschluss nach Saarbrücken. 2. Ich brauche in meiner Wohnung einen Telefonanschluss.</text:p>
          </table:table-cell>
        </table:table-row>
        <table:table-row table:style-name="ro1">
          <table:table-cell office:value-type="string">
            <text:p>der Anspruch, - "e</text:p>
          </table:table-cell>
          <table:table-cell office:value-type="string">
            <text:p>derecho m a,pretensión f sobre,exigencia f de,pretensiones f pl</text:p>
          </table:table-cell>
          <table:table-cell office:value-type="string">
            <text:p>NOUN</text:p>
          </table:table-cell>
          <table:table-cell office:value-type="string">
            <text:p>Sie wohnen im Stadtzentrum. Deshalb haben Sie keinen Anspruch auf Fahrgeld.</text:p>
          </table:table-cell>
        </table:table-row>
        <table:table-row table:style-name="ro1">
          <table:table-cell office:value-type="string">
            <text:p>der Angestellte, -n</text:p>
          </table:table-cell>
          <table:table-cell/>
          <table:table-cell office:value-type="string">
            <text:p>NOUN</text:p>
          </table:table-cell>
          <table:table-cell office:value-type="string">
            <text:p>Björn ist Angestellter in einem Reisebüro.</text:p>
          </table:table-cell>
        </table:table-row>
        <table:table-row table:style-name="ro1">
          <table:table-cell office:value-type="string">
            <text:p>der Antrag, -"e</text:p>
          </table:table-cell>
          <table:table-cell office:value-type="string">
            <text:p>solicitud f de,petición f de,instancia f de,(formulario m de) solicitud f,moción f de,propuesta f de matrimonio</text:p>
          </table:table-cell>
          <table:table-cell office:value-type="string">
            <text:p>NOUN</text:p>
          </table:table-cell>
          <table:table-cell office:value-type="string">
            <text:p>1. Haben Sie schon einen Antrag auf Wohngeld gestellt? 2. Die Anträge bekommen Sie in Zimmer 47.</text:p>
          </table:table-cell>
        </table:table-row>
        <table:table-row table:style-name="ro1">
          <table:table-cell office:value-type="string">
            <text:p>die Antwort, -en</text:p>
          </table:table-cell>
          <table:table-cell office:value-type="string">
            <text:p>respuesta f a,contestación f a</text:p>
          </table:table-cell>
          <table:table-cell office:value-type="string">
            <text:p>NOUN</text:p>
          </table:table-cell>
          <table:table-cell office:value-type="string">
            <text:p>Leider habe ich keine Antwort bekommen.</text:p>
          </table:table-cell>
        </table:table-row>
        <table:table-row table:style-name="ro1">
          <table:table-cell office:value-type="string">
            <text:p><text:s/>der Anwalt, -"e</text:p>
          </table:table-cell>
          <table:table-cell office:value-type="string">
            <text:p>abogado(-a) m (f),defensor(a) m (f)</text:p>
          </table:table-cell>
          <table:table-cell office:value-type="string">
            <text:p>NOUN</text:p>
          </table:table-cell>
          <table:table-cell office:value-type="string">
            <text:p>Ich werde das nicht bezahlen. Ich möchte zuerst mit meinem Anwalt sprechen.</text:p>
          </table:table-cell>
        </table:table-row>
        <table:table-row table:style-name="ro1">
          <table:table-cell office:value-type="string">
            <text:p>die Anzeige, -n</text:p>
          </table:table-cell>
          <table:table-cell office:value-type="string">
            <text:p>anuncio m,esquela f,denuncia f,denuncio m And,indicador m,indicación f,marcador m,visualización f,despliegue m,pantalla f</text:p>
          </table:table-cell>
          <table:table-cell office:value-type="string">
            <text:p>NOUN</text:p>
          </table:table-cell>
          <table:table-cell office:value-type="string">
            <text:p>1. Hier dürfen Sie nicht parken, sonst bekommen Sie eine Anzeige.2. Ich habe alle Wohnungsanzeigen gelesen. Aber das ist alles viel zu teuer.</text:p>
          </table:table-cell>
        </table:table-row>
        <table:table-row table:style-name="ro1">
          <table:table-cell office:value-type="string">
            <text:p>der Anzug, -"e </text:p>
          </table:table-cell>
          <table:table-cell office:value-type="string">
            <text:p>traje m,percha f AmC,aceleración f</text:p>
          </table:table-cell>
          <table:table-cell office:value-type="string">
            <text:p>NOUN</text:p>
          </table:table-cell>
          <table:table-cell office:value-type="string">
            <text:p>Mein Mann hat sich einen neuen Anzug gekauft.</text:p>
          </table:table-cell>
        </table:table-row>
        <table:table-row table:style-name="ro1">
          <table:table-cell office:value-type="string">
            <text:p>das Apartment, -s</text:p>
          </table:table-cell>
          <table:table-cell office:value-type="string">
            <text:p>apartam(i)ento m</text:p>
          </table:table-cell>
          <table:table-cell office:value-type="string">
            <text:p>NOUN</text:p>
          </table:table-cell>
          <table:table-cell office:value-type="string">
            <text:p>Wir haben ein Ferienapartment gemietet.</text:p>
          </table:table-cell>
        </table:table-row>
        <table:table-row table:style-name="ro1">
          <table:table-cell office:value-type="string">
            <text:p>der Apfel, -"</text:p>
          </table:table-cell>
          <table:table-cell office:value-type="string">
            <text:p>manzana f</text:p>
          </table:table-cell>
          <table:table-cell office:value-type="string">
            <text:p>NOUN</text:p>
          </table:table-cell>
          <table:table-cell office:value-type="string">
            <text:p>1. Möchtest du einen Apfel? 2. Ein Pfund äpfel bitte.</text:p>
          </table:table-cell>
        </table:table-row>
        <table:table-row table:style-name="ro1">
          <table:table-cell office:value-type="string">
            <text:p>die Apotheke, -n</text:p>
          </table:table-cell>
          <table:table-cell office:value-type="string">
            <text:p>farmacia f</text:p>
          </table:table-cell>
          <table:table-cell office:value-type="string">
            <text:p>NOUN</text:p>
          </table:table-cell>
          <table:table-cell office:value-type="string">
            <text:p>Ist hier in der Nähe eine Apotheke?</text:p>
          </table:table-cell>
        </table:table-row>
        <table:table-row table:style-name="ro1">
          <table:table-cell office:value-type="string">
            <text:p><text:s/>der Apparat, -e</text:p>
          </table:table-cell>
          <table:table-cell office:value-type="string">
            <text:p>aparato m,máquina f,teléfono m</text:p>
          </table:table-cell>
          <table:table-cell office:value-type="string">
            <text:p>NOUN</text:p>
          </table:table-cell>
          <table:table-cell office:value-type="string">
            <text:p>1. Können Sie den Apparat bitte etwas leiser stellen?2. Wo ist mein Fotoapparat?</text:p>
          </table:table-cell>
        </table:table-row>
        <table:table-row table:style-name="ro1">
          <table:table-cell office:value-type="string">
            <text:p>der Appetit</text:p>
          </table:table-cell>
          <table:table-cell office:value-type="string">
            <text:p>apetito m de,antojo m Mex</text:p>
          </table:table-cell>
          <table:table-cell office:value-type="string">
            <text:p>NOUN</text:p>
          </table:table-cell>
          <table:table-cell office:value-type="string">
            <text:p>1. Ich habe heute keinen Appetit. Ich mag nichts essen.2. Worauf hast du Appetit? Vielleicht auf einen Salat?3. Guten Appetit! </text:p>
          </table:table-cell>
        </table:table-row>
        <table:table-row table:style-name="ro1">
          <table:table-cell office:value-type="string">
            <text:p>die Aprikose, -n</text:p>
          </table:table-cell>
          <table:table-cell office:value-type="string">
            <text:p>albaricoque m</text:p>
          </table:table-cell>
          <table:table-cell office:value-type="string">
            <text:p>NOUN</text:p>
          </table:table-cell>
          <table:table-cell office:value-type="string">
            <text:p>Schmecken dir die Aprikosen?</text:p>
          </table:table-cell>
        </table:table-row>
        <table:table-row table:style-name="ro1">
          <table:table-cell office:value-type="string">
            <text:p>die Arbeit, -en</text:p>
          </table:table-cell>
          <table:table-cell office:value-type="string">
            <text:p>trabajo m,labor f,empleo m,molestia f,esfuerzo m,examen m,práctica f</text:p>
          </table:table-cell>
          <table:table-cell office:value-type="string">
            <text:p>NOUN</text:p>
          </table:table-cell>
          <table:table-cell office:value-type="string">
            <text:p>1. Wie gefällt dir deine Arbeit? 2. Nach der Ausbildung hat Mohamed eine Arbeit gefunden.</text:p>
          </table:table-cell>
        </table:table-row>
        <table:table-row table:style-name="ro1">
          <table:table-cell office:value-type="string">
            <text:p>der Arbeiter, - <text:s/></text:p>
          </table:table-cell>
          <table:table-cell office:value-type="string">
            <text:p>obrero(-a) m (f),trabajador(a) m (f),labriego(-a) m (f)</text:p>
          </table:table-cell>
          <table:table-cell office:value-type="string">
            <text:p>NOUN</text:p>
          </table:table-cell>
          <table:table-cell office:value-type="string">
            <text:p>Björn ist Arbeiter bei Siemens.</text:p>
          </table:table-cell>
        </table:table-row>
        <table:table-row table:style-name="ro1">
          <table:table-cell office:value-type="string">
            <text:p>der Arbeitgeber, -</text:p>
          </table:table-cell>
          <table:table-cell office:value-type="string">
            <text:p>empresario(-a) m (f),patrón(-ona) m (f)</text:p>
          </table:table-cell>
          <table:table-cell office:value-type="string">
            <text:p>NOUN</text:p>
          </table:table-cell>
          <table:table-cell office:value-type="string">
            <text:p>Wer ist Ihr Arbeitgeber?</text:p>
          </table:table-cell>
        </table:table-row>
        <table:table-row table:style-name="ro1">
          <table:table-cell office:value-type="string">
            <text:p>der Arbeitnehmer, -</text:p>
          </table:table-cell>
          <table:table-cell office:value-type="string">
            <text:p>empleado(-a) m (f),asalariado(-a) m (f),trabajador(a) m (f)</text:p>
          </table:table-cell>
          <table:table-cell office:value-type="string">
            <text:p>NOUN</text:p>
          </table:table-cell>
          <table:table-cell office:value-type="string">
            <text:p>Die Arbeitnehmer wählen einen Betriebsrat.</text:p>
          </table:table-cell>
        </table:table-row>
        <table:table-row table:style-name="ro1">
          <table:table-cell office:value-type="string">
            <text:p>die Arbeitserlaubnis</text:p>
          </table:table-cell>
          <table:table-cell office:value-type="string">
            <text:p>permiso m de trabajo</text:p>
          </table:table-cell>
          <table:table-cell office:value-type="string">
            <text:p>NOUN</text:p>
          </table:table-cell>
          <table:table-cell office:value-type="string">
            <text:p>Bitte bringen Sie Ihre Arbeitserlaubnis mit.</text:p>
          </table:table-cell>
        </table:table-row>
        <table:table-row table:style-name="ro1">
          <table:table-cell office:value-type="string">
            <text:p>die Arbeitslosigkeit </text:p>
          </table:table-cell>
          <table:table-cell office:value-type="string">
            <text:p>desempleo m,paro m</text:p>
          </table:table-cell>
          <table:table-cell office:value-type="string">
            <text:p>NOUN</text:p>
          </table:table-cell>
          <table:table-cell office:value-type="string">
            <text:p>Die Arbeitslosigkeit ist gesunken.</text:p>
          </table:table-cell>
        </table:table-row>
        <table:table-row table:style-name="ro1">
          <table:table-cell office:value-type="string">
            <text:p>der Arbeitsplatz, -"e</text:p>
          </table:table-cell>
          <table:table-cell office:value-type="string">
            <text:p>lugar m de trabajo [oder para trabajar],trabajo m,puesto m de trabajo,empleo m</text:p>
          </table:table-cell>
          <table:table-cell office:value-type="string">
            <text:p>NOUN</text:p>
          </table:table-cell>
          <table:table-cell office:value-type="string">
            <text:p>In der Industrie gibt es immer weniger Arbeitsplätze.</text:p>
          </table:table-cell>
        </table:table-row>
        <table:table-row table:style-name="ro1">
          <table:table-cell office:value-type="string">
            <text:p>die Arbeitsstelle, -n</text:p>
          </table:table-cell>
          <table:table-cell office:value-type="string">
            <text:p>puesto m de trabajo</text:p>
          </table:table-cell>
          <table:table-cell office:value-type="string">
            <text:p>NOUN</text:p>
          </table:table-cell>
          <table:table-cell office:value-type="string">
            <text:p>Meine Frau hat eine neue Arbeitsstelle gefunden.</text:p>
          </table:table-cell>
        </table:table-row>
        <table:table-row table:style-name="ro1">
          <table:table-cell office:value-type="string">
            <text:p>der ärger</text:p>
          </table:table-cell>
          <table:table-cell/>
          <table:table-cell office:value-type="string">
            <text:p>NOUN</text:p>
          </table:table-cell>
          <table:table-cell office:value-type="string">
            <text:p>Ich hatte heute ärger im Büro. Ich habe mich mit einem Kollegen gestritten.</text:p>
          </table:table-cell>
        </table:table-row>
        <table:table-row table:style-name="ro1">
          <table:table-cell office:value-type="string">
            <text:p>der Arm, -e</text:p>
          </table:table-cell>
          <table:table-cell office:value-type="string">
            <text:p>brazo m,manga f</text:p>
          </table:table-cell>
          <table:table-cell office:value-type="string">
            <text:p>NOUN</text:p>
          </table:table-cell>
          <table:table-cell office:value-type="string">
            <text:p>Mein Freund hat sich den Arm gebrochen.</text:p>
          </table:table-cell>
        </table:table-row>
        <table:table-row table:style-name="ro1">
          <table:table-cell office:value-type="string">
            <text:p>die Art, -en </text:p>
          </table:table-cell>
          <table:table-cell office:value-type="string">
            <text:p>clase f,tipo m,especie f,manera f,modo m,carácter m,naturaleza f</text:p>
          </table:table-cell>
          <table:table-cell office:value-type="string">
            <text:p>NOUN</text:p>
          </table:table-cell>
          <table:table-cell office:value-type="string">
            <text:p>Okra ist eine Gemüseart.</text:p>
          </table:table-cell>
        </table:table-row>
        <table:table-row table:style-name="ro1">
          <table:table-cell office:value-type="string">
            <text:p>der Artikel, -</text:p>
          </table:table-cell>
          <table:table-cell office:value-type="string">
            <text:p>artículo m</text:p>
          </table:table-cell>
          <table:table-cell office:value-type="string">
            <text:p>NOUN</text:p>
          </table:table-cell>
          <table:table-cell office:value-type="string">
            <text:p>1. Ich habe einen interessanten Artikel gelesen.2. Im Deutschen gibt es drei Artikel: der, die, das.</text:p>
          </table:table-cell>
        </table:table-row>
        <table:table-row table:style-name="ro1">
          <table:table-cell office:value-type="string">
            <text:p>der Arzt, -"e</text:p>
          </table:table-cell>
          <table:table-cell office:value-type="string">
            <text:p>médico(-a) m (f),doctor(a) m (f)</text:p>
          </table:table-cell>
          <table:table-cell office:value-type="string">
            <text:p>NOUN</text:p>
          </table:table-cell>
          <table:table-cell office:value-type="string">
            <text:p>1. Ich muss heute zum Arzt. 2. Wann warst du beim Zahnarzt?</text:p>
          </table:table-cell>
        </table:table-row>
        <table:table-row table:style-name="ro1">
          <table:table-cell office:value-type="string">
            <text:p><text:s/>das Asyl</text:p>
          </table:table-cell>
          <table:table-cell office:value-type="string">
            <text:p>asilo m</text:p>
          </table:table-cell>
          <table:table-cell office:value-type="string">
            <text:p>NOUN</text:p>
          </table:table-cell>
          <table:table-cell office:value-type="string">
            <text:p>Viele Ausländer bitten in der Bundesrepublik um politisches Asyl.</text:p>
          </table:table-cell>
        </table:table-row>
        <table:table-row table:style-name="ro1">
          <table:table-cell office:value-type="string">
            <text:p>der Aufenthalt, -e</text:p>
          </table:table-cell>
          <table:table-cell office:value-type="string">
            <text:p>estancia f,parada f,domicilio m,residencia f</text:p>
          </table:table-cell>
          <table:table-cell office:value-type="string">
            <text:p>NOUN</text:p>
          </table:table-cell>
          <table:table-cell office:value-type="string">
            <text:p>1. Der Zug hat in München nur 20 Minuten Aufenthalt.2. Haben Sie eine gültige Aufenthaltserlaubnis?3. Wir wünschen Ihnen einen angenehmen Aufenthalt.</text:p>
          </table:table-cell>
        </table:table-row>
        <table:table-row table:style-name="ro1">
          <table:table-cell office:value-type="string">
            <text:p>die Aufforderung, -en</text:p>
          </table:table-cell>
          <table:table-cell office:value-type="string">
            <text:p>invitación f a,requerimiento m de,exhortación f a,mandato m de,exigencia f de</text:p>
          </table:table-cell>
          <table:table-cell office:value-type="string">
            <text:p>NOUN</text:p>
          </table:table-cell>
          <table:table-cell office:value-type="string">
            <text:p>Sie erhalten eine Zahlungsaufforderung.</text:p>
          </table:table-cell>
        </table:table-row>
        <table:table-row table:style-name="ro1">
          <table:table-cell office:value-type="string">
            <text:p>die Aufgabe, -n</text:p>
          </table:table-cell>
          <table:table-cell office:value-type="string">
            <text:p>tarea f,cometido m,obligación f,deber m,deberes m pl,ejercicio m,problema m,cese m,dimisión f,liquidación f,rendición f,retirada f,abandono m de,renuncia f a,facturación f,expedición f,envío m,inserción f</text:p>
          </table:table-cell>
          <table:table-cell office:value-type="string">
            <text:p>NOUN</text:p>
          </table:table-cell>
          <table:table-cell office:value-type="string">
            <text:p>1. Hast du deine Hausaufgaben für die Schule schon gemacht?2. Das ist nicht meine Aufgabe.</text:p>
          </table:table-cell>
        </table:table-row>
        <table:table-row table:style-name="ro1">
          <table:table-cell office:value-type="string">
            <text:p>die Aufnahme, -n</text:p>
          </table:table-cell>
          <table:table-cell office:value-type="string">
            <text:p>recibimiento m,acogida f,alojamiento m,hospedaje m,recepción f,admisión f en,ingreso m en,incorporación f a/en,grabación f,foto(grafía) f,toma f,comienzo m,captación f</text:p>
          </table:table-cell>
          <table:table-cell office:value-type="string">
            <text:p>NOUN</text:p>
          </table:table-cell>
          <table:table-cell office:value-type="string">
            <text:p>Bringen Sie bitte Ihre Röntgenaufnah- men zur nächsten Sprechstunde mit.</text:p>
          </table:table-cell>
        </table:table-row>
        <table:table-row table:style-name="ro1">
          <table:table-cell office:value-type="string">
            <text:p>der Auftrag, -"e</text:p>
          </table:table-cell>
          <table:table-cell office:value-type="string">
            <text:p>orden f,encargo m,pedido m,mandato m,misión f,comisión f,tarea f,mano f,capa f</text:p>
          </table:table-cell>
          <table:table-cell office:value-type="string">
            <text:p>NOUN</text:p>
          </table:table-cell>
          <table:table-cell office:value-type="string">
            <text:p>1. Ich komme im Auftrag von Frau Müller und soll Ihnen diesen Brief abgeben. 2. Im Moment hat die Firma besonders viele Aufträge.</text:p>
          </table:table-cell>
        </table:table-row>
        <table:table-row table:style-name="ro1">
          <table:table-cell office:value-type="string">
            <text:p>der Aufzug, -"e</text:p>
          </table:table-cell>
          <table:table-cell office:value-type="string">
            <text:p>despliegue m,acercamiento m,llegada f,ascensor m,elevador m AmC, Mex,montacargas m inv,pinta f,escena f,acto m</text:p>
          </table:table-cell>
          <table:table-cell office:value-type="string">
            <text:p>NOUN</text:p>
          </table:table-cell>
          <table:table-cell office:value-type="string">
            <text:p>Der Aufzug ist leider wieder kaputt.</text:p>
          </table:table-cell>
        </table:table-row>
        <table:table-row table:style-name="ro1">
          <table:table-cell office:value-type="string">
            <text:p><text:s/>das Auge, -n</text:p>
          </table:table-cell>
          <table:table-cell office:value-type="string">
            <text:p>ojo m,vista f,punto m,grillo m</text:p>
          </table:table-cell>
          <table:table-cell office:value-type="string">
            <text:p>NOUN</text:p>
          </table:table-cell>
          <table:table-cell office:value-type="string">
            <text:p>Meine beiden Kinder haben blaue Augen.</text:p>
          </table:table-cell>
        </table:table-row>
        <table:table-row table:style-name="ro1">
          <table:table-cell office:value-type="string">
            <text:p>der Augenblick, e</text:p>
          </table:table-cell>
          <table:table-cell office:value-type="string">
            <text:p>momento m,instante m</text:p>
          </table:table-cell>
          <table:table-cell office:value-type="string">
            <text:p>NOUN</text:p>
          </table:table-cell>
          <table:table-cell office:value-type="string">
            <text:p>1. Ich wollte gerade parken. In dem Augenblick ist ein Wagen aus der Ausfahrt gekommen. 2. Einen Augenblick, bitte!</text:p>
          </table:table-cell>
        </table:table-row>
        <table:table-row table:style-name="ro1">
          <table:table-cell office:value-type="string">
            <text:p>die Ausbildung, -en</text:p>
          </table:table-cell>
          <table:table-cell office:value-type="string">
            <text:p>formación f profesional</text:p>
          </table:table-cell>
          <table:table-cell office:value-type="string">
            <text:p>NOUN</text:p>
          </table:table-cell>
          <table:table-cell office:value-type="string">
            <text:p>1. Ich habe meine Ausbildung abgeschlossen. 2. Mit deiner guten Ausbildung findest du sicher eine Arbeit.</text:p>
          </table:table-cell>
        </table:table-row>
        <table:table-row table:style-name="ro1">
          <table:table-cell office:value-type="string">
            <text:p>der Ausbildungsplatz, -"e</text:p>
          </table:table-cell>
          <table:table-cell office:value-type="string">
            <text:p>puesto m de aprendizaje</text:p>
          </table:table-cell>
          <table:table-cell office:value-type="string">
            <text:p>NOUN</text:p>
          </table:table-cell>
          <table:table-cell office:value-type="string">
            <text:p>Mein Neffe sucht nach der Schule einen Ausbildungsplatz als Kfz-Mechaniker.</text:p>
          </table:table-cell>
        </table:table-row>
        <table:table-row table:style-name="ro1">
          <table:table-cell office:value-type="string">
            <text:p>der Ausdruck, -"e</text:p>
          </table:table-cell>
          <table:table-cell office:value-type="string">
            <text:p>término m,palabra f,expresión f,giro m,impreso m,manifestación f</text:p>
          </table:table-cell>
          <table:table-cell office:value-type="string">
            <text:p>NOUN</text:p>
          </table:table-cell>
          <table:table-cell office:value-type="string">
            <text:p>1. Diesen Ausdruck habe ich noch nie gehört.2. Machen Sie doch bitte einen Ausdruck von der E-Mail.</text:p>
          </table:table-cell>
        </table:table-row>
        <table:table-row table:style-name="ro1">
          <table:table-cell office:value-type="string">
            <text:p>die Ausfahrt, -en</text:p>
          </table:table-cell>
          <table:table-cell office:value-type="string">
            <text:p>salida f</text:p>
          </table:table-cell>
          <table:table-cell office:value-type="string">
            <text:p>NOUN</text:p>
          </table:table-cell>
          <table:table-cell office:value-type="string">
            <text:p>1. Hier ist eine Ausfahrt, da dürfen Sie nicht parken.2. Wie weit ist es noch bis zur Ausfahrt Freiburg?</text:p>
          </table:table-cell>
        </table:table-row>
        <table:table-row table:style-name="ro1">
          <table:table-cell office:value-type="string">
            <text:p>der Ausflug, -"e</text:p>
          </table:table-cell>
          <table:table-cell office:value-type="string">
            <text:p>excursión f</text:p>
          </table:table-cell>
          <table:table-cell office:value-type="string">
            <text:p>NOUN</text:p>
          </table:table-cell>
          <table:table-cell office:value-type="string">
            <text:p>Am Wochenende machen wir mit Freunden einen Ausflug nach Heidelberg.</text:p>
          </table:table-cell>
        </table:table-row>
        <table:table-row table:style-name="ro1">
          <table:table-cell office:value-type="string">
            <text:p>die Ausgabe, -n</text:p>
          </table:table-cell>
          <table:table-cell office:value-type="string">
            <text:p>distribución f,reparto m,entrega f,emisión f,despacho m,edición f,número m,salida f,gastos m pl</text:p>
          </table:table-cell>
          <table:table-cell office:value-type="string">
            <text:p>NOUN</text:p>
          </table:table-cell>
          <table:table-cell office:value-type="string">
            <text:p>1. Wie hoch sind Ihre Ausgaben? 2. Wo ist die Essensausgabe? 3. Wo steht das? In welcher Ausgabe?</text:p>
          </table:table-cell>
        </table:table-row>
        <table:table-row table:style-name="ro1">
          <table:table-cell office:value-type="string">
            <text:p>der Ausgang, -"e </text:p>
          </table:table-cell>
          <table:table-cell office:value-type="string">
            <text:p>(puerta f de) salida f,boca f,paseo m,(día m de) salida f,resultado m,desenlace m,éxito m,origen m,punto m de partida</text:p>
          </table:table-cell>
          <table:table-cell office:value-type="string">
            <text:p>NOUN</text:p>
          </table:table-cell>
          <table:table-cell office:value-type="string">
            <text:p>Wo ist der Ausgang bitte?</text:p>
          </table:table-cell>
        </table:table-row>
        <table:table-row table:style-name="ro1">
          <table:table-cell office:value-type="string">
            <text:p>die Aushilfe, -n</text:p>
          </table:table-cell>
          <table:table-cell office:value-type="string">
            <text:p>ayuda f,auxiliar mf,suplente mf</text:p>
          </table:table-cell>
          <table:table-cell office:value-type="string">
            <text:p>NOUN</text:p>
          </table:table-cell>
          <table:table-cell office:value-type="string">
            <text:p>Wir suchen eine freundliche Aushilfe für unser Geschäft.</text:p>
          </table:table-cell>
        </table:table-row>
        <table:table-row table:style-name="ro1">
          <table:table-cell office:value-type="string">
            <text:p>die Auskunft, -"e</text:p>
          </table:table-cell>
          <table:table-cell office:value-type="string">
            <text:p>información f,referencias f pl de</text:p>
          </table:table-cell>
          <table:table-cell office:value-type="string">
            <text:p>NOUN</text:p>
          </table:table-cell>
          <table:table-cell office:value-type="string">
            <text:p>1. Ich hätte gern eine Auskunft. 2. Die Firma hat eine neue Nummer. Bitte, rufen Sie die Auskunft an.</text:p>
          </table:table-cell>
        </table:table-row>
        <table:table-row table:style-name="ro1">
          <table:table-cell office:value-type="string">
            <text:p>das Ausland</text:p>
          </table:table-cell>
          <table:table-cell office:value-type="string">
            <text:p>(país m ) extranjero m</text:p>
          </table:table-cell>
          <table:table-cell office:value-type="string">
            <text:p>NOUN</text:p>
          </table:table-cell>
          <table:table-cell office:value-type="string">
            <text:p>Wir fahren im Urlaub meistens ins Ausland.</text:p>
          </table:table-cell>
        </table:table-row>
        <table:table-row table:style-name="ro1">
          <table:table-cell office:value-type="string">
            <text:p><text:s/>der Ausländer, -</text:p>
          </table:table-cell>
          <table:table-cell office:value-type="string">
            <text:p>extranjero(-a) m (f)</text:p>
          </table:table-cell>
          <table:table-cell office:value-type="string">
            <text:p>NOUN</text:p>
          </table:table-cell>
          <table:table-cell office:value-type="string">
            <text:p>Viele Ausländer lernen in der Volkshochschule Deutsch.</text:p>
          </table:table-cell>
        </table:table-row>
        <table:table-row table:style-name="ro1">
          <table:table-cell office:value-type="string">
            <text:p>die Ausnahme, -n </text:p>
          </table:table-cell>
          <table:table-cell office:value-type="string">
            <text:p>excepción f</text:p>
          </table:table-cell>
          <table:table-cell office:value-type="string">
            <text:p>NOUN</text:p>
          </table:table-cell>
          <table:table-cell office:value-type="string">
            <text:p>1. Normalerweise muss ich am Wochenende arbeiten. Aber heute ist eine Ausnahme. 2. Mit Ausnahme der Fahrtkosten müssen Sie alles selbst bezahlen.</text:p>
          </table:table-cell>
        </table:table-row>
        <table:table-row table:style-name="ro1">
          <table:table-cell office:value-type="string">
            <text:p>die Aussicht, -en</text:p>
          </table:table-cell>
          <table:table-cell office:value-type="string">
            <text:p>vista f de,panorama m de,perspectiva f de,esperanza f de</text:p>
          </table:table-cell>
          <table:table-cell office:value-type="string">
            <text:p>NOUN</text:p>
          </table:table-cell>
          <table:table-cell office:value-type="string">
            <text:p>1. Von diesem Turm hat man eine tolle Aussicht. 2. Mit mehreren Fremdsprachen hat man gute Aussichten, eine Stelle zu bekommen.</text:p>
          </table:table-cell>
        </table:table-row>
        <table:table-row table:style-name="ro1">
          <table:table-cell office:value-type="string">
            <text:p>die Aussprache</text:p>
          </table:table-cell>
          <table:table-cell office:value-type="string">
            <text:p>pronunciación f,acento m,discusión f,debate m</text:p>
          </table:table-cell>
          <table:table-cell office:value-type="string">
            <text:p>NOUN</text:p>
          </table:table-cell>
          <table:table-cell office:value-type="string">
            <text:p>Ali hat eine gute Aussprache.</text:p>
          </table:table-cell>
        </table:table-row>
        <table:table-row table:style-name="ro1">
          <table:table-cell office:value-type="string">
            <text:p>die Ausstellung, -en</text:p>
          </table:table-cell>
          <table:table-cell office:value-type="string">
            <text:p>exposición f,expedición f,extensión f por,puesta f</text:p>
          </table:table-cell>
          <table:table-cell office:value-type="string">
            <text:p>NOUN</text:p>
          </table:table-cell>
          <table:table-cell office:value-type="string">
            <text:p>1. Wir waren mit der Lehrerin in einer Ausstellung. 2. Die Ausstellung eines neuen Passes dauert zwei Wochen.</text:p>
          </table:table-cell>
        </table:table-row>
        <table:table-row table:style-name="ro1">
          <table:table-cell office:value-type="string">
            <text:p>der Ausweis, -e </text:p>
          </table:table-cell>
          <table:table-cell office:value-type="string">
            <text:p>documento m,carnet m de miembro,carnet m de estudiante,documento m nacional de identidad,relación f</text:p>
          </table:table-cell>
          <table:table-cell office:value-type="string">
            <text:p>NOUN</text:p>
          </table:table-cell>
          <table:table-cell office:value-type="string">
            <text:p>Darf ich mal Ihren Ausweis sehen?</text:p>
          </table:table-cell>
        </table:table-row>
        <table:table-row table:style-name="ro1">
          <table:table-cell office:value-type="string">
            <text:p>der Auszubildende, -n</text:p>
          </table:table-cell>
          <table:table-cell/>
          <table:table-cell office:value-type="string">
            <text:p>NOUN</text:p>
          </table:table-cell>
          <table:table-cell office:value-type="string">
            <text:p>Der Meister kümmert sich um die Auszubildenden.</text:p>
          </table:table-cell>
        </table:table-row>
        <table:table-row table:style-name="ro1">
          <table:table-cell office:value-type="string">
            <text:p>das Auto, -s </text:p>
          </table:table-cell>
          <table:table-cell office:value-type="string">
            <text:p>coche m</text:p>
          </table:table-cell>
          <table:table-cell office:value-type="string">
            <text:p>NOUN</text:p>
          </table:table-cell>
          <table:table-cell office:value-type="string">
            <text:p>Mario fährt mit dem Auto zur Arbeit.</text:p>
          </table:table-cell>
        </table:table-row>
        <table:table-row table:style-name="ro1">
          <table:table-cell office:value-type="string">
            <text:p>die Autobahn, -en</text:p>
          </table:table-cell>
          <table:table-cell office:value-type="string">
            <text:p>autopista f</text:p>
          </table:table-cell>
          <table:table-cell office:value-type="string">
            <text:p>NOUN</text:p>
          </table:table-cell>
          <table:table-cell office:value-type="string">
            <text:p>Das Dorf liegt direkt an der Autobahn.</text:p>
          </table:table-cell>
        </table:table-row>
        <table:table-row table:style-name="ro1">
          <table:table-cell office:value-type="string">
            <text:p>der Automat, -en</text:p>
          </table:table-cell>
          <table:table-cell office:value-type="string">
            <text:p>autómata m,distribuidor m automático,máquina f fam,cajero m (automático)</text:p>
          </table:table-cell>
          <table:table-cell office:value-type="string">
            <text:p>NOUN</text:p>
          </table:table-cell>
          <table:table-cell office:value-type="string">
            <text:p>1. Zigaretten bekommst du am Automaten. 2. Der Fahrkartenautomat ist auf dem Bahnsteig.</text:p>
          </table:table-cell>
        </table:table-row>
        <table:table-row table:style-name="ro1">
          <table:table-cell office:value-type="string">
            <text:p>das Baby, -s</text:p>
          </table:table-cell>
          <table:table-cell office:value-type="string">
            <text:p>bebé m,nene m</text:p>
          </table:table-cell>
          <table:table-cell office:value-type="string">
            <text:p>NOUN</text:p>
          </table:table-cell>
          <table:table-cell office:value-type="string">
            <text:p>Meine Freundin hat ein Baby bekommen.</text:p>
          </table:table-cell>
        </table:table-row>
        <table:table-row table:style-name="ro1">
          <table:table-cell office:value-type="string">
            <text:p><text:s/>der Babysitter, -</text:p>
          </table:table-cell>
          <table:table-cell office:value-type="string">
            <text:p>baby sitter mf,canguro mf</text:p>
          </table:table-cell>
          <table:table-cell office:value-type="string">
            <text:p>NOUN</text:p>
          </table:table-cell>
          <table:table-cell office:value-type="string">
            <text:p>Wir wollen am Samstagabend zu Freunden gehen. Deshalb brauche ich einen Babysitter für unsere kleine Tochter.</text:p>
          </table:table-cell>
        </table:table-row>
        <table:table-row table:style-name="ro1">
          <table:table-cell office:value-type="string">
            <text:p>die Bäckerei, -en</text:p>
          </table:table-cell>
          <table:table-cell office:value-type="string">
            <text:p>panadería f,tahona f,galletas f pl y repostería</text:p>
          </table:table-cell>
          <table:table-cell office:value-type="string">
            <text:p>NOUN</text:p>
          </table:table-cell>
          <table:table-cell office:value-type="string">
            <text:p>Wir kaufen unser Brot immer in der Bäckerei am Markt.</text:p>
          </table:table-cell>
        </table:table-row>
        <table:table-row table:style-name="ro1">
          <table:table-cell office:value-type="string">
            <text:p>das Bad, -"er</text:p>
          </table:table-cell>
          <table:table-cell office:value-type="string">
            <text:p>baño m,(agua m para el) baño m,(cuarto m de) baño m,baños m pl,balneario m</text:p>
          </table:table-cell>
          <table:table-cell office:value-type="string">
            <text:p>NOUN</text:p>
          </table:table-cell>
          <table:table-cell office:value-type="string">
            <text:p>1. Nach einem warmen Bad fühlt man sich gleich viel besser. 2. Ich möchte ein Zimmer mit Bad.</text:p>
          </table:table-cell>
        </table:table-row>
        <table:table-row table:style-name="ro1">
          <table:table-cell office:value-type="string">
            <text:p>die Badewanne, -n</text:p>
          </table:table-cell>
          <table:table-cell office:value-type="string">
            <text:p>bañera f</text:p>
          </table:table-cell>
          <table:table-cell office:value-type="string">
            <text:p>NOUN</text:p>
          </table:table-cell>
          <table:table-cell office:value-type="string">
            <text:p>Jetzt gehe ich erst einmal in die Badewanne.</text:p>
          </table:table-cell>
        </table:table-row>
        <table:table-row table:style-name="ro1">
          <table:table-cell office:value-type="string">
            <text:p><text:s/>die Bahn, -en</text:p>
          </table:table-cell>
          <table:table-cell office:value-type="string">
            <text:p>camino m,paso m,tren m,ferrocarril m,tira f,calle f,vía f,órbita f,trayectoria f</text:p>
          </table:table-cell>
          <table:table-cell office:value-type="string">
            <text:p>NOUN</text:p>
          </table:table-cell>
          <table:table-cell office:value-type="string">
            <text:p>1. Ich komme mit der Bahn. 2. Mein Mann arbeitet bei der Bahn.</text:p>
          </table:table-cell>
        </table:table-row>
        <table:table-row table:style-name="ro1">
          <table:table-cell office:value-type="string">
            <text:p>die Straßenbahn, -en</text:p>
          </table:table-cell>
          <table:table-cell office:value-type="string">
            <text:p>tranvía m</text:p>
          </table:table-cell>
          <table:table-cell office:value-type="string">
            <text:p>NOUN</text:p>
          </table:table-cell>
          <table:table-cell office:value-type="string">
            <text:p>Nehmen Sie die Straßenbahn Nr. 16.</text:p>
          </table:table-cell>
        </table:table-row>
        <table:table-row table:style-name="ro1">
          <table:table-cell office:value-type="string">
            <text:p><text:s/>die U-Bahn, -en</text:p>
          </table:table-cell>
          <table:table-cell office:value-type="string">
            <text:p>metro m</text:p>
          </table:table-cell>
          <table:table-cell office:value-type="string">
            <text:p>NOUN</text:p>
          </table:table-cell>
          <table:table-cell office:value-type="string">
            <text:p>Die letzte U-Bahn geht um 23.15 Uhr.</text:p>
          </table:table-cell>
        </table:table-row>
        <table:table-row table:style-name="ro1">
          <table:table-cell office:value-type="string">
            <text:p>der Bahnhof, -"e</text:p>
          </table:table-cell>
          <table:table-cell office:value-type="string">
            <text:p>estación f (de ferrocarril)</text:p>
          </table:table-cell>
          <table:table-cell office:value-type="string">
            <text:p>NOUN</text:p>
          </table:table-cell>
          <table:table-cell office:value-type="string">
            <text:p>1. Ich bringe Sie zum Bahnhof. 2. Wo ist der Bahnhof?</text:p>
          </table:table-cell>
        </table:table-row>
        <table:table-row table:style-name="ro1">
          <table:table-cell office:value-type="string">
            <text:p><text:s/>der Bahnsteig, -e</text:p>
          </table:table-cell>
          <table:table-cell office:value-type="string">
            <text:p>andén m</text:p>
          </table:table-cell>
          <table:table-cell office:value-type="string">
            <text:p>NOUN</text:p>
          </table:table-cell>
          <table:table-cell office:value-type="string">
            <text:p>Der Zug fährt heute nicht von Bahn- steig 5, sondern von Bahnsteig 7 ab.</text:p>
          </table:table-cell>
        </table:table-row>
        <table:table-row table:style-name="ro1">
          <table:table-cell office:value-type="string">
            <text:p>der Balkon, -e </text:p>
          </table:table-cell>
          <table:table-cell office:value-type="string">
            <text:p>balcón m,palco m</text:p>
          </table:table-cell>
          <table:table-cell office:value-type="string">
            <text:p>NOUN</text:p>
          </table:table-cell>
          <table:table-cell office:value-type="string">
            <text:p>Die Wohnung hat auch einen kleinen Balkon.</text:p>
          </table:table-cell>
        </table:table-row>
        <table:table-row table:style-name="ro1">
          <table:table-cell office:value-type="string">
            <text:p>der Ball, -"e</text:p>
          </table:table-cell>
          <table:table-cell office:value-type="string">
            <text:p>pelota f,balón m,baile m</text:p>
          </table:table-cell>
          <table:table-cell office:value-type="string">
            <text:p>NOUN</text:p>
          </table:table-cell>
          <table:table-cell office:value-type="string">
            <text:p>1. Ich spiele gern mit meinen Kindern Ball.2. Mein Sohn spielt am liebsten mit dem roten Ball.</text:p>
          </table:table-cell>
        </table:table-row>
        <table:table-row table:style-name="ro1">
          <table:table-cell office:value-type="string">
            <text:p>die Banane, -n </text:p>
          </table:table-cell>
          <table:table-cell office:value-type="string">
            <text:p>plátano m</text:p>
          </table:table-cell>
          <table:table-cell office:value-type="string">
            <text:p>NOUN</text:p>
          </table:table-cell>
          <table:table-cell office:value-type="string">
            <text:p>Ein Kilo Bananen, bitte.</text:p>
          </table:table-cell>
        </table:table-row>
        <table:table-row table:style-name="ro1">
          <table:table-cell office:value-type="string">
            <text:p>die Bank, -"e/die Bank, -en</text:p>
          </table:table-cell>
          <table:table-cell office:value-type="string">
            <text:p>banco m,banquillo m,banco m de arena,banca f</text:p>
          </table:table-cell>
          <table:table-cell office:value-type="string">
            <text:p>NOUN</text:p>
          </table:table-cell>
          <table:table-cell office:value-type="string">
            <text:p>1. Kommt, wir setzen uns auf die Bank da vorne.2. Bei welcher Bank haben Sie Ihr Konto?</text:p>
          </table:table-cell>
        </table:table-row>
        <table:table-row table:style-name="ro1">
          <table:table-cell office:value-type="string">
            <text:p>die Bankleitzahl, -en</text:p>
          </table:table-cell>
          <table:table-cell office:value-type="string">
            <text:p>código m de identificación bancaria</text:p>
          </table:table-cell>
          <table:table-cell office:value-type="string">
            <text:p>NOUN</text:p>
          </table:table-cell>
          <table:table-cell office:value-type="string">
            <text:p>Bitte geben Sie Ihre Bankleitzahl an. </text:p>
          </table:table-cell>
        </table:table-row>
        <table:table-row table:style-name="ro1">
          <table:table-cell office:value-type="string">
            <text:p>das Bargeld</text:p>
          </table:table-cell>
          <table:table-cell office:value-type="string">
            <text:p>dinero m en metálico,dinero m efectivo [oder al contado]</text:p>
          </table:table-cell>
          <table:table-cell office:value-type="string">
            <text:p>NOUN</text:p>
          </table:table-cell>
          <table:table-cell office:value-type="string">
            <text:p>Ich habe kein Bargeld mehr. </text:p>
          </table:table-cell>
        </table:table-row>
        <table:table-row table:style-name="ro1">
          <table:table-cell office:value-type="string">
            <text:p>der Bart, -"e</text:p>
          </table:table-cell>
          <table:table-cell office:value-type="string">
            <text:p>barba f,bigote(s) m (pl),paletón m</text:p>
          </table:table-cell>
          <table:table-cell office:value-type="string">
            <text:p>NOUN</text:p>
          </table:table-cell>
          <table:table-cell office:value-type="string">
            <text:p>John trägt jetzt einen Bart.</text:p>
          </table:table-cell>
        </table:table-row>
        <table:table-row table:style-name="ro1">
          <table:table-cell office:value-type="string">
            <text:p>die Batterie, -n</text:p>
          </table:table-cell>
          <table:table-cell office:value-type="string">
            <text:p>pila f,batería f</text:p>
          </table:table-cell>
          <table:table-cell office:value-type="string">
            <text:p>NOUN</text:p>
          </table:table-cell>
          <table:table-cell office:value-type="string">
            <text:p>Bringst du bitte Batterien mit?</text:p>
          </table:table-cell>
        </table:table-row>
        <table:table-row table:style-name="ro1">
          <table:table-cell office:value-type="string">
            <text:p><text:s/>der Bauch, -"e</text:p>
          </table:table-cell>
          <table:table-cell office:value-type="string">
            <text:p>vientre m,barriga f,panza f,tripa f fam,casco m</text:p>
          </table:table-cell>
          <table:table-cell office:value-type="string">
            <text:p>NOUN</text:p>
          </table:table-cell>
          <table:table-cell office:value-type="string">
            <text:p>Mir tut der Bauch weh.</text:p>
          </table:table-cell>
        </table:table-row>
        <table:table-row table:style-name="ro1">
          <table:table-cell office:value-type="string">
            <text:p>der Bau, -ten</text:p>
          </table:table-cell>
          <table:table-cell office:value-type="string">
            <text:p>construcción f,edificación f,obra f,chirona f,constitución f,complexión f,edificio m,madriguera f</text:p>
          </table:table-cell>
          <table:table-cell office:value-type="string">
            <text:p>NOUN</text:p>
          </table:table-cell>
          <table:table-cell office:value-type="string">
            <text:p>1. Ich wohne in einer Neubauwohnung. 2. Unser Haus ist ein Altbau.</text:p>
          </table:table-cell>
        </table:table-row>
        <table:table-row table:style-name="ro1">
          <table:table-cell office:value-type="string">
            <text:p>die Baustelle, -n</text:p>
          </table:table-cell>
          <table:table-cell office:value-type="string">
            <text:p>obras f pl</text:p>
          </table:table-cell>
          <table:table-cell office:value-type="string">
            <text:p>NOUN</text:p>
          </table:table-cell>
          <table:table-cell office:value-type="string">
            <text:p>Wir müssen die Baustelle umfahren. </text:p>
          </table:table-cell>
        </table:table-row>
        <table:table-row table:style-name="ro1">
          <table:table-cell office:value-type="string">
            <text:p>der Bauer, -n</text:p>
          </table:table-cell>
          <table:table-cell office:value-type="string">
            <text:p>peón m,≈ sota f,jaula f,agricultor(a) m (f),labrador(a) m (f),campesino(-a) m (f),concho(-a) m (f) AmC,patán m,rústico(-a) m (f),paleto(-a) m (f)</text:p>
          </table:table-cell>
          <table:table-cell office:value-type="string">
            <text:p>NOUN</text:p>
          </table:table-cell>
          <table:table-cell office:value-type="string">
            <text:p>Wir kaufen unser Gemüse beim Bauern.</text:p>
          </table:table-cell>
        </table:table-row>
        <table:table-row table:style-name="ro1">
          <table:table-cell office:value-type="string">
            <text:p>der Baum, -"e</text:p>
          </table:table-cell>
          <table:table-cell office:value-type="string">
            <text:p>árbol m</text:p>
          </table:table-cell>
          <table:table-cell office:value-type="string">
            <text:p>NOUN</text:p>
          </table:table-cell>
          <table:table-cell office:value-type="string">
            <text:p>1. Wir haben zwei Bäume im Garten. 2. Vorsicht, fahr nicht an den Baum.</text:p>
          </table:table-cell>
        </table:table-row>
        <table:table-row table:style-name="ro1">
          <table:table-cell office:value-type="string">
            <text:p>der Beamte, -n</text:p>
          </table:table-cell>
          <table:table-cell/>
          <table:table-cell office:value-type="string">
            <text:p>NOUN</text:p>
          </table:table-cell>
          <table:table-cell office:value-type="string">
            <text:p>Mein Mann ist Beamter.</text:p>
          </table:table-cell>
        </table:table-row>
        <table:table-row table:style-name="ro1">
          <table:table-cell office:value-type="string">
            <text:p>die Bedienungsanleitung, -en</text:p>
          </table:table-cell>
          <table:table-cell office:value-type="string">
            <text:p>instrucciones f pl de manejo,modo m de empleo</text:p>
          </table:table-cell>
          <table:table-cell office:value-type="string">
            <text:p>NOUN</text:p>
          </table:table-cell>
          <table:table-cell office:value-type="string">
            <text:p>Die Bedienungsanleitung verstehe ich nicht.</text:p>
          </table:table-cell>
        </table:table-row>
        <table:table-row table:style-name="ro3">
          <table:table-cell office:value-type="string">
            <text:p>die Bedingung, -en</text:p>
          </table:table-cell>
          <table:table-cell office:value-type="string">
            <text:p>condición f,condiciones f pl</text:p>
          </table:table-cell>
          <table:table-cell office:value-type="string">
            <text:p>NOUN</text:p>
          </table:table-cell>
          <table:table-cell office:value-type="string">
            <text:p>1. Wenn Sie unsere Bedingungen akzeptieren, können wir einen Vertrag machen. 2. Wir haben in unserem Betrieb sehr</text:p>
            <text:p>gute Arbeitsbedingungen.</text:p>
          </table:table-cell>
        </table:table-row>
        <table:table-row table:style-name="ro1">
          <table:table-cell office:value-type="string">
            <text:p>der Beginn</text:p>
          </table:table-cell>
          <table:table-cell office:value-type="string">
            <text:p>comienzo m,inicio m</text:p>
          </table:table-cell>
          <table:table-cell office:value-type="string">
            <text:p>NOUN</text:p>
          </table:table-cell>
          <table:table-cell office:value-type="string">
            <text:p>Tut mir leid. Nach Beginn der Vorstellung können wie Sie nicht mehr hereinlassen.</text:p>
          </table:table-cell>
        </table:table-row>
        <table:table-row table:style-name="ro1">
          <table:table-cell office:value-type="string">
            <text:p>die Begründung, -en</text:p>
          </table:table-cell>
          <table:table-cell office:value-type="string">
            <text:p>motivo m,causa f,fundación f</text:p>
          </table:table-cell>
          <table:table-cell office:value-type="string">
            <text:p>NOUN</text:p>
          </table:table-cell>
          <table:table-cell office:value-type="string">
            <text:p>Der Hausbesitzer hat mir ohne Begründung gekündigt.</text:p>
          </table:table-cell>
        </table:table-row>
        <table:table-row table:style-name="ro1">
          <table:table-cell office:value-type="string">
            <text:p>die Behörde, -n</text:p>
          </table:table-cell>
          <table:table-cell office:value-type="string">
            <text:p>autoridad f,administración f</text:p>
          </table:table-cell>
          <table:table-cell office:value-type="string">
            <text:p>NOUN</text:p>
          </table:table-cell>
          <table:table-cell office:value-type="string">
            <text:p>Sie erhalten ein Schreiben von der Ausländerbehörde.</text:p>
          </table:table-cell>
        </table:table-row>
        <table:table-row table:style-name="ro1">
          <table:table-cell office:value-type="string">
            <text:p>das Bein, -e</text:p>
          </table:table-cell>
          <table:table-cell office:value-type="string">
            <text:p>pierna f,pata f,hueso m</text:p>
          </table:table-cell>
          <table:table-cell office:value-type="string">
            <text:p>NOUN</text:p>
          </table:table-cell>
          <table:table-cell office:value-type="string">
            <text:p>Andreas hat sich das Bein gebrochen.</text:p>
          </table:table-cell>
        </table:table-row>
        <table:table-row table:style-name="ro1">
          <table:table-cell office:value-type="string">
            <text:p>das Beispiel, -e </text:p>
          </table:table-cell>
          <table:table-cell office:value-type="string">
            <text:p>ejemplo m</text:p>
          </table:table-cell>
          <table:table-cell office:value-type="string">
            <text:p>NOUN</text:p>
          </table:table-cell>
          <table:table-cell office:value-type="string">
            <text:p>Können Sie mir ein Beispiel sagen?</text:p>
          </table:table-cell>
        </table:table-row>
        <table:table-row table:style-name="ro1">
          <table:table-cell office:value-type="string">
            <text:p>der Beitrag, -"e</text:p>
          </table:table-cell>
          <table:table-cell office:value-type="string">
            <text:p>contribución f,aportación f,cuota f,artículo m</text:p>
          </table:table-cell>
          <table:table-cell office:value-type="string">
            <text:p>NOUN</text:p>
          </table:table-cell>
          <table:table-cell office:value-type="string">
            <text:p>1. Die Krankenkasse hat die Beiträge erhöht. 2. Ich zahle den Mitgliedsbeitrag für den Sportverein alle drei Monate.</text:p>
          </table:table-cell>
        </table:table-row>
        <table:table-row table:style-name="ro1">
          <table:table-cell office:value-type="string">
            <text:p>der Bekannte, -n</text:p>
          </table:table-cell>
          <table:table-cell/>
          <table:table-cell office:value-type="string">
            <text:p>NOUN</text:p>
          </table:table-cell>
          <table:table-cell office:value-type="string">
            <text:p>1. In Hannover wohnen Bekannte von mir.2. Ein Bekannter von mir heißt Klaus.</text:p>
          </table:table-cell>
        </table:table-row>
        <table:table-row table:style-name="ro1">
          <table:table-cell office:value-type="string">
            <text:p>der Beleg, -e</text:p>
          </table:table-cell>
          <table:table-cell office:value-type="string">
            <text:p>recibo m,comprobante m,prueba f,testimonio m</text:p>
          </table:table-cell>
          <table:table-cell office:value-type="string">
            <text:p>NOUN</text:p>
          </table:table-cell>
          <table:table-cell office:value-type="string">
            <text:p>Brauchen Sie einen Beleg?</text:p>
          </table:table-cell>
        </table:table-row>
        <table:table-row table:style-name="ro1">
          <table:table-cell office:value-type="string">
            <text:p>das Benzin</text:p>
          </table:table-cell>
          <table:table-cell office:value-type="string">
            <text:p>gasolina f,nafta f CSur,bencina f</text:p>
          </table:table-cell>
          <table:table-cell office:value-type="string">
            <text:p>NOUN</text:p>
          </table:table-cell>
          <table:table-cell office:value-type="string">
            <text:p>1. Das Benzin soll wieder teurer werden. 2. Dieses Auto fährt mit Benzin.</text:p>
          </table:table-cell>
        </table:table-row>
        <table:table-row table:style-name="ro1">
          <table:table-cell office:value-type="string">
            <text:p>die Beratung</text:p>
          </table:table-cell>
          <table:table-cell office:value-type="string">
            <text:p>consejo m,asesoramiento m,discusión f,deliberación f</text:p>
          </table:table-cell>
          <table:table-cell office:value-type="string">
            <text:p>NOUN</text:p>
          </table:table-cell>
          <table:table-cell office:value-type="string">
            <text:p>Kommen Sie einfach am Mittwoch in die Beratung.</text:p>
          </table:table-cell>
        </table:table-row>
        <table:table-row table:style-name="ro1">
          <table:table-cell office:value-type="string">
            <text:p><text:s/>der Bereich, -e</text:p>
          </table:table-cell>
          <table:table-cell office:value-type="string">
            <text:p>zona f,área f,terreno m,sector m,competencia f</text:p>
          </table:table-cell>
          <table:table-cell office:value-type="string">
            <text:p>NOUN</text:p>
          </table:table-cell>
          <table:table-cell office:value-type="string">
            <text:p>1. In welchem Bereich möchten Sie arbeiten?2. Umfahren Sie den Baustellenbereich.</text:p>
          </table:table-cell>
        </table:table-row>
        <table:table-row table:style-name="ro1">
          <table:table-cell office:value-type="string">
            <text:p>der Berg, -e</text:p>
          </table:table-cell>
          <table:table-cell office:value-type="string">
            <text:p>monte m,montaña f,montón m</text:p>
          </table:table-cell>
          <table:table-cell office:value-type="string">
            <text:p>NOUN</text:p>
          </table:table-cell>
          <table:table-cell office:value-type="string">
            <text:p>1. Die Zugspitze ist der höchste Berg in Deutschland. 2. Wir fahren jeden Sonntag in die Berge. 3. Auf dem Berg haben wir ein Picknick gemacht.</text:p>
          </table:table-cell>
        </table:table-row>
        <table:table-row table:style-name="ro1">
          <table:table-cell office:value-type="string">
            <text:p>der Bericht, -e</text:p>
          </table:table-cell>
          <table:table-cell office:value-type="string">
            <text:p>informe m,reportaje m,parte m</text:p>
          </table:table-cell>
          <table:table-cell office:value-type="string">
            <text:p>NOUN</text:p>
          </table:table-cell>
          <table:table-cell office:value-type="string">
            <text:p>Ich habe gestern einen interessanten Bericht gelesen.</text:p>
          </table:table-cell>
        </table:table-row>
        <table:table-row table:style-name="ro1">
          <table:table-cell office:value-type="string">
            <text:p><text:s/>der Beruf, -e</text:p>
          </table:table-cell>
          <table:table-cell office:value-type="string">
            <text:p>profesión f</text:p>
          </table:table-cell>
          <table:table-cell office:value-type="string">
            <text:p>NOUN</text:p>
          </table:table-cell>
          <table:table-cell office:value-type="string">
            <text:p>Was sind Sie von Beruf?</text:p>
          </table:table-cell>
        </table:table-row>
        <table:table-row table:style-name="ro1">
          <table:table-cell office:value-type="string">
            <text:p>die Beschäftigung </text:p>
          </table:table-cell>
          <table:table-cell office:value-type="string">
            <text:p>ocupación f,actividad f,trabajo m,empleo m,dedicación f a</text:p>
          </table:table-cell>
          <table:table-cell office:value-type="string">
            <text:p>NOUN</text:p>
          </table:table-cell>
          <table:table-cell office:value-type="string">
            <text:p>Ich suche eine Halbtagsbeschäftigung, weil ich ein kleines Kind habe.</text:p>
          </table:table-cell>
        </table:table-row>
        <table:table-row table:style-name="ro1">
          <table:table-cell office:value-type="string">
            <text:p>der Bescheid, -e</text:p>
          </table:table-cell>
          <table:table-cell office:value-type="string">
            <text:p>información f,aviso m,respuesta f,contestación f</text:p>
          </table:table-cell>
          <table:table-cell office:value-type="string">
            <text:p>NOUN</text:p>
          </table:table-cell>
          <table:table-cell office:value-type="string">
            <text:p>Den endgültigen Bescheid erhalten Sie in etwa vier Wochen.</text:p>
          </table:table-cell>
        </table:table-row>
        <table:table-row table:style-name="ro1">
          <table:table-cell office:value-type="string">
            <text:p>die Bescheinigung, -en</text:p>
          </table:table-cell>
          <table:table-cell office:value-type="string">
            <text:p>certificación f,certificado m</text:p>
          </table:table-cell>
          <table:table-cell office:value-type="string">
            <text:p>NOUN</text:p>
          </table:table-cell>
          <table:table-cell office:value-type="string">
            <text:p>Für den Kurs bekommen Sie eine Teilnahmebescheinigung.</text:p>
          </table:table-cell>
        </table:table-row>
        <table:table-row table:style-name="ro1">
          <table:table-cell office:value-type="string">
            <text:p>die Beschreibung, -en</text:p>
          </table:table-cell>
          <table:table-cell office:value-type="string">
            <text:p>descripción f,instrucciones f pl de uso</text:p>
          </table:table-cell>
          <table:table-cell office:value-type="string">
            <text:p>NOUN</text:p>
          </table:table-cell>
          <table:table-cell office:value-type="string">
            <text:p>Eine Beschreibung des Geräts liegt bei. </text:p>
          </table:table-cell>
        </table:table-row>
        <table:table-row table:style-name="ro1">
          <table:table-cell office:value-type="string">
            <text:p>die Besprechung, -en</text:p>
          </table:table-cell>
          <table:table-cell office:value-type="string">
            <text:p>conferencia f,reunión f,entrevista f,reseña f,crítica f</text:p>
          </table:table-cell>
          <table:table-cell office:value-type="string">
            <text:p>NOUN</text:p>
          </table:table-cell>
          <table:table-cell office:value-type="string">
            <text:p>Tut mir leid, Herr Schmidt ist noch in einer Besprechung.</text:p>
          </table:table-cell>
        </table:table-row>
        <table:table-row table:style-name="ro1">
          <table:table-cell office:value-type="string">
            <text:p>die Besserung</text:p>
          </table:table-cell>
          <table:table-cell office:value-type="string">
            <text:p>mejora f,mejoría f,restablecimiento m</text:p>
          </table:table-cell>
          <table:table-cell office:value-type="string">
            <text:p>NOUN</text:p>
          </table:table-cell>
          <table:table-cell office:value-type="string">
            <text:p>Gute Besserung!</text:p>
          </table:table-cell>
        </table:table-row>
        <table:table-row table:style-name="ro1">
          <table:table-cell office:value-type="string">
            <text:p>die Bestätigung, -en</text:p>
          </table:table-cell>
          <table:table-cell office:value-type="string">
            <text:p>confirmación f,comprobación f,confirmación f escrita,certificado m,legalización f,(acuse m de) recibo m</text:p>
          </table:table-cell>
          <table:table-cell office:value-type="string">
            <text:p>NOUN</text:p>
          </table:table-cell>
          <table:table-cell office:value-type="string">
            <text:p>Ich brauche eine schriftliche Bestätigung für das Amt.</text:p>
          </table:table-cell>
        </table:table-row>
        <table:table-row table:style-name="ro1">
          <table:table-cell office:value-type="string">
            <text:p>der Besuch, -e</text:p>
          </table:table-cell>
          <table:table-cell office:value-type="string">
            <text:p>visita f,asistencia f</text:p>
          </table:table-cell>
          <table:table-cell office:value-type="string">
            <text:p>NOUN</text:p>
          </table:table-cell>
          <table:table-cell office:value-type="string">
            <text:p>1. Wir bekommen Besuch. 2. Ich mache einen Besuch im Krankenhaus. 3. Ich bin hier nur zu Besuch.</text:p>
          </table:table-cell>
        </table:table-row>
        <table:table-row table:style-name="ro1">
          <table:table-cell office:value-type="string">
            <text:p>der Betrag, -"e</text:p>
          </table:table-cell>
          <table:table-cell office:value-type="string">
            <text:p>suma f,importe m,total m</text:p>
          </table:table-cell>
          <table:table-cell office:value-type="string">
            <text:p>NOUN</text:p>
          </table:table-cell>
          <table:table-cell office:value-type="string">
            <text:p>Bitte überweisen Sie den Betrag auf unser Konto.</text:p>
          </table:table-cell>
        </table:table-row>
        <table:table-row table:style-name="ro1">
          <table:table-cell office:value-type="string">
            <text:p>die Betreuung</text:p>
          </table:table-cell>
          <table:table-cell office:value-type="string">
            <text:p>asistencia f,cuidado m,responsabilidad f,asesoría f,tutoría f,tramitación f,gestión f,asistente mf</text:p>
          </table:table-cell>
          <table:table-cell office:value-type="string">
            <text:p>NOUN</text:p>
          </table:table-cell>
          <table:table-cell office:value-type="string">
            <text:p>Für Mütter bieten wir Kurse mit Kinderbetreuung an.</text:p>
          </table:table-cell>
        </table:table-row>
        <table:table-row table:style-name="ro1">
          <table:table-cell office:value-type="string">
            <text:p>der Betrieb, -e</text:p>
          </table:table-cell>
          <table:table-cell office:value-type="string">
            <text:p>empresa f,taller m,personal m,marcha f,funcionamiento m,tumulto m,gentío m</text:p>
          </table:table-cell>
          <table:table-cell office:value-type="string">
            <text:p>NOUN</text:p>
          </table:table-cell>
          <table:table-cell office:value-type="string">
            <text:p>1. In diesem Betrieb arbeiten zehn Leute. 2. Kurz vor Weihnachten ist in den Kaufhäusern immer viel Betrieb. 3. Der Aufzug ist außer Betrieb.</text:p>
          </table:table-cell>
        </table:table-row>
        <table:table-row table:style-name="ro1">
          <table:table-cell office:value-type="string">
            <text:p>der Betriebsrat, -"e</text:p>
          </table:table-cell>
          <table:table-cell office:value-type="string">
            <text:p>comité m de empresa,consejo m de empresa,representante mf del comité de empresa</text:p>
          </table:table-cell>
          <table:table-cell office:value-type="string">
            <text:p>NOUN</text:p>
          </table:table-cell>
          <table:table-cell office:value-type="string">
            <text:p>Gibt es in Ihrer Firma einen Betriebsrat?</text:p>
          </table:table-cell>
        </table:table-row>
        <table:table-row table:style-name="ro1">
          <table:table-cell office:value-type="string">
            <text:p>das Bett, -en</text:p>
          </table:table-cell>
          <table:table-cell office:value-type="string">
            <text:p>cama f,lecho m elev,cauce m,lecho m,edredón m</text:p>
          </table:table-cell>
          <table:table-cell office:value-type="string">
            <text:p>NOUN</text:p>
          </table:table-cell>
          <table:table-cell office:value-type="string">
            <text:p>1. Frau Keller glaubt, dass ihr Mann sie betrügt. 2. Die Rechnung stimmt nicht. Der Kellner hat mich betrogen.</text:p>
          </table:table-cell>
        </table:table-row>
        <table:table-row table:style-name="ro1">
          <table:table-cell office:value-type="string">
            <text:p>die Bevölkerung</text:p>
          </table:table-cell>
          <table:table-cell office:value-type="string">
            <text:p>población f</text:p>
          </table:table-cell>
          <table:table-cell office:value-type="string">
            <text:p>NOUN</text:p>
          </table:table-cell>
          <table:table-cell office:value-type="string">
            <text:p>Wenn Sie betrunken Auto fahren, verlieren Sie Ihren Führerschein.</text:p>
          </table:table-cell>
        </table:table-row>
        <table:table-row table:style-name="ro1">
          <table:table-cell office:value-type="string">
            <text:p>die Bewegung, -en</text:p>
          </table:table-cell>
          <table:table-cell office:value-type="string">
            <text:p>movimiento m,emoción f</text:p>
          </table:table-cell>
          <table:table-cell office:value-type="string">
            <text:p>NOUN</text:p>
          </table:table-cell>
          <table:table-cell office:value-type="string">
            <text:p>1. Ich kann mich vor Schmerzen kaum noch bewegen.2. Ich kann meinen Finger nicht mehr bewegen.</text:p>
          </table:table-cell>
        </table:table-row>
        <table:table-row table:style-name="ro1">
          <table:table-cell office:value-type="string">
            <text:p>der Beweis, -e</text:p>
          </table:table-cell>
          <table:table-cell office:value-type="string">
            <text:p>prueba f,muestra f</text:p>
          </table:table-cell>
          <table:table-cell office:value-type="string">
            <text:p>NOUN</text:p>
          </table:table-cell>
          <table:table-cell office:value-type="string">
            <text:p>Wir können beweisen, dass Sie bei Rot über die Ampel gefahren sind.</text:p>
          </table:table-cell>
        </table:table-row>
        <table:table-row table:style-name="ro1">
          <table:table-cell office:value-type="string">
            <text:p>die Bewerbung, -en</text:p>
          </table:table-cell>
          <table:table-cell office:value-type="string">
            <text:p>solicitud f</text:p>
          </table:table-cell>
          <table:table-cell office:value-type="string">
            <text:p>NOUN</text:p>
          </table:table-cell>
          <table:table-cell office:value-type="string">
            <text:p>1. Ich habe mich um diese Stelle beworben.2. Peter will sich bei Siemens bewerben. 3. Ich habe mich als Kellner beworben.</text:p>
          </table:table-cell>
        </table:table-row>
        <table:table-row table:style-name="ro1">
          <table:table-cell office:value-type="string">
            <text:p>der Bewohner, -</text:p>
          </table:table-cell>
          <table:table-cell office:value-type="string">
            <text:p>habitante mf</text:p>
          </table:table-cell>
          <table:table-cell office:value-type="string">
            <text:p>NOUN</text:p>
          </table:table-cell>
          <table:table-cell office:value-type="string">
            <text:p>1. Wohin soll ich meine Bewerbung schicken?2. Hilfst du mir bei meiner Bewerbung?</text:p>
          </table:table-cell>
        </table:table-row>
        <table:table-row table:style-name="ro1">
          <table:table-cell office:value-type="string">
            <text:p>die Beziehung, -en</text:p>
          </table:table-cell>
          <table:table-cell office:value-type="string">
            <text:p>relación f,aspecto m,relación f entre,relación f amorosa</text:p>
          </table:table-cell>
          <table:table-cell office:value-type="string">
            <text:p>NOUN</text:p>
          </table:table-cell>
          <table:table-cell office:value-type="string">
            <text:p>Hast du die Rechnung schon bezahlt?</text:p>
          </table:table-cell>
        </table:table-row>
        <table:table-row table:style-name="ro1">
          <table:table-cell office:value-type="string">
            <text:p>die Bibliothek, -en </text:p>
          </table:table-cell>
          <table:table-cell office:value-type="string">
            <text:p>biblioteca f</text:p>
          </table:table-cell>
          <table:table-cell office:value-type="string">
            <text:p>NOUN</text:p>
          </table:table-cell>
          <table:table-cell office:value-type="string">
            <text:p>Wir haben gute Beziehungen zu unseren Nachbarn.</text:p>
          </table:table-cell>
        </table:table-row>
        <table:table-row table:style-name="ro1">
          <table:table-cell office:value-type="string">
            <text:p>das Bier</text:p>
          </table:table-cell>
          <table:table-cell office:value-type="string">
            <text:p>cerveza f</text:p>
          </table:table-cell>
          <table:table-cell office:value-type="string">
            <text:p>NOUN</text:p>
          </table:table-cell>
          <table:table-cell office:value-type="string">
            <text:p>Sie finden das Buch in der Bibliothek. Ein Bier, bitte!</text:p>
          </table:table-cell>
        </table:table-row>
        <table:table-row table:style-name="ro1">
          <table:table-cell office:value-type="string">
            <text:p>der Biergarten, -"</text:p>
          </table:table-cell>
          <table:table-cell office:value-type="string">
            <text:p>cervecería f al aire libre</text:p>
          </table:table-cell>
          <table:table-cell office:value-type="string">
            <text:p>NOUN</text:p>
          </table:table-cell>
          <table:table-cell office:value-type="string">
            <text:p>Im Sommer gehen wir sonntags gerne in einen Biergarten.</text:p>
          </table:table-cell>
        </table:table-row>
        <table:table-row table:style-name="ro1">
          <table:table-cell office:value-type="string">
            <text:p>das Bild, -er</text:p>
          </table:table-cell>
          <table:table-cell office:value-type="string">
            <text:p>cuadro m,pintura f,ilustración f,figura f,imagen f,foto f,idea f,aspecto m,metáfora f</text:p>
          </table:table-cell>
          <table:table-cell office:value-type="string">
            <text:p>NOUN</text:p>
          </table:table-cell>
          <table:table-cell office:value-type="string">
            <text:p>1. Hast du das Bild gemalt? 2. Ein Bild von meinen Kindern hängt über meinem Schreibtisch.</text:p>
          </table:table-cell>
        </table:table-row>
        <table:table-row table:style-name="ro1">
          <table:table-cell office:value-type="string">
            <text:p>der Bildschirm, -e</text:p>
          </table:table-cell>
          <table:table-cell office:value-type="string">
            <text:p>pantalla f,monitor m</text:p>
          </table:table-cell>
          <table:table-cell office:value-type="string">
            <text:p>NOUN</text:p>
          </table:table-cell>
          <table:table-cell office:value-type="string">
            <text:p>1. Ich brauche einen größeren Bildschirm für meinen Computer. 2. Wir haben einen Fernsehapparat mit einem sehr großen Bildschirm.</text:p>
          </table:table-cell>
        </table:table-row>
        <table:table-row table:style-name="ro1">
          <table:table-cell office:value-type="string">
            <text:p>die Birne, -n</text:p>
          </table:table-cell>
          <table:table-cell office:value-type="string">
            <text:p>pera f,bombilla f,coco m</text:p>
          </table:table-cell>
          <table:table-cell office:value-type="string">
            <text:p>NOUN</text:p>
          </table:table-cell>
          <table:table-cell office:value-type="string">
            <text:p>Magst du Birnen?</text:p>
          </table:table-cell>
        </table:table-row>
        <table:table-row table:style-name="ro1">
          <table:table-cell office:value-type="string">
            <text:p>die Bitte, -n </text:p>
          </table:table-cell>
          <table:table-cell office:value-type="string">
            <text:p>ruego m,solicitud f</text:p>
          </table:table-cell>
          <table:table-cell office:value-type="string">
            <text:p>NOUN</text:p>
          </table:table-cell>
          <table:table-cell office:value-type="string">
            <text:p>1. Eine Tasse Kaffee bitte! 2. Bitte schön! 3. Wie bitte? Was haben Sie gesagt? 4. Sprechen Sie bitte langsam.</text:p>
          </table:table-cell>
        </table:table-row>
        <table:table-row table:style-name="ro1">
          <table:table-cell office:value-type="string">
            <text:p>das Blatt, -"er</text:p>
          </table:table-cell>
          <table:table-cell office:value-type="string">
            <text:p>hoja f,página f,periódico m,revista f,carta f,pala f</text:p>
          </table:table-cell>
          <table:table-cell office:value-type="string">
            <text:p>NOUN</text:p>
          </table:table-cell>
          <table:table-cell office:value-type="string">
            <text:p>2. Haben Sie ein Blatt Papier für mich? Als wir abfuhren, war blauer Himmel.</text:p>
          </table:table-cell>
        </table:table-row>
        <table:table-row table:style-name="ro1">
          <table:table-cell office:value-type="string">
            <text:p>der Bleistift, -e </text:p>
          </table:table-cell>
          <table:table-cell office:value-type="string">
            <text:p>lápiz m</text:p>
          </table:table-cell>
          <table:table-cell office:value-type="string">
            <text:p>NOUN</text:p>
          </table:table-cell>
          <table:table-cell office:value-type="string">
            <text:p>Hast du einen Bleistift für mich?</text:p>
          </table:table-cell>
        </table:table-row>
        <table:table-row table:style-name="ro1">
          <table:table-cell office:value-type="string">
            <text:p>der Blick, -e</text:p>
          </table:table-cell>
          <table:table-cell office:value-type="string">
            <text:p>mirada f,vistazo m,ojeada f,vista f,panorama m</text:p>
          </table:table-cell>
          <table:table-cell office:value-type="string">
            <text:p>NOUN</text:p>
          </table:table-cell>
          <table:table-cell office:value-type="string">
            <text:p>Von hier hat man einen tollen Blick über die Stadt.</text:p>
          </table:table-cell>
        </table:table-row>
        <table:table-row table:style-name="ro1">
          <table:table-cell office:value-type="string">
            <text:p>der Blitz, -e</text:p>
          </table:table-cell>
          <table:table-cell office:value-type="string">
            <text:p>rayo m,relámpago m,flash m</text:p>
          </table:table-cell>
          <table:table-cell office:value-type="string">
            <text:p>NOUN</text:p>
          </table:table-cell>
          <table:table-cell office:value-type="string">
            <text:p>1. Was für ein Gewitter. Hast du den Blitz gesehen?2. Hast du das Foto mit Blitz gemacht?</text:p>
          </table:table-cell>
        </table:table-row>
        <table:table-row table:style-name="ro1">
          <table:table-cell office:value-type="string">
            <text:p>die Blume, -n</text:p>
          </table:table-cell>
          <table:table-cell office:value-type="string">
            <text:p>flor f,bouquet m,aroma m,espuma f</text:p>
          </table:table-cell>
          <table:table-cell office:value-type="string">
            <text:p>NOUN</text:p>
          </table:table-cell>
          <table:table-cell office:value-type="string">
            <text:p>Wir haben meiner Mutter zum Geburtstag Blumen geschenkt.</text:p>
          </table:table-cell>
        </table:table-row>
        <table:table-row table:style-name="ro1">
          <table:table-cell office:value-type="string">
            <text:p>die Bluse, -n</text:p>
          </table:table-cell>
          <table:table-cell office:value-type="string">
            <text:p>blusa f</text:p>
          </table:table-cell>
          <table:table-cell office:value-type="string">
            <text:p>NOUN</text:p>
          </table:table-cell>
          <table:table-cell office:value-type="string">
            <text:p>Ich hätte gerne eine weiße Bluse.</text:p>
          </table:table-cell>
        </table:table-row>
        <table:table-row table:style-name="ro1">
          <table:table-cell office:value-type="string">
            <text:p>das Blut</text:p>
          </table:table-cell>
          <table:table-cell office:value-type="string">
            <text:p>sangre f</text:p>
          </table:table-cell>
          <table:table-cell office:value-type="string">
            <text:p>NOUN</text:p>
          </table:table-cell>
          <table:table-cell office:value-type="string">
            <text:p>Der Verletzte hat viel Blut verloren.</text:p>
          </table:table-cell>
        </table:table-row>
        <table:table-row table:style-name="ro1">
          <table:table-cell office:value-type="string">
            <text:p>der Boden, -"</text:p>
          </table:table-cell>
          <table:table-cell office:value-type="string">
            <text:p>tierra f,terreno m,suelo m,fondo m,desván m,ático m,balda f,territorio m,base f,fundamento m</text:p>
          </table:table-cell>
          <table:table-cell office:value-type="string">
            <text:p>NOUN</text:p>
          </table:table-cell>
          <table:table-cell office:value-type="string">
            <text:p>1. Die Bücher lagen alle auf dem Boden. 2. Auf diesem Boden wächst Gemüse besonders gut.</text:p>
          </table:table-cell>
        </table:table-row>
        <table:table-row table:style-name="ro1">
          <table:table-cell office:value-type="string">
            <text:p>der Bogen, -"</text:p>
          </table:table-cell>
          <table:table-cell office:value-type="string">
            <text:p>curva f,arco m,hoja f,pliego m</text:p>
          </table:table-cell>
          <table:table-cell office:value-type="string">
            <text:p>NOUN</text:p>
          </table:table-cell>
          <table:table-cell office:value-type="string">
            <text:p>Ich hätte gern drei Bögen Geschenkpapier.</text:p>
          </table:table-cell>
        </table:table-row>
        <table:table-row table:style-name="ro1">
          <table:table-cell office:value-type="string">
            <text:p>die Bohne, -n </text:p>
          </table:table-cell>
          <table:table-cell office:value-type="string">
            <text:p>judía f,alubia f,poroto m AmS,grano m de café</text:p>
          </table:table-cell>
          <table:table-cell office:value-type="string">
            <text:p>NOUN</text:p>
          </table:table-cell>
          <table:table-cell office:value-type="string">
            <text:p>Ich esse gern Bohnen.</text:p>
          </table:table-cell>
        </table:table-row>
        <table:table-row table:style-name="ro1">
          <table:table-cell office:value-type="string">
            <text:p>das Bonbon, -s </text:p>
          </table:table-cell>
          <table:table-cell office:value-type="string">
            <text:p>caramelo m</text:p>
          </table:table-cell>
          <table:table-cell office:value-type="string">
            <text:p>NOUN</text:p>
          </table:table-cell>
          <table:table-cell office:value-type="string">
            <text:p>Unser Sohn isst sehr gerne Bonbons.</text:p>
          </table:table-cell>
        </table:table-row>
        <table:table-row table:style-name="ro1">
          <table:table-cell office:value-type="string">
            <text:p>das Boot, -e </text:p>
          </table:table-cell>
          <table:table-cell office:value-type="string">
            <text:p>barca f,chalupa f</text:p>
          </table:table-cell>
          <table:table-cell office:value-type="string">
            <text:p>NOUN</text:p>
          </table:table-cell>
          <table:table-cell office:value-type="string">
            <text:p>An diesem See kann man Boote mieten.</text:p>
          </table:table-cell>
        </table:table-row>
        <table:table-row table:style-name="ro1">
          <table:table-cell office:value-type="string">
            <text:p>die Botschaft, -en</text:p>
          </table:table-cell>
          <table:table-cell office:value-type="string">
            <text:p>mensaje m,noticia f,embajada f</text:p>
          </table:table-cell>
          <table:table-cell office:value-type="string">
            <text:p>NOUN</text:p>
          </table:table-cell>
          <table:table-cell office:value-type="string">
            <text:p>Das Visum habe ich von der Botschaft bekommen.</text:p>
          </table:table-cell>
        </table:table-row>
        <table:table-row table:style-name="ro1">
          <table:table-cell office:value-type="string">
            <text:p>der Braten, -</text:p>
          </table:table-cell>
          <table:table-cell office:value-type="string">
            <text:p>asado m</text:p>
          </table:table-cell>
          <table:table-cell office:value-type="string">
            <text:p>NOUN</text:p>
          </table:table-cell>
          <table:table-cell office:value-type="string">
            <text:p>Nehmen Sie noch etwas Soße zum Braten?</text:p>
          </table:table-cell>
        </table:table-row>
        <table:table-row table:style-name="ro1">
          <table:table-cell office:value-type="string">
            <text:p>die Breite, -n</text:p>
          </table:table-cell>
          <table:table-cell office:value-type="string">
            <text:p>ancho m,anchura f,extensión f,latitud f,tosquedad f,basteza f</text:p>
          </table:table-cell>
          <table:table-cell office:value-type="string">
            <text:p>NOUN</text:p>
          </table:table-cell>
          <table:table-cell office:value-type="string">
            <text:p>Welche Maße hat der Tisch? – Länge: 1 m, Breite: 80 cm, Höhe: 1,20 m.</text:p>
          </table:table-cell>
        </table:table-row>
        <table:table-row table:style-name="ro1">
          <table:table-cell office:value-type="string">
            <text:p>die Bremse, -n</text:p>
          </table:table-cell>
          <table:table-cell office:value-type="string">
            <text:p>freno m,tábano m</text:p>
          </table:table-cell>
          <table:table-cell office:value-type="string">
            <text:p>NOUN</text:p>
          </table:table-cell>
          <table:table-cell office:value-type="string">
            <text:p>Du musst unbedingt die Bremsen kontrollieren lassen.</text:p>
          </table:table-cell>
        </table:table-row>
        <table:table-row table:style-name="ro1">
          <table:table-cell office:value-type="string">
            <text:p>der Brief, -e </text:p>
          </table:table-cell>
          <table:table-cell office:value-type="string">
            <text:p>carta f,mensaje m</text:p>
          </table:table-cell>
          <table:table-cell office:value-type="string">
            <text:p>NOUN</text:p>
          </table:table-cell>
          <table:table-cell office:value-type="string">
            <text:p>Ich schreibe nicht gern Briefe.</text:p>
          </table:table-cell>
        </table:table-row>
        <table:table-row table:style-name="ro1">
          <table:table-cell office:value-type="string">
            <text:p>der Briefkasten, "-</text:p>
          </table:table-cell>
          <table:table-cell office:value-type="string">
            <text:p>buzón m (de correo)</text:p>
          </table:table-cell>
          <table:table-cell office:value-type="string">
            <text:p>NOUN</text:p>
          </table:table-cell>
          <table:table-cell office:value-type="string">
            <text:p>1. Ist hier in der Nähe ein Briefkasten? 2. Hol bitte mal die Zeitung aus dem Briefkasten.</text:p>
          </table:table-cell>
        </table:table-row>
        <table:table-row table:style-name="ro1">
          <table:table-cell office:value-type="string">
            <text:p>die Briefmarke, -n</text:p>
          </table:table-cell>
          <table:table-cell office:value-type="string">
            <text:p>sello m</text:p>
          </table:table-cell>
          <table:table-cell office:value-type="string">
            <text:p>NOUN</text:p>
          </table:table-cell>
          <table:table-cell office:value-type="string">
            <text:p>Briefmarken bekommen Sie am Schalter 7.</text:p>
          </table:table-cell>
        </table:table-row>
        <table:table-row table:style-name="ro1">
          <table:table-cell office:value-type="string">
            <text:p>der Briefträger, - </text:p>
          </table:table-cell>
          <table:table-cell office:value-type="string">
            <text:p>cartero(-a) m (f)</text:p>
          </table:table-cell>
          <table:table-cell office:value-type="string">
            <text:p>NOUN</text:p>
          </table:table-cell>
          <table:table-cell office:value-type="string">
            <text:p>War der Briefträger schon da? </text:p>
          </table:table-cell>
        </table:table-row>
        <table:table-row table:style-name="ro1">
          <table:table-cell office:value-type="string">
            <text:p>der Briefumschlag, -"e</text:p>
          </table:table-cell>
          <table:table-cell office:value-type="string">
            <text:p>sobre m,cierro m Chil</text:p>
          </table:table-cell>
          <table:table-cell office:value-type="string">
            <text:p>NOUN</text:p>
          </table:table-cell>
          <table:table-cell office:value-type="string">
            <text:p>Ich hätte gern 50 Briefumschläge.</text:p>
          </table:table-cell>
        </table:table-row>
        <table:table-row table:style-name="ro1">
          <table:table-cell office:value-type="string">
            <text:p>die Brille, -n</text:p>
          </table:table-cell>
          <table:table-cell office:value-type="string">
            <text:p>gafas f pl,anteojo m,(tabla f del) asiento m del inodoro</text:p>
          </table:table-cell>
          <table:table-cell office:value-type="string">
            <text:p>NOUN</text:p>
          </table:table-cell>
          <table:table-cell office:value-type="string">
            <text:p><text:s/>Ich brauche eine neue Brille.</text:p>
          </table:table-cell>
        </table:table-row>
        <table:table-row table:style-name="ro1">
          <table:table-cell office:value-type="string">
            <text:p>die Broschüre, -n </text:p>
          </table:table-cell>
          <table:table-cell office:value-type="string">
            <text:p>folleto m</text:p>
          </table:table-cell>
          <table:table-cell office:value-type="string">
            <text:p>NOUN</text:p>
          </table:table-cell>
          <table:table-cell office:value-type="string">
            <text:p>In der Broschüre finden Sie die neuesten Informationen.</text:p>
          </table:table-cell>
        </table:table-row>
        <table:table-row table:style-name="ro1">
          <table:table-cell office:value-type="string">
            <text:p>das Brot, -e</text:p>
          </table:table-cell>
          <table:table-cell office:value-type="string">
            <text:p>pan m</text:p>
          </table:table-cell>
          <table:table-cell office:value-type="string">
            <text:p>NOUN</text:p>
          </table:table-cell>
          <table:table-cell office:value-type="string">
            <text:p>1. Brot kaufe ich immer beim Bäcker, nicht im Supermarkt. 2. Was möchtest du aufs Brot haben? 3. Nimm noch ein paar belegte Brote für die Fahrt mit.</text:p>
          </table:table-cell>
        </table:table-row>
        <table:table-row table:style-name="ro1">
          <table:table-cell office:value-type="string">
            <text:p>das Brötchen, - </text:p>
          </table:table-cell>
          <table:table-cell office:value-type="string">
            <text:p>panecillo m</text:p>
          </table:table-cell>
          <table:table-cell office:value-type="string">
            <text:p>NOUN</text:p>
          </table:table-cell>
          <table:table-cell office:value-type="string">
            <text:p>Ich hole nur schnell ein paar Brötchen zum Frühstück.</text:p>
          </table:table-cell>
        </table:table-row>
        <table:table-row table:style-name="ro1">
          <table:table-cell office:value-type="string">
            <text:p>die Brücke, -n</text:p>
          </table:table-cell>
          <table:table-cell office:value-type="string">
            <text:p>puente m,alfombra f corta</text:p>
          </table:table-cell>
          <table:table-cell office:value-type="string">
            <text:p>NOUN</text:p>
          </table:table-cell>
          <table:table-cell office:value-type="string">
            <text:p>Fahren Sie über die nächste Brücke und dann rechts.</text:p>
          </table:table-cell>
        </table:table-row>
        <table:table-row table:style-name="ro1">
          <table:table-cell office:value-type="string">
            <text:p>der Bruder, -"</text:p>
          </table:table-cell>
          <table:table-cell office:value-type="string">
            <text:p>hermano m,fraile m,fray m,tipo m,tío m</text:p>
          </table:table-cell>
          <table:table-cell office:value-type="string">
            <text:p>NOUN</text:p>
          </table:table-cell>
          <table:table-cell office:value-type="string">
            <text:p>Mein jüngster Bruder geht noch zur Schule.</text:p>
          </table:table-cell>
        </table:table-row>
        <table:table-row table:style-name="ro1">
          <table:table-cell office:value-type="string">
            <text:p>die Brust </text:p>
          </table:table-cell>
          <table:table-cell office:value-type="string">
            <text:p>pecho m,seno m,casco m Peru,pechuga f</text:p>
          </table:table-cell>
          <table:table-cell office:value-type="string">
            <text:p>NOUN</text:p>
          </table:table-cell>
          <table:table-cell office:value-type="string">
            <text:p>Ich habe Schmerzen in der Brust.</text:p>
          </table:table-cell>
        </table:table-row>
        <table:table-row table:style-name="ro1">
          <table:table-cell office:value-type="string">
            <text:p>das Buch, -"er</text:p>
          </table:table-cell>
          <table:table-cell office:value-type="string">
            <text:p>libro m,obra f,guión m,libro(s) m (pl)</text:p>
          </table:table-cell>
          <table:table-cell office:value-type="string">
            <text:p>NOUN</text:p>
          </table:table-cell>
          <table:table-cell office:value-type="string">
            <text:p>Haben Sie ein Buch über die Geschichte von Berlin?</text:p>
          </table:table-cell>
        </table:table-row>
        <table:table-row table:style-name="ro1">
          <table:table-cell office:value-type="string">
            <text:p>die Buchhandlung, -en </text:p>
          </table:table-cell>
          <table:table-cell office:value-type="string">
            <text:p>librería f</text:p>
          </table:table-cell>
          <table:table-cell office:value-type="string">
            <text:p>NOUN</text:p>
          </table:table-cell>
          <table:table-cell office:value-type="string">
            <text:p>In der Buchhandlung in der Stadt haben sie das Buch sicher.</text:p>
          </table:table-cell>
        </table:table-row>
        <table:table-row table:style-name="ro1">
          <table:table-cell office:value-type="string">
            <text:p>die Bücherei, -en</text:p>
          </table:table-cell>
          <table:table-cell office:value-type="string">
            <text:p>biblioteca f</text:p>
          </table:table-cell>
          <table:table-cell office:value-type="string">
            <text:p>NOUN</text:p>
          </table:table-cell>
          <table:table-cell office:value-type="string">
            <text:p>Die Stadtbücherei hat bereits geschlossen.</text:p>
          </table:table-cell>
        </table:table-row>
        <table:table-row table:style-name="ro1">
          <table:table-cell office:value-type="string">
            <text:p>der Buchstabe, -n</text:p>
          </table:table-cell>
          <table:table-cell office:value-type="string">
            <text:p>letra f,carácter m</text:p>
          </table:table-cell>
          <table:table-cell office:value-type="string">
            <text:p>NOUN</text:p>
          </table:table-cell>
          <table:table-cell office:value-type="string">
            <text:p>1. Gibt es diesen Buchstaben auch in deiner Muttersprache? 2. Mein Name ist Kardaz. – Buchstabe K ist in Zimmer 3.</text:p>
          </table:table-cell>
        </table:table-row>
        <table:table-row table:style-name="ro1">
          <table:table-cell office:value-type="string">
            <text:p>der Bürger, -</text:p>
          </table:table-cell>
          <table:table-cell office:value-type="string">
            <text:p>ciudadano(-a) m (f),habitante mf,vecino(-a) m (f),burgués(-esa) m (f)</text:p>
          </table:table-cell>
          <table:table-cell office:value-type="string">
            <text:p>NOUN</text:p>
          </table:table-cell>
          <table:table-cell office:value-type="string">
            <text:p>Wenn Sie deutscher Staatsbürger sind, dürfen Sie wählen.</text:p>
          </table:table-cell>
        </table:table-row>
        <table:table-row table:style-name="ro1">
          <table:table-cell office:value-type="string">
            <text:p>das Bürgerbüro, -s</text:p>
          </table:table-cell>
          <table:table-cell/>
          <table:table-cell office:value-type="string">
            <text:p>NOUN</text:p>
          </table:table-cell>
          <table:table-cell office:value-type="string">
            <text:p>Wenn Sie Fragen zur Wahl haben, können Sie ins Bürgerbüro gehen.</text:p>
          </table:table-cell>
        </table:table-row>
        <table:table-row table:style-name="ro1">
          <table:table-cell office:value-type="string">
            <text:p>der Bürgersteig, -e </text:p>
          </table:table-cell>
          <table:table-cell office:value-type="string">
            <text:p>acera f</text:p>
          </table:table-cell>
          <table:table-cell office:value-type="string">
            <text:p>NOUN</text:p>
          </table:table-cell>
          <table:table-cell office:value-type="string">
            <text:p>Hier ist Parken auf dem Bürgersteig erlaubt.</text:p>
          </table:table-cell>
        </table:table-row>
        <table:table-row table:style-name="ro1">
          <table:table-cell office:value-type="string">
            <text:p>das Büro, -s</text:p>
          </table:table-cell>
          <table:table-cell office:value-type="string">
            <text:p>oficina f,despacho m,archivo m Col</text:p>
          </table:table-cell>
          <table:table-cell office:value-type="string">
            <text:p>NOUN</text:p>
          </table:table-cell>
          <table:table-cell office:value-type="string">
            <text:p>1. Unser Büro bleibt samstags geschlossen. 2. Ich möchte in einem Büro arbeiten.</text:p>
          </table:table-cell>
        </table:table-row>
        <table:table-row table:style-name="ro1">
          <table:table-cell office:value-type="string">
            <text:p>die Bürste, -n</text:p>
          </table:table-cell>
          <table:table-cell office:value-type="string">
            <text:p>cepillo m</text:p>
          </table:table-cell>
          <table:table-cell office:value-type="string">
            <text:p>NOUN</text:p>
          </table:table-cell>
          <table:table-cell office:value-type="string">
            <text:p>1. Hast du eine Bürste? Meine Schuhe sind so schmutzig. 2. Ich brauche eine Bürste für meine Haare.</text:p>
          </table:table-cell>
        </table:table-row>
        <table:table-row table:style-name="ro1">
          <table:table-cell office:value-type="string">
            <text:p>die Zahnbürste, -n </text:p>
          </table:table-cell>
          <table:table-cell office:value-type="string">
            <text:p>cepillo m de dientes</text:p>
          </table:table-cell>
          <table:table-cell office:value-type="string">
            <text:p>NOUN</text:p>
          </table:table-cell>
          <table:table-cell office:value-type="string">
            <text:p>Ich brauche eine neue Zahnbürste.</text:p>
          </table:table-cell>
        </table:table-row>
        <table:table-row table:style-name="ro1">
          <table:table-cell office:value-type="string">
            <text:p>der Bus, -se</text:p>
          </table:table-cell>
          <table:table-cell office:value-type="string">
            <text:p>autobús m,bus m,camión m Mex,guagua f Cuba, PRico,conductor m común</text:p>
          </table:table-cell>
          <table:table-cell office:value-type="string">
            <text:p>NOUN</text:p>
          </table:table-cell>
          <table:table-cell office:value-type="string">
            <text:p>1. Wann kommt der nächste Bus? 2. Ich fahre meistens mit dem Bus.</text:p>
          </table:table-cell>
        </table:table-row>
        <table:table-row table:style-name="ro1">
          <table:table-cell office:value-type="string">
            <text:p>die Butter</text:p>
          </table:table-cell>
          <table:table-cell office:value-type="string">
            <text:p>mantequilla f</text:p>
          </table:table-cell>
          <table:table-cell office:value-type="string">
            <text:p>NOUN</text:p>
          </table:table-cell>
          <table:table-cell office:value-type="string">
            <text:p>Ich möchte nur Butter aufs Brot.</text:p>
          </table:table-cell>
        </table:table-row>
        <table:table-row table:style-name="ro1">
          <table:table-cell office:value-type="string">
            <text:p>das Café, -s </text:p>
          </table:table-cell>
          <table:table-cell/>
          <table:table-cell office:value-type="string">
            <text:p>NOUN</text:p>
          </table:table-cell>
          <table:table-cell office:value-type="string">
            <text:p>Hier in der Nähe ist ein Café. Lass uns einen Kaffee trinken.</text:p>
          </table:table-cell>
        </table:table-row>
        <table:table-row table:style-name="ro1">
          <table:table-cell office:value-type="string">
            <text:p>das Camping </text:p>
          </table:table-cell>
          <table:table-cell office:value-type="string">
            <text:p>camping m</text:p>
          </table:table-cell>
          <table:table-cell office:value-type="string">
            <text:p>NOUN</text:p>
          </table:table-cell>
          <table:table-cell office:value-type="string">
            <text:p>Wir machen gern Camping-Urlaub, weil das nicht so teuer ist.</text:p>
          </table:table-cell>
        </table:table-row>
        <table:table-row table:style-name="ro1">
          <table:table-cell office:value-type="string">
            <text:p>die CD, -s</text:p>
          </table:table-cell>
          <table:table-cell office:value-type="string">
            <text:p>CD m,CD f,CD nt,Demokratische Zentrumspartei f,SC m,SV m</text:p>
          </table:table-cell>
          <table:table-cell office:value-type="string">
            <text:p>NOUN</text:p>
          </table:table-cell>
          <table:table-cell office:value-type="string">
            <text:p>Ich habe mir eine neue CD gekauft. Wie findest du die Musik?</text:p>
          </table:table-cell>
        </table:table-row>
        <table:table-row table:style-name="ro1">
          <table:table-cell office:value-type="string">
            <text:p>die CD-ROM, -s </text:p>
          </table:table-cell>
          <table:table-cell office:value-type="string">
            <text:p>CD-ROM m,cederrón m,CD-ROM f</text:p>
          </table:table-cell>
          <table:table-cell office:value-type="string">
            <text:p>NOUN</text:p>
          </table:table-cell>
          <table:table-cell office:value-type="string">
            <text:p>Mein Computer hat ein CD-ROM- Laufwerk.</text:p>
          </table:table-cell>
        </table:table-row>
        <table:table-row table:style-name="ro1">
          <table:table-cell office:value-type="string">
            <text:p>die Chance, -n</text:p>
          </table:table-cell>
          <table:table-cell office:value-type="string">
            <text:p>oportunidad f de,ocasión f de,perspectiva f de,posibilidad f de</text:p>
          </table:table-cell>
          <table:table-cell office:value-type="string">
            <text:p>NOUN</text:p>
          </table:table-cell>
          <table:table-cell office:value-type="string">
            <text:p>Mein Mann hat gute Chancen, die Stelle zu bekommen.</text:p>
          </table:table-cell>
        </table:table-row>
        <table:table-row table:style-name="ro1">
          <table:table-cell office:value-type="string">
            <text:p>der Chef, -s</text:p>
          </table:table-cell>
          <table:table-cell office:value-type="string">
            <text:p>jefe(-a) m (f),patrón(-ona) m (f)</text:p>
          </table:table-cell>
          <table:table-cell office:value-type="string">
            <text:p>NOUN</text:p>
          </table:table-cell>
          <table:table-cell office:value-type="string">
            <text:p>Das kann ich nicht allein entscheiden, da muss ich erst den Chef fragen.</text:p>
          </table:table-cell>
        </table:table-row>
        <table:table-row table:style-name="ro1">
          <table:table-cell office:value-type="string">
            <text:p>die Chemie</text:p>
          </table:table-cell>
          <table:table-cell office:value-type="string">
            <text:p>química f</text:p>
          </table:table-cell>
          <table:table-cell office:value-type="string">
            <text:p>NOUN</text:p>
          </table:table-cell>
          <table:table-cell office:value-type="string">
            <text:p>Mein Sohn ist gut in Chemie.</text:p>
          </table:table-cell>
        </table:table-row>
        <table:table-row table:style-name="ro1">
          <table:table-cell office:value-type="string">
            <text:p>der Club, -s</text:p>
          </table:table-cell>
          <table:table-cell office:value-type="string">
            <text:p>club m</text:p>
          </table:table-cell>
          <table:table-cell office:value-type="string">
            <text:p>NOUN</text:p>
          </table:table-cell>
          <table:table-cell office:value-type="string">
            <text:p>Willst du Mitglied in unserem Club werden?</text:p>
          </table:table-cell>
        </table:table-row>
        <table:table-row table:style-name="ro1">
          <table:table-cell office:value-type="string">
            <text:p>die Cola </text:p>
          </table:table-cell>
          <table:table-cell office:value-type="string">
            <text:p>(refresco m de) cola f</text:p>
          </table:table-cell>
          <table:table-cell office:value-type="string">
            <text:p>NOUN</text:p>
          </table:table-cell>
          <table:table-cell office:value-type="string">
            <text:p>Bitte, zwei Cola und ein Mineralwasser.</text:p>
          </table:table-cell>
        </table:table-row>
        <table:table-row table:style-name="ro1">
          <table:table-cell office:value-type="string">
            <text:p>die Couch, -s</text:p>
          </table:table-cell>
          <table:table-cell office:value-type="string">
            <text:p>diván m,sofá-cama m</text:p>
          </table:table-cell>
          <table:table-cell office:value-type="string">
            <text:p>NOUN</text:p>
          </table:table-cell>
          <table:table-cell office:value-type="string">
            <text:p>Wir haben uns eine Couch und neue Sessel gekauft.</text:p>
          </table:table-cell>
        </table:table-row>
        <table:table-row table:style-name="ro1">
          <table:table-cell office:value-type="string">
            <text:p>der Cousin, -s / die Cousine, -n</text:p>
          </table:table-cell>
          <table:table-cell office:value-type="string">
            <text:p>primo(-a) m (f)</text:p>
          </table:table-cell>
          <table:table-cell office:value-type="string">
            <text:p>NOUN</text:p>
          </table:table-cell>
          <table:table-cell office:value-type="string">
            <text:p>Meine Cousine wohnt jetzt in Brasilien.</text:p>
          </table:table-cell>
        </table:table-row>
        <table:table-row table:style-name="ro1">
          <table:table-cell office:value-type="string">
            <text:p>der Computer, -</text:p>
          </table:table-cell>
          <table:table-cell office:value-type="string">
            <text:p>ordenador m,computador m</text:p>
          </table:table-cell>
          <table:table-cell office:value-type="string">
            <text:p>NOUN</text:p>
          </table:table-cell>
          <table:table-cell office:value-type="string">
            <text:p>Beschäftigst du dich viel mit dem Computer?</text:p>
          </table:table-cell>
        </table:table-row>
        <table:table-row table:style-name="ro1">
          <table:table-cell office:value-type="string">
            <text:p>die Creme, -s</text:p>
          </table:table-cell>
          <table:table-cell office:value-type="string">
            <text:p>crema f</text:p>
          </table:table-cell>
          <table:table-cell office:value-type="string">
            <text:p>NOUN</text:p>
          </table:table-cell>
          <table:table-cell office:value-type="string">
            <text:p>Ich hätte gern eine Creme für die Hände.</text:p>
          </table:table-cell>
        </table:table-row>
        <table:table-row table:style-name="ro1">
          <table:table-cell office:value-type="string">
            <text:p>das Dach, -"er </text:p>
          </table:table-cell>
          <table:table-cell office:value-type="string">
            <text:p>techo m,tejado m,alero m,tejado m de protección,cubierta f</text:p>
          </table:table-cell>
          <table:table-cell office:value-type="string">
            <text:p>NOUN</text:p>
          </table:table-cell>
          <table:table-cell office:value-type="string">
            <text:p>1. Wir müssen das Dach reparieren lassen. 2. Wir wohnen direkt unter dem Dach.</text:p>
          </table:table-cell>
        </table:table-row>
        <table:table-row table:style-name="ro1">
          <table:table-cell office:value-type="string">
            <text:p>die Dame, -n</text:p>
          </table:table-cell>
          <table:table-cell office:value-type="string">
            <text:p>juego m de damas,señora f,dama f</text:p>
          </table:table-cell>
          <table:table-cell office:value-type="string">
            <text:p>NOUN</text:p>
          </table:table-cell>
          <table:table-cell office:value-type="string">
            <text:p>1. Frau Weber ist eine nette alte Dame. 2. Meine Damen und Herren! 3. Sehr geehrte Damen und Herren.</text:p>
          </table:table-cell>
        </table:table-row>
        <table:table-row table:style-name="ro1">
          <table:table-cell office:value-type="string">
            <text:p>der Dank</text:p>
          </table:table-cell>
          <table:table-cell office:value-type="string">
            <text:p>gracias f pl</text:p>
          </table:table-cell>
          <table:table-cell office:value-type="string">
            <text:p>NOUN</text:p>
          </table:table-cell>
          <table:table-cell office:value-type="string">
            <text:p>1. Vielen Dank für Ihre Mühe. 2. Hier ist Ihr Kaffee. – Vielen Dank! 3. Herzlichen Dank! 4. Gott sei Dank hat es nicht geregnet.</text:p>
          </table:table-cell>
        </table:table-row>
        <table:table-row table:style-name="ro1">
          <table:table-cell office:value-type="string">
            <text:p>die Datei, -en </text:p>
          </table:table-cell>
          <table:table-cell office:value-type="string">
            <text:p>fichero m,archivo m</text:p>
          </table:table-cell>
          <table:table-cell office:value-type="string">
            <text:p>NOUN</text:p>
          </table:table-cell>
          <table:table-cell office:value-type="string">
            <text:p>Wo hast du die Datei gespeichert?</text:p>
          </table:table-cell>
        </table:table-row>
        <table:table-row table:style-name="ro1">
          <table:table-cell office:value-type="string">
            <text:p>das Datum, Daten</text:p>
          </table:table-cell>
          <table:table-cell office:value-type="string">
            <text:p>fecha f</text:p>
          </table:table-cell>
          <table:table-cell office:value-type="string">
            <text:p>NOUN</text:p>
          </table:table-cell>
          <table:table-cell office:value-type="string">
            <text:p>1. Welches Datum haben wir heute? 2. Bitte Datum und Unterschrift nicht vergessen. 3. Wie ist Ihr Geburtsdatum? 4. Wir haben alle Ihre Daten im Computer.</text:p>
          </table:table-cell>
        </table:table-row>
        <table:table-row table:style-name="ro1">
          <table:table-cell office:value-type="string">
            <text:p>die Decke, -n</text:p>
          </table:table-cell>
          <table:table-cell office:value-type="string">
            <text:p>frazada f (de lana),manta f (de lana),manta f,cobertor m,colcha f,sobrecama f,manta f (para caballerías),mantel m,techo m,pavimento m (de asfalto),cubierta f</text:p>
          </table:table-cell>
          <table:table-cell office:value-type="string">
            <text:p>NOUN</text:p>
          </table:table-cell>
          <table:table-cell office:value-type="string">
            <text:p>1. Im Wohnzimmer haben wir keine Lampe an der Decke. 2. Kann ich noch eine Decke bekommen? Mir ist kalt.</text:p>
          </table:table-cell>
        </table:table-row>
        <table:table-row table:style-name="ro1">
          <table:table-cell office:value-type="string">
            <text:p>die Demokratie, -n</text:p>
          </table:table-cell>
          <table:table-cell office:value-type="string">
            <text:p>democracia f</text:p>
          </table:table-cell>
          <table:table-cell office:value-type="string">
            <text:p>NOUN</text:p>
          </table:table-cell>
          <table:table-cell office:value-type="string">
            <text:p>Wir leben in einer Demokratie.</text:p>
          </table:table-cell>
        </table:table-row>
        <table:table-row table:style-name="ro1">
          <table:table-cell office:value-type="string">
            <text:p>die Diät</text:p>
          </table:table-cell>
          <table:table-cell office:value-type="string">
            <text:p>dieta f,régimen m,dietas f pl</text:p>
          </table:table-cell>
          <table:table-cell office:value-type="string">
            <text:p>NOUN</text:p>
          </table:table-cell>
          <table:table-cell office:value-type="string">
            <text:p>Ich möchte abnehmen. Deshalb mache ich eine Diät.</text:p>
          </table:table-cell>
        </table:table-row>
        <table:table-row table:style-name="ro1">
          <table:table-cell office:value-type="string">
            <text:p>der Dieb, -e </text:p>
          </table:table-cell>
          <table:table-cell office:value-type="string">
            <text:p>ladrón(-ona) m (f),malabrista mf Chil,chorro(-a) m (f) CSur: fam</text:p>
          </table:table-cell>
          <table:table-cell office:value-type="string">
            <text:p>NOUN</text:p>
          </table:table-cell>
          <table:table-cell office:value-type="string">
            <text:p>Ein Dieb hat mir auf dem Markt den Geldbeutel gestohlen.</text:p>
          </table:table-cell>
        </table:table-row>
        <table:table-row table:style-name="ro1">
          <table:table-cell office:value-type="string">
            <text:p>der Dienst</text:p>
          </table:table-cell>
          <table:table-cell office:value-type="string">
            <text:p>servicio m,función f,oficio m,turno m,retirado m</text:p>
          </table:table-cell>
          <table:table-cell office:value-type="string">
            <text:p>NOUN</text:p>
          </table:table-cell>
          <table:table-cell office:value-type="string">
            <text:p>1. Als Krankenschwester habe ich oft Frühdienst. 2. Morgen habe ich Dienst. Deshalb kann ich nicht kommen.</text:p>
          </table:table-cell>
        </table:table-row>
        <table:table-row table:style-name="ro1">
          <table:table-cell office:value-type="string">
            <text:p>der Diesel</text:p>
          </table:table-cell>
          <table:table-cell office:value-type="string">
            <text:p>diesel m,Diesel m</text:p>
          </table:table-cell>
          <table:table-cell office:value-type="string">
            <text:p>NOUN</text:p>
          </table:table-cell>
          <table:table-cell office:value-type="string">
            <text:p>Diesel ist jetzt fast so teuer wie Benzin.</text:p>
          </table:table-cell>
        </table:table-row>
        <table:table-row table:style-name="ro1">
          <table:table-cell office:value-type="string">
            <text:p>das Ding, -e </text:p>
          </table:table-cell>
          <table:table-cell office:value-type="string">
            <text:p>objeto m,cosa f,asunto m,chisme m</text:p>
          </table:table-cell>
          <table:table-cell office:value-type="string">
            <text:p>NOUN</text:p>
          </table:table-cell>
          <table:table-cell office:value-type="string">
            <text:p>Gib mir bitte mal das Ding da drüben.</text:p>
          </table:table-cell>
        </table:table-row>
        <table:table-row table:style-name="ro1">
          <table:table-cell office:value-type="string">
            <text:p>der Direktor, -en</text:p>
          </table:table-cell>
          <table:table-cell office:value-type="string">
            <text:p>director(a) m (f)</text:p>
          </table:table-cell>
          <table:table-cell office:value-type="string">
            <text:p>NOUN</text:p>
          </table:table-cell>
          <table:table-cell office:value-type="string">
            <text:p>Ich möchte gern mit dem Direktor sprechen.</text:p>
          </table:table-cell>
        </table:table-row>
        <table:table-row table:style-name="ro1">
          <table:table-cell office:value-type="string">
            <text:p>die Diskothek, -en/ die Disko, -s</text:p>
          </table:table-cell>
          <table:table-cell office:value-type="string">
            <text:p>discoteca f</text:p>
          </table:table-cell>
          <table:table-cell office:value-type="string">
            <text:p>NOUN</text:p>
          </table:table-cell>
          <table:table-cell office:value-type="string">
            <text:p>Wir gehen heute Abend in die Disko.</text:p>
          </table:table-cell>
        </table:table-row>
        <table:table-row table:style-name="ro1">
          <table:table-cell office:value-type="string">
            <text:p>die Diskussion, -en</text:p>
          </table:table-cell>
          <table:table-cell office:value-type="string">
            <text:p>discusión f,debate m</text:p>
          </table:table-cell>
          <table:table-cell office:value-type="string">
            <text:p>NOUN</text:p>
          </table:table-cell>
          <table:table-cell office:value-type="string">
            <text:p>Es gab eine lange Diskussion, ob wir überstunden machen sollen oder nicht.</text:p>
          </table:table-cell>
        </table:table-row>
        <table:table-row table:style-name="ro1">
          <table:table-cell office:value-type="string">
            <text:p>der Doktor</text:p>
          </table:table-cell>
          <table:table-cell office:value-type="string">
            <text:p>doctor(a) m (f),médico(-a) m (f)</text:p>
          </table:table-cell>
          <table:table-cell office:value-type="string">
            <text:p>NOUN</text:p>
          </table:table-cell>
          <table:table-cell office:value-type="string">
            <text:p>1. Ist Herr Dr. Müller da? 2. Sie können schon Platz nehmen, der Doktor kommt gleich. 3. Meine Tochter ist krank. Wir gehen zum Doktor.</text:p>
          </table:table-cell>
        </table:table-row>
        <table:table-row table:style-name="ro3">
          <table:table-cell office:value-type="string">
            <text:p>Doppel-</text:p>
          </table:table-cell>
          <table:table-cell/>
          <table:table-cell office:value-type="string">
            <text:p>NOUN</text:p>
          </table:table-cell>
          <table:table-cell office:value-type="string">
            <text:p>1. Wir hätten gern ein Doppelbett. 2. Wollen Sie ein Doppelzimmer oder</text:p>
            <text:p>ein Einzelzimmer?</text:p>
          </table:table-cell>
        </table:table-row>
        <table:table-row table:style-name="ro1">
          <table:table-cell office:value-type="string">
            <text:p>das Dorf, -"er</text:p>
          </table:table-cell>
          <table:table-cell office:value-type="string">
            <text:p>pueblo m,aldea f</text:p>
          </table:table-cell>
          <table:table-cell office:value-type="string">
            <text:p>NOUN</text:p>
          </table:table-cell>
          <table:table-cell office:value-type="string">
            <text:p>Unser Dorf liegt direkt an der Autobahn.</text:p>
          </table:table-cell>
        </table:table-row>
        <table:table-row table:style-name="ro1">
          <table:table-cell office:value-type="string">
            <text:p>die Dose, -n </text:p>
          </table:table-cell>
          <table:table-cell office:value-type="string">
            <text:p>caja f,bote m,lata f,enchufe m</text:p>
          </table:table-cell>
          <table:table-cell office:value-type="string">
            <text:p>NOUN</text:p>
          </table:table-cell>
          <table:table-cell office:value-type="string">
            <text:p>Ich habe noch eine Dose Bohnen.</text:p>
          </table:table-cell>
        </table:table-row>
        <table:table-row table:style-name="ro1">
          <table:table-cell office:value-type="string">
            <text:p>die Drogerie, -n</text:p>
          </table:table-cell>
          <table:table-cell office:value-type="string">
            <text:p>droguería f</text:p>
          </table:table-cell>
          <table:table-cell office:value-type="string">
            <text:p>NOUN</text:p>
          </table:table-cell>
          <table:table-cell office:value-type="string">
            <text:p>Waschmittel bekommst du in der Drogerie.</text:p>
          </table:table-cell>
        </table:table-row>
        <table:table-row table:style-name="ro1">
          <table:table-cell office:value-type="string">
            <text:p>der Drucker, -</text:p>
          </table:table-cell>
          <table:table-cell office:value-type="string">
            <text:p>impresora f,impresor(a) m (f),tipógrafo(-a) m (f)</text:p>
          </table:table-cell>
          <table:table-cell office:value-type="string">
            <text:p>NOUN</text:p>
          </table:table-cell>
          <table:table-cell office:value-type="string">
            <text:p>Ich brauche einen neuen Drucker für meinen Computer.</text:p>
          </table:table-cell>
        </table:table-row>
        <table:table-row table:style-name="ro3">
          <table:table-cell office:value-type="string">
            <text:p>der Druck</text:p>
          </table:table-cell>
          <table:table-cell office:value-type="string">
            <text:p>presión f,opresión f,prendimiento m Chil,estrés m,impresión f,pinchazo m,grabado m</text:p>
          </table:table-cell>
          <table:table-cell office:value-type="string">
            <text:p>NOUN</text:p>
          </table:table-cell>
          <table:table-cell office:value-type="string">
            <text:p>1. Durch einen Knopfdruck schaltet man das Gerät ein.</text:p>
            <text:p>2. Wie hoch muss der Druck in den vorderen Reifen sein?</text:p>
          </table:table-cell>
        </table:table-row>
        <table:table-row table:style-name="ro1">
          <table:table-cell office:value-type="string">
            <text:p>die Durchsage, -n</text:p>
          </table:table-cell>
          <table:table-cell office:value-type="string">
            <text:p>comunicado m,aviso m</text:p>
          </table:table-cell>
          <table:table-cell office:value-type="string">
            <text:p>NOUN</text:p>
          </table:table-cell>
          <table:table-cell office:value-type="string">
            <text:p>1. Achtung, Achtung, eine wichtige Durchsage! 2. Ich habe die Durchsage nicht verstanden.</text:p>
          </table:table-cell>
        </table:table-row>
        <table:table-row table:style-name="ro1">
          <table:table-cell office:value-type="string">
            <text:p>der Durst</text:p>
          </table:table-cell>
          <table:table-cell office:value-type="string">
            <text:p>sed f</text:p>
          </table:table-cell>
          <table:table-cell office:value-type="string">
            <text:p>NOUN</text:p>
          </table:table-cell>
          <table:table-cell office:value-type="string">
            <text:p>Ich hole Ihnen etwas zu trinken. Sie haben sicher Durst.</text:p>
          </table:table-cell>
        </table:table-row>
        <table:table-row table:style-name="ro1">
          <table:table-cell office:value-type="string">
            <text:p>die Dusche, -n</text:p>
          </table:table-cell>
          <table:table-cell office:value-type="string">
            <text:p>ducha f,regadera f Col, Mex,lluvia f Chil, Arg, Nic</text:p>
          </table:table-cell>
          <table:table-cell office:value-type="string">
            <text:p>NOUN</text:p>
          </table:table-cell>
          <table:table-cell office:value-type="string">
            <text:p>1. Ich gehe morgens unter die Dusche. 2. Wir haben leider nur noch ein Zimmer mit Dusche. 3. Unsere Wohnung hat nur eine Dusche.</text:p>
          </table:table-cell>
        </table:table-row>
        <table:table-row table:style-name="ro3">
          <table:table-cell office:value-type="string">
            <text:p>die DVD, -s</text:p>
          </table:table-cell>
          <table:table-cell office:value-type="string">
            <text:p>DVD m,DVD f</text:p>
          </table:table-cell>
          <table:table-cell office:value-type="string">
            <text:p>NOUN</text:p>
          </table:table-cell>
          <table:table-cell office:value-type="string">
            <text:p>1. Lass uns heute Abend eine DVD anschauen.</text:p>
            <text:p>2. Gibt es den Film schon auf DVD?</text:p>
          </table:table-cell>
        </table:table-row>
        <table:table-row table:style-name="ro1">
          <table:table-cell office:value-type="string">
            <text:p>die ec-Karte </text:p>
          </table:table-cell>
          <table:table-cell/>
          <table:table-cell office:value-type="string">
            <text:p>NOUN</text:p>
          </table:table-cell>
          <table:table-cell office:value-type="string">
            <text:p>Bezahlen Sie bar? Sie können auch mit der ec-Karte zahlen.</text:p>
          </table:table-cell>
        </table:table-row>
        <table:table-row table:style-name="ro1">
          <table:table-cell office:value-type="string">
            <text:p>die Ecke, -n</text:p>
          </table:table-cell>
          <table:table-cell office:value-type="string">
            <text:p>esquina f,rincón m,córner m,saque m de esquina,parte f</text:p>
          </table:table-cell>
          <table:table-cell office:value-type="string">
            <text:p>NOUN</text:p>
          </table:table-cell>
          <table:table-cell office:value-type="string">
            <text:p>1. Das Regal stellen wir hier in die Ecke. 2. Das bekommen Sie in der Drogerie an der Ecke. 3. Wo ist die Apotheke? Gleich um die Ecke.</text:p>
          </table:table-cell>
        </table:table-row>
        <table:table-row table:style-name="ro1">
          <table:table-cell office:value-type="string">
            <text:p>die Ehe, -n</text:p>
          </table:table-cell>
          <table:table-cell office:value-type="string">
            <text:p>matrimonio m</text:p>
          </table:table-cell>
          <table:table-cell office:value-type="string">
            <text:p>NOUN</text:p>
          </table:table-cell>
          <table:table-cell office:value-type="string">
            <text:p>Sie hat zwei Kinder aus erster Ehe.</text:p>
          </table:table-cell>
        </table:table-row>
        <table:table-row table:style-name="ro1">
          <table:table-cell office:value-type="string">
            <text:p>die Ehefrau, -en/ der Ehemann, -"er</text:p>
          </table:table-cell>
          <table:table-cell office:value-type="string">
            <text:p>esposa f,mujer f</text:p>
          </table:table-cell>
          <table:table-cell office:value-type="string">
            <text:p>NOUN</text:p>
          </table:table-cell>
          <table:table-cell office:value-type="string">
            <text:p>Wie heißt Ihre Ehefrau mit Vornamen?</text:p>
          </table:table-cell>
        </table:table-row>
        <table:table-row table:style-name="ro1">
          <table:table-cell office:value-type="string">
            <text:p>der Ehegatte, -n/ die Ehegattin, -nen</text:p>
          </table:table-cell>
          <table:table-cell office:value-type="string">
            <text:p>esposo(-a) m (f),cónyuge mf</text:p>
          </table:table-cell>
          <table:table-cell office:value-type="string">
            <text:p>NOUN</text:p>
          </table:table-cell>
          <table:table-cell office:value-type="string">
            <text:p>Für Ehegatten gibt es eine Ermäßigung.</text:p>
          </table:table-cell>
        </table:table-row>
        <table:table-row table:style-name="ro1">
          <table:table-cell office:value-type="string">
            <text:p>das Ehepaar, -e</text:p>
          </table:table-cell>
          <table:table-cell office:value-type="string">
            <text:p>matrimonio m</text:p>
          </table:table-cell>
          <table:table-cell office:value-type="string">
            <text:p>NOUN</text:p>
          </table:table-cell>
          <table:table-cell office:value-type="string">
            <text:p>Das Ehepaar unter uns hat zwei Kinder.</text:p>
          </table:table-cell>
        </table:table-row>
        <table:table-row table:style-name="ro1">
          <table:table-cell office:value-type="string">
            <text:p>die Ehre</text:p>
          </table:table-cell>
          <table:table-cell office:value-type="string">
            <text:p>honor m,honra f</text:p>
          </table:table-cell>
          <table:table-cell office:value-type="string">
            <text:p>NOUN</text:p>
          </table:table-cell>
          <table:table-cell office:value-type="string">
            <text:p>Es ist eine große Ehre für mich, Sie hier zu begrüßen.</text:p>
          </table:table-cell>
        </table:table-row>
        <table:table-row table:style-name="ro1">
          <table:table-cell office:value-type="string">
            <text:p>das Ei, -er </text:p>
          </table:table-cell>
          <table:table-cell office:value-type="string">
            <text:p>huevo m,blanquillo m Guat, Mex,óvulo m,huevos m pl,pelotas f pl,pelas f pl</text:p>
          </table:table-cell>
          <table:table-cell office:value-type="string">
            <text:p>NOUN</text:p>
          </table:table-cell>
          <table:table-cell office:value-type="string">
            <text:p>Möchtest du zum Frühstück ein Ei?</text:p>
          </table:table-cell>
        </table:table-row>
        <table:table-row table:style-name="ro1">
          <table:table-cell office:value-type="string">
            <text:p>die Eile</text:p>
          </table:table-cell>
          <table:table-cell office:value-type="string">
            <text:p>prisa f,urgencia f</text:p>
          </table:table-cell>
          <table:table-cell office:value-type="string">
            <text:p>NOUN</text:p>
          </table:table-cell>
          <table:table-cell office:value-type="string">
            <text:p>1. Ich bin sehr in Eile 2. Das hat keine Eile.</text:p>
          </table:table-cell>
        </table:table-row>
        <table:table-row table:style-name="ro1">
          <table:table-cell office:value-type="string">
            <text:p>die Einbahnstraße, -n</text:p>
          </table:table-cell>
          <table:table-cell office:value-type="string">
            <text:p>calle f de sentido único [oder de dirección única]</text:p>
          </table:table-cell>
          <table:table-cell office:value-type="string">
            <text:p>NOUN</text:p>
          </table:table-cell>
          <table:table-cell office:value-type="string">
            <text:p>Die Goethestraße ist jetzt eine Einbahnstraße.</text:p>
          </table:table-cell>
        </table:table-row>
        <table:table-row table:style-name="ro1">
          <table:table-cell office:value-type="string">
            <text:p>der Einbrecher, - </text:p>
          </table:table-cell>
          <table:table-cell office:value-type="string">
            <text:p>ladrón(-ona) m (f)</text:p>
          </table:table-cell>
          <table:table-cell office:value-type="string">
            <text:p>NOUN</text:p>
          </table:table-cell>
          <table:table-cell office:value-type="string">
            <text:p>Die Einbrecher haben nichts gestohlen.</text:p>
          </table:table-cell>
        </table:table-row>
        <table:table-row table:style-name="ro1">
          <table:table-cell office:value-type="string">
            <text:p>der Einbruch, -"e</text:p>
          </table:table-cell>
          <table:table-cell office:value-type="string">
            <text:p>robo m,comienzo m,derrumbamiento m,hundimiento m,catástrofe f,derrota f,disminución f</text:p>
          </table:table-cell>
          <table:table-cell office:value-type="string">
            <text:p>NOUN</text:p>
          </table:table-cell>
          <table:table-cell office:value-type="string">
            <text:p>In der Urlaubszeit gibt es viele Wohnungseinbrüche.</text:p>
          </table:table-cell>
        </table:table-row>
        <table:table-row table:style-name="ro1">
          <table:table-cell office:value-type="string">
            <text:p>der Eindruck, -"e</text:p>
          </table:table-cell>
          <table:table-cell office:value-type="string">
            <text:p>impresión f,sensación f,huella f</text:p>
          </table:table-cell>
          <table:table-cell office:value-type="string">
            <text:p>NOUN</text:p>
          </table:table-cell>
          <table:table-cell office:value-type="string">
            <text:p>1. Ich finde die Leute auf der Straße ziemlich unfreundlich. Wie ist dein Eindruck? 2. Ich glaube, ich habe bei dem Vorstellungsgespräch einen guten Eindruck gemacht.</text:p>
          </table:table-cell>
        </table:table-row>
        <table:table-row table:style-name="ro1">
          <table:table-cell office:value-type="string">
            <text:p>die Einfahrt, -en</text:p>
          </table:table-cell>
          <table:table-cell office:value-type="string">
            <text:p>entrada f a/en,llegada f a,entrada f</text:p>
          </table:table-cell>
          <table:table-cell office:value-type="string">
            <text:p>NOUN</text:p>
          </table:table-cell>
          <table:table-cell office:value-type="string">
            <text:p>1. Da parkt wieder jemand vor unserer Einfahrt.2. Können Sie nicht lesen: Einfahrt freihalten!</text:p>
          </table:table-cell>
        </table:table-row>
        <table:table-row table:style-name="ro1">
          <table:table-cell office:value-type="string">
            <text:p>der Einfall, -"e </text:p>
          </table:table-cell>
          <table:table-cell office:value-type="string">
            <text:p>idea f,ocurrencia f,incidencia f,invasión f</text:p>
          </table:table-cell>
          <table:table-cell office:value-type="string">
            <text:p>NOUN</text:p>
          </table:table-cell>
          <table:table-cell office:value-type="string">
            <text:p>Frag einfach meine Freundin. Sie hat immer gute Einfälle.</text:p>
          </table:table-cell>
        </table:table-row>
        <table:table-row table:style-name="ro1">
          <table:table-cell office:value-type="string">
            <text:p>der Einfluss, -"e</text:p>
          </table:table-cell>
          <table:table-cell office:value-type="string">
            <text:p>influencia f sobre,efecto m,prestigio m,crédito m</text:p>
          </table:table-cell>
          <table:table-cell office:value-type="string">
            <text:p>NOUN</text:p>
          </table:table-cell>
          <table:table-cell office:value-type="string">
            <text:p>Mein Nachbar hat sehr viel Einfluss im Sportverein.</text:p>
          </table:table-cell>
        </table:table-row>
        <table:table-row table:style-name="ro1">
          <table:table-cell office:value-type="string">
            <text:p>die Einführung, -en</text:p>
          </table:table-cell>
          <table:table-cell office:value-type="string">
            <text:p>introducción f,implantación f,adopción f,imposición f,presentación f</text:p>
          </table:table-cell>
          <table:table-cell office:value-type="string">
            <text:p>NOUN</text:p>
          </table:table-cell>
          <table:table-cell office:value-type="string">
            <text:p>Bevor der Kurs anfängt, gibt es eine kurze Einführung.</text:p>
          </table:table-cell>
        </table:table-row>
        <table:table-row table:style-name="ro1">
          <table:table-cell office:value-type="string">
            <text:p>der Eingang, -"e</text:p>
          </table:table-cell>
          <table:table-cell office:value-type="string">
            <text:p>entrada f,entradas f pl,correspondencia f,llegada f</text:p>
          </table:table-cell>
          <table:table-cell office:value-type="string">
            <text:p>NOUN</text:p>
          </table:table-cell>
          <table:table-cell office:value-type="string">
            <text:p>1. Das Gebäude hat zwei Eingänge. 2. Der Eingang ist um die Ecke.</text:p>
          </table:table-cell>
        </table:table-row>
        <table:table-row table:style-name="ro3">
          <table:table-cell office:value-type="string">
            <text:p>der Einkauf, -"e</text:p>
          </table:table-cell>
          <table:table-cell office:value-type="string">
            <text:p>compra f,sección f de compras</text:p>
          </table:table-cell>
          <table:table-cell office:value-type="string">
            <text:p>NOUN</text:p>
          </table:table-cell>
          <table:table-cell office:value-type="string">
            <text:p>1. Achten Sie beim Einkauf auf Sonderangebote.</text:p>
            <text:p>2. Was meinst du? Wir legen unsere Einkäufe ins Auto und gehen einen Kaffee trinken.</text:p>
          </table:table-cell>
        </table:table-row>
        <table:table-row table:style-name="ro1">
          <table:table-cell office:value-type="string">
            <text:p>das Einkommen, -</text:p>
          </table:table-cell>
          <table:table-cell office:value-type="string">
            <text:p>sueldo m,salario m,renta f,ingresos m pl</text:p>
          </table:table-cell>
          <table:table-cell office:value-type="string">
            <text:p>NOUN</text:p>
          </table:table-cell>
          <table:table-cell office:value-type="string">
            <text:p>Bei einem höheren Einkommen muss man mehr Steuern zahlen.</text:p>
          </table:table-cell>
        </table:table-row>
        <table:table-row table:style-name="ro1">
          <table:table-cell office:value-type="string">
            <text:p>die Einladung, -en</text:p>
          </table:table-cell>
          <table:table-cell office:value-type="string">
            <text:p>invitación f a</text:p>
          </table:table-cell>
          <table:table-cell office:value-type="string">
            <text:p>NOUN</text:p>
          </table:table-cell>
          <table:table-cell office:value-type="string">
            <text:p>Danke für die Einladung.</text:p>
          </table:table-cell>
        </table:table-row>
        <table:table-row table:style-name="ro3">
          <table:table-cell office:value-type="string">
            <text:p>die Einnahme, -n</text:p>
          </table:table-cell>
          <table:table-cell office:value-type="string">
            <text:p>conquista f,toma f,ingresos m pl</text:p>
          </table:table-cell>
          <table:table-cell office:value-type="string">
            <text:p>NOUN</text:p>
          </table:table-cell>
          <table:table-cell office:value-type="string">
            <text:p>Unser Geschäft läuft gut. Unsere</text:p>
            <text:p>Einnahmen waren in diesem Monat höher als im letzten.</text:p>
          </table:table-cell>
        </table:table-row>
        <table:table-row table:style-name="ro1">
          <table:table-cell office:value-type="string">
            <text:p>die Einrichtung, -en</text:p>
          </table:table-cell>
          <table:table-cell office:value-type="string">
            <text:p>mobiliario m,equipo m,equipamiento m,institución f,instalación f,fundación f,apertura f</text:p>
          </table:table-cell>
          <table:table-cell office:value-type="string">
            <text:p>NOUN</text:p>
          </table:table-cell>
          <table:table-cell office:value-type="string">
            <text:p>Deine Wohnung ist sehr gemütlich, die Einrichtung gefällt mir sehr gut.</text:p>
          </table:table-cell>
        </table:table-row>
        <table:table-row table:style-name="ro1">
          <table:table-cell office:value-type="string">
            <text:p>das Einschreiben, -</text:p>
          </table:table-cell>
          <table:table-cell office:value-type="string">
            <text:p>certificado m</text:p>
          </table:table-cell>
          <table:table-cell office:value-type="string">
            <text:p>NOUN</text:p>
          </table:table-cell>
          <table:table-cell office:value-type="string">
            <text:p>Ich habe den Brief als Einschreiben geschickt.</text:p>
          </table:table-cell>
        </table:table-row>
        <table:table-row table:style-name="ro1">
          <table:table-cell office:value-type="string">
            <text:p>der Eintritt</text:p>
          </table:table-cell>
          <table:table-cell office:value-type="string">
            <text:p>entrada f,incorporación f,ingreso m,comienzo m</text:p>
          </table:table-cell>
          <table:table-cell office:value-type="string">
            <text:p>NOUN</text:p>
          </table:table-cell>
          <table:table-cell office:value-type="string">
            <text:p>1. Kinder über 10 Jahre zahlen den vollen Eintritt.2. Der Eintritt ist frei.</text:p>
          </table:table-cell>
        </table:table-row>
        <table:table-row table:style-name="ro1">
          <table:table-cell office:value-type="string">
            <text:p>der Einwohner, -</text:p>
          </table:table-cell>
          <table:table-cell office:value-type="string">
            <text:p>habitante m</text:p>
          </table:table-cell>
          <table:table-cell office:value-type="string">
            <text:p>NOUN</text:p>
          </table:table-cell>
          <table:table-cell office:value-type="string">
            <text:p>Berlin hat über drei Millionen Einwohner.</text:p>
          </table:table-cell>
        </table:table-row>
        <table:table-row table:style-name="ro1">
          <table:table-cell office:value-type="string">
            <text:p>Einzel-</text:p>
          </table:table-cell>
          <table:table-cell/>
          <table:table-cell office:value-type="string">
            <text:p>NOUN</text:p>
          </table:table-cell>
          <table:table-cell office:value-type="string">
            <text:p>z. B. Einzelkind, Einzelzimmer</text:p>
          </table:table-cell>
        </table:table-row>
        <table:table-row table:style-name="ro1">
          <table:table-cell office:value-type="string">
            <text:p>die Einzelheit, -en</text:p>
          </table:table-cell>
          <table:table-cell office:value-type="string">
            <text:p>elemento m,detalle m,pormenor m</text:p>
          </table:table-cell>
          <table:table-cell office:value-type="string">
            <text:p>NOUN</text:p>
          </table:table-cell>
          <table:table-cell office:value-type="string">
            <text:p>Du musst mir das in allen Einzelheiten erzählen.</text:p>
          </table:table-cell>
        </table:table-row>
        <table:table-row table:style-name="ro1">
          <table:table-cell office:value-type="string">
            <text:p>das Eis</text:p>
          </table:table-cell>
          <table:table-cell office:value-type="string">
            <text:p>hielo m,helado m</text:p>
          </table:table-cell>
          <table:table-cell office:value-type="string">
            <text:p>NOUN</text:p>
          </table:table-cell>
          <table:table-cell office:value-type="string">
            <text:p>1. Zum Nachtisch gibt es Schokoladeneis. 2. Bitte eine Cola ohne Eis. 3. Im Winter gibt es Eis und Schnee.</text:p>
          </table:table-cell>
        </table:table-row>
        <table:table-row table:style-name="ro1">
          <table:table-cell office:value-type="string">
            <text:p>das Eisen</text:p>
          </table:table-cell>
          <table:table-cell office:value-type="string">
            <text:p>hierro m</text:p>
          </table:table-cell>
          <table:table-cell office:value-type="string">
            <text:p>NOUN</text:p>
          </table:table-cell>
          <table:table-cell office:value-type="string">
            <text:p>1. Sie müssen Eisentabletten nehmen. 2. Altes Eisen kann wieder verwendet werden.</text:p>
          </table:table-cell>
        </table:table-row>
        <table:table-row table:style-name="ro1">
          <table:table-cell office:value-type="string">
            <text:p>die Eisenbahn, -en</text:p>
          </table:table-cell>
          <table:table-cell office:value-type="string">
            <text:p>ferrocarril m,carril m Chil</text:p>
          </table:table-cell>
          <table:table-cell office:value-type="string">
            <text:p>NOUN</text:p>
          </table:table-cell>
          <table:table-cell office:value-type="string">
            <text:p>Die Kinder wünschen sich eine elektrische Eisenbahn.</text:p>
          </table:table-cell>
        </table:table-row>
        <table:table-row table:style-name="ro1">
          <table:table-cell office:value-type="string">
            <text:p>die Eltern (Pl.) </text:p>
          </table:table-cell>
          <table:table-cell office:value-type="string">
            <text:p>padres m pl</text:p>
          </table:table-cell>
          <table:table-cell office:value-type="string">
            <text:p>NOUN</text:p>
          </table:table-cell>
          <table:table-cell office:value-type="string">
            <text:p>Ich wohne noch bei meinen Eltern.</text:p>
          </table:table-cell>
        </table:table-row>
        <table:table-row table:style-name="ro1">
          <table:table-cell office:value-type="string">
            <text:p>der Elternabend, -e</text:p>
          </table:table-cell>
          <table:table-cell office:value-type="string">
            <text:p>reunión f de padres de alumnos</text:p>
          </table:table-cell>
          <table:table-cell office:value-type="string">
            <text:p>NOUN</text:p>
          </table:table-cell>
          <table:table-cell office:value-type="string">
            <text:p>Am Donnerstag ist in der Schule meiner Tochter Elternabend.</text:p>
          </table:table-cell>
        </table:table-row>
        <table:table-row table:style-name="ro1">
          <table:table-cell office:value-type="string">
            <text:p>der Elternbeirat, -"e</text:p>
          </table:table-cell>
          <table:table-cell office:value-type="string">
            <text:p>asociación f de padres de alumnos</text:p>
          </table:table-cell>
          <table:table-cell office:value-type="string">
            <text:p>NOUN</text:p>
          </table:table-cell>
          <table:table-cell office:value-type="string">
            <text:p>Ich bin Mitglied im Elternbeirat. Wenn es Probleme mit der Schule gibt, sprechen wir mit dem Direktor.</text:p>
          </table:table-cell>
        </table:table-row>
        <table:table-row table:style-name="ro1">
          <table:table-cell office:value-type="string">
            <text:p>die E-Mail, -s</text:p>
          </table:table-cell>
          <table:table-cell office:value-type="string">
            <text:p>correo m electrónico,e-mail m</text:p>
          </table:table-cell>
          <table:table-cell office:value-type="string">
            <text:p>NOUN</text:p>
          </table:table-cell>
          <table:table-cell office:value-type="string">
            <text:p>Ich schicke dir morgen eine E-Mail.</text:p>
          </table:table-cell>
        </table:table-row>
        <table:table-row table:style-name="ro1">
          <table:table-cell office:value-type="string">
            <text:p>der Empfang, -"e</text:p>
          </table:table-cell>
          <table:table-cell office:value-type="string">
            <text:p>recepción f,acogida f,recibimiento m</text:p>
          </table:table-cell>
          <table:table-cell office:value-type="string">
            <text:p>NOUN</text:p>
          </table:table-cell>
          <table:table-cell office:value-type="string">
            <text:p>1. Bitte den Empfang bestätigen! 2. Ich bin mit dem Fernseher nicht zufrieden. Der Empfang ist sehrschlecht. 3. Zur Firmeneröffnung bitten wir zu einem kleinen Empfang. Was können Sie mir denn empfehlen?</text:p>
          </table:table-cell>
        </table:table-row>
        <table:table-row table:style-name="ro1">
          <table:table-cell office:value-type="string">
            <text:p>die Empfehlung, -en</text:p>
          </table:table-cell>
          <table:table-cell office:value-type="string">
            <text:p>recomendación f,saludo m respetuoso</text:p>
          </table:table-cell>
          <table:table-cell office:value-type="string">
            <text:p>NOUN</text:p>
          </table:table-cell>
          <table:table-cell office:value-type="string">
            <text:p>1. Der Straße endet hier. 2. Das Arbeitsverhältnis endet im Mai.</text:p>
          </table:table-cell>
        </table:table-row>
        <table:table-row table:style-name="ro1">
          <table:table-cell office:value-type="string">
            <text:p>das Ende</text:p>
          </table:table-cell>
          <table:table-cell office:value-type="string">
            <text:p>final m,término m,fin m,extremo m,punta f</text:p>
          </table:table-cell>
          <table:table-cell office:value-type="string">
            <text:p>NOUN</text:p>
          </table:table-cell>
          <table:table-cell office:value-type="string">
            <text:p>1. Damit ist das Problem endgültig gelöst. 2. Der endgültige Termin steht noch nicht fest. 3. Das Ergebnis ist noch nicht endgültig.</text:p>
          </table:table-cell>
        </table:table-row>
        <table:table-row table:style-name="ro1">
          <table:table-cell office:value-type="string">
            <text:p>die Energie, -n</text:p>
          </table:table-cell>
          <table:table-cell office:value-type="string">
            <text:p>energía f</text:p>
          </table:table-cell>
          <table:table-cell office:value-type="string">
            <text:p>NOUN</text:p>
          </table:table-cell>
          <table:table-cell office:value-type="string">
            <text:p>1. Die Jacke ist mir zu eng. 2. Wir arbeiten mit dieser Firma eng</text:p>
          </table:table-cell>
        </table:table-row>
        <table:table-row table:style-name="ro1">
          <table:table-cell office:value-type="string">
            <text:p>der Enkel, -</text:p>
          </table:table-cell>
          <table:table-cell office:value-type="string">
            <text:p>nieto(-a) m (f)</text:p>
          </table:table-cell>
          <table:table-cell office:value-type="string">
            <text:p>NOUN</text:p>
          </table:table-cell>
          <table:table-cell office:value-type="string">
            <text:p>Alle meine Enkel gehen schon zur Schule.</text:p>
          </table:table-cell>
        </table:table-row>
        <table:table-row table:style-name="ro1">
          <table:table-cell office:value-type="string">
            <text:p>die Entfernung, -en</text:p>
          </table:table-cell>
          <table:table-cell office:value-type="string">
            <text:p>distancia f,eliminación f,destitución f,inhabilitación f,alejamiento m</text:p>
          </table:table-cell>
          <table:table-cell office:value-type="string">
            <text:p>NOUN</text:p>
          </table:table-cell>
          <table:table-cell office:value-type="string">
            <text:p>Aus dieser Entfernung ist das nicht zu erkennen.</text:p>
          </table:table-cell>
        </table:table-row>
        <table:table-row table:style-name="ro1">
          <table:table-cell office:value-type="string">
            <text:p>die Entscheidung, -en</text:p>
          </table:table-cell>
          <table:table-cell office:value-type="string">
            <text:p>decisión f,resolución f,fallo m</text:p>
          </table:table-cell>
          <table:table-cell office:value-type="string">
            <text:p>NOUN</text:p>
          </table:table-cell>
          <table:table-cell office:value-type="string">
            <text:p>Diese wichtige Entscheidung möchte ich zuerst mit meinem Mann besprechen.</text:p>
          </table:table-cell>
        </table:table-row>
        <table:table-row table:style-name="ro1">
          <table:table-cell office:value-type="string">
            <text:p>die Entschuldigung, -en</text:p>
          </table:table-cell>
          <table:table-cell office:value-type="string">
            <text:p>disculpa f,excusa f,pretexto m,justificante m</text:p>
          </table:table-cell>
          <table:table-cell office:value-type="string">
            <text:p>NOUN</text:p>
          </table:table-cell>
          <table:table-cell office:value-type="string">
            <text:p>Oh, Entschuldigung! – Macht nichts. Kein Problem.</text:p>
          </table:table-cell>
        </table:table-row>
        <table:table-row table:style-name="ro1">
          <table:table-cell office:value-type="string">
            <text:p>die Enttäuschung, -en</text:p>
          </table:table-cell>
          <table:table-cell office:value-type="string">
            <text:p>desilusión f,decepción f,chasco m fam</text:p>
          </table:table-cell>
          <table:table-cell office:value-type="string">
            <text:p>NOUN</text:p>
          </table:table-cell>
          <table:table-cell office:value-type="string">
            <text:p>Das Endspiel war eine große Enttäuschung.</text:p>
          </table:table-cell>
        </table:table-row>
        <table:table-row table:style-name="ro1">
          <table:table-cell office:value-type="string">
            <text:p>die Entwicklung, -en </text:p>
          </table:table-cell>
          <table:table-cell office:value-type="string">
            <text:p>desarrollo m,evolución f,formación f,desenvolvimiento m,avance m,revelado m,creación f</text:p>
          </table:table-cell>
          <table:table-cell office:value-type="string">
            <text:p>NOUN</text:p>
          </table:table-cell>
          <table:table-cell office:value-type="string">
            <text:p>Genug Schlaf ist wichtig für die Entwicklung Ihres Kindes.</text:p>
          </table:table-cell>
        </table:table-row>
        <table:table-row table:style-name="ro1">
          <table:table-cell office:value-type="string">
            <text:p>die Erde</text:p>
          </table:table-cell>
          <table:table-cell office:value-type="string">
            <text:p>tierra f,mundo m,suelo m,toma f de tierra</text:p>
          </table:table-cell>
          <table:table-cell office:value-type="string">
            <text:p>NOUN</text:p>
          </table:table-cell>
          <table:table-cell office:value-type="string">
            <text:p>1. Die Pflanzen brauchen neue Erde. 2. Mein Sohn hat das Glas auf die Erde fallen lassen. 3. An der Konferenz nehmen Vertreter aus fast allen Ländern der Erde teil.</text:p>
          </table:table-cell>
        </table:table-row>
        <table:table-row table:style-name="ro1">
          <table:table-cell office:value-type="string">
            <text:p>das Erdgeschoss, -e </text:p>
          </table:table-cell>
          <table:table-cell office:value-type="string">
            <text:p>planta f baja</text:p>
          </table:table-cell>
          <table:table-cell office:value-type="string">
            <text:p>NOUN</text:p>
          </table:table-cell>
          <table:table-cell office:value-type="string">
            <text:p>Wir wohnen im Erdgeschoss.</text:p>
          </table:table-cell>
        </table:table-row>
        <table:table-row table:style-name="ro1">
          <table:table-cell office:value-type="string">
            <text:p>das Ereignis, -se</text:p>
          </table:table-cell>
          <table:table-cell office:value-type="string">
            <text:p>acontecimiento m,suceso m</text:p>
          </table:table-cell>
          <table:table-cell office:value-type="string">
            <text:p>NOUN</text:p>
          </table:table-cell>
          <table:table-cell office:value-type="string">
            <text:p>1. Alle Zeitungen haben über diese Ereignisse berichtet. 2. Das Konzert war ein großes Ereignis.</text:p>
          </table:table-cell>
        </table:table-row>
        <table:table-row table:style-name="ro1">
          <table:table-cell office:value-type="string">
            <text:p>die Erfahrung, -en</text:p>
          </table:table-cell>
          <table:table-cell office:value-type="string">
            <text:p>experiencia f,práctica f</text:p>
          </table:table-cell>
          <table:table-cell office:value-type="string">
            <text:p>NOUN</text:p>
          </table:table-cell>
          <table:table-cell office:value-type="string">
            <text:p>1. Ich habe zehn Jahre Erfahrung in diesem Beruf.2. Mit diesem Gerät haben wir gute Erfahrungen gemacht.</text:p>
          </table:table-cell>
        </table:table-row>
        <table:table-row table:style-name="ro1">
          <table:table-cell office:value-type="string">
            <text:p>die Erfindung, -en </text:p>
          </table:table-cell>
          <table:table-cell office:value-type="string">
            <text:p>invención f,invento m</text:p>
          </table:table-cell>
          <table:table-cell office:value-type="string">
            <text:p>NOUN</text:p>
          </table:table-cell>
          <table:table-cell office:value-type="string">
            <text:p>Die Erfindung des Dieselmotors war ein großer Erfolg.</text:p>
          </table:table-cell>
        </table:table-row>
        <table:table-row table:style-name="ro1">
          <table:table-cell office:value-type="string">
            <text:p>der Erfolg, -e</text:p>
          </table:table-cell>
          <table:table-cell office:value-type="string">
            <text:p>éxito m,resultado m,consecuencia f,efecto m</text:p>
          </table:table-cell>
          <table:table-cell office:value-type="string">
            <text:p>NOUN</text:p>
          </table:table-cell>
          <table:table-cell office:value-type="string">
            <text:p>1. Der Film war ein großer Erfolg. 2. Ich wünsche Ihnen viel Erfolg bei der Prüfung.</text:p>
          </table:table-cell>
        </table:table-row>
        <table:table-row table:style-name="ro1">
          <table:table-cell office:value-type="string">
            <text:p>das Ergebnis, -se</text:p>
          </table:table-cell>
          <table:table-cell office:value-type="string">
            <text:p>resultado m,consecuencia f</text:p>
          </table:table-cell>
          <table:table-cell office:value-type="string">
            <text:p>NOUN</text:p>
          </table:table-cell>
          <table:table-cell office:value-type="string">
            <text:p>Ein so gutes Ergebnis hat uns alle überrascht.</text:p>
          </table:table-cell>
        </table:table-row>
        <table:table-row table:style-name="ro1">
          <table:table-cell office:value-type="string">
            <text:p>die Erhöhung, -en</text:p>
          </table:table-cell>
          <table:table-cell office:value-type="string">
            <text:p>subida f,intensificación f,aumento m,elevación f</text:p>
          </table:table-cell>
          <table:table-cell office:value-type="string">
            <text:p>NOUN</text:p>
          </table:table-cell>
          <table:table-cell office:value-type="string">
            <text:p>Wir streiken für eine Lohnerhöhung.</text:p>
          </table:table-cell>
        </table:table-row>
        <table:table-row table:style-name="ro1">
          <table:table-cell office:value-type="string">
            <text:p>die Erholung, -en</text:p>
          </table:table-cell>
          <table:table-cell office:value-type="string">
            <text:p>descanso m,reposo m,restablecimiento m,recuperación f</text:p>
          </table:table-cell>
          <table:table-cell office:value-type="string">
            <text:p>NOUN</text:p>
          </table:table-cell>
          <table:table-cell office:value-type="string">
            <text:p>Ich habe zu viel gearbeitet. Jetzt brauche ich etwas Erholung.</text:p>
          </table:table-cell>
        </table:table-row>
        <table:table-row table:style-name="ro1">
          <table:table-cell office:value-type="string">
            <text:p>die Erinnerung, -en</text:p>
          </table:table-cell>
          <table:table-cell office:value-type="string">
            <text:p>memoria f,recuerdo m de,advertencia f,recuerdo m,impugnación f</text:p>
          </table:table-cell>
          <table:table-cell office:value-type="string">
            <text:p>NOUN</text:p>
          </table:table-cell>
          <table:table-cell office:value-type="string">
            <text:p>An diese Zeit habe ich viele schöne Erinnerungen.</text:p>
          </table:table-cell>
        </table:table-row>
        <table:table-row table:style-name="ro1">
          <table:table-cell office:value-type="string">
            <text:p>die Erklärung, -en</text:p>
          </table:table-cell>
          <table:table-cell office:value-type="string">
            <text:p>explicación f,interpretación f,motivo m,razón f,declaración f,comunicado m oficial</text:p>
          </table:table-cell>
          <table:table-cell office:value-type="string">
            <text:p>NOUN</text:p>
          </table:table-cell>
          <table:table-cell office:value-type="string">
            <text:p>1. Die Steuererklärung müssen Sie bis Ende Mai abgeben. 2. Die Erklärung der Lehrerin ist besser als die Erklärung im Buch.</text:p>
          </table:table-cell>
        </table:table-row>
        <table:table-row table:style-name="ro1">
          <table:table-cell office:value-type="string">
            <text:p>die Erlaubnis</text:p>
          </table:table-cell>
          <table:table-cell office:value-type="string">
            <text:p>permiso m,autorización f</text:p>
          </table:table-cell>
          <table:table-cell office:value-type="string">
            <text:p>NOUN</text:p>
          </table:table-cell>
          <table:table-cell office:value-type="string">
            <text:p>Sie hätten ihn vorher um Erlaubnis bitten müssen.</text:p>
          </table:table-cell>
        </table:table-row>
        <table:table-row table:style-name="ro1">
          <table:table-cell office:value-type="string">
            <text:p>das Erlebnis, -se</text:p>
          </table:table-cell>
          <table:table-cell office:value-type="string">
            <text:p>vivencia f,experiencia f,acontecimiento m</text:p>
          </table:table-cell>
          <table:table-cell office:value-type="string">
            <text:p>NOUN</text:p>
          </table:table-cell>
          <table:table-cell office:value-type="string">
            <text:p>Die Reise war ein tolles Erlebnis.</text:p>
          </table:table-cell>
        </table:table-row>
        <table:table-row table:style-name="ro1">
          <table:table-cell office:value-type="string">
            <text:p>die Ermäßigung, -en</text:p>
          </table:table-cell>
          <table:table-cell office:value-type="string">
            <text:p>reducción f,rebaja f,descuento m</text:p>
          </table:table-cell>
          <table:table-cell office:value-type="string">
            <text:p>NOUN</text:p>
          </table:table-cell>
          <table:table-cell office:value-type="string">
            <text:p>Es gibt eine Ermäßigung für Kinder und Senioren.</text:p>
          </table:table-cell>
        </table:table-row>
        <table:table-row table:style-name="ro1">
          <table:table-cell office:value-type="string">
            <text:p>die Ernährung</text:p>
          </table:table-cell>
          <table:table-cell office:value-type="string">
            <text:p>alimentación f,sustento m</text:p>
          </table:table-cell>
          <table:table-cell office:value-type="string">
            <text:p>NOUN</text:p>
          </table:table-cell>
          <table:table-cell office:value-type="string">
            <text:p>Ich finde eine gesunde Ernährung wichtig.</text:p>
          </table:table-cell>
        </table:table-row>
        <table:table-row table:style-name="ro1">
          <table:table-cell office:value-type="string">
            <text:p>die Eröffnung, -en</text:p>
          </table:table-cell>
          <table:table-cell office:value-type="string">
            <text:p>apertura f,inauguración f,publicación f,confidencia f</text:p>
          </table:table-cell>
          <table:table-cell office:value-type="string">
            <text:p>NOUN</text:p>
          </table:table-cell>
          <table:table-cell office:value-type="string">
            <text:p>1. Wenn wir uns beeilen, erreichen wir noch den 8-Uhr-Zug. 2. Bis 17 Uhr können Sie mich im Büro erreichen.3. Auf diese Art erreichen Sie bei mir gar nichts. 4. Dieser Zug erreicht eine Geschwindig- keit von 200 Kilometern.</text:p>
          </table:table-cell>
        </table:table-row>
        <table:table-row table:style-name="ro1">
          <table:table-cell office:value-type="string">
            <text:p>der Ersatz</text:p>
          </table:table-cell>
          <table:table-cell office:value-type="string">
            <text:p>sustitución f,indemnización f,recompensa f</text:p>
          </table:table-cell>
          <table:table-cell office:value-type="string">
            <text:p>NOUN</text:p>
          </table:table-cell>
          <table:table-cell office:value-type="string">
            <text:p>Haben Sie für dieses Gerät Ersatzteile?</text:p>
          </table:table-cell>
        </table:table-row>
        <table:table-row table:style-name="ro1">
          <table:table-cell office:value-type="string">
            <text:p>das Ersatzteil, -e</text:p>
          </table:table-cell>
          <table:table-cell office:value-type="string">
            <text:p>(pieza f de) repuesto m</text:p>
          </table:table-cell>
          <table:table-cell office:value-type="string">
            <text:p>NOUN</text:p>
          </table:table-cell>
          <table:table-cell office:value-type="string">
            <text:p>Nach der Nachtschicht bin ich immer sehr erschöpft.</text:p>
          </table:table-cell>
        </table:table-row>
        <table:table-row table:style-name="ro1">
          <table:table-cell office:value-type="string">
            <text:p>der Erwachsene, -n</text:p>
          </table:table-cell>
          <table:table-cell/>
          <table:table-cell office:value-type="string">
            <text:p>NOUN</text:p>
          </table:table-cell>
          <table:table-cell office:value-type="string">
            <text:p>1. Erwachsene zahlen 5 Euro, für Kinder ist der Eintritt frei. 2. Dieser Film ist nur für Erwachsene.</text:p>
          </table:table-cell>
        </table:table-row>
        <table:table-row table:style-name="ro1">
          <table:table-cell office:value-type="string">
            <text:p>die Erziehung</text:p>
          </table:table-cell>
          <table:table-cell office:value-type="string">
            <text:p>educación f,enseñanza f,modales m pl</text:p>
          </table:table-cell>
          <table:table-cell office:value-type="string">
            <text:p>NOUN</text:p>
          </table:table-cell>
          <table:table-cell office:value-type="string">
            <text:p>Heute kümmern sich auch viele Väter um die Erziehung der Kinder.</text:p>
          </table:table-cell>
        </table:table-row>
        <table:table-row table:style-name="ro1">
          <table:table-cell office:value-type="string">
            <text:p>das Essen, -</text:p>
          </table:table-cell>
          <table:table-cell office:value-type="string">
            <text:p>comida f,plato m</text:p>
          </table:table-cell>
          <table:table-cell office:value-type="string">
            <text:p>NOUN</text:p>
          </table:table-cell>
          <table:table-cell office:value-type="string">
            <text:p>1. Darf ich Sie zum Essen einladen? 2. Das Essen ist kalt geworden.</text:p>
          </table:table-cell>
        </table:table-row>
        <table:table-row table:style-name="ro1">
          <table:table-cell office:value-type="string">
            <text:p>der Essig</text:p>
          </table:table-cell>
          <table:table-cell office:value-type="string">
            <text:p>vinagre m</text:p>
          </table:table-cell>
          <table:table-cell office:value-type="string">
            <text:p>NOUN</text:p>
          </table:table-cell>
          <table:table-cell office:value-type="string">
            <text:p>Am Salat fehlt noch etwas Essig.</text:p>
          </table:table-cell>
        </table:table-row>
        <table:table-row table:style-name="ro1">
          <table:table-cell office:value-type="string">
            <text:p>der Experte, -n </text:p>
          </table:table-cell>
          <table:table-cell office:value-type="string">
            <text:p>experto(-a) m (f),perito(-a) m (f)</text:p>
          </table:table-cell>
          <table:table-cell office:value-type="string">
            <text:p>NOUN</text:p>
          </table:table-cell>
          <table:table-cell office:value-type="string">
            <text:p>Ich verstehe ein bisschen was von Computern. Aber ich bin kein Experte.</text:p>
          </table:table-cell>
        </table:table-row>
        <table:table-row table:style-name="ro1">
          <table:table-cell office:value-type="string">
            <text:p>der Export, -e</text:p>
          </table:table-cell>
          <table:table-cell office:value-type="string">
            <text:p>exportación f</text:p>
          </table:table-cell>
          <table:table-cell office:value-type="string">
            <text:p>NOUN</text:p>
          </table:table-cell>
          <table:table-cell office:value-type="string">
            <text:p>1. Hier ist die Firma Schulz, Import und Export. 2. Sonja arbeitet in der Exportabteilung.</text:p>
          </table:table-cell>
        </table:table-row>
        <table:table-row table:style-name="ro1">
          <table:table-cell office:value-type="string">
            <text:p>die Fabrik, -en</text:p>
          </table:table-cell>
          <table:table-cell office:value-type="string">
            <text:p>fábrica f</text:p>
          </table:table-cell>
          <table:table-cell office:value-type="string">
            <text:p>NOUN</text:p>
          </table:table-cell>
          <table:table-cell office:value-type="string">
            <text:p>Mein Sohn arbeitet in einer Autofabrik.</text:p>
          </table:table-cell>
        </table:table-row>
        <table:table-row table:style-name="ro1">
          <table:table-cell office:value-type="string">
            <text:p>das Fach, -"er</text:p>
          </table:table-cell>
          <table:table-cell office:value-type="string">
            <text:p>bolsillo m,casilla f,anaquel m,cajón m,ramo m,especialidad f,campo m,materia f,asignatura f</text:p>
          </table:table-cell>
          <table:table-cell office:value-type="string">
            <text:p>NOUN</text:p>
          </table:table-cell>
          <table:table-cell office:value-type="string">
            <text:p>1. Die Handtücher sind im obersten Fach links. 2. Welches Fach magst du in der Schule am liebsten?</text:p>
          </table:table-cell>
        </table:table-row>
        <table:table-row table:style-name="ro1">
          <table:table-cell office:value-type="string">
            <text:p>der Fachmann </text:p>
          </table:table-cell>
          <table:table-cell office:value-type="string">
            <text:p>especialista m,experto m</text:p>
          </table:table-cell>
          <table:table-cell office:value-type="string">
            <text:p>NOUN</text:p>
          </table:table-cell>
          <table:table-cell office:value-type="string">
            <text:p>Mein Bruder ist Computerfachmann.</text:p>
          </table:table-cell>
        </table:table-row>
        <table:table-row table:style-name="ro1">
          <table:table-cell office:value-type="string">
            <text:p>die Fachleute (Pl.)</text:p>
          </table:table-cell>
          <table:table-cell/>
          <table:table-cell office:value-type="string">
            <text:p>NOUN</text:p>
          </table:table-cell>
          <table:table-cell office:value-type="string">
            <text:p>Die Firmen suchen Fachleute für Maschinenbau.</text:p>
          </table:table-cell>
        </table:table-row>
        <table:table-row table:style-name="ro1">
          <table:table-cell office:value-type="string">
            <text:p>die Fähre, -n</text:p>
          </table:table-cell>
          <table:table-cell office:value-type="string">
            <text:p>transbordador m,ferry m</text:p>
          </table:table-cell>
          <table:table-cell office:value-type="string">
            <text:p>NOUN</text:p>
          </table:table-cell>
          <table:table-cell office:value-type="string">
            <text:p>Wir nehmen die Fähre über den Bodensee.</text:p>
          </table:table-cell>
        </table:table-row>
        <table:table-row table:style-name="ro1">
          <table:table-cell office:value-type="string">
            <text:p>die Fahrbahn, -en </text:p>
          </table:table-cell>
          <table:table-cell office:value-type="string">
            <text:p>vía f</text:p>
          </table:table-cell>
          <table:table-cell office:value-type="string">
            <text:p>NOUN</text:p>
          </table:table-cell>
          <table:table-cell office:value-type="string">
            <text:p>Fahren Sie bitte vorsichtig. Es sind Kühe auf der Fahrbahn.</text:p>
          </table:table-cell>
        </table:table-row>
        <table:table-row table:style-name="ro1">
          <table:table-cell office:value-type="string">
            <text:p>der Fahrer, -</text:p>
          </table:table-cell>
          <table:table-cell office:value-type="string">
            <text:p>conductor(a) m (f),chófer mf,motociclista mf,ciclista mf</text:p>
          </table:table-cell>
          <table:table-cell office:value-type="string">
            <text:p>NOUN</text:p>
          </table:table-cell>
          <table:table-cell office:value-type="string">
            <text:p>1. Der Fahrer des Wagens war nicht verletzt. 2. Leonid ist von Beruf Busfahrer. 3. Bitte nicht mit dem Fahrer sprechen!</text:p>
          </table:table-cell>
        </table:table-row>
        <table:table-row table:style-name="ro1">
          <table:table-cell office:value-type="string">
            <text:p>die Fahrkarte, -n </text:p>
          </table:table-cell>
          <table:table-cell office:value-type="string">
            <text:p>billete m,pasaje m</text:p>
          </table:table-cell>
          <table:table-cell office:value-type="string">
            <text:p>NOUN</text:p>
          </table:table-cell>
          <table:table-cell office:value-type="string">
            <text:p>Fahrkarten bekommt man am Automaten.</text:p>
          </table:table-cell>
        </table:table-row>
        <table:table-row table:style-name="ro1">
          <table:table-cell office:value-type="string">
            <text:p>der Fahrplan, -"e</text:p>
          </table:table-cell>
          <table:table-cell office:value-type="string">
            <text:p>horario m</text:p>
          </table:table-cell>
          <table:table-cell office:value-type="string">
            <text:p>NOUN</text:p>
          </table:table-cell>
          <table:table-cell office:value-type="string">
            <text:p>1. Der Fahrplan hat sich geändert. 2. Haben Sie schon den neuen Sommerfahrplan?</text:p>
          </table:table-cell>
        </table:table-row>
        <table:table-row table:style-name="ro1">
          <table:table-cell office:value-type="string">
            <text:p>das Fahrrad, -"er </text:p>
          </table:table-cell>
          <table:table-cell office:value-type="string">
            <text:p>bicicleta f,bici f fam,ciclo m Cuba</text:p>
          </table:table-cell>
          <table:table-cell office:value-type="string">
            <text:p>NOUN</text:p>
          </table:table-cell>
          <table:table-cell office:value-type="string">
            <text:p>Ich fahre jeden Morgen mit dem Fahrrad zur Arbeit.</text:p>
          </table:table-cell>
        </table:table-row>
        <table:table-row table:style-name="ro1">
          <table:table-cell office:value-type="string">
            <text:p>die Fahrschule, -n</text:p>
          </table:table-cell>
          <table:table-cell office:value-type="string">
            <text:p>autoescuela f</text:p>
          </table:table-cell>
          <table:table-cell office:value-type="string">
            <text:p>NOUN</text:p>
          </table:table-cell>
          <table:table-cell office:value-type="string">
            <text:p>Wenn du den Führerschein machen willst, musst du in eine Fahrschule gehen.</text:p>
          </table:table-cell>
        </table:table-row>
        <table:table-row table:style-name="ro1">
          <table:table-cell office:value-type="string">
            <text:p>das Fahrzeug, -e</text:p>
          </table:table-cell>
          <table:table-cell office:value-type="string">
            <text:p>vehículo m</text:p>
          </table:table-cell>
          <table:table-cell office:value-type="string">
            <text:p>NOUN</text:p>
          </table:table-cell>
          <table:table-cell office:value-type="string">
            <text:p>Wem gehört das Fahrzeug?</text:p>
          </table:table-cell>
        </table:table-row>
        <table:table-row table:style-name="ro1">
          <table:table-cell office:value-type="string">
            <text:p>der Fall, -"e</text:p>
          </table:table-cell>
          <table:table-cell office:value-type="string">
            <text:p>caída f,caso m,causa f</text:p>
          </table:table-cell>
          <table:table-cell office:value-type="string">
            <text:p>NOUN</text:p>
          </table:table-cell>
          <table:table-cell office:value-type="string">
            <text:p>1. Was würden Sie in diesem Fall tun? 2. Rufen Sie auf jeden Fall vorher noch einmal an. 3. Für den Fall, dass meine Mutter aus dem Krankenhaus kommt, bleibe ich zu Hause.</text:p>
          </table:table-cell>
        </table:table-row>
        <table:table-row table:style-name="ro1">
          <table:table-cell office:value-type="string">
            <text:p>die Familie, -n </text:p>
          </table:table-cell>
          <table:table-cell office:value-type="string">
            <text:p>familia f</text:p>
          </table:table-cell>
          <table:table-cell office:value-type="string">
            <text:p>NOUN</text:p>
          </table:table-cell>
          <table:table-cell office:value-type="string">
            <text:p>Ich habe eine große Familie.</text:p>
          </table:table-cell>
        </table:table-row>
        <table:table-row table:style-name="ro1">
          <table:table-cell office:value-type="string">
            <text:p>der Familienstand</text:p>
          </table:table-cell>
          <table:table-cell office:value-type="string">
            <text:p>estado m civil</text:p>
          </table:table-cell>
          <table:table-cell office:value-type="string">
            <text:p>NOUN</text:p>
          </table:table-cell>
          <table:table-cell office:value-type="string">
            <text:p>Bei „Familienstand“ musst du „ledig“ ankreuzen.</text:p>
          </table:table-cell>
        </table:table-row>
        <table:table-row table:style-name="ro1">
          <table:table-cell office:value-type="string">
            <text:p>der Fan, -s</text:p>
          </table:table-cell>
          <table:table-cell office:value-type="string">
            <text:p>fan mf,aficionado(-a) m (f),hincha mf</text:p>
          </table:table-cell>
          <table:table-cell office:value-type="string">
            <text:p>NOUN</text:p>
          </table:table-cell>
          <table:table-cell office:value-type="string">
            <text:p>Ich bin kein Fan von lauter Musik.</text:p>
          </table:table-cell>
        </table:table-row>
        <table:table-row table:style-name="ro1">
          <table:table-cell office:value-type="string">
            <text:p>die Fantasie, - </text:p>
          </table:table-cell>
          <table:table-cell office:value-type="string">
            <text:p>fantasía f,imaginación f</text:p>
          </table:table-cell>
          <table:table-cell office:value-type="string">
            <text:p>NOUN</text:p>
          </table:table-cell>
          <table:table-cell office:value-type="string">
            <text:p>Mein Sohn malt sehr gut. Er hat viel Fantasie.</text:p>
          </table:table-cell>
        </table:table-row>
        <table:table-row table:style-name="ro1">
          <table:table-cell office:value-type="string">
            <text:p>die Farbe, -n</text:p>
          </table:table-cell>
          <table:table-cell office:value-type="string">
            <text:p>color m,tez f,pintura f,tinte m,palo m</text:p>
          </table:table-cell>
          <table:table-cell office:value-type="string">
            <text:p>NOUN</text:p>
          </table:table-cell>
          <table:table-cell office:value-type="string">
            <text:p>1. Welche Farbe magst du am liebsten? 2. Diese Farbe trocknet schnell.</text:p>
          </table:table-cell>
        </table:table-row>
        <table:table-row table:style-name="ro1">
          <table:table-cell office:value-type="string">
            <text:p>das Fax, -e</text:p>
          </table:table-cell>
          <table:table-cell office:value-type="string">
            <text:p>fax m inv</text:p>
          </table:table-cell>
          <table:table-cell office:value-type="string">
            <text:p>NOUN</text:p>
          </table:table-cell>
          <table:table-cell office:value-type="string">
            <text:p>Schicken Sie uns einfach ein Fax!</text:p>
          </table:table-cell>
        </table:table-row>
        <table:table-row table:style-name="ro1">
          <table:table-cell office:value-type="string">
            <text:p>der Fehler, -</text:p>
          </table:table-cell>
          <table:table-cell office:value-type="string">
            <text:p>error m,falta f,errata f,defecto m,culpa f</text:p>
          </table:table-cell>
          <table:table-cell office:value-type="string">
            <text:p>NOUN</text:p>
          </table:table-cell>
          <table:table-cell office:value-type="string">
            <text:p>1. Ich glaube, da haben Sie einen Fehler gemacht. 2. In der Werkstatt haben sie den Fehler sofort gefunden.</text:p>
          </table:table-cell>
        </table:table-row>
        <table:table-row table:style-name="ro1">
          <table:table-cell office:value-type="string">
            <text:p>die Feier, -n</text:p>
          </table:table-cell>
          <table:table-cell office:value-type="string">
            <text:p>fiesta f,festividad f,acto m solemne</text:p>
          </table:table-cell>
          <table:table-cell office:value-type="string">
            <text:p>NOUN</text:p>
          </table:table-cell>
          <table:table-cell office:value-type="string">
            <text:p>Es war eine schöne Feier.</text:p>
          </table:table-cell>
        </table:table-row>
        <table:table-row table:style-name="ro1">
          <table:table-cell office:value-type="string">
            <text:p>der Feierabend</text:p>
          </table:table-cell>
          <table:table-cell office:value-type="string">
            <text:p>fin m del trabajo,hora f de cierre</text:p>
          </table:table-cell>
          <table:table-cell office:value-type="string">
            <text:p>NOUN</text:p>
          </table:table-cell>
          <table:table-cell office:value-type="string">
            <text:p>1. Einen schönen Feierabend. 2. Wann haben Sie Feierabend?</text:p>
          </table:table-cell>
        </table:table-row>
        <table:table-row table:style-name="ro1">
          <table:table-cell office:value-type="string">
            <text:p>der Feiertag, -e </text:p>
          </table:table-cell>
          <table:table-cell office:value-type="string">
            <text:p>día m festivo,fiesta f</text:p>
          </table:table-cell>
          <table:table-cell office:value-type="string">
            <text:p>NOUN</text:p>
          </table:table-cell>
          <table:table-cell office:value-type="string">
            <text:p>1. Am Montag ist Feiertag. 2. Schöne Feiertage.</text:p>
          </table:table-cell>
        </table:table-row>
        <table:table-row table:style-name="ro1">
          <table:table-cell office:value-type="string">
            <text:p>das Fenster, -</text:p>
          </table:table-cell>
          <table:table-cell office:value-type="string">
            <text:p>ventana f,ventanilla f</text:p>
          </table:table-cell>
          <table:table-cell office:value-type="string">
            <text:p>NOUN</text:p>
          </table:table-cell>
          <table:table-cell office:value-type="string">
            <text:p>Darf ich einen Moment das Fenster aufmachen?</text:p>
          </table:table-cell>
        </table:table-row>
        <table:table-row table:style-name="ro1">
          <table:table-cell office:value-type="string">
            <text:p>die Ferien (Pl.)</text:p>
          </table:table-cell>
          <table:table-cell office:value-type="string">
            <text:p>vacaciones f pl</text:p>
          </table:table-cell>
          <table:table-cell office:value-type="string">
            <text:p>NOUN</text:p>
          </table:table-cell>
          <table:table-cell office:value-type="string">
            <text:p>1. Wir machen im Sommer drei Wochen Ferien. 2. Endlich ist die Schule aus! Jetzt sind sechs Wochen Ferien.</text:p>
          </table:table-cell>
        </table:table-row>
        <table:table-row table:style-name="ro1">
          <table:table-cell office:value-type="string">
            <text:p>die Fernbedienung, -en</text:p>
          </table:table-cell>
          <table:table-cell office:value-type="string">
            <text:p>mando m a distancia,telemando m</text:p>
          </table:table-cell>
          <table:table-cell office:value-type="string">
            <text:p>NOUN</text:p>
          </table:table-cell>
          <table:table-cell office:value-type="string">
            <text:p>Hast du die Fernbedienung gesehen?</text:p>
          </table:table-cell>
        </table:table-row>
        <table:table-row table:style-name="ro1">
          <table:table-cell office:value-type="string">
            <text:p>das Fernsehen</text:p>
          </table:table-cell>
          <table:table-cell office:value-type="string">
            <text:p>televisión f</text:p>
          </table:table-cell>
          <table:table-cell office:value-type="string">
            <text:p>NOUN</text:p>
          </table:table-cell>
          <table:table-cell office:value-type="string">
            <text:p>Was gibt es heute Abend im Fernsehen?</text:p>
          </table:table-cell>
        </table:table-row>
        <table:table-row table:style-name="ro1">
          <table:table-cell office:value-type="string">
            <text:p>der Fernseher, -</text:p>
          </table:table-cell>
          <table:table-cell office:value-type="string">
            <text:p>tele f</text:p>
          </table:table-cell>
          <table:table-cell office:value-type="string">
            <text:p>NOUN</text:p>
          </table:table-cell>
          <table:table-cell office:value-type="string">
            <text:p>Der Fernseher ist schon wieder kaputt.</text:p>
          </table:table-cell>
        </table:table-row>
        <table:table-row table:style-name="ro1">
          <table:table-cell office:value-type="string">
            <text:p>das Fest, -e</text:p>
          </table:table-cell>
          <table:table-cell office:value-type="string">
            <text:p>fiesta f,pachanga f Am: fam,milonga f And, CSur</text:p>
          </table:table-cell>
          <table:table-cell office:value-type="string">
            <text:p>NOUN</text:p>
          </table:table-cell>
          <table:table-cell office:value-type="string">
            <text:p>1. Wenn ich 18 werde, feiern wir ein großes Fest. 2. Frohes Fest!</text:p>
          </table:table-cell>
        </table:table-row>
        <table:table-row table:style-name="ro1">
          <table:table-cell office:value-type="string">
            <text:p>die Festplatte, -n</text:p>
          </table:table-cell>
          <table:table-cell office:value-type="string">
            <text:p>disco m duro</text:p>
          </table:table-cell>
          <table:table-cell office:value-type="string">
            <text:p>NOUN</text:p>
          </table:table-cell>
          <table:table-cell office:value-type="string">
            <text:p>Mein Computer hat eine große Festplatte.</text:p>
          </table:table-cell>
        </table:table-row>
        <table:table-row table:style-name="ro1">
          <table:table-cell office:value-type="string">
            <text:p>das Festnetz</text:p>
          </table:table-cell>
          <table:table-cell office:value-type="string">
            <text:p>red f fija [oder terrestre]</text:p>
          </table:table-cell>
          <table:table-cell office:value-type="string">
            <text:p>NOUN</text:p>
          </table:table-cell>
          <table:table-cell office:value-type="string">
            <text:p>1 Hast du einen Festnetzanschluss? 2. Für Anrufe ins Festnetz gibt es einen günstigen Tarif.</text:p>
          </table:table-cell>
        </table:table-row>
        <table:table-row table:style-name="ro1">
          <table:table-cell office:value-type="string">
            <text:p>das Fett</text:p>
          </table:table-cell>
          <table:table-cell office:value-type="string">
            <text:p>grasa f</text:p>
          </table:table-cell>
          <table:table-cell office:value-type="string">
            <text:p>NOUN</text:p>
          </table:table-cell>
          <table:table-cell office:value-type="string">
            <text:p>Man soll nicht so viel Fett essen.</text:p>
          </table:table-cell>
        </table:table-row>
        <table:table-row table:style-name="ro1">
          <table:table-cell office:value-type="string">
            <text:p>das Feuer</text:p>
          </table:table-cell>
          <table:table-cell office:value-type="string">
            <text:p>fuego m,incendio m</text:p>
          </table:table-cell>
          <table:table-cell office:value-type="string">
            <text:p>NOUN</text:p>
          </table:table-cell>
          <table:table-cell office:value-type="string">
            <text:p>1. Der Schaden durch das Feuer war sehr groß. 2. Haben Sie Feuer? Ist das Feuerzeug neu?</text:p>
          </table:table-cell>
        </table:table-row>
        <table:table-row table:style-name="ro1">
          <table:table-cell office:value-type="string">
            <text:p>das Feuerzeug, -e die Feuerwehr, -en</text:p>
          </table:table-cell>
          <table:table-cell office:value-type="string">
            <text:p>encendedor m,mechero m</text:p>
          </table:table-cell>
          <table:table-cell office:value-type="string">
            <text:p>NOUN</text:p>
          </table:table-cell>
          <table:table-cell office:value-type="string">
            <text:p>Schnell! Rufen Sie die Feuerwehr! Die Nummer ist: 112.</text:p>
          </table:table-cell>
        </table:table-row>
        <table:table-row table:style-name="ro1">
          <table:table-cell office:value-type="string">
            <text:p>das Fieber </text:p>
          </table:table-cell>
          <table:table-cell office:value-type="string">
            <text:p>fiebre f</text:p>
          </table:table-cell>
          <table:table-cell office:value-type="string">
            <text:p>NOUN</text:p>
          </table:table-cell>
          <table:table-cell office:value-type="string">
            <text:p>Plötzlich hat meine Tochter hohes Fieber bekommen.</text:p>
          </table:table-cell>
        </table:table-row>
        <table:table-row table:style-name="ro1">
          <table:table-cell office:value-type="string">
            <text:p>die Figur, -en</text:p>
          </table:table-cell>
          <table:table-cell office:value-type="string">
            <text:p>figura f,personaje m,pieza f,ilustración f</text:p>
          </table:table-cell>
          <table:table-cell office:value-type="string">
            <text:p>NOUN</text:p>
          </table:table-cell>
          <table:table-cell office:value-type="string">
            <text:p>1. Lars hat eine gute Figur. 2. Bei diesem Spiel hat jeder Spieler vier Figuren.</text:p>
          </table:table-cell>
        </table:table-row>
        <table:table-row table:style-name="ro1">
          <table:table-cell office:value-type="string">
            <text:p>der Film, -e</text:p>
          </table:table-cell>
          <table:table-cell office:value-type="string">
            <text:p>película f,carrete m,filme m,cine m</text:p>
          </table:table-cell>
          <table:table-cell office:value-type="string">
            <text:p>NOUN</text:p>
          </table:table-cell>
          <table:table-cell office:value-type="string">
            <text:p>1. Bis wann können Sie den Film entwickeln? 2. Den Film musst du dir unbedingt ansehen.</text:p>
          </table:table-cell>
        </table:table-row>
        <table:table-row table:style-name="ro1">
          <table:table-cell office:value-type="string">
            <text:p>der Finger, -</text:p>
          </table:table-cell>
          <table:table-cell office:value-type="string">
            <text:p>dedo m</text:p>
          </table:table-cell>
          <table:table-cell office:value-type="string">
            <text:p>NOUN</text:p>
          </table:table-cell>
          <table:table-cell office:value-type="string">
            <text:p>Alessandro hat sich in den Finger geschnitten.</text:p>
          </table:table-cell>
        </table:table-row>
        <table:table-row table:style-name="ro1">
          <table:table-cell office:value-type="string">
            <text:p>die Firma, Firmen </text:p>
          </table:table-cell>
          <table:table-cell office:value-type="string">
            <text:p>empresa f,firma f,fábrica f</text:p>
          </table:table-cell>
          <table:table-cell office:value-type="string">
            <text:p>NOUN</text:p>
          </table:table-cell>
          <table:table-cell office:value-type="string">
            <text:p>Seit wann arbeiten Sie bei dieser Firma?</text:p>
          </table:table-cell>
        </table:table-row>
        <table:table-row table:style-name="ro1">
          <table:table-cell office:value-type="string">
            <text:p>der Fisch, -e</text:p>
          </table:table-cell>
          <table:table-cell office:value-type="string">
            <text:p>pez m,pescado m,piscis m inv</text:p>
          </table:table-cell>
          <table:table-cell office:value-type="string">
            <text:p>NOUN</text:p>
          </table:table-cell>
          <table:table-cell office:value-type="string">
            <text:p>1. In diesem See gibt es kaum noch Fische. 2. Fisch esse ich lieber als Fleisch.</text:p>
          </table:table-cell>
        </table:table-row>
        <table:table-row table:style-name="ro1">
          <table:table-cell office:value-type="string">
            <text:p>die Fitness</text:p>
          </table:table-cell>
          <table:table-cell office:value-type="string">
            <text:p>buena forma f</text:p>
          </table:table-cell>
          <table:table-cell office:value-type="string">
            <text:p>NOUN</text:p>
          </table:table-cell>
          <table:table-cell office:value-type="string">
            <text:p>Ich tue viel für meine Fitness.</text:p>
          </table:table-cell>
        </table:table-row>
        <table:table-row table:style-name="ro1">
          <table:table-cell office:value-type="string">
            <text:p>die Fläche, -n </text:p>
          </table:table-cell>
          <table:table-cell office:value-type="string">
            <text:p>superficie f,terreno m,plano m,cara f</text:p>
          </table:table-cell>
          <table:table-cell office:value-type="string">
            <text:p>NOUN</text:p>
          </table:table-cell>
          <table:table-cell office:value-type="string">
            <text:p>Unsere Wohnung hat eine Wohnfläche von 100 m2.</text:p>
          </table:table-cell>
        </table:table-row>
        <table:table-row table:style-name="ro1">
          <table:table-cell office:value-type="string">
            <text:p>die Flasche, -n</text:p>
          </table:table-cell>
          <table:table-cell office:value-type="string">
            <text:p>botella f,biberón m,cero m a la izquierda,berzotas mf inv</text:p>
          </table:table-cell>
          <table:table-cell office:value-type="string">
            <text:p>NOUN</text:p>
          </table:table-cell>
          <table:table-cell office:value-type="string">
            <text:p>1. Wo kann man die leeren Flaschen zurückgeben? 2. Eine Flasche Bier bitte.</text:p>
          </table:table-cell>
        </table:table-row>
        <table:table-row table:style-name="ro1">
          <table:table-cell office:value-type="string">
            <text:p>der Fleck, -en </text:p>
          </table:table-cell>
          <table:table-cell office:value-type="string">
            <text:p>mancha f,lugar m,sitio m</text:p>
          </table:table-cell>
          <table:table-cell office:value-type="string">
            <text:p>NOUN</text:p>
          </table:table-cell>
          <table:table-cell office:value-type="string">
            <text:p>Du hast einen Fleck auf der Bluse.</text:p>
          </table:table-cell>
        </table:table-row>
        <table:table-row table:style-name="ro1">
          <table:table-cell office:value-type="string">
            <text:p>das Fleisch</text:p>
          </table:table-cell>
          <table:table-cell office:value-type="string">
            <text:p>carne f,pulpa f,blancos m pl</text:p>
          </table:table-cell>
          <table:table-cell office:value-type="string">
            <text:p>NOUN</text:p>
          </table:table-cell>
          <table:table-cell office:value-type="string">
            <text:p>Fleisch mag ich nicht.</text:p>
          </table:table-cell>
        </table:table-row>
        <table:table-row table:style-name="ro1">
          <table:table-cell office:value-type="string">
            <text:p>die Flucht</text:p>
          </table:table-cell>
          <table:table-cell office:value-type="string">
            <text:p>huida f vor,fuga f de,punto m de fuga,serie f de habitaciones</text:p>
          </table:table-cell>
          <table:table-cell office:value-type="string">
            <text:p>NOUN</text:p>
          </table:table-cell>
          <table:table-cell office:value-type="string">
            <text:p>Der Einbrecher war schon auf der Flucht.</text:p>
          </table:table-cell>
        </table:table-row>
        <table:table-row table:style-name="ro1">
          <table:table-cell office:value-type="string">
            <text:p>der Flug, -"e </text:p>
          </table:table-cell>
          <table:table-cell office:value-type="string">
            <text:p>vuelo m</text:p>
          </table:table-cell>
          <table:table-cell office:value-type="string">
            <text:p>NOUN</text:p>
          </table:table-cell>
          <table:table-cell office:value-type="string">
            <text:p>Ich habe den Flug für Sie gebucht.</text:p>
          </table:table-cell>
        </table:table-row>
        <table:table-row table:style-name="ro1">
          <table:table-cell office:value-type="string">
            <text:p>der Flughafen, -"</text:p>
          </table:table-cell>
          <table:table-cell office:value-type="string">
            <text:p>aeropuerto m</text:p>
          </table:table-cell>
          <table:table-cell office:value-type="string">
            <text:p>NOUN</text:p>
          </table:table-cell>
          <table:table-cell office:value-type="string">
            <text:p>1. Der Flughafen liegt 30 km außerhalb. 2. Kannst du mich zum Flughafen bringen? </text:p>
          </table:table-cell>
        </table:table-row>
        <table:table-row table:style-name="ro1">
          <table:table-cell office:value-type="string">
            <text:p>das Flugzeug, -e </text:p>
          </table:table-cell>
          <table:table-cell office:value-type="string">
            <text:p>avión m</text:p>
          </table:table-cell>
          <table:table-cell office:value-type="string">
            <text:p>NOUN</text:p>
          </table:table-cell>
          <table:table-cell office:value-type="string">
            <text:p>Das Flugzeug ist gerade gelandet.</text:p>
          </table:table-cell>
        </table:table-row>
        <table:table-row table:style-name="ro1">
          <table:table-cell office:value-type="string">
            <text:p>der Flur, -e</text:p>
          </table:table-cell>
          <table:table-cell office:value-type="string">
            <text:p>pasillo m,corredor m,campo m,campiña f</text:p>
          </table:table-cell>
          <table:table-cell office:value-type="string">
            <text:p>NOUN</text:p>
          </table:table-cell>
          <table:table-cell office:value-type="string">
            <text:p><text:s/>Warten Sie bitte auf dem Flur.</text:p>
          </table:table-cell>
        </table:table-row>
        <table:table-row table:style-name="ro1">
          <table:table-cell office:value-type="string">
            <text:p>der Fluss, -"e </text:p>
          </table:table-cell>
          <table:table-cell office:value-type="string">
            <text:p>río m,flujo m,curso m</text:p>
          </table:table-cell>
          <table:table-cell office:value-type="string">
            <text:p>NOUN</text:p>
          </table:table-cell>
          <table:table-cell office:value-type="string">
            <text:p><text:s/>Wie heißt dieser Fluss?</text:p>
          </table:table-cell>
        </table:table-row>
        <table:table-row table:style-name="ro1">
          <table:table-cell office:value-type="string">
            <text:p>die Flüssigkeit, -en</text:p>
          </table:table-cell>
          <table:table-cell office:value-type="string">
            <text:p>líquido m,fluidez f</text:p>
          </table:table-cell>
          <table:table-cell office:value-type="string">
            <text:p>NOUN</text:p>
          </table:table-cell>
          <table:table-cell office:value-type="string">
            <text:p>1. Dieses Medikament muss man mit viel Flüssigkeit einnehmen.</text:p>
          </table:table-cell>
        </table:table-row>
        <table:table-row table:style-name="ro1">
          <table:table-cell office:value-type="string">
            <text:p>die Folge, -n</text:p>
          </table:table-cell>
          <table:table-cell office:value-type="string">
            <text:p>consecuencia f,repercusiones f pl,resultado m,capítulo m,número m,serie f</text:p>
          </table:table-cell>
          <table:table-cell office:value-type="string">
            <text:p>NOUN</text:p>
          </table:table-cell>
          <table:table-cell office:value-type="string">
            <text:p>Wenn Sie weiter so spät kommen, hat das Folgen.</text:p>
          </table:table-cell>
        </table:table-row>
        <table:table-row table:style-name="ro1">
          <table:table-cell office:value-type="string">
            <text:p>die Forderung, -en</text:p>
          </table:table-cell>
          <table:table-cell office:value-type="string">
            <text:p>exigencia f,demanda f,requisito m,deuda f,reivindicación f</text:p>
          </table:table-cell>
          <table:table-cell office:value-type="string">
            <text:p>NOUN</text:p>
          </table:table-cell>
          <table:table-cell office:value-type="string">
            <text:p>Alles wird teurer. Wir fordern deshalb von unserer Firma mehr Lohn.</text:p>
          </table:table-cell>
        </table:table-row>
        <table:table-row table:style-name="ro1">
          <table:table-cell office:value-type="string">
            <text:p>die Förderung, -en </text:p>
          </table:table-cell>
          <table:table-cell office:value-type="string">
            <text:p>explotación f,extracción f,promoción f,fomento m,subsidio m,ayuda f económica</text:p>
          </table:table-cell>
          <table:table-cell office:value-type="string">
            <text:p>NOUN</text:p>
          </table:table-cell>
          <table:table-cell office:value-type="string">
            <text:p>Für das Projekt bekommen wir eine Förderung von der Stadt.</text:p>
          </table:table-cell>
        </table:table-row>
        <table:table-row table:style-name="ro1">
          <table:table-cell office:value-type="string">
            <text:p>die Form, -en</text:p>
          </table:table-cell>
          <table:table-cell office:value-type="string">
            <text:p>forma f,manera f,molde m,formas f pl,modales m pl</text:p>
          </table:table-cell>
          <table:table-cell office:value-type="string">
            <text:p>NOUN</text:p>
          </table:table-cell>
          <table:table-cell office:value-type="string">
            <text:p>1. Diese Schuhe haben eine schöne Form.2. Ich möchte für den Geburtstag einen Kuchen backen. Kannst du mir eine Backform leihen?</text:p>
          </table:table-cell>
        </table:table-row>
        <table:table-row table:style-name="ro1">
          <table:table-cell office:value-type="string">
            <text:p>das Formular, -e </text:p>
          </table:table-cell>
          <table:table-cell office:value-type="string">
            <text:p>formulario m,impreso m</text:p>
          </table:table-cell>
          <table:table-cell office:value-type="string">
            <text:p>NOUN</text:p>
          </table:table-cell>
          <table:table-cell office:value-type="string">
            <text:p>Füllen Sie bitte dieses Formular aus.</text:p>
          </table:table-cell>
        </table:table-row>
        <table:table-row table:style-name="ro1">
          <table:table-cell office:value-type="string">
            <text:p>die Fortbildung, -en</text:p>
          </table:table-cell>
          <table:table-cell office:value-type="string">
            <text:p>perfeccionamiento m</text:p>
          </table:table-cell>
          <table:table-cell office:value-type="string">
            <text:p>NOUN</text:p>
          </table:table-cell>
          <table:table-cell office:value-type="string">
            <text:p>Ich möchte nächstes Jahr in meinem Beruf eine Fortbildung machen.</text:p>
          </table:table-cell>
        </table:table-row>
        <table:table-row table:style-name="ro1">
          <table:table-cell office:value-type="string">
            <text:p>der Fortschritt, -e</text:p>
          </table:table-cell>
          <table:table-cell office:value-type="string">
            <text:p>progreso m,mejora m</text:p>
          </table:table-cell>
          <table:table-cell office:value-type="string">
            <text:p>NOUN</text:p>
          </table:table-cell>
          <table:table-cell office:value-type="string">
            <text:p>Ihre Kinder haben im Deutschen große Fortschritte gemacht.</text:p>
          </table:table-cell>
        </table:table-row>
        <table:table-row table:style-name="ro1">
          <table:table-cell office:value-type="string">
            <text:p>die Fortsetzung, -en</text:p>
          </table:table-cell>
          <table:table-cell office:value-type="string">
            <text:p>continuación f</text:p>
          </table:table-cell>
          <table:table-cell office:value-type="string">
            <text:p>NOUN</text:p>
          </table:table-cell>
          <table:table-cell office:value-type="string">
            <text:p>Fortsetzung folgt. </text:p>
          </table:table-cell>
        </table:table-row>
        <table:table-row table:style-name="ro1">
          <table:table-cell office:value-type="string">
            <text:p>das Foto, -s </text:p>
          </table:table-cell>
          <table:table-cell office:value-type="string">
            <text:p>foto f,máquina f (fotográfica)</text:p>
          </table:table-cell>
          <table:table-cell office:value-type="string">
            <text:p>NOUN</text:p>
          </table:table-cell>
          <table:table-cell office:value-type="string">
            <text:p>Können Sie dieses Foto vergrößern?</text:p>
          </table:table-cell>
        </table:table-row>
        <table:table-row table:style-name="ro1">
          <table:table-cell office:value-type="string">
            <text:p>der Fotoapparat, -e</text:p>
          </table:table-cell>
          <table:table-cell office:value-type="string">
            <text:p>cámara f fotográfica,máquina f fotográfica</text:p>
          </table:table-cell>
          <table:table-cell office:value-type="string">
            <text:p>NOUN</text:p>
          </table:table-cell>
          <table:table-cell office:value-type="string">
            <text:p>Ich möchte mir einen Fotoapparat kaufen.</text:p>
          </table:table-cell>
        </table:table-row>
        <table:table-row table:style-name="ro1">
          <table:table-cell office:value-type="string">
            <text:p>die Fotografie, -n</text:p>
          </table:table-cell>
          <table:table-cell office:value-type="string">
            <text:p>fotografía f</text:p>
          </table:table-cell>
          <table:table-cell office:value-type="string">
            <text:p>NOUN</text:p>
          </table:table-cell>
          <table:table-cell office:value-type="string">
            <text:p>Ich interessiere mich für Fotografie.</text:p>
          </table:table-cell>
        </table:table-row>
        <table:table-row table:style-name="ro1">
          <table:table-cell office:value-type="string">
            <text:p>die Frage, -n</text:p>
          </table:table-cell>
          <table:table-cell office:value-type="string">
            <text:p>pregunta f,cuestión f,consideración f</text:p>
          </table:table-cell>
          <table:table-cell office:value-type="string">
            <text:p>NOUN</text:p>
          </table:table-cell>
          <table:table-cell office:value-type="string">
            <text:p>1. Ich habe Ihre Frage leider nicht verstanden. 2. Das kommt gar nicht infrage!</text:p>
          </table:table-cell>
        </table:table-row>
        <table:table-row table:style-name="ro1">
          <table:table-cell office:value-type="string">
            <text:p>die Frau, -en</text:p>
          </table:table-cell>
          <table:table-cell office:value-type="string">
            <text:p>mujer f,esposa f,señora f,doña f</text:p>
          </table:table-cell>
          <table:table-cell office:value-type="string">
            <text:p>NOUN</text:p>
          </table:table-cell>
          <table:table-cell office:value-type="string">
            <text:p>1. In meinem Deutschkurs sind mehr Frauen als Männer. 2. Ist Ihre Frau berufstätig? 3. Guten Tag, Frau Müller!</text:p>
          </table:table-cell>
        </table:table-row>
        <table:table-row table:style-name="ro1">
          <table:table-cell office:value-type="string">
            <text:p>die Freiheit</text:p>
          </table:table-cell>
          <table:table-cell office:value-type="string">
            <text:p>libertad f,independencia f,licencia f</text:p>
          </table:table-cell>
          <table:table-cell office:value-type="string">
            <text:p>NOUN</text:p>
          </table:table-cell>
          <table:table-cell office:value-type="string">
            <text:p>Wir alle wünschen uns ein Leben in Freiheit.</text:p>
          </table:table-cell>
        </table:table-row>
        <table:table-row table:style-name="ro1">
          <table:table-cell office:value-type="string">
            <text:p>die Freizeit</text:p>
          </table:table-cell>
          <table:table-cell office:value-type="string">
            <text:p>tiempo m libre [oder de ocio],campamento m</text:p>
          </table:table-cell>
          <table:table-cell office:value-type="string">
            <text:p>NOUN</text:p>
          </table:table-cell>
          <table:table-cell office:value-type="string">
            <text:p>In meiner Freizeit höre ich gern Musik.</text:p>
          </table:table-cell>
        </table:table-row>
        <table:table-row table:style-name="ro1">
          <table:table-cell office:value-type="string">
            <text:p>die Fremdsprache, -n</text:p>
          </table:table-cell>
          <table:table-cell office:value-type="string">
            <text:p>lengua f extranjera,idioma m extranjero</text:p>
          </table:table-cell>
          <table:table-cell office:value-type="string">
            <text:p>NOUN</text:p>
          </table:table-cell>
          <table:table-cell office:value-type="string">
            <text:p>1. Wie viele Fremdsprachen kannst du? 2. Für diese Stelle braucht man gute Fremdsprachenkenntnisse.</text:p>
          </table:table-cell>
        </table:table-row>
        <table:table-row table:style-name="ro1">
          <table:table-cell office:value-type="string">
            <text:p>die Freude</text:p>
          </table:table-cell>
          <table:table-cell office:value-type="string">
            <text:p>alegría f por,gozo m,satisfacción f</text:p>
          </table:table-cell>
          <table:table-cell office:value-type="string">
            <text:p>NOUN</text:p>
          </table:table-cell>
          <table:table-cell office:value-type="string">
            <text:p>Diese Arbeit macht mir viel Freude.</text:p>
          </table:table-cell>
        </table:table-row>
        <table:table-row table:style-name="ro1">
          <table:table-cell office:value-type="string">
            <text:p>der Freund, -e</text:p>
          </table:table-cell>
          <table:table-cell office:value-type="string">
            <text:p>amigo(-a) m (f),chamaco(-a) m (f) Mex,novio(-a) m (f),aficionado(-a) m (f) a</text:p>
          </table:table-cell>
          <table:table-cell office:value-type="string">
            <text:p>NOUN</text:p>
          </table:table-cell>
          <table:table-cell office:value-type="string">
            <text:p>Ich sehe meine Freunde nur am Wochenende.</text:p>
          </table:table-cell>
        </table:table-row>
        <table:table-row table:style-name="ro1">
          <table:table-cell office:value-type="string">
            <text:p>die Freundschaft, -en</text:p>
          </table:table-cell>
          <table:table-cell office:value-type="string">
            <text:p>amistad f</text:p>
          </table:table-cell>
          <table:table-cell office:value-type="string">
            <text:p>NOUN</text:p>
          </table:table-cell>
          <table:table-cell office:value-type="string">
            <text:p>Deine Freundschaft ist mir sehr wichtig.</text:p>
          </table:table-cell>
        </table:table-row>
        <table:table-row table:style-name="ro1">
          <table:table-cell office:value-type="string">
            <text:p>der Friseur, -e </text:p>
          </table:table-cell>
          <table:table-cell office:value-type="string">
            <text:p>peluquero(-a) m (f),peluquería f</text:p>
          </table:table-cell>
          <table:table-cell office:value-type="string">
            <text:p>NOUN</text:p>
          </table:table-cell>
          <table:table-cell office:value-type="string">
            <text:p>1. Hast du einen guten Friseur? 2. Meine Tochter will Friseurin werden.</text:p>
          </table:table-cell>
        </table:table-row>
        <table:table-row table:style-name="ro1">
          <table:table-cell office:value-type="string">
            <text:p>die Frist, -en</text:p>
          </table:table-cell>
          <table:table-cell office:value-type="string">
            <text:p>plazo m,prórroga f,fecha f</text:p>
          </table:table-cell>
          <table:table-cell office:value-type="string">
            <text:p>NOUN</text:p>
          </table:table-cell>
          <table:table-cell office:value-type="string">
            <text:p>Die Frist ist abgelaufen.</text:p>
          </table:table-cell>
        </table:table-row>
        <table:table-row table:style-name="ro1">
          <table:table-cell office:value-type="string">
            <text:p>die Frucht, -e</text:p>
          </table:table-cell>
          <table:table-cell office:value-type="string">
            <text:p>fruto m,fruta f,embrión m,feto m,resultado m,cereales m pl,mies f</text:p>
          </table:table-cell>
          <table:table-cell office:value-type="string">
            <text:p>NOUN</text:p>
          </table:table-cell>
          <table:table-cell office:value-type="string">
            <text:p>Welche Früchte kann man essen?</text:p>
          </table:table-cell>
        </table:table-row>
        <table:table-row table:style-name="ro1">
          <table:table-cell office:value-type="string">
            <text:p>das Frühstück</text:p>
          </table:table-cell>
          <table:table-cell office:value-type="string">
            <text:p>desayuno m</text:p>
          </table:table-cell>
          <table:table-cell office:value-type="string">
            <text:p>NOUN</text:p>
          </table:table-cell>
          <table:table-cell office:value-type="string">
            <text:p>1. Wir sitzen gerade beim Frühstück. 2. Sollen wir Ihnen das Frühstück aufs Zimmer bringen?</text:p>
          </table:table-cell>
        </table:table-row>
        <table:table-row table:style-name="ro1">
          <table:table-cell office:value-type="string">
            <text:p>der Führerschein, -e</text:p>
          </table:table-cell>
          <table:table-cell office:value-type="string">
            <text:p>permiso m de conducir,carné m de conducir</text:p>
          </table:table-cell>
          <table:table-cell office:value-type="string">
            <text:p>NOUN</text:p>
          </table:table-cell>
          <table:table-cell office:value-type="string">
            <text:p>1. Mein Bruder hat erst vor einem halben Jahr den Führerschein gemacht.2. Meine Frau hat keinen Führerschein.</text:p>
          </table:table-cell>
        </table:table-row>
        <table:table-row table:style-name="ro1">
          <table:table-cell office:value-type="string">
            <text:p>die Führung, -en</text:p>
          </table:table-cell>
          <table:table-cell office:value-type="string">
            <text:p>dirección f,comportamiento m,visita f (guiada)</text:p>
          </table:table-cell>
          <table:table-cell office:value-type="string">
            <text:p>NOUN</text:p>
          </table:table-cell>
          <table:table-cell office:value-type="string">
            <text:p>1. Die nächste Führung beginnt um 15 Uhr. 2. Bayern München liegt in Führung.</text:p>
          </table:table-cell>
        </table:table-row>
        <table:table-row table:style-name="ro1">
          <table:table-cell office:value-type="string">
            <text:p>das Fundbüro, -s</text:p>
          </table:table-cell>
          <table:table-cell office:value-type="string">
            <text:p>oficina f de objetos perdidos</text:p>
          </table:table-cell>
          <table:table-cell office:value-type="string">
            <text:p>NOUN</text:p>
          </table:table-cell>
          <table:table-cell office:value-type="string">
            <text:p>Sie haben Ihren Schirm verloren. Da fragen Sie am besten im Fundbüro.</text:p>
          </table:table-cell>
        </table:table-row>
        <table:table-row table:style-name="ro1">
          <table:table-cell office:value-type="string">
            <text:p>der Fuß, -"e</text:p>
          </table:table-cell>
          <table:table-cell office:value-type="string">
            <text:p>pie m</text:p>
          </table:table-cell>
          <table:table-cell office:value-type="string">
            <text:p>NOUN</text:p>
          </table:table-cell>
          <table:table-cell office:value-type="string">
            <text:p>1. Thomas hat sich den linken Fuß gebrochen.2. Sind Sie zu Fuß gekommen?</text:p>
          </table:table-cell>
        </table:table-row>
        <table:table-row table:style-name="ro1">
          <table:table-cell office:value-type="string">
            <text:p>der Fußball, -"e</text:p>
          </table:table-cell>
          <table:table-cell office:value-type="string">
            <text:p>fútbol m,balompié m,pelota f de fútbol</text:p>
          </table:table-cell>
          <table:table-cell office:value-type="string">
            <text:p>NOUN</text:p>
          </table:table-cell>
          <table:table-cell office:value-type="string">
            <text:p>1. Hans wünscht sich zu Weihnachten einen neuen Fußball.2. Spielt ihr gerne Fußball? </text:p>
          </table:table-cell>
        </table:table-row>
        <table:table-row table:style-name="ro1">
          <table:table-cell office:value-type="string">
            <text:p>der Fußgänger, - </text:p>
          </table:table-cell>
          <table:table-cell office:value-type="string">
            <text:p>peatón(-ona) m (f),viandante mf</text:p>
          </table:table-cell>
          <table:table-cell office:value-type="string">
            <text:p>NOUN</text:p>
          </table:table-cell>
          <table:table-cell office:value-type="string">
            <text:p>Dieser Weg ist nur für Fußgänger.</text:p>
          </table:table-cell>
        </table:table-row>
        <table:table-row table:style-name="ro1">
          <table:table-cell office:value-type="string">
            <text:p>die Fußgängerzone, -n</text:p>
          </table:table-cell>
          <table:table-cell office:value-type="string">
            <text:p>zona f peatonal</text:p>
          </table:table-cell>
          <table:table-cell office:value-type="string">
            <text:p>NOUN</text:p>
          </table:table-cell>
          <table:table-cell office:value-type="string">
            <text:p>Wir treffen uns um 15 Uhr in der Fußgängerzone.</text:p>
          </table:table-cell>
        </table:table-row>
        <table:table-row table:style-name="ro1">
          <table:table-cell office:value-type="string">
            <text:p>die Gabel, -n </text:p>
          </table:table-cell>
          <table:table-cell office:value-type="string">
            <text:p>tenedor m,horquilla f,horca f</text:p>
          </table:table-cell>
          <table:table-cell office:value-type="string">
            <text:p>NOUN</text:p>
          </table:table-cell>
          <table:table-cell office:value-type="string">
            <text:p>Wir brauchen bitte noch eine Gabel.</text:p>
          </table:table-cell>
        </table:table-row>
        <table:table-row table:style-name="ro1">
          <table:table-cell office:value-type="string">
            <text:p>der Gang, "-e</text:p>
          </table:table-cell>
          <table:table-cell office:value-type="string">
            <text:p>(modo m de) andar m,paseo m,camino m,marcha f,curso m,pasillo m,corredor m,plato m,banda f,trinca f And, CSur,cuadrilla f,percha f Mex</text:p>
          </table:table-cell>
          <table:table-cell office:value-type="string">
            <text:p>NOUN</text:p>
          </table:table-cell>
          <table:table-cell office:value-type="string">
            <text:p>1. Bitte warten Sie draußen im Gang. 2. Schalten Sie bitte jetzt in den dritten Gang. 3. Was möchten Sie als ersten Gang? Suppe oder Salat?</text:p>
          </table:table-cell>
        </table:table-row>
        <table:table-row table:style-name="ro1">
          <table:table-cell office:value-type="string">
            <text:p>die Garage, -n</text:p>
          </table:table-cell>
          <table:table-cell office:value-type="string">
            <text:p>garaje m,establo m Cuba,cochera f</text:p>
          </table:table-cell>
          <table:table-cell office:value-type="string">
            <text:p>NOUN</text:p>
          </table:table-cell>
          <table:table-cell office:value-type="string">
            <text:p>Hier ist eine Garage zu vermieten.</text:p>
          </table:table-cell>
        </table:table-row>
        <table:table-row table:style-name="ro1">
          <table:table-cell office:value-type="string">
            <text:p>die Garantie </text:p>
          </table:table-cell>
          <table:table-cell office:value-type="string">
            <text:p>garantía f</text:p>
          </table:table-cell>
          <table:table-cell office:value-type="string">
            <text:p>NOUN</text:p>
          </table:table-cell>
          <table:table-cell office:value-type="string">
            <text:p>Auf die Waschmaschine haben Sie ein Jahr Garantie.</text:p>
          </table:table-cell>
        </table:table-row>
        <table:table-row table:style-name="ro1">
          <table:table-cell office:value-type="string">
            <text:p>die Garderobe, -n</text:p>
          </table:table-cell>
          <table:table-cell office:value-type="string">
            <text:p>ropa f,guardarropa m,percha f,perchero m,camerino m,vestuario m</text:p>
          </table:table-cell>
          <table:table-cell office:value-type="string">
            <text:p>NOUN</text:p>
          </table:table-cell>
          <table:table-cell office:value-type="string">
            <text:p>1. Die Mäntel bitte an der Garderobe abgeben. 2. Bitte, achten Sie auf Ihre Garderobe.</text:p>
          </table:table-cell>
        </table:table-row>
        <table:table-row table:style-name="ro1">
          <table:table-cell office:value-type="string">
            <text:p>der Garten, -"</text:p>
          </table:table-cell>
          <table:table-cell office:value-type="string">
            <text:p>jardín m,huerto m</text:p>
          </table:table-cell>
          <table:table-cell office:value-type="string">
            <text:p>NOUN</text:p>
          </table:table-cell>
          <table:table-cell office:value-type="string">
            <text:p>Wir haben einen schönen großen Garten.</text:p>
          </table:table-cell>
        </table:table-row>
        <table:table-row table:style-name="ro1">
          <table:table-cell office:value-type="string">
            <text:p>das Gas </text:p>
          </table:table-cell>
          <table:table-cell office:value-type="string">
            <text:p>gas m</text:p>
          </table:table-cell>
          <table:table-cell office:value-type="string">
            <text:p>NOUN</text:p>
          </table:table-cell>
          <table:table-cell office:value-type="string">
            <text:p>1. Wir kochen mit Gas. 2. Gib Gas! Die Ampel ist grün.</text:p>
          </table:table-cell>
        </table:table-row>
        <table:table-row table:style-name="ro1">
          <table:table-cell office:value-type="string">
            <text:p>der Gast, -"e</text:p>
          </table:table-cell>
          <table:table-cell office:value-type="string">
            <text:p>huésped mf,invitado(-a) m (f),cliente mf</text:p>
          </table:table-cell>
          <table:table-cell office:value-type="string">
            <text:p>NOUN</text:p>
          </table:table-cell>
          <table:table-cell office:value-type="string">
            <text:p>1. Wir haben heute Abend Gäste. 2. Der Gast hat sich über das Essen beschwert.</text:p>
          </table:table-cell>
        </table:table-row>
        <table:table-row table:style-name="ro1">
          <table:table-cell office:value-type="string">
            <text:p>die Gaststätte, -n</text:p>
          </table:table-cell>
          <table:table-cell office:value-type="string">
            <text:p>restaurante m</text:p>
          </table:table-cell>
          <table:table-cell office:value-type="string">
            <text:p>NOUN</text:p>
          </table:table-cell>
          <table:table-cell office:value-type="string">
            <text:p>Ich arbeite seit einem Monat in einer Gaststätte.</text:p>
          </table:table-cell>
        </table:table-row>
        <table:table-row table:style-name="ro1">
          <table:table-cell office:value-type="string">
            <text:p>das Gebäude, -</text:p>
          </table:table-cell>
          <table:table-cell office:value-type="string">
            <text:p>edificio m,sistema m</text:p>
          </table:table-cell>
          <table:table-cell office:value-type="string">
            <text:p>NOUN</text:p>
          </table:table-cell>
          <table:table-cell office:value-type="string">
            <text:p>In diesem Gebäude sind nur Büros.</text:p>
          </table:table-cell>
        </table:table-row>
        <table:table-row table:style-name="ro1">
          <table:table-cell office:value-type="string">
            <text:p>das Gebäck</text:p>
          </table:table-cell>
          <table:table-cell office:value-type="string">
            <text:p>galletas f pl,factura f Arg,pastas f pl</text:p>
          </table:table-cell>
          <table:table-cell office:value-type="string">
            <text:p>NOUN</text:p>
          </table:table-cell>
          <table:table-cell office:value-type="string">
            <text:p>Das Gebäck ist ganz frisch.</text:p>
          </table:table-cell>
        </table:table-row>
        <table:table-row table:style-name="ro1">
          <table:table-cell office:value-type="string">
            <text:p>die Gebrauchsanweisung, -en</text:p>
          </table:table-cell>
          <table:table-cell/>
          <table:table-cell office:value-type="string">
            <text:p>NOUN</text:p>
          </table:table-cell>
          <table:table-cell office:value-type="string">
            <text:p>Lesen Sie bitte zuerst die Gebrauchsanweisung.</text:p>
          </table:table-cell>
        </table:table-row>
        <table:table-row table:style-name="ro1">
          <table:table-cell office:value-type="string">
            <text:p>die Gebühr, -en </text:p>
          </table:table-cell>
          <table:table-cell office:value-type="string">
            <text:p>tasa f,derechos m pl,tarifa f,porte m,comisión f,peaje m</text:p>
          </table:table-cell>
          <table:table-cell office:value-type="string">
            <text:p>NOUN</text:p>
          </table:table-cell>
          <table:table-cell office:value-type="string">
            <text:p>Die Gebühr liegt jährlich bei 60 Euro.</text:p>
          </table:table-cell>
        </table:table-row>
        <table:table-row table:style-name="ro1">
          <table:table-cell office:value-type="string">
            <text:p>die Geburt, -en</text:p>
          </table:table-cell>
          <table:table-cell office:value-type="string">
            <text:p>parto m,nacimiento m,origen m</text:p>
          </table:table-cell>
          <table:table-cell office:value-type="string">
            <text:p>NOUN</text:p>
          </table:table-cell>
          <table:table-cell office:value-type="string">
            <text:p>Sie müssen die Geburt Ihres Kindes beim Standesamt melden.</text:p>
          </table:table-cell>
        </table:table-row>
        <table:table-row table:style-name="ro1">
          <table:table-cell office:value-type="string">
            <text:p>der Geburtstag, -e</text:p>
          </table:table-cell>
          <table:table-cell office:value-type="string">
            <text:p>cumpleaños m inv,aniversario m,fecha f de nacimiento</text:p>
          </table:table-cell>
          <table:table-cell office:value-type="string">
            <text:p>NOUN</text:p>
          </table:table-cell>
          <table:table-cell office:value-type="string">
            <text:p>Herzlichen Glückwunsch zum Geburtstag!</text:p>
          </table:table-cell>
        </table:table-row>
        <table:table-row table:style-name="ro1">
          <table:table-cell office:value-type="string">
            <text:p>die Geduld </text:p>
          </table:table-cell>
          <table:table-cell office:value-type="string">
            <text:p>paciencia f</text:p>
          </table:table-cell>
          <table:table-cell office:value-type="string">
            <text:p>NOUN</text:p>
          </table:table-cell>
          <table:table-cell office:value-type="string">
            <text:p>Bitte haben Sie etwas Geduld.</text:p>
          </table:table-cell>
        </table:table-row>
        <table:table-row table:style-name="ro1">
          <table:table-cell office:value-type="string">
            <text:p>die Gefahr, -en </text:p>
          </table:table-cell>
          <table:table-cell office:value-type="string">
            <text:p>peligro m para,riesgo m</text:p>
          </table:table-cell>
          <table:table-cell office:value-type="string">
            <text:p>NOUN</text:p>
          </table:table-cell>
          <table:table-cell office:value-type="string">
            <text:p>Betreten auf eigene Gefahr.</text:p>
          </table:table-cell>
        </table:table-row>
        <table:table-row table:style-name="ro1">
          <table:table-cell office:value-type="string">
            <text:p>die Lebensgefahr</text:p>
          </table:table-cell>
          <table:table-cell office:value-type="string">
            <text:p>peligro m de muerte</text:p>
          </table:table-cell>
          <table:table-cell office:value-type="string">
            <text:p>NOUN</text:p>
          </table:table-cell>
          <table:table-cell office:value-type="string">
            <text:p>Achtung, Lebensgefahr!</text:p>
          </table:table-cell>
        </table:table-row>
        <table:table-row table:style-name="ro1">
          <table:table-cell office:value-type="string">
            <text:p>das Gefängnis, -se </text:p>
          </table:table-cell>
          <table:table-cell office:value-type="string">
            <text:p>prisión f,cárcel f,(pena f de) cárcel f</text:p>
          </table:table-cell>
          <table:table-cell office:value-type="string">
            <text:p>NOUN</text:p>
          </table:table-cell>
          <table:table-cell office:value-type="string">
            <text:p>Er wurde zu fünf Jahren Gefängnis verurteilt.</text:p>
          </table:table-cell>
        </table:table-row>
        <table:table-row table:style-name="ro1">
          <table:table-cell office:value-type="string">
            <text:p>das Gefühl, -e</text:p>
          </table:table-cell>
          <table:table-cell office:value-type="string">
            <text:p>sensación f,sentimiento m,impresión f,sentido m</text:p>
          </table:table-cell>
          <table:table-cell office:value-type="string">
            <text:p>NOUN</text:p>
          </table:table-cell>
          <table:table-cell office:value-type="string">
            <text:p>Ich glaube, ich schaffe die Prüfung. Ich habe ein gutes Gefühl.</text:p>
          </table:table-cell>
        </table:table-row>
        <table:table-row table:style-name="ro1">
          <table:table-cell office:value-type="string">
            <text:p>die Gegend, -en</text:p>
          </table:table-cell>
          <table:table-cell office:value-type="string">
            <text:p>región f,zona f,barrio m,alrededores m pl</text:p>
          </table:table-cell>
          <table:table-cell office:value-type="string">
            <text:p>NOUN</text:p>
          </table:table-cell>
          <table:table-cell office:value-type="string">
            <text:p>1. Der Schwarzwald ist eine sehr schöne Gegend.2. Das Ordnungsamt muss hier in der Gegend sein.</text:p>
          </table:table-cell>
        </table:table-row>
        <table:table-row table:style-name="ro1">
          <table:table-cell office:value-type="string">
            <text:p>der Gegenstand, -"e</text:p>
          </table:table-cell>
          <table:table-cell office:value-type="string">
            <text:p>objeto m,cosa f,tema m</text:p>
          </table:table-cell>
          <table:table-cell office:value-type="string">
            <text:p>NOUN</text:p>
          </table:table-cell>
          <table:table-cell office:value-type="string">
            <text:p>1. Sie dürfen nur persönliche Gegenstände mitnehmen. 2. Eine Durchsage der Polizei: Auf der A 8 liegen Gegenstände auf der Fahrbahn.</text:p>
          </table:table-cell>
        </table:table-row>
        <table:table-row table:style-name="ro1">
          <table:table-cell office:value-type="string">
            <text:p>das Gehalt, -"er</text:p>
          </table:table-cell>
          <table:table-cell office:value-type="string">
            <text:p>contenido m de,porcentaje m,concentración f,grado m,graduación f,grados m pl,sustancia f,salario m</text:p>
          </table:table-cell>
          <table:table-cell office:value-type="string">
            <text:p>NOUN</text:p>
          </table:table-cell>
          <table:table-cell office:value-type="string">
            <text:p>Ich bin mit meinem Gehalt zufrieden.</text:p>
          </table:table-cell>
        </table:table-row>
        <table:table-row table:style-name="ro1">
          <table:table-cell office:value-type="string">
            <text:p>das Geheimnis, -se</text:p>
          </table:table-cell>
          <table:table-cell office:value-type="string">
            <text:p>secreto m,misterio m</text:p>
          </table:table-cell>
          <table:table-cell office:value-type="string">
            <text:p>NOUN</text:p>
          </table:table-cell>
          <table:table-cell office:value-type="string">
            <text:p>Soll ich dir ein Geheimnis sagen? Meine Schwester heiratet nächsten Monat.</text:p>
          </table:table-cell>
        </table:table-row>
        <table:table-row table:style-name="ro1">
          <table:table-cell office:value-type="string">
            <text:p>das Geld</text:p>
          </table:table-cell>
          <table:table-cell office:value-type="string">
            <text:p>dinero m,pisto m AmC,burata f Ven,agüita f Peru</text:p>
          </table:table-cell>
          <table:table-cell office:value-type="string">
            <text:p>NOUN</text:p>
          </table:table-cell>
          <table:table-cell office:value-type="string">
            <text:p>1. Ich habe nicht genug Geld dabei. 2. Ich muss Geld verdienen.</text:p>
          </table:table-cell>
        </table:table-row>
        <table:table-row table:style-name="ro1">
          <table:table-cell office:value-type="string">
            <text:p>das Taschengeld</text:p>
          </table:table-cell>
          <table:table-cell office:value-type="string">
            <text:p>paga f,semanada f</text:p>
          </table:table-cell>
          <table:table-cell office:value-type="string">
            <text:p>NOUN</text:p>
          </table:table-cell>
          <table:table-cell office:value-type="string">
            <text:p>Wie viel Taschengeld bekommen Ihre Kinder?</text:p>
          </table:table-cell>
        </table:table-row>
        <table:table-row table:style-name="ro1">
          <table:table-cell office:value-type="string">
            <text:p>die Gelegenheit, -en</text:p>
          </table:table-cell>
          <table:table-cell office:value-type="string">
            <text:p>ocasión f para,oportunidad f</text:p>
          </table:table-cell>
          <table:table-cell office:value-type="string">
            <text:p>NOUN</text:p>
          </table:table-cell>
          <table:table-cell office:value-type="string">
            <text:p>Ich gebe dir das Geld bei Gelegenheit zurück.</text:p>
          </table:table-cell>
        </table:table-row>
        <table:table-row table:style-name="ro1">
          <table:table-cell office:value-type="string">
            <text:p>das Gemüse</text:p>
          </table:table-cell>
          <table:table-cell office:value-type="string">
            <text:p>verdura f,hortalizas f pl,yuyos m pl Peru,legumbres f pl</text:p>
          </table:table-cell>
          <table:table-cell office:value-type="string">
            <text:p>NOUN</text:p>
          </table:table-cell>
          <table:table-cell office:value-type="string">
            <text:p>Wir kaufen das Gemüse direkt beim Bauern.</text:p>
          </table:table-cell>
        </table:table-row>
        <table:table-row table:style-name="ro1">
          <table:table-cell office:value-type="string">
            <text:p>die Genehmigung, -en</text:p>
          </table:table-cell>
          <table:table-cell office:value-type="string">
            <text:p>autorización f,permiso m,licencia f,aprobación f</text:p>
          </table:table-cell>
          <table:table-cell office:value-type="string">
            <text:p>NOUN</text:p>
          </table:table-cell>
          <table:table-cell office:value-type="string">
            <text:p>Hier soll ein neuer Supermarkt hin. Die Genehmigung zum Bauen hat der Besitzer schon.</text:p>
          </table:table-cell>
        </table:table-row>
        <table:table-row table:style-name="ro1">
          <table:table-cell office:value-type="string">
            <text:p>das Gepäck</text:p>
          </table:table-cell>
          <table:table-cell office:value-type="string">
            <text:p>equipaje m,bultos m pl fam</text:p>
          </table:table-cell>
          <table:table-cell office:value-type="string">
            <text:p>NOUN</text:p>
          </table:table-cell>
          <table:table-cell office:value-type="string">
            <text:p>Ich habe mein Gepäck am Bahnhof gelassen.</text:p>
          </table:table-cell>
        </table:table-row>
        <table:table-row table:style-name="ro1">
          <table:table-cell office:value-type="string">
            <text:p>das Gerät, -e</text:p>
          </table:table-cell>
          <table:table-cell office:value-type="string">
            <text:p>utensilio m,aparato m,instrumento m,aparato m de gimnasia,útiles m pl,utillaje m,equipo m</text:p>
          </table:table-cell>
          <table:table-cell office:value-type="string">
            <text:p>NOUN</text:p>
          </table:table-cell>
          <table:table-cell office:value-type="string">
            <text:p>Ich kaufe meine Elektrogeräte immer gebraucht. Das ist viel billiger.</text:p>
          </table:table-cell>
        </table:table-row>
        <table:table-row table:style-name="ro1">
          <table:table-cell office:value-type="string">
            <text:p>das Gericht, -e</text:p>
          </table:table-cell>
          <table:table-cell office:value-type="string">
            <text:p>comida f,plato m,tribunal m (de justicia),juzgado m,palacio m de justicia</text:p>
          </table:table-cell>
          <table:table-cell office:value-type="string">
            <text:p>NOUN</text:p>
          </table:table-cell>
          <table:table-cell office:value-type="string">
            <text:p>1. Mein Lieblingsgericht ist Pizza. 2. Wenn ich das Geld nicht bekomme, gehe ich vor Gericht.</text:p>
          </table:table-cell>
        </table:table-row>
        <table:table-row table:style-name="ro1">
          <table:table-cell office:value-type="string">
            <text:p>die Gerichtsverhandlung, -en</text:p>
          </table:table-cell>
          <table:table-cell office:value-type="string">
            <text:p>juicio m,vista f</text:p>
          </table:table-cell>
          <table:table-cell office:value-type="string">
            <text:p>NOUN</text:p>
          </table:table-cell>
          <table:table-cell office:value-type="string">
            <text:p>Ich hatte letzten Monat einen Unfall. Morgen ist die Gerichtsverhandlung.</text:p>
          </table:table-cell>
        </table:table-row>
        <table:table-row table:style-name="ro1">
          <table:table-cell office:value-type="string">
            <text:p>das Geschäft, -e</text:p>
          </table:table-cell>
          <table:table-cell office:value-type="string">
            <text:p>negocio m,empresa f comercial,tienda f,trabajo m,ocasión f</text:p>
          </table:table-cell>
          <table:table-cell office:value-type="string">
            <text:p>NOUN</text:p>
          </table:table-cell>
          <table:table-cell office:value-type="string">
            <text:p>1. Die Geschäfte schließen um 18.30 Uhr. 2. Wissen Sie, wo hier ein Schuhgeschäft ist?</text:p>
          </table:table-cell>
        </table:table-row>
        <table:table-row table:style-name="ro1">
          <table:table-cell office:value-type="string">
            <text:p>die Geschäftsleute</text:p>
          </table:table-cell>
          <table:table-cell/>
          <table:table-cell office:value-type="string">
            <text:p>NOUN</text:p>
          </table:table-cell>
          <table:table-cell office:value-type="string">
            <text:p>In meiner Familie sind viele Geschäftsleute.</text:p>
          </table:table-cell>
        </table:table-row>
        <table:table-row table:style-name="ro1">
          <table:table-cell office:value-type="string">
            <text:p>das Geschenk, -e </text:p>
          </table:table-cell>
          <table:table-cell office:value-type="string">
            <text:p>regalo m,obsequio m</text:p>
          </table:table-cell>
          <table:table-cell office:value-type="string">
            <text:p>NOUN</text:p>
          </table:table-cell>
          <table:table-cell office:value-type="string">
            <text:p>Vielen Dank für das Geschenk.</text:p>
          </table:table-cell>
        </table:table-row>
        <table:table-row table:style-name="ro1">
          <table:table-cell office:value-type="string">
            <text:p>die Geschichte, -n</text:p>
          </table:table-cell>
          <table:table-cell office:value-type="string">
            <text:p>historia f,cuento m,asunto m,cosa f</text:p>
          </table:table-cell>
          <table:table-cell office:value-type="string">
            <text:p>NOUN</text:p>
          </table:table-cell>
          <table:table-cell office:value-type="string">
            <text:p>1. Ich interessiere mich nicht für Geschichte.2. Abends erzähle ich meinen Kindern immer eine Geschichte.</text:p>
          </table:table-cell>
        </table:table-row>
        <table:table-row table:style-name="ro1">
          <table:table-cell office:value-type="string">
            <text:p>das Geschlecht, -er</text:p>
          </table:table-cell>
          <table:table-cell office:value-type="string">
            <text:p>sexo m,órgano m genital,género m,familia f,generación f</text:p>
          </table:table-cell>
          <table:table-cell office:value-type="string">
            <text:p>NOUN</text:p>
          </table:table-cell>
          <table:table-cell office:value-type="string">
            <text:p>Bitte kreuzen Sie an: Geschlecht: weiblich/männlich.</text:p>
          </table:table-cell>
        </table:table-row>
        <table:table-row table:style-name="ro1">
          <table:table-cell office:value-type="string">
            <text:p>das Geschirr</text:p>
          </table:table-cell>
          <table:table-cell office:value-type="string">
            <text:p>vajilla f,juego m de café,arreos m pl,platos m pl</text:p>
          </table:table-cell>
          <table:table-cell office:value-type="string">
            <text:p>NOUN</text:p>
          </table:table-cell>
          <table:table-cell office:value-type="string">
            <text:p>Für die Geburtstagsfeier brauche ich Geschirr für zwölf Personen.</text:p>
          </table:table-cell>
        </table:table-row>
        <table:table-row table:style-name="ro1">
          <table:table-cell office:value-type="string">
            <text:p>der Geschmack</text:p>
          </table:table-cell>
          <table:table-cell office:value-type="string">
            <text:p>gusto m,sabor m a,gusto m a</text:p>
          </table:table-cell>
          <table:table-cell office:value-type="string">
            <text:p>NOUN</text:p>
          </table:table-cell>
          <table:table-cell office:value-type="string">
            <text:p>Ich möchte bitte Kaugummi mit Erdbeergeschmack.</text:p>
          </table:table-cell>
        </table:table-row>
        <table:table-row table:style-name="ro1">
          <table:table-cell office:value-type="string">
            <text:p>die Geschwindigkeit, -en</text:p>
          </table:table-cell>
          <table:table-cell office:value-type="string">
            <text:p>velocidad f,viada f And</text:p>
          </table:table-cell>
          <table:table-cell office:value-type="string">
            <text:p>NOUN</text:p>
          </table:table-cell>
          <table:table-cell office:value-type="string">
            <text:p>Das Auto fuhr mit zu hoher Geschwindigkeit.</text:p>
          </table:table-cell>
        </table:table-row>
        <table:table-row table:style-name="ro1">
          <table:table-cell office:value-type="string">
            <text:p>die Geschwindigkeitsbeschränkung, -en</text:p>
          </table:table-cell>
          <table:table-cell/>
          <table:table-cell office:value-type="string">
            <text:p>NOUN</text:p>
          </table:table-cell>
          <table:table-cell office:value-type="string">
            <text:p>Bitte beachten Sie die Geschwindigkeitsbeschränkungen.</text:p>
          </table:table-cell>
        </table:table-row>
        <table:table-row table:style-name="ro1">
          <table:table-cell office:value-type="string">
            <text:p>die Geschwister (Pl.) </text:p>
          </table:table-cell>
          <table:table-cell office:value-type="string">
            <text:p>hermanos m pl,hermanas f pl</text:p>
          </table:table-cell>
          <table:table-cell office:value-type="string">
            <text:p>NOUN</text:p>
          </table:table-cell>
          <table:table-cell office:value-type="string">
            <text:p>Wir waren zu Hause sechs Geschwister.</text:p>
          </table:table-cell>
        </table:table-row>
        <table:table-row table:style-name="ro1">
          <table:table-cell office:value-type="string">
            <text:p>die Gesellschaft, -en</text:p>
          </table:table-cell>
          <table:table-cell office:value-type="string">
            <text:p>sociedad f,asociación f,compañía f,fiesta f,círculo m,grupo m</text:p>
          </table:table-cell>
          <table:table-cell office:value-type="string">
            <text:p>NOUN</text:p>
          </table:table-cell>
          <table:table-cell office:value-type="string">
            <text:p>1. Michael will die Gesellschaft verändern. 2. Meine Frau arbeitet bei einer Versicherungsgesellschaft. 3. Ich fühle mich in Gesellschaft am wohlsten.</text:p>
          </table:table-cell>
        </table:table-row>
        <table:table-row table:style-name="ro1">
          <table:table-cell office:value-type="string">
            <text:p>das Gesetz, -e </text:p>
          </table:table-cell>
          <table:table-cell office:value-type="string">
            <text:p>ley f</text:p>
          </table:table-cell>
          <table:table-cell office:value-type="string">
            <text:p>NOUN</text:p>
          </table:table-cell>
          <table:table-cell office:value-type="string">
            <text:p>Das Parlament hat ein neues Gesetz beschlossen.</text:p>
          </table:table-cell>
        </table:table-row>
        <table:table-row table:style-name="ro1">
          <table:table-cell office:value-type="string">
            <text:p>das Gesicht, -er</text:p>
          </table:table-cell>
          <table:table-cell office:value-type="string">
            <text:p>cara f,aspecto m</text:p>
          </table:table-cell>
          <table:table-cell office:value-type="string">
            <text:p>NOUN</text:p>
          </table:table-cell>
          <table:table-cell office:value-type="string">
            <text:p>1. Wasch dir bitte das Gesicht. 2. Mach doch kein so trauriges Gesicht!</text:p>
          </table:table-cell>
        </table:table-row>
        <table:table-row table:style-name="ro1">
          <table:table-cell office:value-type="string">
            <text:p>das Gespräch, -e</text:p>
          </table:table-cell>
          <table:table-cell office:value-type="string">
            <text:p>conversación f de/sobre,charla f sobre,conferencia f,llamada f (telefónica)</text:p>
          </table:table-cell>
          <table:table-cell office:value-type="string">
            <text:p>NOUN</text:p>
          </table:table-cell>
          <table:table-cell office:value-type="string">
            <text:p>1. Herr Müller ist gerade in einem Gespräch. 2. Ich erwarte ein Gespräch aus Berlin.</text:p>
          </table:table-cell>
        </table:table-row>
        <table:table-row table:style-name="ro1">
          <table:table-cell office:value-type="string">
            <text:p>die Gesundheit</text:p>
          </table:table-cell>
          <table:table-cell office:value-type="string">
            <text:p>salud f,prosperidad f</text:p>
          </table:table-cell>
          <table:table-cell office:value-type="string">
            <text:p>NOUN</text:p>
          </table:table-cell>
          <table:table-cell office:value-type="string">
            <text:p>1. Sie müssen mehr auf Ihre Gesundheit achten. 2. Gesundheit! Sind Sie erkältet?</text:p>
          </table:table-cell>
        </table:table-row>
        <table:table-row table:style-name="ro1">
          <table:table-cell office:value-type="string">
            <text:p>das Getränk, -e</text:p>
          </table:table-cell>
          <table:table-cell office:value-type="string">
            <text:p>bebida f</text:p>
          </table:table-cell>
          <table:table-cell office:value-type="string">
            <text:p>NOUN</text:p>
          </table:table-cell>
          <table:table-cell office:value-type="string">
            <text:p>1. Besorgst du bitte die Getränke? 2. Bitte die Getränkekarte! 3. Mein Lieblingsgetränk ist Tomatensaft.</text:p>
          </table:table-cell>
        </table:table-row>
        <table:table-row table:style-name="ro1">
          <table:table-cell office:value-type="string">
            <text:p>die Gewerkschaft, -en </text:p>
          </table:table-cell>
          <table:table-cell office:value-type="string">
            <text:p>sindicato m</text:p>
          </table:table-cell>
          <table:table-cell office:value-type="string">
            <text:p>NOUN</text:p>
          </table:table-cell>
          <table:table-cell office:value-type="string">
            <text:p>Bist du Mitglied in einer Gewerkschaft?</text:p>
          </table:table-cell>
        </table:table-row>
        <table:table-row table:style-name="ro1">
          <table:table-cell office:value-type="string">
            <text:p>das Gewicht, -e</text:p>
          </table:table-cell>
          <table:table-cell office:value-type="string">
            <text:p>peso m,importancia f,pesa f</text:p>
          </table:table-cell>
          <table:table-cell office:value-type="string">
            <text:p>NOUN</text:p>
          </table:table-cell>
          <table:table-cell office:value-type="string">
            <text:p>1. Wie teuer ist das Päckchen? – Das hängt vom Gewicht ab. 2. Sie dürfen Gepäck bis zu einem Gewicht von 15 kg mitnehmen.</text:p>
          </table:table-cell>
        </table:table-row>
        <table:table-row table:style-name="ro1">
          <table:table-cell office:value-type="string">
            <text:p>der Gewinn, -e </text:p>
          </table:table-cell>
          <table:table-cell office:value-type="string">
            <text:p>beneficio m,ganancia f,premio m,provecho m</text:p>
          </table:table-cell>
          <table:table-cell office:value-type="string">
            <text:p>NOUN</text:p>
          </table:table-cell>
          <table:table-cell office:value-type="string">
            <text:p>Ich habe bei einem Ratespiel mitge- macht. Der Hauptgewinn ist ein Auto.</text:p>
          </table:table-cell>
        </table:table-row>
        <table:table-row table:style-name="ro1">
          <table:table-cell office:value-type="string">
            <text:p>das Gewissen</text:p>
          </table:table-cell>
          <table:table-cell office:value-type="string">
            <text:p>conciencia f</text:p>
          </table:table-cell>
          <table:table-cell office:value-type="string">
            <text:p>NOUN</text:p>
          </table:table-cell>
          <table:table-cell office:value-type="string">
            <text:p>Ich habe deinen Geburtstag vergessen. Ich habe ein ganz schlechtes Gewissen.</text:p>
          </table:table-cell>
        </table:table-row>
        <table:table-row table:style-name="ro1">
          <table:table-cell office:value-type="string">
            <text:p>das Gewitter, -</text:p>
          </table:table-cell>
          <table:table-cell office:value-type="string">
            <text:p>tormenta f</text:p>
          </table:table-cell>
          <table:table-cell office:value-type="string">
            <text:p>NOUN</text:p>
          </table:table-cell>
          <table:table-cell office:value-type="string">
            <text:p>Es wird gleich ein Gewitter geben.</text:p>
          </table:table-cell>
        </table:table-row>
        <table:table-row table:style-name="ro1">
          <table:table-cell office:value-type="string">
            <text:p>das Gewürz, -e</text:p>
          </table:table-cell>
          <table:table-cell office:value-type="string">
            <text:p>especia f,condimento m</text:p>
          </table:table-cell>
          <table:table-cell office:value-type="string">
            <text:p>NOUN</text:p>
          </table:table-cell>
          <table:table-cell office:value-type="string">
            <text:p>Von den scharfen Gewürzen bekommt man Durst.</text:p>
          </table:table-cell>
        </table:table-row>
        <table:table-row table:style-name="ro1">
          <table:table-cell office:value-type="string">
            <text:p>das Gift, -e</text:p>
          </table:table-cell>
          <table:table-cell office:value-type="string">
            <text:p>veneno m,tóxico m</text:p>
          </table:table-cell>
          <table:table-cell office:value-type="string">
            <text:p>NOUN</text:p>
          </table:table-cell>
          <table:table-cell office:value-type="string">
            <text:p>Vorsicht, Gift!</text:p>
          </table:table-cell>
        </table:table-row>
        <table:table-row table:style-name="ro1">
          <table:table-cell office:value-type="string">
            <text:p>die Gitarre, -n </text:p>
          </table:table-cell>
          <table:table-cell office:value-type="string">
            <text:p>guitarra f</text:p>
          </table:table-cell>
          <table:table-cell office:value-type="string">
            <text:p>NOUN</text:p>
          </table:table-cell>
          <table:table-cell office:value-type="string">
            <text:p>Ich spiele Gitarre.</text:p>
          </table:table-cell>
        </table:table-row>
        <table:table-row table:style-name="ro1">
          <table:table-cell office:value-type="string">
            <text:p>das Glas, -"er</text:p>
          </table:table-cell>
          <table:table-cell office:value-type="string">
            <text:p>vidrio m,cristal m,vaso m,copa f,frasco m,tarro m,prismáticos m pl,media hora f</text:p>
          </table:table-cell>
          <table:table-cell office:value-type="string">
            <text:p>NOUN</text:p>
          </table:table-cell>
          <table:table-cell office:value-type="string">
            <text:p>1. Vorsicht, die Kanne ist aus Glas! 2. Eine Flasche Mineralwasser und zwei Gläser bitte! 3. Ein Glas Bier bitte.</text:p>
          </table:table-cell>
        </table:table-row>
        <table:table-row table:style-name="ro1">
          <table:table-cell office:value-type="string">
            <text:p>das Gleis, -e </text:p>
          </table:table-cell>
          <table:table-cell office:value-type="string">
            <text:p>vía f</text:p>
          </table:table-cell>
          <table:table-cell office:value-type="string">
            <text:p>NOUN</text:p>
          </table:table-cell>
          <table:table-cell office:value-type="string">
            <text:p>Der Zug fährt heute von Gleis sieben ab.</text:p>
          </table:table-cell>
        </table:table-row>
        <table:table-row table:style-name="ro1">
          <table:table-cell office:value-type="string">
            <text:p>das Glück</text:p>
          </table:table-cell>
          <table:table-cell office:value-type="string">
            <text:p>suerte f,fortuna f,pegada f CSur,zapallo m Arg, Chil,felicidad f</text:p>
          </table:table-cell>
          <table:table-cell office:value-type="string">
            <text:p>NOUN</text:p>
          </table:table-cell>
          <table:table-cell office:value-type="string">
            <text:p>1. Du hast dich nicht verletzt? Da hast du Glück gehabt. 2. Viel Glück bei der Prüfung! 3. Es hat geregnet. Zum Glück hatte ich einen Regenschirm dabei.</text:p>
          </table:table-cell>
        </table:table-row>
        <table:table-row table:style-name="ro1">
          <table:table-cell office:value-type="string">
            <text:p>der Glückwunsch, -"e </text:p>
          </table:table-cell>
          <table:table-cell office:value-type="string">
            <text:p>felicitación f,enhorabuena f</text:p>
          </table:table-cell>
          <table:table-cell office:value-type="string">
            <text:p>NOUN</text:p>
          </table:table-cell>
          <table:table-cell office:value-type="string">
            <text:p>Herzlichen Glückwunsch zum Geburtstag!</text:p>
          </table:table-cell>
        </table:table-row>
        <table:table-row table:style-name="ro1">
          <table:table-cell office:value-type="string">
            <text:p>das Gold</text:p>
          </table:table-cell>
          <table:table-cell office:value-type="string">
            <text:p>oro m</text:p>
          </table:table-cell>
          <table:table-cell office:value-type="string">
            <text:p>NOUN</text:p>
          </table:table-cell>
          <table:table-cell office:value-type="string">
            <text:p>Ist der Ring aus Gold? Nein, er ist nur vergoldet.</text:p>
          </table:table-cell>
        </table:table-row>
        <table:table-row table:style-name="ro1">
          <table:table-cell office:value-type="string">
            <text:p>der Gott, -"er </text:p>
          </table:table-cell>
          <table:table-cell office:value-type="string">
            <text:p>Dios m,dios(a) m (f)</text:p>
          </table:table-cell>
          <table:table-cell office:value-type="string">
            <text:p>NOUN</text:p>
          </table:table-cell>
          <table:table-cell office:value-type="string">
            <text:p>1. Gott sei Dank ist dir nichts passiert. 2. Glaubst du an Gott?</text:p>
          </table:table-cell>
        </table:table-row>
        <table:table-row table:style-name="ro1">
          <table:table-cell office:value-type="string">
            <text:p>das Gras, -"er</text:p>
          </table:table-cell>
          <table:table-cell office:value-type="string">
            <text:p>hierba f,césped m</text:p>
          </table:table-cell>
          <table:table-cell office:value-type="string">
            <text:p>NOUN</text:p>
          </table:table-cell>
          <table:table-cell office:value-type="string">
            <text:p>Es ist sehr trocken. Im Garten ist das Gras schon ganz braun.</text:p>
          </table:table-cell>
        </table:table-row>
        <table:table-row table:style-name="ro1">
          <table:table-cell office:value-type="string">
            <text:p>die Grenze, -n</text:p>
          </table:table-cell>
          <table:table-cell office:value-type="string">
            <text:p>frontera f con,límite m</text:p>
          </table:table-cell>
          <table:table-cell office:value-type="string">
            <text:p>NOUN</text:p>
          </table:table-cell>
          <table:table-cell office:value-type="string">
            <text:p>An der Grenze musst du deinen Ausweis zeigen.</text:p>
          </table:table-cell>
        </table:table-row>
        <table:table-row table:style-name="ro1">
          <table:table-cell office:value-type="string">
            <text:p>der Grill</text:p>
          </table:table-cell>
          <table:table-cell office:value-type="string">
            <text:p>parrilla f,rejilla f del radiador</text:p>
          </table:table-cell>
          <table:table-cell office:value-type="string">
            <text:p>NOUN</text:p>
          </table:table-cell>
          <table:table-cell office:value-type="string">
            <text:p>Kannst du mir deinen Grill leihen? Wir wollen am Wochenende ein Picknick machen.</text:p>
          </table:table-cell>
        </table:table-row>
        <table:table-row table:style-name="ro1">
          <table:table-cell office:value-type="string">
            <text:p>die Grippe</text:p>
          </table:table-cell>
          <table:table-cell office:value-type="string">
            <text:p>gripe f,gripa f Col, Urug, Ven</text:p>
          </table:table-cell>
          <table:table-cell office:value-type="string">
            <text:p>NOUN</text:p>
          </table:table-cell>
          <table:table-cell office:value-type="string">
            <text:p>Ich habe eine Grippe und kann leider nicht kommen.</text:p>
          </table:table-cell>
        </table:table-row>
        <table:table-row table:style-name="ro1">
          <table:table-cell office:value-type="string">
            <text:p>die Großstadt, -"e </text:p>
          </table:table-cell>
          <table:table-cell office:value-type="string">
            <text:p>gran ciudad f,metrópoli(s) f (inv)</text:p>
          </table:table-cell>
          <table:table-cell office:value-type="string">
            <text:p>NOUN</text:p>
          </table:table-cell>
          <table:table-cell office:value-type="string">
            <text:p>Ich lebe gern in einer Großstadt.</text:p>
          </table:table-cell>
        </table:table-row>
        <table:table-row table:style-name="ro1">
          <table:table-cell office:value-type="string">
            <text:p>die Größe, -n</text:p>
          </table:table-cell>
          <table:table-cell office:value-type="string">
            <text:p>dimensión f,extensión f,tamaño m,volumen m,altura f,estatura f,talla f,número m,magnitud f,importancia f,grandeza f,grandiosidad f,autoridad f</text:p>
          </table:table-cell>
          <table:table-cell office:value-type="string">
            <text:p>NOUN</text:p>
          </table:table-cell>
          <table:table-cell office:value-type="string">
            <text:p>1. Welche Größe haben Sie? 2. Größe: 170 cm 3. Haben Sie das Hemd auch in Größe 40?</text:p>
          </table:table-cell>
        </table:table-row>
        <table:table-row table:style-name="ro1">
          <table:table-cell office:value-type="string">
            <text:p>der Grund, -"e</text:p>
          </table:table-cell>
          <table:table-cell office:value-type="string">
            <text:p>suelo m,fondo m,fundamento m,base f,razón f,motivo m</text:p>
          </table:table-cell>
          <table:table-cell office:value-type="string">
            <text:p>NOUN</text:p>
          </table:table-cell>
          <table:table-cell office:value-type="string">
            <text:p>1. Sie haben Ihre Stelle gekündigt. Aus welchem Grund? 2. Sie haben keinen Grund, sich zu beschweren.</text:p>
          </table:table-cell>
        </table:table-row>
        <table:table-row table:style-name="ro1">
          <table:table-cell office:value-type="string">
            <text:p>das Grundstück, -e </text:p>
          </table:table-cell>
          <table:table-cell office:value-type="string">
            <text:p>terreno m</text:p>
          </table:table-cell>
          <table:table-cell office:value-type="string">
            <text:p>NOUN</text:p>
          </table:table-cell>
          <table:table-cell office:value-type="string">
            <text:p>Wir wollen ein Haus bauen und suchen ein günstiges Grundstück.</text:p>
          </table:table-cell>
        </table:table-row>
        <table:table-row table:style-name="ro1">
          <table:table-cell office:value-type="string">
            <text:p>die Gruppe, -n</text:p>
          </table:table-cell>
          <table:table-cell office:value-type="string">
            <text:p>grupo m,grupo m empresarial,tropilla f CSur,equipo m</text:p>
          </table:table-cell>
          <table:table-cell office:value-type="string">
            <text:p>NOUN</text:p>
          </table:table-cell>
          <table:table-cell office:value-type="string">
            <text:p>1. Für Gruppen gibt es eine Ermäßigung. 2. Meine Tochter geht in der Freizeit in eine Jugendgruppe.</text:p>
          </table:table-cell>
        </table:table-row>
        <table:table-row table:style-name="ro1">
          <table:table-cell office:value-type="string">
            <text:p>der Gruß, -"e</text:p>
          </table:table-cell>
          <table:table-cell office:value-type="string">
            <text:p>saludo m</text:p>
          </table:table-cell>
          <table:table-cell office:value-type="string">
            <text:p>NOUN</text:p>
          </table:table-cell>
          <table:table-cell office:value-type="string">
            <text:p>Schönen Gruß an Ihren Mann. Viele Grüße an Ihre Frau. Mit freundlichen Grüßen</text:p>
          </table:table-cell>
        </table:table-row>
        <table:table-row table:style-name="ro1">
          <table:table-cell office:value-type="string">
            <text:p>das Haar, -e</text:p>
          </table:table-cell>
          <table:table-cell office:value-type="string">
            <text:p>pelo m,cabello m,moño m Chil,ni un pelo</text:p>
          </table:table-cell>
          <table:table-cell office:value-type="string">
            <text:p>NOUN</text:p>
          </table:table-cell>
          <table:table-cell office:value-type="string">
            <text:p>1. Meine Freundin hat langes schwarzes Haar. 2. Die Haare unseres Hundes liegen überall in der Wohnung.</text:p>
          </table:table-cell>
        </table:table-row>
        <table:table-row table:style-name="ro1">
          <table:table-cell office:value-type="string">
            <text:p>das Hackfleisch </text:p>
          </table:table-cell>
          <table:table-cell office:value-type="string">
            <text:p>carne f picada</text:p>
          </table:table-cell>
          <table:table-cell office:value-type="string">
            <text:p>NOUN</text:p>
          </table:table-cell>
          <table:table-cell office:value-type="string">
            <text:p>Kauf bitte 500 g Hackfleisch.</text:p>
          </table:table-cell>
        </table:table-row>
        <table:table-row table:style-name="ro1">
          <table:table-cell office:value-type="string">
            <text:p>der Hafen, -"</text:p>
          </table:table-cell>
          <table:table-cell office:value-type="string">
            <text:p>puerto m</text:p>
          </table:table-cell>
          <table:table-cell office:value-type="string">
            <text:p>NOUN</text:p>
          </table:table-cell>
          <table:table-cell office:value-type="string">
            <text:p>Wenn du in Hamburg bist, musst du dir unbedingt den Hafen ansehen.</text:p>
          </table:table-cell>
        </table:table-row>
        <table:table-row table:style-name="ro1">
          <table:table-cell office:value-type="string">
            <text:p>das Hähnchen, -</text:p>
          </table:table-cell>
          <table:table-cell office:value-type="string">
            <text:p>pollo m</text:p>
          </table:table-cell>
          <table:table-cell office:value-type="string">
            <text:p>NOUN</text:p>
          </table:table-cell>
          <table:table-cell office:value-type="string">
            <text:p>Ich hätte gern ein halbes Hähnchen mit Pommes frites, bitte.</text:p>
          </table:table-cell>
        </table:table-row>
        <table:table-row table:style-name="ro1">
          <table:table-cell office:value-type="string">
            <text:p>die Halbpension</text:p>
          </table:table-cell>
          <table:table-cell office:value-type="string">
            <text:p>media pensión f</text:p>
          </table:table-cell>
          <table:table-cell office:value-type="string">
            <text:p>NOUN</text:p>
          </table:table-cell>
          <table:table-cell office:value-type="string">
            <text:p>Wir möchten ein Zimmer mit Halbpension.</text:p>
          </table:table-cell>
        </table:table-row>
        <table:table-row table:style-name="ro1">
          <table:table-cell office:value-type="string">
            <text:p>die Hälfte, -n</text:p>
          </table:table-cell>
          <table:table-cell office:value-type="string">
            <text:p>mitad f</text:p>
          </table:table-cell>
          <table:table-cell office:value-type="string">
            <text:p>NOUN</text:p>
          </table:table-cell>
          <table:table-cell office:value-type="string">
            <text:p>1. Bitte teilt euch die Schokolade. Jeder bekommt die Hälfte. 2. Die Hälfte vom Urlaub ist schon vorbei. 3. Was hat der Mann gesagt? Ich habe nur die Hälfte verstanden.</text:p>
          </table:table-cell>
        </table:table-row>
        <table:table-row table:style-name="ro1">
          <table:table-cell office:value-type="string">
            <text:p>die Halle, -n</text:p>
          </table:table-cell>
          <table:table-cell office:value-type="string">
            <text:p>nave f,vestíbulo m,terminal f,hangar m,pabellón m,recinto m ferial,hall m,gimnasio m</text:p>
          </table:table-cell>
          <table:table-cell office:value-type="string">
            <text:p>NOUN</text:p>
          </table:table-cell>
          <table:table-cell office:value-type="string">
            <text:p>Die Stadt baut eine neue Sporthalle.</text:p>
          </table:table-cell>
        </table:table-row>
        <table:table-row table:style-name="ro1">
          <table:table-cell office:value-type="string">
            <text:p>der Hals, -"e</text:p>
          </table:table-cell>
          <table:table-cell office:value-type="string">
            <text:p>cuello m,garganta f,mango m</text:p>
          </table:table-cell>
          <table:table-cell office:value-type="string">
            <text:p>NOUN</text:p>
          </table:table-cell>
          <table:table-cell office:value-type="string">
            <text:p>1. Mir tut der Hals weh. 2. Ich habe seit gestern Halsschmerzen.</text:p>
          </table:table-cell>
        </table:table-row>
        <table:table-row table:style-name="ro1">
          <table:table-cell office:value-type="string">
            <text:p>der Halt </text:p>
          </table:table-cell>
          <table:table-cell office:value-type="string">
            <text:p>apoyo m,sostén m,parada f,área f (de superficie)</text:p>
          </table:table-cell>
          <table:table-cell office:value-type="string">
            <text:p>NOUN</text:p>
          </table:table-cell>
          <table:table-cell office:value-type="string">
            <text:p>Nächster Halt ist am Südbahnhof. Umsteigen zur Straßenbahn.</text:p>
          </table:table-cell>
        </table:table-row>
        <table:table-row table:style-name="ro1">
          <table:table-cell office:value-type="string">
            <text:p>die Haltestelle, -n</text:p>
          </table:table-cell>
          <table:table-cell office:value-type="string">
            <text:p>parada f</text:p>
          </table:table-cell>
          <table:table-cell office:value-type="string">
            <text:p>NOUN</text:p>
          </table:table-cell>
          <table:table-cell office:value-type="string">
            <text:p>An der nächsten Haltestelle müssen wir aussteigen.</text:p>
          </table:table-cell>
        </table:table-row>
        <table:table-row table:style-name="ro1">
          <table:table-cell office:value-type="string">
            <text:p>der Hammer, -" </text:p>
          </table:table-cell>
          <table:table-cell office:value-type="string">
            <text:p>martillo m,macillo m,burrada f,error m garrafal</text:p>
          </table:table-cell>
          <table:table-cell office:value-type="string">
            <text:p>NOUN</text:p>
          </table:table-cell>
          <table:table-cell office:value-type="string">
            <text:p>Ich möchte ein Bild aufhängen. Hast du einen Hammer für mich?</text:p>
          </table:table-cell>
        </table:table-row>
        <table:table-row table:style-name="ro1">
          <table:table-cell office:value-type="string">
            <text:p>die Hand, -"e</text:p>
          </table:table-cell>
          <table:table-cell office:value-type="string">
            <text:p>mano f</text:p>
          </table:table-cell>
          <table:table-cell office:value-type="string">
            <text:p>NOUN</text:p>
          </table:table-cell>
          <table:table-cell office:value-type="string">
            <text:p>1. Wasch dir bitte die Hände vor dem Essen. 2. Gib mir bitte deine Hand. Wir gehen jetzt über die Straße. 3. Ich kann Ihnen nicht die Hand geben. Ich spüle gerade das Geschirr.</text:p>
          </table:table-cell>
        </table:table-row>
        <table:table-row table:style-name="ro1">
          <table:table-cell office:value-type="string">
            <text:p>das Handtuch, -"er</text:p>
          </table:table-cell>
          <table:table-cell office:value-type="string">
            <text:p>toalla f,enjugamanos m inv Am</text:p>
          </table:table-cell>
          <table:table-cell office:value-type="string">
            <text:p>NOUN</text:p>
          </table:table-cell>
          <table:table-cell office:value-type="string">
            <text:p>Gibst du mir ein frisches Handtuch?</text:p>
          </table:table-cell>
        </table:table-row>
        <table:table-row table:style-name="ro1">
          <table:table-cell office:value-type="string">
            <text:p>der Handel</text:p>
          </table:table-cell>
          <table:table-cell office:value-type="string">
            <text:p>comercio m,mercado m,tráfico m,negocio m</text:p>
          </table:table-cell>
          <table:table-cell office:value-type="string">
            <text:p>NOUN</text:p>
          </table:table-cell>
          <table:table-cell office:value-type="string">
            <text:p>Der Handel mit Computern ist ein gutes Geschäft.</text:p>
          </table:table-cell>
        </table:table-row>
        <table:table-row table:style-name="ro1">
          <table:table-cell office:value-type="string">
            <text:p>der Händler, - </text:p>
          </table:table-cell>
          <table:table-cell office:value-type="string">
            <text:p>comerciante mf,vendedor(a) m (f)</text:p>
          </table:table-cell>
          <table:table-cell office:value-type="string">
            <text:p>NOUN</text:p>
          </table:table-cell>
          <table:table-cell office:value-type="string">
            <text:p>Mein Onkel ist Gemüsehändler.</text:p>
          </table:table-cell>
        </table:table-row>
        <table:table-row table:style-name="ro1">
          <table:table-cell office:value-type="string">
            <text:p>der Handwerker, -</text:p>
          </table:table-cell>
          <table:table-cell office:value-type="string">
            <text:p>trabajador(a) m(f) manual,artesano(-a) m (f)</text:p>
          </table:table-cell>
          <table:table-cell office:value-type="string">
            <text:p>NOUN</text:p>
          </table:table-cell>
          <table:table-cell office:value-type="string">
            <text:p>Morgen sind bei uns die Handwerker. Wir bekommen eine neue Badewanne.</text:p>
          </table:table-cell>
        </table:table-row>
        <table:table-row table:style-name="ro1">
          <table:table-cell office:value-type="string">
            <text:p>das Handy, -s</text:p>
          </table:table-cell>
          <table:table-cell office:value-type="string">
            <text:p>(teléfono m ) móvil m</text:p>
          </table:table-cell>
          <table:table-cell office:value-type="string">
            <text:p>NOUN</text:p>
          </table:table-cell>
          <table:table-cell office:value-type="string">
            <text:p>1. Ich habe kein Festnetztelefon, aber ein Handy. 2. Soll ich Ihnen meine Handynummer geben?</text:p>
          </table:table-cell>
        </table:table-row>
        <table:table-row table:style-name="ro1">
          <table:table-cell office:value-type="string">
            <text:p>Haupt-</text:p>
          </table:table-cell>
          <table:table-cell/>
          <table:table-cell office:value-type="string">
            <text:p>NOUN</text:p>
          </table:table-cell>
          <table:table-cell office:value-type="string">
            <text:p>Berlin ist die Hauptstadt von Deutschland.</text:p>
          </table:table-cell>
        </table:table-row>
        <table:table-row table:style-name="ro1">
          <table:table-cell office:value-type="string">
            <text:p>die Hauptstadt, -"e</text:p>
          </table:table-cell>
          <table:table-cell office:value-type="string">
            <text:p>capital f</text:p>
          </table:table-cell>
          <table:table-cell office:value-type="string">
            <text:p>NOUN</text:p>
          </table:table-cell>
          <table:table-cell office:value-type="string">
            <text:p>Treffen wir uns am Hauptbahnhof?</text:p>
          </table:table-cell>
        </table:table-row>
        <table:table-row table:style-name="ro1">
          <table:table-cell office:value-type="string">
            <text:p>der Hauptbahnhof, -"e </text:p>
          </table:table-cell>
          <table:table-cell office:value-type="string">
            <text:p>estación f central</text:p>
          </table:table-cell>
          <table:table-cell office:value-type="string">
            <text:p>NOUN</text:p>
          </table:table-cell>
          <table:table-cell office:value-type="string">
            <text:p>1. Wir haben ein Haus gemietet. 2. Ich komme gerade von zu Hause. 3. Ich muss jetzt nach Hause. 4. Paul ist nicht zu Hause.</text:p>
          </table:table-cell>
        </table:table-row>
        <table:table-row table:style-name="ro1">
          <table:table-cell office:value-type="string">
            <text:p>das Haus, -"er</text:p>
          </table:table-cell>
          <table:table-cell office:value-type="string">
            <text:p>casa f,edificio m,familia f,empresa f,dinastía f,concha f,casita f del caracol,casa f (celeste),Cámara f</text:p>
          </table:table-cell>
          <table:table-cell office:value-type="string">
            <text:p>NOUN</text:p>
          </table:table-cell>
          <table:table-cell office:value-type="string">
            <text:p>Kannst du mir bei den Hausaufgaben helfen?</text:p>
          </table:table-cell>
        </table:table-row>
        <table:table-row table:style-name="ro1">
          <table:table-cell office:value-type="string">
            <text:p>die Hausaufgabe, -n</text:p>
          </table:table-cell>
          <table:table-cell office:value-type="string">
            <text:p>trabajo m para casa</text:p>
          </table:table-cell>
          <table:table-cell office:value-type="string">
            <text:p>NOUN</text:p>
          </table:table-cell>
          <table:table-cell office:value-type="string">
            <text:p>Meine Frau ist Hausfrau und kümmert sich um die Kinder. / Mein Mann ist Hausmann und kümmert sich um die Kinder.</text:p>
          </table:table-cell>
        </table:table-row>
        <table:table-row table:style-name="ro1">
          <table:table-cell office:value-type="string">
            <text:p>die Hausfrau/ der Hausmann</text:p>
          </table:table-cell>
          <table:table-cell/>
          <table:table-cell office:value-type="string">
            <text:p>NOUN</text:p>
          </table:table-cell>
          <table:table-cell office:value-type="string">
            <text:p>1. Ich kümmere mich um den Haushalt, d. h. ich putze, wasche, koche etc. 2. Wir rechnen die Nebenkosten pro</text:p>
          </table:table-cell>
        </table:table-row>
        <table:table-row table:style-name="ro1">
          <table:table-cell office:value-type="string">
            <text:p>der Haushalt, -e</text:p>
          </table:table-cell>
          <table:table-cell office:value-type="string">
            <text:p>casa f,hogar m,familia f,presupuesto m</text:p>
          </table:table-cell>
          <table:table-cell office:value-type="string">
            <text:p>NOUN</text:p>
          </table:table-cell>
          <table:table-cell office:value-type="string">
            <text:p>Haushalt ab.</text:p>
          </table:table-cell>
        </table:table-row>
        <table:table-row table:style-name="ro1">
          <table:table-cell office:value-type="string">
            <text:p>der Hausmeister, - </text:p>
          </table:table-cell>
          <table:table-cell office:value-type="string">
            <text:p>conserje mf,portero(-a) m (f),bedel(a) m (f),propietario, -a m, f de la casa</text:p>
          </table:table-cell>
          <table:table-cell office:value-type="string">
            <text:p>NOUN</text:p>
          </table:table-cell>
          <table:table-cell office:value-type="string">
            <text:p>Sie haben kein Warmwasser? Am besten, Sie rufen den Hausmeister an.</text:p>
          </table:table-cell>
        </table:table-row>
        <table:table-row table:style-name="ro1">
          <table:table-cell office:value-type="string">
            <text:p>die Haut</text:p>
          </table:table-cell>
          <table:table-cell office:value-type="string">
            <text:p>piel f,pellejo m pey,cutis m inv,tela f,telilla f</text:p>
          </table:table-cell>
          <table:table-cell office:value-type="string">
            <text:p>NOUN</text:p>
          </table:table-cell>
          <table:table-cell office:value-type="string">
            <text:p>Haben Sie eine Creme für trockene Haut?</text:p>
          </table:table-cell>
        </table:table-row>
        <table:table-row table:style-name="ro1">
          <table:table-cell office:value-type="string">
            <text:p>das Heft, -e </text:p>
          </table:table-cell>
          <table:table-cell office:value-type="string">
            <text:p>cuaderno m,número m,folleto m,puño m</text:p>
          </table:table-cell>
          <table:table-cell office:value-type="string">
            <text:p>NOUN</text:p>
          </table:table-cell>
          <table:table-cell office:value-type="string">
            <text:p>Ich hätte gern ein Schreibheft. </text:p>
          </table:table-cell>
        </table:table-row>
        <table:table-row table:style-name="ro1">
          <table:table-cell office:value-type="string">
            <text:p>das Heim, -e </text:p>
          </table:table-cell>
          <table:table-cell office:value-type="string">
            <text:p>hogar m,casa f,residencia f,asilo m,sanatorio m</text:p>
          </table:table-cell>
          <table:table-cell office:value-type="string">
            <text:p>NOUN</text:p>
          </table:table-cell>
          <table:table-cell office:value-type="string">
            <text:p>z. B. Kinderheim, Seniorenheim</text:p>
          </table:table-cell>
        </table:table-row>
        <table:table-row table:style-name="ro1">
          <table:table-cell office:value-type="string">
            <text:p>die Heimat</text:p>
          </table:table-cell>
          <table:table-cell office:value-type="string">
            <text:p>patria f,tierra f (natal),país m de origen</text:p>
          </table:table-cell>
          <table:table-cell office:value-type="string">
            <text:p>NOUN</text:p>
          </table:table-cell>
          <table:table-cell office:value-type="string">
            <text:p>Ich lebe jetzt hier in Deutschland. Das ist meine neue Heimat.</text:p>
          </table:table-cell>
        </table:table-row>
        <table:table-row table:style-name="ro1">
          <table:table-cell office:value-type="string">
            <text:p>das Heimweh</text:p>
          </table:table-cell>
          <table:table-cell office:value-type="string">
            <text:p>nostalgia f,añoranza f,morriña f reg</text:p>
          </table:table-cell>
          <table:table-cell office:value-type="string">
            <text:p>NOUN</text:p>
          </table:table-cell>
          <table:table-cell office:value-type="string">
            <text:p>Ich habe oft Heimweh nach meiner Familie.</text:p>
          </table:table-cell>
        </table:table-row>
        <table:table-row table:style-name="ro1">
          <table:table-cell office:value-type="string">
            <text:p>die Heizung, -en</text:p>
          </table:table-cell>
          <table:table-cell office:value-type="string">
            <text:p>calefacción f,radiador m</text:p>
          </table:table-cell>
          <table:table-cell office:value-type="string">
            <text:p>NOUN</text:p>
          </table:table-cell>
          <table:table-cell office:value-type="string">
            <text:p>Es ist kalt. Ist die Heizung kaputt?</text:p>
          </table:table-cell>
        </table:table-row>
        <table:table-row table:style-name="ro1">
          <table:table-cell office:value-type="string">
            <text:p>das Hemd, -en</text:p>
          </table:table-cell>
          <table:table-cell office:value-type="string">
            <text:p>camisa f</text:p>
          </table:table-cell>
          <table:table-cell office:value-type="string">
            <text:p>NOUN</text:p>
          </table:table-cell>
          <table:table-cell office:value-type="string">
            <text:p>Pullover gekauft. Nikos trägt heute ein weißes Hemd.</text:p>
          </table:table-cell>
        </table:table-row>
        <table:table-row table:style-name="ro1">
          <table:table-cell office:value-type="string">
            <text:p>der Herd, -e</text:p>
          </table:table-cell>
          <table:table-cell office:value-type="string">
            <text:p>cocina f,foco m</text:p>
          </table:table-cell>
          <table:table-cell office:value-type="string">
            <text:p>NOUN</text:p>
          </table:table-cell>
          <table:table-cell office:value-type="string">
            <text:p>In der neuen Küche fehlt noch der Herd.</text:p>
          </table:table-cell>
        </table:table-row>
        <table:table-row table:style-name="ro1">
          <table:table-cell office:value-type="string">
            <text:p>die Herkunft</text:p>
          </table:table-cell>
          <table:table-cell office:value-type="string">
            <text:p>origen m</text:p>
          </table:table-cell>
          <table:table-cell office:value-type="string">
            <text:p>NOUN</text:p>
          </table:table-cell>
          <table:table-cell office:value-type="string">
            <text:p>Viele Leute fragen mich nach meiner Herkunft.</text:p>
          </table:table-cell>
        </table:table-row>
        <table:table-row table:style-name="ro1">
          <table:table-cell office:value-type="string">
            <text:p>das Herkunftsland, -"er </text:p>
          </table:table-cell>
          <table:table-cell office:value-type="string">
            <text:p>país m de origen</text:p>
          </table:table-cell>
          <table:table-cell office:value-type="string">
            <text:p>NOUN</text:p>
          </table:table-cell>
          <table:table-cell office:value-type="string">
            <text:p>Tragen Sie bitte hier Ihr Herkunfts- land ein.</text:p>
          </table:table-cell>
        </table:table-row>
        <table:table-row table:style-name="ro1">
          <table:table-cell office:value-type="string">
            <text:p>der Herr, -en</text:p>
          </table:table-cell>
          <table:table-cell office:value-type="string">
            <text:p>señor m,caballero m,Señor m,amo(-a) m (f),patrón(-ona) m (f)</text:p>
          </table:table-cell>
          <table:table-cell office:value-type="string">
            <text:p>NOUN</text:p>
          </table:table-cell>
          <table:table-cell office:value-type="string">
            <text:p>1. Da ist ein Herr, der möchte Sie sprechen. 2. Guten Tag, Herr Müller! 3. Sehr geehrte Damen und Herrn!</text:p>
          </table:table-cell>
        </table:table-row>
        <table:table-row table:style-name="ro1">
          <table:table-cell office:value-type="string">
            <text:p>der Hersteller, -</text:p>
          </table:table-cell>
          <table:table-cell office:value-type="string">
            <text:p>productor(a) m (f),fabricante mf,encargado, -a m, f de la producción de libros</text:p>
          </table:table-cell>
          <table:table-cell office:value-type="string">
            <text:p>NOUN</text:p>
          </table:table-cell>
          <table:table-cell office:value-type="string">
            <text:p>Ihr Handy ist kaputt? Wir schicken es an den Hersteller zurück und lassen es reparieren.</text:p>
          </table:table-cell>
        </table:table-row>
        <table:table-row table:style-name="ro1">
          <table:table-cell office:value-type="string">
            <text:p>das Herz, -en</text:p>
          </table:table-cell>
          <table:table-cell office:value-type="string">
            <text:p>corazón m,alma f,centro m,núcleo m,forma f de corazón,figura f de corazón,corazones m pl,≈ copas f pl</text:p>
          </table:table-cell>
          <table:table-cell office:value-type="string">
            <text:p>NOUN</text:p>
          </table:table-cell>
          <table:table-cell office:value-type="string">
            <text:p>1. Ich bin ganz nervös. Mir klopft das Herz. 2. Wir müssen Ihr Herz untersuchen.</text:p>
          </table:table-cell>
        </table:table-row>
        <table:table-row table:style-name="ro1">
          <table:table-cell office:value-type="string">
            <text:p>die Hilfe</text:p>
          </table:table-cell>
          <table:table-cell office:value-type="string">
            <text:p>ayuda f,socorro m,auxilio m</text:p>
          </table:table-cell>
          <table:table-cell office:value-type="string">
            <text:p>NOUN</text:p>
          </table:table-cell>
          <table:table-cell office:value-type="string">
            <text:p>1. Vielen Dank für Ihre Hilfe. 2. Haben Sie einen Kurs für Erste Hilfe gemacht? Das müssen Sie, wenn Sie den Führerschein machen wollen. 3. Hilfe! Jemand hat mir die Handtasche gestohlen. Bitte helfen Sie mir!</text:p>
          </table:table-cell>
        </table:table-row>
        <table:table-row table:style-name="ro1">
          <table:table-cell office:value-type="string">
            <text:p>der Himmel</text:p>
          </table:table-cell>
          <table:table-cell office:value-type="string">
            <text:p>cielo m,dosel m</text:p>
          </table:table-cell>
          <table:table-cell office:value-type="string">
            <text:p>NOUN</text:p>
          </table:table-cell>
          <table:table-cell office:value-type="string">
            <text:p>Wir hatten im Urlaub so tolles Wetter. Immer Sonne und blauer Himmel.</text:p>
          </table:table-cell>
        </table:table-row>
        <table:table-row table:style-name="ro1">
          <table:table-cell office:value-type="string">
            <text:p>der Hit, -s</text:p>
          </table:table-cell>
          <table:table-cell office:value-type="string">
            <text:p>éxito m (musical),hit m,éxito m de ventas</text:p>
          </table:table-cell>
          <table:table-cell office:value-type="string">
            <text:p>NOUN</text:p>
          </table:table-cell>
          <table:table-cell office:value-type="string">
            <text:p>Am Samstag kommt eine Sendung mit den Hits der Woche.</text:p>
          </table:table-cell>
        </table:table-row>
        <table:table-row table:style-name="ro1">
          <table:table-cell office:value-type="string">
            <text:p>die Hitze </text:p>
          </table:table-cell>
          <table:table-cell office:value-type="string">
            <text:p>calor m,acaloramiento m</text:p>
          </table:table-cell>
          <table:table-cell office:value-type="string">
            <text:p>NOUN</text:p>
          </table:table-cell>
          <table:table-cell office:value-type="string">
            <text:p>Gestern war eine schreckliche Hitze!</text:p>
          </table:table-cell>
        </table:table-row>
        <table:table-row table:style-name="ro1">
          <table:table-cell office:value-type="string">
            <text:p>das Hobby, -s</text:p>
          </table:table-cell>
          <table:table-cell office:value-type="string">
            <text:p>hobby m</text:p>
          </table:table-cell>
          <table:table-cell office:value-type="string">
            <text:p>NOUN</text:p>
          </table:table-cell>
          <table:table-cell office:value-type="string">
            <text:p>Ich habe keine Zeit mehr für meine Hobbys.</text:p>
          </table:table-cell>
        </table:table-row>
        <table:table-row table:style-name="ro1">
          <table:table-cell office:value-type="string">
            <text:p>die Höhe</text:p>
          </table:table-cell>
          <table:table-cell office:value-type="string">
            <text:p>altura f,alto m,elevación f,importe m,cima f</text:p>
          </table:table-cell>
          <table:table-cell office:value-type="string">
            <text:p>NOUN</text:p>
          </table:table-cell>
          <table:table-cell office:value-type="string">
            <text:p>1. Mein Tisch hat die Maße: Länge: 1,20 m, Breite: 0,60 m, Höhe: 0,80 m. 2. Wir fliegen jetzt in 6000 m Höhe.</text:p>
          </table:table-cell>
        </table:table-row>
        <table:table-row table:style-name="ro1">
          <table:table-cell office:value-type="string">
            <text:p>die Hochzeit, -en</text:p>
          </table:table-cell>
          <table:table-cell office:value-type="string">
            <text:p>boda f,casamiento m,apogeo m,auge m</text:p>
          </table:table-cell>
          <table:table-cell office:value-type="string">
            <text:p>NOUN</text:p>
          </table:table-cell>
          <table:table-cell office:value-type="string">
            <text:p>1. Claudia und Peter wollen ihre Hochzeit groß feiern. 2. Zu dieser Hochzeit kommen mehr als fünfzig Gäste.</text:p>
          </table:table-cell>
        </table:table-row>
        <table:table-row table:style-name="ro1">
          <table:table-cell office:value-type="string">
            <text:p>der Hof, -"e </text:p>
          </table:table-cell>
          <table:table-cell office:value-type="string">
            <text:p>patio m (interior),finca f,granja f,corte f,halo m,corona f</text:p>
          </table:table-cell>
          <table:table-cell office:value-type="string">
            <text:p>NOUN</text:p>
          </table:table-cell>
          <table:table-cell office:value-type="string">
            <text:p>Die Kinder spielen am liebsten im Hof.</text:p>
          </table:table-cell>
        </table:table-row>
        <table:table-row table:style-name="ro1">
          <table:table-cell office:value-type="string">
            <text:p>der Bauernhof, -"e</text:p>
          </table:table-cell>
          <table:table-cell office:value-type="string">
            <text:p>granja f</text:p>
          </table:table-cell>
          <table:table-cell office:value-type="string">
            <text:p>NOUN</text:p>
          </table:table-cell>
          <table:table-cell office:value-type="string">
            <text:p>Meine Großeltern hatten einen Bauernhof.</text:p>
          </table:table-cell>
        </table:table-row>
        <table:table-row table:style-name="ro1">
          <table:table-cell office:value-type="string">
            <text:p>die Hoffnung, -en</text:p>
          </table:table-cell>
          <table:table-cell office:value-type="string">
            <text:p>esperanza f</text:p>
          </table:table-cell>
          <table:table-cell office:value-type="string">
            <text:p>NOUN</text:p>
          </table:table-cell>
          <table:table-cell office:value-type="string">
            <text:p>Man darf die Hoffnung nicht verlieren.</text:p>
          </table:table-cell>
        </table:table-row>
        <table:table-row table:style-name="ro1">
          <table:table-cell office:value-type="string">
            <text:p>das Holz </text:p>
          </table:table-cell>
          <table:table-cell office:value-type="string">
            <text:p>madera f,leña f,palo m</text:p>
          </table:table-cell>
          <table:table-cell office:value-type="string">
            <text:p>NOUN</text:p>
          </table:table-cell>
          <table:table-cell office:value-type="string">
            <text:p>Möchten Sie ein Regal aus Holz oder aus Metall?</text:p>
          </table:table-cell>
        </table:table-row>
        <table:table-row table:style-name="ro1">
          <table:table-cell office:value-type="string">
            <text:p>der Honig</text:p>
          </table:table-cell>
          <table:table-cell office:value-type="string">
            <text:p>miel f</text:p>
          </table:table-cell>
          <table:table-cell office:value-type="string">
            <text:p>NOUN</text:p>
          </table:table-cell>
          <table:table-cell office:value-type="string">
            <text:p>Ich esse gern Brötchen mit Honig und Butter zum Frühstück.</text:p>
          </table:table-cell>
        </table:table-row>
        <table:table-row table:style-name="ro1">
          <table:table-cell office:value-type="string">
            <text:p>die Hose, -n </text:p>
          </table:table-cell>
          <table:table-cell office:value-type="string">
            <text:p>pantalón m,pantalones m pl</text:p>
          </table:table-cell>
          <table:table-cell office:value-type="string">
            <text:p>NOUN</text:p>
          </table:table-cell>
          <table:table-cell office:value-type="string">
            <text:p>Können Sie die Hose etwas kürzer machen?</text:p>
          </table:table-cell>
        </table:table-row>
        <table:table-row table:style-name="ro1">
          <table:table-cell office:value-type="string">
            <text:p>das Hotel, -s</text:p>
          </table:table-cell>
          <table:table-cell office:value-type="string">
            <text:p>hotel m</text:p>
          </table:table-cell>
          <table:table-cell office:value-type="string">
            <text:p>NOUN</text:p>
          </table:table-cell>
          <table:table-cell office:value-type="string">
            <text:p>Im Urlaub sind wir in einem Hotel am Meer.</text:p>
          </table:table-cell>
        </table:table-row>
        <table:table-row table:style-name="ro1">
          <table:table-cell office:value-type="string">
            <text:p>das Hühnchen, - </text:p>
          </table:table-cell>
          <table:table-cell office:value-type="string">
            <text:p>pollo m</text:p>
          </table:table-cell>
          <table:table-cell office:value-type="string">
            <text:p>NOUN</text:p>
          </table:table-cell>
          <table:table-cell office:value-type="string">
            <text:p>Zum Mittagessen gibt es Hühnchen mit Reis.</text:p>
          </table:table-cell>
        </table:table-row>
        <table:table-row table:style-name="ro1">
          <table:table-cell office:value-type="string">
            <text:p>der Humor</text:p>
          </table:table-cell>
          <table:table-cell office:value-type="string">
            <text:p>humor m</text:p>
          </table:table-cell>
          <table:table-cell office:value-type="string">
            <text:p>NOUN</text:p>
          </table:table-cell>
          <table:table-cell office:value-type="string">
            <text:p>1. Wir mögen Paul, weil er so viel Humor hat. 2. Den Humor des Komikers verstehe ich nicht.</text:p>
          </table:table-cell>
        </table:table-row>
        <table:table-row table:style-name="ro1">
          <table:table-cell office:value-type="string">
            <text:p>der Hund, -e</text:p>
          </table:table-cell>
          <table:table-cell office:value-type="string">
            <text:p>perro(-a) m (f)</text:p>
          </table:table-cell>
          <table:table-cell office:value-type="string">
            <text:p>NOUN</text:p>
          </table:table-cell>
          <table:table-cell office:value-type="string">
            <text:p>Hab keine Angst. Der Hund tut dir nichts.</text:p>
          </table:table-cell>
        </table:table-row>
        <table:table-row table:style-name="ro1">
          <table:table-cell office:value-type="string">
            <text:p>der Hunger</text:p>
          </table:table-cell>
          <table:table-cell office:value-type="string">
            <text:p>hambre f</text:p>
          </table:table-cell>
          <table:table-cell office:value-type="string">
            <text:p>NOUN</text:p>
          </table:table-cell>
          <table:table-cell office:value-type="string">
            <text:p>Ich habe keinen Hunger. </text:p>
          </table:table-cell>
        </table:table-row>
        <table:table-row table:style-name="ro1">
          <table:table-cell office:value-type="string">
            <text:p>der Husten</text:p>
          </table:table-cell>
          <table:table-cell office:value-type="string">
            <text:p>tos f</text:p>
          </table:table-cell>
          <table:table-cell office:value-type="string">
            <text:p>NOUN</text:p>
          </table:table-cell>
          <table:table-cell office:value-type="string">
            <text:p>Haben Sie ein Medikament gegen Husten?</text:p>
          </table:table-cell>
        </table:table-row>
        <table:table-row table:style-name="ro1">
          <table:table-cell office:value-type="string">
            <text:p>der Hut, -"e</text:p>
          </table:table-cell>
          <table:table-cell office:value-type="string">
            <text:p>sombrero m,sombrerete m,protección f</text:p>
          </table:table-cell>
          <table:table-cell office:value-type="string">
            <text:p>NOUN</text:p>
          </table:table-cell>
          <table:table-cell office:value-type="string">
            <text:p>Sie sollten im Sommer nicht ohne Hut in die Sonne gehen.</text:p>
          </table:table-cell>
        </table:table-row>
        <table:table-row table:style-name="ro1">
          <table:table-cell office:value-type="string">
            <text:p>der ICE (Inter City Express)</text:p>
          </table:table-cell>
          <table:table-cell office:value-type="string">
            <text:p>≈ AVE m (tren de alta velocidad)</text:p>
          </table:table-cell>
          <table:table-cell office:value-type="string">
            <text:p>NOUN</text:p>
          </table:table-cell>
          <table:table-cell office:value-type="string">
            <text:p>Ich fahre lieber mit dem ICE; der ist schneller als die anderen Züge.</text:p>
          </table:table-cell>
        </table:table-row>
        <table:table-row table:style-name="ro1">
          <table:table-cell office:value-type="string">
            <text:p>die Idee, -n</text:p>
          </table:table-cell>
          <table:table-cell office:value-type="string">
            <text:p>idea f,pizca f,poquitín m</text:p>
          </table:table-cell>
          <table:table-cell office:value-type="string">
            <text:p>NOUN</text:p>
          </table:table-cell>
          <table:table-cell office:value-type="string">
            <text:p>1. Du willst ein Picknick machen? Ich finde die Idee toll. 2. Was soll ich meiner Mutter zum Geburtstag schenken? Hast du eine gute Idee?</text:p>
          </table:table-cell>
        </table:table-row>
        <table:table-row table:style-name="ro1">
          <table:table-cell office:value-type="string">
            <text:p>der Import, -e</text:p>
          </table:table-cell>
          <table:table-cell office:value-type="string">
            <text:p>importación f,importaciones f pl</text:p>
          </table:table-cell>
          <table:table-cell office:value-type="string">
            <text:p>NOUN</text:p>
          </table:table-cell>
          <table:table-cell office:value-type="string">
            <text:p>1. Im dritten Stock ist die Firma Schmidt &amp; Co, Import und Export. 2. Der Import von Zigaretten ist nur bis zu einer bestimmten Menge erlaubt.</text:p>
          </table:table-cell>
        </table:table-row>
        <table:table-row table:style-name="ro1">
          <table:table-cell office:value-type="string">
            <text:p>die Industrie, -n </text:p>
          </table:table-cell>
          <table:table-cell office:value-type="string">
            <text:p>industria f</text:p>
          </table:table-cell>
          <table:table-cell office:value-type="string">
            <text:p>NOUN</text:p>
          </table:table-cell>
          <table:table-cell office:value-type="string">
            <text:p>In dieser Gegend gibt es viel Industrie.</text:p>
          </table:table-cell>
        </table:table-row>
        <table:table-row table:style-name="ro1">
          <table:table-cell office:value-type="string">
            <text:p>das Industriegebiet</text:p>
          </table:table-cell>
          <table:table-cell office:value-type="string">
            <text:p>zona f industrial,polígono m industrial</text:p>
          </table:table-cell>
          <table:table-cell office:value-type="string">
            <text:p>NOUN</text:p>
          </table:table-cell>
          <table:table-cell office:value-type="string">
            <text:p>Die Autowerkstatt ist im Industrie- gebiet Ost.</text:p>
          </table:table-cell>
        </table:table-row>
        <table:table-row table:style-name="ro1">
          <table:table-cell office:value-type="string">
            <text:p>die Infektion, -en</text:p>
          </table:table-cell>
          <table:table-cell office:value-type="string">
            <text:p>infección f</text:p>
          </table:table-cell>
          <table:table-cell office:value-type="string">
            <text:p>NOUN</text:p>
          </table:table-cell>
          <table:table-cell office:value-type="string">
            <text:p>Sie haben eine Infektion. Sie müssen Tabletten nehmen.</text:p>
          </table:table-cell>
        </table:table-row>
        <table:table-row table:style-name="ro1">
          <table:table-cell office:value-type="string">
            <text:p>die Information, -en</text:p>
          </table:table-cell>
          <table:table-cell office:value-type="string">
            <text:p>información f sobre,información f</text:p>
          </table:table-cell>
          <table:table-cell office:value-type="string">
            <text:p>NOUN</text:p>
          </table:table-cell>
          <table:table-cell office:value-type="string">
            <text:p>1. Bitte lesen Sie diese Informationen genau. 2. Wenn Sie Fragen haben, gehen Sie zur Information.</text:p>
          </table:table-cell>
        </table:table-row>
        <table:table-row table:style-name="ro1">
          <table:table-cell office:value-type="string">
            <text:p>der Ingenieur, -e </text:p>
          </table:table-cell>
          <table:table-cell office:value-type="string">
            <text:p>ingeniero(-a) m (f)</text:p>
          </table:table-cell>
          <table:table-cell office:value-type="string">
            <text:p>NOUN</text:p>
          </table:table-cell>
          <table:table-cell office:value-type="string">
            <text:p>Hans will Bauingenieur werden.</text:p>
          </table:table-cell>
        </table:table-row>
        <table:table-row table:style-name="ro1">
          <table:table-cell office:value-type="string">
            <text:p>der Inhalt, -e</text:p>
          </table:table-cell>
          <table:table-cell office:value-type="string">
            <text:p>contenido m,área f,volumen m,capacidad f</text:p>
          </table:table-cell>
          <table:table-cell office:value-type="string">
            <text:p>NOUN</text:p>
          </table:table-cell>
          <table:table-cell office:value-type="string">
            <text:p>Geben Sie den Inhalt der Packung in einen Liter kochendes Wasser.</text:p>
          </table:table-cell>
        </table:table-row>
        <table:table-row table:style-name="ro1">
          <table:table-cell office:value-type="string">
            <text:p>die Innenstadt, -"e </text:p>
          </table:table-cell>
          <table:table-cell office:value-type="string">
            <text:p>centro m de la ciudad</text:p>
          </table:table-cell>
          <table:table-cell office:value-type="string">
            <text:p>NOUN</text:p>
          </table:table-cell>
          <table:table-cell office:value-type="string">
            <text:p>Direkt in der Innenstadt kriegst du keinen Parkplatz.</text:p>
          </table:table-cell>
        </table:table-row>
        <table:table-row table:style-name="ro1">
          <table:table-cell office:value-type="string">
            <text:p>die Insel, -n</text:p>
          </table:table-cell>
          <table:table-cell office:value-type="string">
            <text:p>isla f,remanso m</text:p>
          </table:table-cell>
          <table:table-cell office:value-type="string">
            <text:p>NOUN</text:p>
          </table:table-cell>
          <table:table-cell office:value-type="string">
            <text:p>Ich würde dieses Mal gern auf einer Insel Ferien machen.</text:p>
          </table:table-cell>
        </table:table-row>
        <table:table-row table:style-name="ro1">
          <table:table-cell office:value-type="string">
            <text:p>das Institut, -e </text:p>
          </table:table-cell>
          <table:table-cell office:value-type="string">
            <text:p>facultad f</text:p>
          </table:table-cell>
          <table:table-cell office:value-type="string">
            <text:p>NOUN</text:p>
          </table:table-cell>
          <table:table-cell office:value-type="string">
            <text:p>Ich besuche einen Sprachkurs in einem kleinen Spracheninstitut.</text:p>
          </table:table-cell>
        </table:table-row>
        <table:table-row table:style-name="ro1">
          <table:table-cell office:value-type="string">
            <text:p>das Instrument, -e</text:p>
          </table:table-cell>
          <table:table-cell office:value-type="string">
            <text:p>instrumento m</text:p>
          </table:table-cell>
          <table:table-cell office:value-type="string">
            <text:p>NOUN</text:p>
          </table:table-cell>
          <table:table-cell office:value-type="string">
            <text:p>Ich spiele Klavier. Spielen Sie auch ein Musikinstrument?</text:p>
          </table:table-cell>
        </table:table-row>
        <table:table-row table:style-name="ro1">
          <table:table-cell office:value-type="string">
            <text:p>die Integration </text:p>
          </table:table-cell>
          <table:table-cell office:value-type="string">
            <text:p>integración f</text:p>
          </table:table-cell>
          <table:table-cell office:value-type="string">
            <text:p>NOUN</text:p>
          </table:table-cell>
          <table:table-cell office:value-type="string">
            <text:p>Gute Deutschkenntnisse sollen bei der Integration helfen.</text:p>
          </table:table-cell>
        </table:table-row>
        <table:table-row table:style-name="ro1">
          <table:table-cell office:value-type="string">
            <text:p>der Integrationskurs, -e</text:p>
          </table:table-cell>
          <table:table-cell/>
          <table:table-cell office:value-type="string">
            <text:p>NOUN</text:p>
          </table:table-cell>
          <table:table-cell office:value-type="string">
            <text:p>Die Volkshochschule bietet im Herbst wieder Integrationskurse an.</text:p>
          </table:table-cell>
        </table:table-row>
        <table:table-row table:style-name="ro1">
          <table:table-cell office:value-type="string">
            <text:p>die Intelligenz</text:p>
          </table:table-cell>
          <table:table-cell office:value-type="string">
            <text:p>inteligencia f,intelectuales m pl</text:p>
          </table:table-cell>
          <table:table-cell office:value-type="string">
            <text:p>NOUN</text:p>
          </table:table-cell>
          <table:table-cell office:value-type="string">
            <text:p>Meine Kinder haben in der Schule einen Intelligenztest gemacht.</text:p>
          </table:table-cell>
        </table:table-row>
        <table:table-row table:style-name="ro1">
          <table:table-cell office:value-type="string">
            <text:p>der Intensivkurs, -e</text:p>
          </table:table-cell>
          <table:table-cell office:value-type="string">
            <text:p>curso m intensivo</text:p>
          </table:table-cell>
          <table:table-cell office:value-type="string">
            <text:p>NOUN</text:p>
          </table:table-cell>
          <table:table-cell office:value-type="string">
            <text:p>Der Intensivkurs findet täglich von 9 bis 12 Uhr statt.</text:p>
          </table:table-cell>
        </table:table-row>
        <table:table-row table:style-name="ro1">
          <table:table-cell office:value-type="string">
            <text:p>das Interesse, -n</text:p>
          </table:table-cell>
          <table:table-cell office:value-type="string">
            <text:p>interés m en/por</text:p>
          </table:table-cell>
          <table:table-cell office:value-type="string">
            <text:p>NOUN</text:p>
          </table:table-cell>
          <table:table-cell office:value-type="string">
            <text:p>Ich habe viele Interessen, Sport, Lesen, Handarbeit, Tanzen.</text:p>
          </table:table-cell>
        </table:table-row>
        <table:table-row table:style-name="ro1">
          <table:table-cell office:value-type="string">
            <text:p>das Internet </text:p>
          </table:table-cell>
          <table:table-cell office:value-type="string">
            <text:p>internet m o f</text:p>
          </table:table-cell>
          <table:table-cell office:value-type="string">
            <text:p>NOUN</text:p>
          </table:table-cell>
          <table:table-cell office:value-type="string">
            <text:p>Im Internet findest du auch viele übungen zum Selbstlernen.</text:p>
          </table:table-cell>
        </table:table-row>
        <table:table-row table:style-name="ro1">
          <table:table-cell office:value-type="string">
            <text:p>der Internetanschluss</text:p>
          </table:table-cell>
          <table:table-cell office:value-type="string">
            <text:p>conexión f a Internet</text:p>
          </table:table-cell>
          <table:table-cell office:value-type="string">
            <text:p>NOUN</text:p>
          </table:table-cell>
          <table:table-cell office:value-type="string">
            <text:p>Wir haben seit einer Woche einen Internetanschluss.</text:p>
          </table:table-cell>
        </table:table-row>
        <table:table-row table:style-name="ro1">
          <table:table-cell office:value-type="string">
            <text:p>das Internetcafé, -s </text:p>
          </table:table-cell>
          <table:table-cell/>
          <table:table-cell office:value-type="string">
            <text:p>NOUN</text:p>
          </table:table-cell>
          <table:table-cell office:value-type="string">
            <text:p>Wenn du selbst kein Internet hast, geh doch einfach ins Internetcafé.</text:p>
          </table:table-cell>
        </table:table-row>
        <table:table-row table:style-name="ro1">
          <table:table-cell office:value-type="string">
            <text:p>das Interview, -s</text:p>
          </table:table-cell>
          <table:table-cell office:value-type="string">
            <text:p>entrevista f,interviú m o f</text:p>
          </table:table-cell>
          <table:table-cell office:value-type="string">
            <text:p>NOUN</text:p>
          </table:table-cell>
          <table:table-cell office:value-type="string">
            <text:p>Ich habe im Fernsehen ein interessantes Interview mit zwei Schauspielern gesehen.</text:p>
          </table:table-cell>
        </table:table-row>
        <table:table-row table:style-name="ro1">
          <table:table-cell office:value-type="string">
            <text:p>die Jacke, -n </text:p>
          </table:table-cell>
          <table:table-cell office:value-type="string">
            <text:p>chaqueta f,americana f,cazadora f</text:p>
          </table:table-cell>
          <table:table-cell office:value-type="string">
            <text:p>NOUN</text:p>
          </table:table-cell>
          <table:table-cell office:value-type="string">
            <text:p>Zieh dir eine Jacke an. Es ist kalt.</text:p>
          </table:table-cell>
        </table:table-row>
        <table:table-row table:style-name="ro1">
          <table:table-cell office:value-type="string">
            <text:p>die Jahreskarte, -n</text:p>
          </table:table-cell>
          <table:table-cell office:value-type="string">
            <text:p>abono m anual</text:p>
          </table:table-cell>
          <table:table-cell office:value-type="string">
            <text:p>NOUN</text:p>
          </table:table-cell>
          <table:table-cell office:value-type="string">
            <text:p>Ich habe für die Fahrt zur Arbeit eine Jahreskarte.</text:p>
          </table:table-cell>
        </table:table-row>
        <table:table-row table:style-name="ro1">
          <table:table-cell office:value-type="string">
            <text:p>der Jazz </text:p>
          </table:table-cell>
          <table:table-cell office:value-type="string">
            <text:p>jazz m</text:p>
          </table:table-cell>
          <table:table-cell office:value-type="string">
            <text:p>NOUN</text:p>
          </table:table-cell>
          <table:table-cell office:value-type="string">
            <text:p>Mein Freund hört vor allem Jazz.</text:p>
          </table:table-cell>
        </table:table-row>
        <table:table-row table:style-name="ro1">
          <table:table-cell office:value-type="string">
            <text:p>die Jeans (Sg. oder Pl.)</text:p>
          </table:table-cell>
          <table:table-cell office:value-type="string">
            <text:p>vaqueros m pl,tejanos m pl</text:p>
          </table:table-cell>
          <table:table-cell office:value-type="string">
            <text:p>NOUN</text:p>
          </table:table-cell>
          <table:table-cell office:value-type="string">
            <text:p>1. Nicht nur junge Leute tragen Jeans. 2. Ich habe meine Jeans gerade gewaschen.</text:p>
          </table:table-cell>
        </table:table-row>
        <table:table-row table:style-name="ro1">
          <table:table-cell office:value-type="string">
            <text:p>der Job, -s</text:p>
          </table:table-cell>
          <table:table-cell office:value-type="string">
            <text:p>trabajo m,pega f CSur, Mex,tarea f,Hiob m</text:p>
          </table:table-cell>
          <table:table-cell office:value-type="string">
            <text:p>NOUN</text:p>
          </table:table-cell>
          <table:table-cell office:value-type="string">
            <text:p>Ich suche einen neuen Job. </text:p>
          </table:table-cell>
        </table:table-row>
        <table:table-row table:style-name="ro1">
          <table:table-cell office:value-type="string">
            <text:p>der Journalist, -en </text:p>
          </table:table-cell>
          <table:table-cell office:value-type="string">
            <text:p>periodista mf</text:p>
          </table:table-cell>
          <table:table-cell office:value-type="string">
            <text:p>NOUN</text:p>
          </table:table-cell>
          <table:table-cell office:value-type="string">
            <text:p>Mein Sohn will Journalist werden.</text:p>
          </table:table-cell>
        </table:table-row>
        <table:table-row table:style-name="ro1">
          <table:table-cell office:value-type="string">
            <text:p>die Jugend</text:p>
          </table:table-cell>
          <table:table-cell office:value-type="string">
            <text:p>juventud f,adolescencia f,jóvenes m pl</text:p>
          </table:table-cell>
          <table:table-cell office:value-type="string">
            <text:p>NOUN</text:p>
          </table:table-cell>
          <table:table-cell office:value-type="string">
            <text:p>In meiner Jugend habe ich mich sehr für Musik interessiert.</text:p>
          </table:table-cell>
        </table:table-row>
        <table:table-row table:style-name="ro1">
          <table:table-cell office:value-type="string">
            <text:p>das Jugendamt</text:p>
          </table:table-cell>
          <table:table-cell office:value-type="string">
            <text:p>oficina f de protección de menores</text:p>
          </table:table-cell>
          <table:table-cell office:value-type="string">
            <text:p>NOUN</text:p>
          </table:table-cell>
          <table:table-cell office:value-type="string">
            <text:p>Nächste Woche habe ich einen Termin beim Jugendamt.</text:p>
          </table:table-cell>
        </table:table-row>
        <table:table-row table:style-name="ro1">
          <table:table-cell office:value-type="string">
            <text:p>der Jugendliche, -n</text:p>
          </table:table-cell>
          <table:table-cell/>
          <table:table-cell office:value-type="string">
            <text:p>NOUN</text:p>
          </table:table-cell>
          <table:table-cell office:value-type="string">
            <text:p>1. Viele Jugendliche gehen gerne in die Disko.2. Der Eintritt ist für Kinder und Jugendliche bis 16 Jahre frei.</text:p>
          </table:table-cell>
        </table:table-row>
        <table:table-row table:style-name="ro1">
          <table:table-cell office:value-type="string">
            <text:p>der Junge, -n</text:p>
          </table:table-cell>
          <table:table-cell office:value-type="string">
            <text:p>niño m,gurrumino m Mex,muchacho m,chico m,chamaco m Mex,pibe m Arg</text:p>
          </table:table-cell>
          <table:table-cell office:value-type="string">
            <text:p>NOUN</text:p>
          </table:table-cell>
          <table:table-cell office:value-type="string">
            <text:p>1. In der Klasse sind 15 Jungen und 10 Mädchen. 2. Wir haben einen Jungen.</text:p>
          </table:table-cell>
        </table:table-row>
        <table:table-row table:style-name="ro1">
          <table:table-cell office:value-type="string">
            <text:p>die Kabine, -n </text:p>
          </table:table-cell>
          <table:table-cell office:value-type="string">
            <text:p>cabina f,vestuario m,camarote m,carlinga f</text:p>
          </table:table-cell>
          <table:table-cell office:value-type="string">
            <text:p>NOUN</text:p>
          </table:table-cell>
          <table:table-cell office:value-type="string">
            <text:p>Gehen Sie bitte in Kabine 3.</text:p>
          </table:table-cell>
        </table:table-row>
        <table:table-row table:style-name="ro1">
          <table:table-cell office:value-type="string">
            <text:p>der Kaffee</text:p>
          </table:table-cell>
          <table:table-cell office:value-type="string">
            <text:p>café m</text:p>
          </table:table-cell>
          <table:table-cell office:value-type="string">
            <text:p>NOUN</text:p>
          </table:table-cell>
          <table:table-cell office:value-type="string">
            <text:p>1. Bring bitte noch eine Packung Kaffee mit. 2. Zum Frühstück trinke ich gerne Kaffee. 3. Wir sind bei Müllers zum Kaffee eingeladen. 4. Einen Kaffee, bitte.</text:p>
          </table:table-cell>
        </table:table-row>
        <table:table-row table:style-name="ro1">
          <table:table-cell office:value-type="string">
            <text:p>der Kalender, -</text:p>
          </table:table-cell>
          <table:table-cell office:value-type="string">
            <text:p>calendario m,agenda f</text:p>
          </table:table-cell>
          <table:table-cell office:value-type="string">
            <text:p>NOUN</text:p>
          </table:table-cell>
          <table:table-cell office:value-type="string">
            <text:p>1. Ich habe den Termin in meinem Kalender notiert. 2. Haben Sie am Montag Zeit? – Moment. Ich muss erst in meinem Terminkalender nachschauen.</text:p>
          </table:table-cell>
        </table:table-row>
        <table:table-row table:style-name="ro1">
          <table:table-cell office:value-type="string">
            <text:p>die Kälte</text:p>
          </table:table-cell>
          <table:table-cell office:value-type="string">
            <text:p>frío m,frialdad f,indiferencia f</text:p>
          </table:table-cell>
          <table:table-cell office:value-type="string">
            <text:p>NOUN</text:p>
          </table:table-cell>
          <table:table-cell office:value-type="string">
            <text:p>Bei dieser Kälte fahre ich nicht mit dem Fahrrad.</text:p>
          </table:table-cell>
        </table:table-row>
        <table:table-row table:style-name="ro1">
          <table:table-cell office:value-type="string">
            <text:p>die Kamera, -s</text:p>
          </table:table-cell>
          <table:table-cell office:value-type="string">
            <text:p>cámara f,máquina f fotográfica,cámara f fotográfica</text:p>
          </table:table-cell>
          <table:table-cell office:value-type="string">
            <text:p>NOUN</text:p>
          </table:table-cell>
          <table:table-cell office:value-type="string">
            <text:p>1. Ich habe eine ganz neue Kamera. 2. Ich brauche noch einen Film für meine Kamera.</text:p>
          </table:table-cell>
        </table:table-row>
        <table:table-row table:style-name="ro1">
          <table:table-cell office:value-type="string">
            <text:p>der Kampf, -"e </text:p>
          </table:table-cell>
          <table:table-cell office:value-type="string">
            <text:p>lucha f,combate m</text:p>
          </table:table-cell>
          <table:table-cell office:value-type="string">
            <text:p>NOUN</text:p>
          </table:table-cell>
          <table:table-cell office:value-type="string">
            <text:p>Im Schulbus gibt es immer einen Kampf um die Sitzplätze.</text:p>
          </table:table-cell>
        </table:table-row>
        <table:table-row table:style-name="ro1">
          <table:table-cell office:value-type="string">
            <text:p>der Kanal, -"e</text:p>
          </table:table-cell>
          <table:table-cell office:value-type="string">
            <text:p>canal m,alcantarillado m,acequia f,vía f</text:p>
          </table:table-cell>
          <table:table-cell office:value-type="string">
            <text:p>NOUN</text:p>
          </table:table-cell>
          <table:table-cell office:value-type="string">
            <text:p>Mit Kabel bekommen Sie über 30 Fernsehkanäle.</text:p>
          </table:table-cell>
        </table:table-row>
        <table:table-row table:style-name="ro1">
          <table:table-cell office:value-type="string">
            <text:p>die Kanne, -n</text:p>
          </table:table-cell>
          <table:table-cell office:value-type="string">
            <text:p>jarra f,jarro m,lechera f,tetera f,cafetera f,regadera f</text:p>
          </table:table-cell>
          <table:table-cell office:value-type="string">
            <text:p>NOUN</text:p>
          </table:table-cell>
          <table:table-cell office:value-type="string">
            <text:p>1. Das ist aber eine schöne Teekanne. – Ja, die ist aus China. 2. Bitte einen Kaffee! – Eine Tasse oder ein Kännchen?</text:p>
          </table:table-cell>
        </table:table-row>
        <table:table-row table:style-name="ro1">
          <table:table-cell office:value-type="string">
            <text:p>die Kantine, -n </text:p>
          </table:table-cell>
          <table:table-cell office:value-type="string">
            <text:p>cantina f,comedor m</text:p>
          </table:table-cell>
          <table:table-cell office:value-type="string">
            <text:p>NOUN</text:p>
          </table:table-cell>
          <table:table-cell office:value-type="string">
            <text:p>In unserer Kantine kann man günstig essen.</text:p>
          </table:table-cell>
        </table:table-row>
        <table:table-row table:style-name="ro1">
          <table:table-cell office:value-type="string">
            <text:p>das Kapitel, -</text:p>
          </table:table-cell>
          <table:table-cell office:value-type="string">
            <text:p>capítulo m,cabildo m</text:p>
          </table:table-cell>
          <table:table-cell office:value-type="string">
            <text:p>NOUN</text:p>
          </table:table-cell>
          <table:table-cell office:value-type="string">
            <text:p>Die Lehrerin hat gesagt, wir sollen zwei Kapitel im Buch wiederholen.</text:p>
          </table:table-cell>
        </table:table-row>
        <table:table-row table:style-name="ro1">
          <table:table-cell office:value-type="string">
            <text:p>die Karriere, -n</text:p>
          </table:table-cell>
          <table:table-cell office:value-type="string">
            <text:p>carrera f (profesional)</text:p>
          </table:table-cell>
          <table:table-cell office:value-type="string">
            <text:p>NOUN</text:p>
          </table:table-cell>
          <table:table-cell office:value-type="string">
            <text:p>Mein Bruder hat große Pläne. Er will Karriere machen.</text:p>
          </table:table-cell>
        </table:table-row>
        <table:table-row table:style-name="ro1">
          <table:table-cell office:value-type="string">
            <text:p>die Karte, -n</text:p>
          </table:table-cell>
          <table:table-cell office:value-type="string">
            <text:p>tarjeta f,(tarjeta f ) postal f,carta f (del menú),mapa m,billete m,entrada f,naipe m,carta f,tarjeta f (gráfica)</text:p>
          </table:table-cell>
          <table:table-cell office:value-type="string">
            <text:p>NOUN</text:p>
          </table:table-cell>
          <table:table-cell office:value-type="string">
            <text:p>1. Schreibst du mir eine Karte aus dem Urlaub? 2. Diese Karte gilt nur für die 2. Klasse. 3. Hast du schon die Karten für das Konzert abgeholt? 4. Haben Sie eine Karte von Norddeutschland? 5. Herr Ober, bitte die Speisekarte. 6. Spielen Sie Karten? </text:p>
          </table:table-cell>
        </table:table-row>
        <table:table-row table:style-name="ro1">
          <table:table-cell office:value-type="string">
            <text:p>die Kartoffel, -n</text:p>
          </table:table-cell>
          <table:table-cell office:value-type="string">
            <text:p>patata f</text:p>
          </table:table-cell>
          <table:table-cell office:value-type="string">
            <text:p>NOUN</text:p>
          </table:table-cell>
          <table:table-cell office:value-type="string">
            <text:p>Kann ich bitte noch Kartoffeln bekommen?</text:p>
          </table:table-cell>
        </table:table-row>
        <table:table-row table:style-name="ro1">
          <table:table-cell office:value-type="string">
            <text:p>der Käse </text:p>
          </table:table-cell>
          <table:table-cell office:value-type="string">
            <text:p>queso m,tonterías f pl,chorradas f pl</text:p>
          </table:table-cell>
          <table:table-cell office:value-type="string">
            <text:p>NOUN</text:p>
          </table:table-cell>
          <table:table-cell office:value-type="string">
            <text:p>Möchtest du Käse aufs Brot?</text:p>
          </table:table-cell>
        </table:table-row>
        <table:table-row table:style-name="ro1">
          <table:table-cell office:value-type="string">
            <text:p>die Kasse, -n </text:p>
          </table:table-cell>
          <table:table-cell office:value-type="string">
            <text:p>caja f,efectivo m en caja,dinero m contante,dinero m fam,taquilla f</text:p>
          </table:table-cell>
          <table:table-cell office:value-type="string">
            <text:p>NOUN</text:p>
          </table:table-cell>
          <table:table-cell office:value-type="string">
            <text:p><text:s/>Zahlen Sie bitte an der Kasse.</text:p>
          </table:table-cell>
        </table:table-row>
        <table:table-row table:style-name="ro1">
          <table:table-cell office:value-type="string">
            <text:p>der Kasten, -"</text:p>
          </table:table-cell>
          <table:table-cell office:value-type="string">
            <text:p>caja f,cajón m,vitrina f de exposición,buzón m,cacharro m,aparato m,caja f tonta,plinto m,caserón m,armario m</text:p>
          </table:table-cell>
          <table:table-cell office:value-type="string">
            <text:p>NOUN</text:p>
          </table:table-cell>
          <table:table-cell office:value-type="string">
            <text:p>Bitte bring einen Kasten Mineralwasser mit.</text:p>
          </table:table-cell>
        </table:table-row>
        <table:table-row table:style-name="ro1">
          <table:table-cell office:value-type="string">
            <text:p>der Katalog, -e </text:p>
          </table:table-cell>
          <table:table-cell office:value-type="string">
            <text:p>catálogo m</text:p>
          </table:table-cell>
          <table:table-cell office:value-type="string">
            <text:p>NOUN</text:p>
          </table:table-cell>
          <table:table-cell office:value-type="string">
            <text:p>Ich habe mir ein Kleid aus dem Katalog bestellt.</text:p>
          </table:table-cell>
        </table:table-row>
        <table:table-row table:style-name="ro1">
          <table:table-cell office:value-type="string">
            <text:p>die Katastrophe, -n</text:p>
          </table:table-cell>
          <table:table-cell office:value-type="string">
            <text:p>catástrofe f,desastre m</text:p>
          </table:table-cell>
          <table:table-cell office:value-type="string">
            <text:p>NOUN</text:p>
          </table:table-cell>
          <table:table-cell office:value-type="string">
            <text:p>Der Urlaub war eine Katastrophe. Es hat nur geregnet.</text:p>
          </table:table-cell>
        </table:table-row>
        <table:table-row table:style-name="ro1">
          <table:table-cell office:value-type="string">
            <text:p>die Katze, -n</text:p>
          </table:table-cell>
          <table:table-cell office:value-type="string">
            <text:p>gato m,cucho m Chil,gata f,cucha f Chil,felino m</text:p>
          </table:table-cell>
          <table:table-cell office:value-type="string">
            <text:p>NOUN</text:p>
          </table:table-cell>
          <table:table-cell office:value-type="string">
            <text:p>Meine Tochter wünscht sich eine Katze.</text:p>
          </table:table-cell>
        </table:table-row>
        <table:table-row table:style-name="ro1">
          <table:table-cell office:value-type="string">
            <text:p>der Kauf </text:p>
          </table:table-cell>
          <table:table-cell office:value-type="string">
            <text:p>compra f de,adquisición f de</text:p>
          </table:table-cell>
          <table:table-cell office:value-type="string">
            <text:p>NOUN</text:p>
          </table:table-cell>
          <table:table-cell office:value-type="string">
            <text:p>Der neue Esstisch war ein guter Kauf.</text:p>
          </table:table-cell>
        </table:table-row>
        <table:table-row table:style-name="ro1">
          <table:table-cell office:value-type="string">
            <text:p>der Käufer, -</text:p>
          </table:table-cell>
          <table:table-cell office:value-type="string">
            <text:p>comprador(a) m (f),cliente(-a) m (f)</text:p>
          </table:table-cell>
          <table:table-cell office:value-type="string">
            <text:p>NOUN</text:p>
          </table:table-cell>
          <table:table-cell office:value-type="string">
            <text:p>Ich habe schon einen Käufer für den alten Tisch.</text:p>
          </table:table-cell>
        </table:table-row>
        <table:table-row table:style-name="ro1">
          <table:table-cell office:value-type="string">
            <text:p>das Kaufhaus, -"er</text:p>
          </table:table-cell>
          <table:table-cell office:value-type="string">
            <text:p>grandes almacenes m pl,emporio m AmC</text:p>
          </table:table-cell>
          <table:table-cell office:value-type="string">
            <text:p>NOUN</text:p>
          </table:table-cell>
          <table:table-cell office:value-type="string">
            <text:p>Im Kaufhaus können Sie fast alles kaufen.</text:p>
          </table:table-cell>
        </table:table-row>
        <table:table-row table:style-name="ro1">
          <table:table-cell office:value-type="string">
            <text:p>der Keller, - </text:p>
          </table:table-cell>
          <table:table-cell office:value-type="string">
            <text:p>sótano m</text:p>
          </table:table-cell>
          <table:table-cell office:value-type="string">
            <text:p>NOUN</text:p>
          </table:table-cell>
          <table:table-cell office:value-type="string">
            <text:p>Unser Keller ist nicht besonders groß. </text:p>
          </table:table-cell>
        </table:table-row>
        <table:table-row table:style-name="ro1">
          <table:table-cell office:value-type="string">
            <text:p>der Kellner, -</text:p>
          </table:table-cell>
          <table:table-cell office:value-type="string">
            <text:p>camarero(-a) m (f)</text:p>
          </table:table-cell>
          <table:table-cell office:value-type="string">
            <text:p>NOUN</text:p>
          </table:table-cell>
          <table:table-cell office:value-type="string">
            <text:p>Ich bin Kellner von Beruf.</text:p>
          </table:table-cell>
        </table:table-row>
        <table:table-row table:style-name="ro1">
          <table:table-cell office:value-type="string">
            <text:p>die Kenntnisse (Pl.)</text:p>
          </table:table-cell>
          <table:table-cell office:value-type="string">
            <text:p>conocimientos m pl</text:p>
          </table:table-cell>
          <table:table-cell office:value-type="string">
            <text:p>NOUN</text:p>
          </table:table-cell>
          <table:table-cell office:value-type="string">
            <text:p>1. In vielen Berufen braucht man heute Sprachkenntnisse. 2. Ich möchte meine Deutschkenntnisse verbessern.</text:p>
          </table:table-cell>
        </table:table-row>
        <table:table-row table:style-name="ro1">
          <table:table-cell office:value-type="string">
            <text:p>das Kennzeichen, - </text:p>
          </table:table-cell>
          <table:table-cell office:value-type="string">
            <text:p>característica f,distintivo m,señal f,marca f,matrícula f</text:p>
          </table:table-cell>
          <table:table-cell office:value-type="string">
            <text:p>NOUN</text:p>
          </table:table-cell>
          <table:table-cell office:value-type="string">
            <text:p>Länder kennenlernen. Welches Kennzeichen hat Ihr Auto?</text:p>
          </table:table-cell>
        </table:table-row>
        <table:table-row table:style-name="ro1">
          <table:table-cell office:value-type="string">
            <text:p>die Kerze, -n</text:p>
          </table:table-cell>
          <table:table-cell office:value-type="string">
            <text:p>vela f,bujía f,clavo m</text:p>
          </table:table-cell>
          <table:table-cell office:value-type="string">
            <text:p>NOUN</text:p>
          </table:table-cell>
          <table:table-cell office:value-type="string">
            <text:p>Für den Geburtstagstisch brauchen wir viele Blumen und Kerzen.</text:p>
          </table:table-cell>
        </table:table-row>
        <table:table-row table:style-name="ro1">
          <table:table-cell office:value-type="string">
            <text:p>die Kette, -n </text:p>
          </table:table-cell>
          <table:table-cell office:value-type="string">
            <text:p>cadena f,collar m,cadena f del cuello,serie f</text:p>
          </table:table-cell>
          <table:table-cell office:value-type="string">
            <text:p>NOUN</text:p>
          </table:table-cell>
          <table:table-cell office:value-type="string">
            <text:p>Ich habe zum Geburtstag eine goldene Kette bekommen.</text:p>
          </table:table-cell>
        </table:table-row>
        <table:table-row table:style-name="ro1">
          <table:table-cell office:value-type="string">
            <text:p>das Kind, -er</text:p>
          </table:table-cell>
          <table:table-cell office:value-type="string">
            <text:p>niño(-a) m (f),crío(-a) m (f),chiquillo(-a) m (f),pipiolo(-a) m (f) Mex,hijo(-a) m (f)</text:p>
          </table:table-cell>
          <table:table-cell office:value-type="string">
            <text:p>NOUN</text:p>
          </table:table-cell>
          <table:table-cell office:value-type="string">
            <text:p>1. Mein Bruder hat zwei Kinder. 2. Wir haben ein Kind bekommen. 3. Die Kinder spielen Fußball.</text:p>
          </table:table-cell>
        </table:table-row>
        <table:table-row table:style-name="ro1">
          <table:table-cell office:value-type="string">
            <text:p>der Kindergarten, -"</text:p>
          </table:table-cell>
          <table:table-cell office:value-type="string">
            <text:p>guardería f,jardín m de infancia</text:p>
          </table:table-cell>
          <table:table-cell office:value-type="string">
            <text:p>NOUN</text:p>
          </table:table-cell>
          <table:table-cell office:value-type="string">
            <text:p>Morgens bringe ich den Jungen in den Kindergarten.</text:p>
          </table:table-cell>
        </table:table-row>
        <table:table-row table:style-name="ro1">
          <table:table-cell office:value-type="string">
            <text:p>der Kinderwagen, -</text:p>
          </table:table-cell>
          <table:table-cell office:value-type="string">
            <text:p>cochecito m para niños</text:p>
          </table:table-cell>
          <table:table-cell office:value-type="string">
            <text:p>NOUN</text:p>
          </table:table-cell>
          <table:table-cell office:value-type="string">
            <text:p>Sven und Iris brauchen für das Baby einen Kinderwagen.</text:p>
          </table:table-cell>
        </table:table-row>
        <table:table-row table:style-name="ro1">
          <table:table-cell office:value-type="string">
            <text:p>die Kindheit</text:p>
          </table:table-cell>
          <table:table-cell office:value-type="string">
            <text:p>infancia f,niñez f</text:p>
          </table:table-cell>
          <table:table-cell office:value-type="string">
            <text:p>NOUN</text:p>
          </table:table-cell>
          <table:table-cell office:value-type="string">
            <text:p>In meiner Kindheit war ich oft auf dem Land bei meinen Großeltern.</text:p>
          </table:table-cell>
        </table:table-row>
        <table:table-row table:style-name="ro1">
          <table:table-cell office:value-type="string">
            <text:p>die Kita (Kindertagesstätte), -s</text:p>
          </table:table-cell>
          <table:table-cell office:value-type="string">
            <text:p>guardería f infantil</text:p>
          </table:table-cell>
          <table:table-cell office:value-type="string">
            <text:p>NOUN</text:p>
          </table:table-cell>
          <table:table-cell office:value-type="string">
            <text:p>Ich bringe vormittags mein Kind in die Kita, weil ich bis 13 Uhr arbeiten muss.</text:p>
          </table:table-cell>
        </table:table-row>
        <table:table-row table:style-name="ro1">
          <table:table-cell office:value-type="string">
            <text:p>das Kino, -s</text:p>
          </table:table-cell>
          <table:table-cell office:value-type="string">
            <text:p>cine m</text:p>
          </table:table-cell>
          <table:table-cell office:value-type="string">
            <text:p>NOUN</text:p>
          </table:table-cell>
          <table:table-cell office:value-type="string">
            <text:p>1. Wollen wir ins Kino gehen? 2. Was gibt es denn heute im Kino?</text:p>
          </table:table-cell>
        </table:table-row>
        <table:table-row table:style-name="ro1">
          <table:table-cell office:value-type="string">
            <text:p>der Kiosk, -e </text:p>
          </table:table-cell>
          <table:table-cell office:value-type="string">
            <text:p>quiosco m,casilla f Mex</text:p>
          </table:table-cell>
          <table:table-cell office:value-type="string">
            <text:p>NOUN</text:p>
          </table:table-cell>
          <table:table-cell office:value-type="string">
            <text:p>Zeitungen bekommst du am Kiosk.</text:p>
          </table:table-cell>
        </table:table-row>
        <table:table-row table:style-name="ro1">
          <table:table-cell office:value-type="string">
            <text:p>die Kirche, -n</text:p>
          </table:table-cell>
          <table:table-cell office:value-type="string">
            <text:p>iglesia f,Iglesia f,misa f</text:p>
          </table:table-cell>
          <table:table-cell office:value-type="string">
            <text:p>NOUN</text:p>
          </table:table-cell>
          <table:table-cell office:value-type="string">
            <text:p>Diese Kirche ist aus dem 12. Jahrhundert.</text:p>
          </table:table-cell>
        </table:table-row>
        <table:table-row table:style-name="ro1">
          <table:table-cell office:value-type="string">
            <text:p>das Kissen, -</text:p>
          </table:table-cell>
          <table:table-cell office:value-type="string">
            <text:p>almohada f,cojín m</text:p>
          </table:table-cell>
          <table:table-cell office:value-type="string">
            <text:p>NOUN</text:p>
          </table:table-cell>
          <table:table-cell office:value-type="string">
            <text:p>Ohne Kopfkissen kann ich nicht schlafen.</text:p>
          </table:table-cell>
        </table:table-row>
        <table:table-row table:style-name="ro1">
          <table:table-cell office:value-type="string">
            <text:p>die Klasse, -n</text:p>
          </table:table-cell>
          <table:table-cell office:value-type="string">
            <text:p>clase f,curso m,categoría f</text:p>
          </table:table-cell>
          <table:table-cell office:value-type="string">
            <text:p>NOUN</text:p>
          </table:table-cell>
          <table:table-cell office:value-type="string">
            <text:p>1. In unserer Klasse sind insgesamt 24 Schüler und Schülerinnen. 2. Im Herbst kommt meine Tochter in die siebte Klasse. 3. Haben Sie den Führerschein Klasse zwei? 4. Einmal Frankfurt, 2. Klasse.</text:p>
          </table:table-cell>
        </table:table-row>
        <table:table-row table:style-name="ro1">
          <table:table-cell office:value-type="string">
            <text:p>die Klassenarbeit, -en</text:p>
          </table:table-cell>
          <table:table-cell office:value-type="string">
            <text:p>examen m de</text:p>
          </table:table-cell>
          <table:table-cell office:value-type="string">
            <text:p>NOUN</text:p>
          </table:table-cell>
          <table:table-cell office:value-type="string">
            <text:p>Meine Tochter schreibt heute eine Klassenarbeit.</text:p>
          </table:table-cell>
        </table:table-row>
        <table:table-row table:style-name="ro1">
          <table:table-cell office:value-type="string">
            <text:p>das Klavier, -e</text:p>
          </table:table-cell>
          <table:table-cell office:value-type="string">
            <text:p>piano m (vertical)</text:p>
          </table:table-cell>
          <table:table-cell office:value-type="string">
            <text:p>NOUN</text:p>
          </table:table-cell>
          <table:table-cell office:value-type="string">
            <text:p>Meine Tochter möchte Klavier spielen lernen.</text:p>
          </table:table-cell>
        </table:table-row>
        <table:table-row table:style-name="ro1">
          <table:table-cell office:value-type="string">
            <text:p>das Kleid, -er </text:p>
          </table:table-cell>
          <table:table-cell office:value-type="string">
            <text:p>vestido m,ropa f</text:p>
          </table:table-cell>
          <table:table-cell office:value-type="string">
            <text:p>NOUN</text:p>
          </table:table-cell>
          <table:table-cell office:value-type="string">
            <text:p>Ich habe mir ein neues Kleid gekauft.</text:p>
          </table:table-cell>
        </table:table-row>
        <table:table-row table:style-name="ro1">
          <table:table-cell office:value-type="string">
            <text:p>die Kleidung</text:p>
          </table:table-cell>
          <table:table-cell office:value-type="string">
            <text:p>ropa f</text:p>
          </table:table-cell>
          <table:table-cell office:value-type="string">
            <text:p>NOUN</text:p>
          </table:table-cell>
          <table:table-cell office:value-type="string">
            <text:p>1. Hier brauchen Sie auch im Sommer warme Kleidung. 2. Wo finde ich Damenkleidung? – Im ersten Stock.</text:p>
          </table:table-cell>
        </table:table-row>
        <table:table-row table:style-name="ro1">
          <table:table-cell office:value-type="string">
            <text:p>der Klick, - s</text:p>
          </table:table-cell>
          <table:table-cell office:value-type="string">
            <text:p>clic m</text:p>
          </table:table-cell>
          <table:table-cell office:value-type="string">
            <text:p>NOUN</text:p>
          </table:table-cell>
          <table:table-cell office:value-type="string">
            <text:p>Ein Doppelklick mit der linken Maustaste.</text:p>
          </table:table-cell>
        </table:table-row>
        <table:table-row table:style-name="ro1">
          <table:table-cell office:value-type="string">
            <text:p>das Klima </text:p>
          </table:table-cell>
          <table:table-cell office:value-type="string">
            <text:p>clima m,ambiente m</text:p>
          </table:table-cell>
          <table:table-cell office:value-type="string">
            <text:p>NOUN</text:p>
          </table:table-cell>
          <table:table-cell office:value-type="string">
            <text:p>Alle sagen, dass sich das Klima ändert.</text:p>
          </table:table-cell>
        </table:table-row>
        <table:table-row table:style-name="ro1">
          <table:table-cell office:value-type="string">
            <text:p>die Klimaanlage, -n</text:p>
          </table:table-cell>
          <table:table-cell office:value-type="string">
            <text:p>(instalación f de) aire m acondicionado</text:p>
          </table:table-cell>
          <table:table-cell office:value-type="string">
            <text:p>NOUN</text:p>
          </table:table-cell>
          <table:table-cell office:value-type="string">
            <text:p>Im Sommer brauchen wir eine Klimaanlage.</text:p>
          </table:table-cell>
        </table:table-row>
        <table:table-row table:style-name="ro1">
          <table:table-cell office:value-type="string">
            <text:p>die Klingel, -n</text:p>
          </table:table-cell>
          <table:table-cell office:value-type="string">
            <text:p>timbre m</text:p>
          </table:table-cell>
          <table:table-cell office:value-type="string">
            <text:p>NOUN</text:p>
          </table:table-cell>
          <table:table-cell office:value-type="string">
            <text:p>Drück bitte auf die Klingel!</text:p>
          </table:table-cell>
        </table:table-row>
        <table:table-row table:style-name="ro1">
          <table:table-cell office:value-type="string">
            <text:p>die Klinik, -en</text:p>
          </table:table-cell>
          <table:table-cell office:value-type="string">
            <text:p>clínica f,hospital m</text:p>
          </table:table-cell>
          <table:table-cell office:value-type="string">
            <text:p>NOUN</text:p>
          </table:table-cell>
          <table:table-cell office:value-type="string">
            <text:p>Ich muss in die Klinik, um meinen kranken Onkel zu besuchen.</text:p>
          </table:table-cell>
        </table:table-row>
        <table:table-row table:style-name="ro1">
          <table:table-cell office:value-type="string">
            <text:p>der Kloß, -"e</text:p>
          </table:table-cell>
          <table:table-cell office:value-type="string">
            <text:p>albóndiga f,especie de albóndiga cocida hecha de una masa de patatas, miga de pan, sémola etc.</text:p>
          </table:table-cell>
          <table:table-cell office:value-type="string">
            <text:p>NOUN</text:p>
          </table:table-cell>
          <table:table-cell office:value-type="string">
            <text:p>Möchten Sie zum Fleisch Kartoffeln oder Klöße? – Klöße, bitte.</text:p>
          </table:table-cell>
        </table:table-row>
        <table:table-row table:style-name="ro1">
          <table:table-cell office:value-type="string">
            <text:p>die Kneipe, -n </text:p>
          </table:table-cell>
          <table:table-cell office:value-type="string">
            <text:p>bar m,tasca f,bochinche m Mex</text:p>
          </table:table-cell>
          <table:table-cell office:value-type="string">
            <text:p>NOUN</text:p>
          </table:table-cell>
          <table:table-cell office:value-type="string">
            <text:p>Kommst du mit in die Kneipe ein Bier trinken?</text:p>
          </table:table-cell>
        </table:table-row>
        <table:table-row table:style-name="ro1">
          <table:table-cell office:value-type="string">
            <text:p>das Knie, - </text:p>
          </table:table-cell>
          <table:table-cell office:value-type="string">
            <text:p>rodilla f,recodo m,codo m,codillo m</text:p>
          </table:table-cell>
          <table:table-cell office:value-type="string">
            <text:p>NOUN</text:p>
          </table:table-cell>
          <table:table-cell office:value-type="string">
            <text:p>Ich habe mich am Knie verletzt. Jetzt kann ich nicht laufen.</text:p>
          </table:table-cell>
        </table:table-row>
        <table:table-row table:style-name="ro1">
          <table:table-cell office:value-type="string">
            <text:p>der Knochen, - </text:p>
          </table:table-cell>
          <table:table-cell office:value-type="string">
            <text:p>hueso m</text:p>
          </table:table-cell>
          <table:table-cell office:value-type="string">
            <text:p>NOUN</text:p>
          </table:table-cell>
          <table:table-cell office:value-type="string">
            <text:p>Ich bin hingefallen. Jetzt tun mir alle Knochen weh.</text:p>
          </table:table-cell>
        </table:table-row>
        <table:table-row table:style-name="ro1">
          <table:table-cell office:value-type="string">
            <text:p>der Knopf, -"e</text:p>
          </table:table-cell>
          <table:table-cell office:value-type="string">
            <text:p>botón m,nudo m</text:p>
          </table:table-cell>
          <table:table-cell office:value-type="string">
            <text:p>NOUN</text:p>
          </table:table-cell>
          <table:table-cell office:value-type="string">
            <text:p>1. An meiner Jacke fehlt ein Knopf. 2. Der Fahrstuhl kommt nicht. – Sie müssen auf den Knopf drücken.</text:p>
          </table:table-cell>
        </table:table-row>
        <table:table-row table:style-name="ro1">
          <table:table-cell office:value-type="string">
            <text:p>der Koch, -"e</text:p>
          </table:table-cell>
          <table:table-cell office:value-type="string">
            <text:p>cocinero(-a) m (f)</text:p>
          </table:table-cell>
          <table:table-cell office:value-type="string">
            <text:p>NOUN</text:p>
          </table:table-cell>
          <table:table-cell office:value-type="string">
            <text:p>Ein Freund von mir ist Koch.</text:p>
          </table:table-cell>
        </table:table-row>
        <table:table-row table:style-name="ro1">
          <table:table-cell office:value-type="string">
            <text:p>der Koffer, - </text:p>
          </table:table-cell>
          <table:table-cell office:value-type="string">
            <text:p>maleta f,chácara f And</text:p>
          </table:table-cell>
          <table:table-cell office:value-type="string">
            <text:p>NOUN</text:p>
          </table:table-cell>
          <table:table-cell office:value-type="string">
            <text:p>1. Ich habe den Koffer schon gepackt. 2. Stellen Sie den Koffer auf das Band.</text:p>
          </table:table-cell>
        </table:table-row>
        <table:table-row table:style-name="ro1">
          <table:table-cell office:value-type="string">
            <text:p>der Kofferraum</text:p>
          </table:table-cell>
          <table:table-cell office:value-type="string">
            <text:p>maletero m,cofre m Mex</text:p>
          </table:table-cell>
          <table:table-cell office:value-type="string">
            <text:p>NOUN</text:p>
          </table:table-cell>
          <table:table-cell office:value-type="string">
            <text:p>Die Tasche geht nicht mehr in den Kofferraum.</text:p>
          </table:table-cell>
        </table:table-row>
        <table:table-row table:style-name="ro1">
          <table:table-cell office:value-type="string">
            <text:p>der Kollege, -n</text:p>
          </table:table-cell>
          <table:table-cell office:value-type="string">
            <text:p>colega mf,compañero, -a m, f de trabajo,homólogo(-a) m (f)</text:p>
          </table:table-cell>
          <table:table-cell office:value-type="string">
            <text:p>NOUN</text:p>
          </table:table-cell>
          <table:table-cell office:value-type="string">
            <text:p>1. Ich habe guten Kontakt zu meinen Kollegen. 2. Mein neuer Kollege ist sehr nett.</text:p>
          </table:table-cell>
        </table:table-row>
        <table:table-row table:style-name="ro1">
          <table:table-cell office:value-type="string">
            <text:p>die Kommunikation</text:p>
          </table:table-cell>
          <table:table-cell office:value-type="string">
            <text:p>comunicación f</text:p>
          </table:table-cell>
          <table:table-cell office:value-type="string">
            <text:p>NOUN</text:p>
          </table:table-cell>
          <table:table-cell office:value-type="string">
            <text:p>Die Kommunikation zwischen den Abteilungen ist gut.</text:p>
          </table:table-cell>
        </table:table-row>
        <table:table-row table:style-name="ro1">
          <table:table-cell office:value-type="string">
            <text:p>der Kompromiss, -e </text:p>
          </table:table-cell>
          <table:table-cell office:value-type="string">
            <text:p>acuerdo m,compromiso m,solución f intermedia</text:p>
          </table:table-cell>
          <table:table-cell office:value-type="string">
            <text:p>NOUN</text:p>
          </table:table-cell>
          <table:table-cell office:value-type="string">
            <text:p>Alle wollen etwas anderes. Wir müssen einen Kompromiss finden.</text:p>
          </table:table-cell>
        </table:table-row>
        <table:table-row table:style-name="ro1">
          <table:table-cell office:value-type="string">
            <text:p>der König, -e </text:p>
          </table:table-cell>
          <table:table-cell office:value-type="string">
            <text:p>rey m</text:p>
          </table:table-cell>
          <table:table-cell office:value-type="string">
            <text:p>NOUN</text:p>
          </table:table-cell>
          <table:table-cell office:value-type="string">
            <text:p>Der spanische König ist in Deutschland zu Besuch.</text:p>
          </table:table-cell>
        </table:table-row>
        <table:table-row table:style-name="ro1">
          <table:table-cell office:value-type="string">
            <text:p>die Konkurrenz</text:p>
          </table:table-cell>
          <table:table-cell office:value-type="string">
            <text:p>competencia f,concurso m</text:p>
          </table:table-cell>
          <table:table-cell office:value-type="string">
            <text:p>NOUN</text:p>
          </table:table-cell>
          <table:table-cell office:value-type="string">
            <text:p>1. Die Reparatur ist mir hier zu teuer. Bei der Konkurrenz bekomme ich sie für die Hälfte. 2. Es ist schwer, ein Geschäft aufzu- machen. Die Konkurrenz ist groß.</text:p>
          </table:table-cell>
        </table:table-row>
        <table:table-row table:style-name="ro1">
          <table:table-cell office:value-type="string">
            <text:p>das Konsulat, -e </text:p>
          </table:table-cell>
          <table:table-cell office:value-type="string">
            <text:p>consulado m</text:p>
          </table:table-cell>
          <table:table-cell office:value-type="string">
            <text:p>NOUN</text:p>
          </table:table-cell>
          <table:table-cell office:value-type="string">
            <text:p>Ein Visum bekommst du auch im Konsulat.</text:p>
          </table:table-cell>
        </table:table-row>
        <table:table-row table:style-name="ro1">
          <table:table-cell office:value-type="string">
            <text:p>der Kontakt, -e </text:p>
          </table:table-cell>
          <table:table-cell office:value-type="string">
            <text:p>contacto m</text:p>
          </table:table-cell>
          <table:table-cell office:value-type="string">
            <text:p>NOUN</text:p>
          </table:table-cell>
          <table:table-cell office:value-type="string">
            <text:p>Ich habe wenig Kontakt zu meinen Kollegen.</text:p>
          </table:table-cell>
        </table:table-row>
        <table:table-row table:style-name="ro1">
          <table:table-cell office:value-type="string">
            <text:p>das Konto, Konten</text:p>
          </table:table-cell>
          <table:table-cell office:value-type="string">
            <text:p>cuenta f</text:p>
          </table:table-cell>
          <table:table-cell office:value-type="string">
            <text:p>NOUN</text:p>
          </table:table-cell>
          <table:table-cell office:value-type="string">
            <text:p>1. Ich möchte ein Konto eröffnen. 2. Das Geld überweisen wir am ersten März auf Ihr Konto. </text:p>
          </table:table-cell>
        </table:table-row>
        <table:table-row table:style-name="ro1">
          <table:table-cell office:value-type="string">
            <text:p>das Girokonto, -en</text:p>
          </table:table-cell>
          <table:table-cell office:value-type="string">
            <text:p>cuenta f corriente</text:p>
          </table:table-cell>
          <table:table-cell office:value-type="string">
            <text:p>NOUN</text:p>
          </table:table-cell>
          <table:table-cell office:value-type="string">
            <text:p>Mein Girokonto kostet gar nichts.</text:p>
          </table:table-cell>
        </table:table-row>
        <table:table-row table:style-name="ro1">
          <table:table-cell office:value-type="string">
            <text:p>die Kontrolle, -n</text:p>
          </table:table-cell>
          <table:table-cell office:value-type="string">
            <text:p>control m,inspección f,vigilancia f</text:p>
          </table:table-cell>
          <table:table-cell office:value-type="string">
            <text:p>NOUN</text:p>
          </table:table-cell>
          <table:table-cell office:value-type="string">
            <text:p>1. An den Grenzen gibt es kaum noch Kontrollen. 2. Fahrkartenkontrolle! Bitte Ihre Fahrkarten!</text:p>
          </table:table-cell>
        </table:table-row>
        <table:table-row table:style-name="ro1">
          <table:table-cell office:value-type="string">
            <text:p>das Konzert, -e</text:p>
          </table:table-cell>
          <table:table-cell office:value-type="string">
            <text:p>concierto m</text:p>
          </table:table-cell>
          <table:table-cell office:value-type="string">
            <text:p>NOUN</text:p>
          </table:table-cell>
          <table:table-cell office:value-type="string">
            <text:p>1. Für das Konzert am Sonntag gibt es noch Karten. 2. Das Konzert war sehr gut.</text:p>
          </table:table-cell>
        </table:table-row>
        <table:table-row table:style-name="ro1">
          <table:table-cell office:value-type="string">
            <text:p>der Kopf, -"e</text:p>
          </table:table-cell>
          <table:table-cell office:value-type="string">
            <text:p>cabeza f,encabezamiento m,cara f</text:p>
          </table:table-cell>
          <table:table-cell office:value-type="string">
            <text:p>NOUN</text:p>
          </table:table-cell>
          <table:table-cell office:value-type="string">
            <text:p>1. Hans kann gut im Kopf rechnen. 2. Ich habe Kopfschmerzen.</text:p>
          </table:table-cell>
        </table:table-row>
        <table:table-row table:style-name="ro1">
          <table:table-cell office:value-type="string">
            <text:p>die Kopie, -n</text:p>
          </table:table-cell>
          <table:table-cell office:value-type="string">
            <text:p>copia f,fotocopia f,imitación f</text:p>
          </table:table-cell>
          <table:table-cell office:value-type="string">
            <text:p>NOUN</text:p>
          </table:table-cell>
          <table:table-cell office:value-type="string">
            <text:p>Machst du mir bitte eine Kopie?</text:p>
          </table:table-cell>
        </table:table-row>
        <table:table-row table:style-name="ro1">
          <table:table-cell office:value-type="string">
            <text:p>der Körper, -</text:p>
          </table:table-cell>
          <table:table-cell office:value-type="string">
            <text:p>cuerpo m</text:p>
          </table:table-cell>
          <table:table-cell office:value-type="string">
            <text:p>NOUN</text:p>
          </table:table-cell>
          <table:table-cell office:value-type="string">
            <text:p>Der Arzt sagt, ich muss etwas für meinen Körper tun, z. B. schwimmen oder Fahrrad fahren.</text:p>
          </table:table-cell>
        </table:table-row>
        <table:table-row table:style-name="ro1">
          <table:table-cell office:value-type="string">
            <text:p>die Kosmetik</text:p>
          </table:table-cell>
          <table:table-cell office:value-type="string">
            <text:p>cosmética f</text:p>
          </table:table-cell>
          <table:table-cell office:value-type="string">
            <text:p>NOUN</text:p>
          </table:table-cell>
          <table:table-cell office:value-type="string">
            <text:p>Die Kosmetikabteilung ist im Erdgeschoss.</text:p>
          </table:table-cell>
        </table:table-row>
        <table:table-row table:style-name="ro1">
          <table:table-cell office:value-type="string">
            <text:p>die Kosten (Pl.)</text:p>
          </table:table-cell>
          <table:table-cell office:value-type="string">
            <text:p>gastos m pl,coste(s) m (pl),costo(s) m (pl),costas f pl</text:p>
          </table:table-cell>
          <table:table-cell office:value-type="string">
            <text:p>NOUN</text:p>
          </table:table-cell>
          <table:table-cell office:value-type="string">
            <text:p>Die Kosten für die Zahnbehandlung zahlt die Krankenkasse.</text:p>
          </table:table-cell>
        </table:table-row>
        <table:table-row table:style-name="ro1">
          <table:table-cell office:value-type="string">
            <text:p>das Kostüm, -e</text:p>
          </table:table-cell>
          <table:table-cell office:value-type="string">
            <text:p>traje m chaqueta,conjunto m,vestido m,traje m,disfraz m</text:p>
          </table:table-cell>
          <table:table-cell office:value-type="string">
            <text:p>NOUN</text:p>
          </table:table-cell>
          <table:table-cell office:value-type="string">
            <text:p>1. Meine Frau trägt gerne Kostüme. 2. In dem Film tragen die Leute bunte Kostüme.</text:p>
          </table:table-cell>
        </table:table-row>
        <table:table-row table:style-name="ro1">
          <table:table-cell office:value-type="string">
            <text:p>die Kraft, -"e</text:p>
          </table:table-cell>
          <table:table-cell office:value-type="string">
            <text:p>fuerza f,eficacia f,mano f de obra,vigor m,vigencia f</text:p>
          </table:table-cell>
          <table:table-cell office:value-type="string">
            <text:p>NOUN</text:p>
          </table:table-cell>
          <table:table-cell office:value-type="string">
            <text:p>Für diese Arbeit braucht man viel Kraft.</text:p>
          </table:table-cell>
        </table:table-row>
        <table:table-row table:style-name="ro1">
          <table:table-cell office:value-type="string">
            <text:p>das Kraftfahrzeug, -e</text:p>
          </table:table-cell>
          <table:table-cell office:value-type="string">
            <text:p>automóvil m</text:p>
          </table:table-cell>
          <table:table-cell office:value-type="string">
            <text:p>NOUN</text:p>
          </table:table-cell>
          <table:table-cell office:value-type="string">
            <text:p>Mein Bruder ist KFZ-Mechaniker.</text:p>
          </table:table-cell>
        </table:table-row>
        <table:table-row table:style-name="ro1">
          <table:table-cell office:value-type="string">
            <text:p>der Kranke, -n </text:p>
          </table:table-cell>
          <table:table-cell/>
          <table:table-cell office:value-type="string">
            <text:p>NOUN</text:p>
          </table:table-cell>
          <table:table-cell office:value-type="string">
            <text:p>Kranke brauchen viel Ruhe. </text:p>
          </table:table-cell>
        </table:table-row>
        <table:table-row table:style-name="ro1">
          <table:table-cell office:value-type="string">
            <text:p>das Krankenhaus, -"er </text:p>
          </table:table-cell>
          <table:table-cell office:value-type="string">
            <text:p>hospital m</text:p>
          </table:table-cell>
          <table:table-cell office:value-type="string">
            <text:p>NOUN</text:p>
          </table:table-cell>
          <table:table-cell office:value-type="string">
            <text:p>Mein Onkel musste ins Krankenhaus.</text:p>
          </table:table-cell>
        </table:table-row>
        <table:table-row table:style-name="ro1">
          <table:table-cell office:value-type="string">
            <text:p>die Krankenkasse, -n</text:p>
          </table:table-cell>
          <table:table-cell office:value-type="string">
            <text:p>caja f de seguro,seguro m médico</text:p>
          </table:table-cell>
          <table:table-cell office:value-type="string">
            <text:p>NOUN</text:p>
          </table:table-cell>
          <table:table-cell office:value-type="string">
            <text:p>Bei welcher Krankenkasse sind Sie versichert?</text:p>
          </table:table-cell>
        </table:table-row>
        <table:table-row table:style-name="ro1">
          <table:table-cell office:value-type="string">
            <text:p>der Krankenpfleger, -</text:p>
          </table:table-cell>
          <table:table-cell office:value-type="string">
            <text:p>enfermero(-a) m (f),cuidador(a) m (f) Arg,barchilón(-ona) m (f) Peru</text:p>
          </table:table-cell>
          <table:table-cell office:value-type="string">
            <text:p>NOUN</text:p>
          </table:table-cell>
          <table:table-cell office:value-type="string">
            <text:p>Mein Bruder arbeitet als Krankenpfleger im Krankenhaus.</text:p>
          </table:table-cell>
        </table:table-row>
        <table:table-row table:style-name="ro1">
          <table:table-cell office:value-type="string">
            <text:p>die Krankenschwester, -n </text:p>
          </table:table-cell>
          <table:table-cell office:value-type="string">
            <text:p>enfermera f</text:p>
          </table:table-cell>
          <table:table-cell office:value-type="string">
            <text:p>NOUN</text:p>
          </table:table-cell>
          <table:table-cell office:value-type="string">
            <text:p>Meine Cousine möchte gern Krankenschwester werden.</text:p>
          </table:table-cell>
        </table:table-row>
        <table:table-row table:style-name="ro1">
          <table:table-cell office:value-type="string">
            <text:p>der Krankenwagen, - </text:p>
          </table:table-cell>
          <table:table-cell office:value-type="string">
            <text:p>ambulancia f</text:p>
          </table:table-cell>
          <table:table-cell office:value-type="string">
            <text:p>NOUN</text:p>
          </table:table-cell>
          <table:table-cell office:value-type="string">
            <text:p>Wir müssen einen Krankenwagen rufen.</text:p>
          </table:table-cell>
        </table:table-row>
        <table:table-row table:style-name="ro1">
          <table:table-cell office:value-type="string">
            <text:p>die Krankheit, -en</text:p>
          </table:table-cell>
          <table:table-cell office:value-type="string">
            <text:p>enfermedad f,maleza f Nic</text:p>
          </table:table-cell>
          <table:table-cell office:value-type="string">
            <text:p>NOUN</text:p>
          </table:table-cell>
          <table:table-cell office:value-type="string">
            <text:p>1. Gegen welche Krankheiten sollte ich mich impfen lassen?</text:p>
          </table:table-cell>
        </table:table-row>
        <table:table-row table:style-name="ro1">
          <table:table-cell office:value-type="string">
            <text:p>der Kredit, -e</text:p>
          </table:table-cell>
          <table:table-cell office:value-type="string">
            <text:p>crédito m,préstamo m</text:p>
          </table:table-cell>
          <table:table-cell office:value-type="string">
            <text:p>NOUN</text:p>
          </table:table-cell>
          <table:table-cell office:value-type="string">
            <text:p>2. Was für eine Krankheit hat Herr Brandl?</text:p>
          </table:table-cell>
        </table:table-row>
        <table:table-row table:style-name="ro1">
          <table:table-cell office:value-type="string">
            <text:p>die Kreditkarte, -n </text:p>
          </table:table-cell>
          <table:table-cell office:value-type="string">
            <text:p>tarjeta f de crédito</text:p>
          </table:table-cell>
          <table:table-cell office:value-type="string">
            <text:p>NOUN</text:p>
          </table:table-cell>
          <table:table-cell office:value-type="string">
            <text:p>1. Ich habe den Wagen auf Kredit gekauft.2. Wir haben von der Bank einen Kredit bekommen.</text:p>
          </table:table-cell>
        </table:table-row>
        <table:table-row table:style-name="ro1">
          <table:table-cell office:value-type="string">
            <text:p>der Kreis, -e</text:p>
          </table:table-cell>
          <table:table-cell office:value-type="string">
            <text:p>círculo m,circunferencia f,cerco m,sector m,circunscripción f,distrito m</text:p>
          </table:table-cell>
          <table:table-cell office:value-type="string">
            <text:p>NOUN</text:p>
          </table:table-cell>
          <table:table-cell office:value-type="string">
            <text:p>Kann ich mit Kreditkarte zahlen?</text:p>
          </table:table-cell>
        </table:table-row>
        <table:table-row table:style-name="ro1">
          <table:table-cell office:value-type="string">
            <text:p>das Kreuz, -e</text:p>
          </table:table-cell>
          <table:table-cell office:value-type="string">
            <text:p>cruz f,naipe m de bastos,naipe m de trébol,cruce m de autopistas,región f lumbar,espalda f,sostenido m,pena f</text:p>
          </table:table-cell>
          <table:table-cell office:value-type="string">
            <text:p>NOUN</text:p>
          </table:table-cell>
          <table:table-cell office:value-type="string">
            <text:p>1. Die Kinder sitzen im Kindergarten im Kreis. 2. Unser Ort gehört zum Kreis Frankfurt. 3. Bitte malt jetzt alle einen Kreis in euer Heft. Was bedeutet dieses Kreuz hier?</text:p>
          </table:table-cell>
        </table:table-row>
        <table:table-row table:style-name="ro1">
          <table:table-cell office:value-type="string">
            <text:p><text:s/>die Kreuzung, -en</text:p>
          </table:table-cell>
          <table:table-cell office:value-type="string">
            <text:p>cruce m</text:p>
          </table:table-cell>
          <table:table-cell office:value-type="string">
            <text:p>NOUN</text:p>
          </table:table-cell>
          <table:table-cell office:value-type="string">
            <text:p>Fahren Sie an der nächsten Kreuzung rechts.</text:p>
          </table:table-cell>
        </table:table-row>
        <table:table-row table:style-name="ro1">
          <table:table-cell office:value-type="string">
            <text:p>die Kriminalpolizei</text:p>
          </table:table-cell>
          <table:table-cell office:value-type="string">
            <text:p>Brigada f (de Investigación) Criminal,Policía f (de Investigación) Criminal,Policía f Judicial,Investigaciones f pl Chil</text:p>
          </table:table-cell>
          <table:table-cell office:value-type="string">
            <text:p>NOUN</text:p>
          </table:table-cell>
          <table:table-cell office:value-type="string">
            <text:p>1. Ein Nachbar von uns arbeitet bei der Kriminalpolizei. </text:p>
          </table:table-cell>
        </table:table-row>
        <table:table-row table:style-name="ro1">
          <table:table-cell office:value-type="string">
            <text:p>der Krimi, -s</text:p>
          </table:table-cell>
          <table:table-cell office:value-type="string">
            <text:p>género m negro</text:p>
          </table:table-cell>
          <table:table-cell office:value-type="string">
            <text:p>NOUN</text:p>
          </table:table-cell>
          <table:table-cell office:value-type="string">
            <text:p>2. Heute Abend kommt ein spannender Krimi im Fernsehen.</text:p>
          </table:table-cell>
        </table:table-row>
        <table:table-row table:style-name="ro1">
          <table:table-cell office:value-type="string">
            <text:p>die Kritik, -en</text:p>
          </table:table-cell>
          <table:table-cell office:value-type="string">
            <text:p>crítica f,reseña f</text:p>
          </table:table-cell>
          <table:table-cell office:value-type="string">
            <text:p>NOUN</text:p>
          </table:table-cell>
          <table:table-cell office:value-type="string">
            <text:p>1. Es gibt viel Kritik an der Politik der Regierung. 2. Dieser Film hat sehr gute Kritiken bekommen.</text:p>
          </table:table-cell>
        </table:table-row>
        <table:table-row table:style-name="ro1">
          <table:table-cell office:value-type="string">
            <text:p>die Küche, -n</text:p>
          </table:table-cell>
          <table:table-cell office:value-type="string">
            <text:p>cocina f</text:p>
          </table:table-cell>
          <table:table-cell office:value-type="string">
            <text:p>NOUN</text:p>
          </table:table-cell>
          <table:table-cell office:value-type="string">
            <text:p>1. Ich suche eine Wohnung mit 3 Zimmern, Küche und Bad. 2. Ich mag die deutsche Küche.</text:p>
          </table:table-cell>
        </table:table-row>
        <table:table-row table:style-name="ro1">
          <table:table-cell office:value-type="string">
            <text:p>der Kuchen, - </text:p>
          </table:table-cell>
          <table:table-cell office:value-type="string">
            <text:p>pastel m</text:p>
          </table:table-cell>
          <table:table-cell office:value-type="string">
            <text:p>NOUN</text:p>
          </table:table-cell>
          <table:table-cell office:value-type="string">
            <text:p>Ich habe einen Kuchen gebacken.</text:p>
          </table:table-cell>
        </table:table-row>
        <table:table-row table:style-name="ro1">
          <table:table-cell office:value-type="string">
            <text:p>der Kugelschreiber, -</text:p>
          </table:table-cell>
          <table:table-cell office:value-type="string">
            <text:p>bolígrafo m,birome f Arg</text:p>
          </table:table-cell>
          <table:table-cell office:value-type="string">
            <text:p>NOUN</text:p>
          </table:table-cell>
          <table:table-cell office:value-type="string">
            <text:p>Mein Kugelschreiber ist weg.</text:p>
          </table:table-cell>
        </table:table-row>
        <table:table-row table:style-name="ro1">
          <table:table-cell office:value-type="string">
            <text:p>der Kuli</text:p>
          </table:table-cell>
          <table:table-cell office:value-type="string">
            <text:p>culí m,boli m</text:p>
          </table:table-cell>
          <table:table-cell office:value-type="string">
            <text:p>NOUN</text:p>
          </table:table-cell>
          <table:table-cell office:value-type="string">
            <text:p>Hast du einen Kuli für mich?</text:p>
          </table:table-cell>
        </table:table-row>
        <table:table-row table:style-name="ro1">
          <table:table-cell office:value-type="string">
            <text:p>die Kuh, -"e</text:p>
          </table:table-cell>
          <table:table-cell office:value-type="string">
            <text:p>vaca f,hembra f,idiota f,estúpida f</text:p>
          </table:table-cell>
          <table:table-cell office:value-type="string">
            <text:p>NOUN</text:p>
          </table:table-cell>
          <table:table-cell office:value-type="string">
            <text:p>Mein Großvater hatte noch Schafe und Kühe.</text:p>
          </table:table-cell>
        </table:table-row>
        <table:table-row table:style-name="ro1">
          <table:table-cell office:value-type="string">
            <text:p>der Kühlschrank, -"e </text:p>
          </table:table-cell>
          <table:table-cell office:value-type="string">
            <text:p>frigorífico m,nevera f,frigo m fam</text:p>
          </table:table-cell>
          <table:table-cell office:value-type="string">
            <text:p>NOUN</text:p>
          </table:table-cell>
          <table:table-cell office:value-type="string">
            <text:p>Stell die Milch in den Kühlschrank!</text:p>
          </table:table-cell>
        </table:table-row>
        <table:table-row table:style-name="ro1">
          <table:table-cell office:value-type="string">
            <text:p>die Kultur, -en</text:p>
          </table:table-cell>
          <table:table-cell office:value-type="string">
            <text:p>cultura f,civilización f,educación f,cultivo m</text:p>
          </table:table-cell>
          <table:table-cell office:value-type="string">
            <text:p>NOUN</text:p>
          </table:table-cell>
          <table:table-cell office:value-type="string">
            <text:p>Ich interessiere mich für andere Länder und Kulturen.</text:p>
          </table:table-cell>
        </table:table-row>
        <table:table-row table:style-name="ro1">
          <table:table-cell office:value-type="string">
            <text:p>der Kunde, -n</text:p>
          </table:table-cell>
          <table:table-cell office:value-type="string">
            <text:p>noticia f,novedad f,cliente(-a) m (f)</text:p>
          </table:table-cell>
          <table:table-cell office:value-type="string">
            <text:p>NOUN</text:p>
          </table:table-cell>
          <table:table-cell office:value-type="string">
            <text:p>1. Herr Sommer ist schon lange bei mir Kunde. Ich habe ihm einen Sonder- preis gegeben. 2. Einen Augenblick, bitte. Ich habe eine Kundin.</text:p>
          </table:table-cell>
        </table:table-row>
        <table:table-row table:style-name="ro1">
          <table:table-cell office:value-type="string">
            <text:p>die Kündigung, -en</text:p>
          </table:table-cell>
          <table:table-cell office:value-type="string">
            <text:p>rescisión f,anulación f del abono,aviso m de desalojamiento,aviso m de desahucio,autodespido m,aviso m de cese en el empleo,despido m</text:p>
          </table:table-cell>
          <table:table-cell office:value-type="string">
            <text:p>NOUN</text:p>
          </table:table-cell>
          <table:table-cell office:value-type="string">
            <text:p>Ich habe die Kündigung bekommen. Jetzt bin ich arbeitslos.</text:p>
          </table:table-cell>
        </table:table-row>
        <table:table-row table:style-name="ro1">
          <table:table-cell office:value-type="string">
            <text:p>die Kunst, -"e</text:p>
          </table:table-cell>
          <table:table-cell office:value-type="string">
            <text:p>arte m o f</text:p>
          </table:table-cell>
          <table:table-cell office:value-type="string">
            <text:p>NOUN</text:p>
          </table:table-cell>
          <table:table-cell office:value-type="string">
            <text:p>Ich verstehe nichts von moderner Kunst.</text:p>
          </table:table-cell>
        </table:table-row>
        <table:table-row table:style-name="ro1">
          <table:table-cell office:value-type="string">
            <text:p>der Künstler, -</text:p>
          </table:table-cell>
          <table:table-cell office:value-type="string">
            <text:p>artista mf</text:p>
          </table:table-cell>
          <table:table-cell office:value-type="string">
            <text:p>NOUN</text:p>
          </table:table-cell>
          <table:table-cell office:value-type="string">
            <text:p>In diesem Stadtteil wohnen viele Künstler. Neben uns wohnt ein Musiker.</text:p>
          </table:table-cell>
        </table:table-row>
        <table:table-row table:style-name="ro1">
          <table:table-cell office:value-type="string">
            <text:p>der Kunststoff, -e</text:p>
          </table:table-cell>
          <table:table-cell office:value-type="string">
            <text:p>materia f plástica,plástico m</text:p>
          </table:table-cell>
          <table:table-cell office:value-type="string">
            <text:p>NOUN</text:p>
          </table:table-cell>
          <table:table-cell office:value-type="string">
            <text:p>Der Stuhl ist aus Kunststoff.</text:p>
          </table:table-cell>
        </table:table-row>
        <table:table-row table:style-name="ro1">
          <table:table-cell office:value-type="string">
            <text:p>der Kurs, -e </text:p>
          </table:table-cell>
          <table:table-cell office:value-type="string">
            <text:p>rumbo m,curso m,cursillo m,cotización f,cambio m</text:p>
          </table:table-cell>
          <table:table-cell office:value-type="string">
            <text:p>NOUN</text:p>
          </table:table-cell>
          <table:table-cell office:value-type="string">
            <text:p>Ich besuche regelmäßig einen Deutschkurs.</text:p>
          </table:table-cell>
        </table:table-row>
        <table:table-row table:style-name="ro1">
          <table:table-cell office:value-type="string">
            <text:p>der Kursleiter / -in</text:p>
          </table:table-cell>
          <table:table-cell office:value-type="string">
            <text:p>profesor(a) m (f)</text:p>
          </table:table-cell>
          <table:table-cell office:value-type="string">
            <text:p>NOUN</text:p>
          </table:table-cell>
          <table:table-cell office:value-type="string">
            <text:p>Die Kursleiterin geht mit unserem Kurs manchmal in den Computer- raum .</text:p>
          </table:table-cell>
        </table:table-row>
        <table:table-row table:style-name="ro1">
          <table:table-cell office:value-type="string">
            <text:p>die Kurve, -n</text:p>
          </table:table-cell>
          <table:table-cell office:value-type="string">
            <text:p>curva f</text:p>
          </table:table-cell>
          <table:table-cell office:value-type="string">
            <text:p>NOUN</text:p>
          </table:table-cell>
          <table:table-cell office:value-type="string">
            <text:p>1. Fahr bitte nicht so schnell in die Kurven. 2. Achtung. Das Stauende ist gleich hinter einer Kurve.</text:p>
          </table:table-cell>
        </table:table-row>
        <table:table-row table:style-name="ro1">
          <table:table-cell office:value-type="string">
            <text:p>der Kuss, -"e</text:p>
          </table:table-cell>
          <table:table-cell office:value-type="string">
            <text:p>beso m,pico m Col: fam</text:p>
          </table:table-cell>
          <table:table-cell office:value-type="string">
            <text:p>NOUN</text:p>
          </table:table-cell>
          <table:table-cell office:value-type="string">
            <text:p>Gib der Mama einen Kuss.</text:p>
          </table:table-cell>
        </table:table-row>
        <table:table-row table:style-name="ro1">
          <table:table-cell office:value-type="string">
            <text:p>die Küste, -n</text:p>
          </table:table-cell>
          <table:table-cell office:value-type="string">
            <text:p>costa f</text:p>
          </table:table-cell>
          <table:table-cell office:value-type="string">
            <text:p>NOUN</text:p>
          </table:table-cell>
          <table:table-cell office:value-type="string">
            <text:p><text:s/>Unser Dorf liegt direkt an der Küste.</text:p>
          </table:table-cell>
        </table:table-row>
        <table:table-row table:style-name="ro1">
          <table:table-cell office:value-type="string">
            <text:p>das Labor, -s</text:p>
          </table:table-cell>
          <table:table-cell office:value-type="string">
            <text:p>laboratorio m</text:p>
          </table:table-cell>
          <table:table-cell office:value-type="string">
            <text:p>NOUN</text:p>
          </table:table-cell>
          <table:table-cell office:value-type="string">
            <text:p>Wir schicken die Probe ins Labor.</text:p>
          </table:table-cell>
        </table:table-row>
        <table:table-row table:style-name="ro1">
          <table:table-cell office:value-type="string">
            <text:p>der Laden, -"</text:p>
          </table:table-cell>
          <table:table-cell office:value-type="string">
            <text:p>tienda f,negocio m,postigo m,contraventana f,persiana f,carga f</text:p>
          </table:table-cell>
          <table:table-cell office:value-type="string">
            <text:p>NOUN</text:p>
          </table:table-cell>
          <table:table-cell office:value-type="string">
            <text:p>1. Dieses Kleid habe ich in einem Laden im Zentrum gekauft.2. Mein Bruder hat einen kleinen Zeitungsladen.</text:p>
          </table:table-cell>
        </table:table-row>
        <table:table-row table:style-name="ro1">
          <table:table-cell office:value-type="string">
            <text:p>die Lage </text:p>
          </table:table-cell>
          <table:table-cell office:value-type="string">
            <text:p>sitio m,zona f,posición f,situación f,capa f,registro m,ronda f</text:p>
          </table:table-cell>
          <table:table-cell office:value-type="string">
            <text:p>NOUN</text:p>
          </table:table-cell>
          <table:table-cell office:value-type="string">
            <text:p>Wir suchen eine Wohnung in zentraler Lage.</text:p>
          </table:table-cell>
        </table:table-row>
        <table:table-row table:style-name="ro1">
          <table:table-cell office:value-type="string">
            <text:p>das Lager, -</text:p>
          </table:table-cell>
          <table:table-cell office:value-type="string">
            <text:p>campamento m,campo m,almacén m,depósito m,despensa f Arg,existencias f pl,grupo m,cojinete m,yacimiento m</text:p>
          </table:table-cell>
          <table:table-cell office:value-type="string">
            <text:p>NOUN</text:p>
          </table:table-cell>
          <table:table-cell office:value-type="string">
            <text:p>Ich weiß nicht, ob wir diesen Schuh in Ihrer Größe haben. Ich sehe mal im Lager nach.</text:p>
          </table:table-cell>
        </table:table-row>
        <table:table-row table:style-name="ro1">
          <table:table-cell office:value-type="string">
            <text:p>die Lampe, -n</text:p>
          </table:table-cell>
          <table:table-cell office:value-type="string">
            <text:p>lámpara f</text:p>
          </table:table-cell>
          <table:table-cell office:value-type="string">
            <text:p>NOUN</text:p>
          </table:table-cell>
          <table:table-cell office:value-type="string">
            <text:p>1. Ich habe mir eine neue Lampe gekauft. 2. Mach doch bitte die Lampe an. Es ist so dunkel hier.</text:p>
          </table:table-cell>
        </table:table-row>
        <table:table-row table:style-name="ro1">
          <table:table-cell office:value-type="string">
            <text:p>das Land, -"er</text:p>
          </table:table-cell>
          <table:table-cell office:value-type="string">
            <text:p>país m,estado m federado,land m,campaña f,tierra f,campo m,verde m AmC, Ant, Mex,terreno m</text:p>
          </table:table-cell>
          <table:table-cell office:value-type="string">
            <text:p>NOUN</text:p>
          </table:table-cell>
          <table:table-cell office:value-type="string">
            <text:p>1. Deutschland ist ein schönes Land. 2. Möchten Sie lieber auf dem Land oder in der Stadt wohnen? 3. Wir haben ein Stück Land gekauft und wollen dort bauen. 4. In welchen Ländern warst du schon?</text:p>
          </table:table-cell>
        </table:table-row>
        <table:table-row table:style-name="ro1">
          <table:table-cell office:value-type="string">
            <text:p>die Landung, -en </text:p>
          </table:table-cell>
          <table:table-cell office:value-type="string">
            <text:p>aterrizaje m,alunizaje m,amerizaje m,amaraje m,desembarco m,desembarque m,lanzamiento m</text:p>
          </table:table-cell>
          <table:table-cell office:value-type="string">
            <text:p>NOUN</text:p>
          </table:table-cell>
          <table:table-cell office:value-type="string">
            <text:p>Bei der Landung müssen Sie sich anschnallen.</text:p>
          </table:table-cell>
        </table:table-row>
        <table:table-row table:style-name="ro1">
          <table:table-cell office:value-type="string">
            <text:p>die Landwirtschaft</text:p>
          </table:table-cell>
          <table:table-cell office:value-type="string">
            <text:p>granja f agrícola,agricultura f</text:p>
          </table:table-cell>
          <table:table-cell office:value-type="string">
            <text:p>NOUN</text:p>
          </table:table-cell>
          <table:table-cell office:value-type="string">
            <text:p>Auf dem Land arbeiten die meisten Leute in der Landwirtschaft.</text:p>
          </table:table-cell>
        </table:table-row>
        <table:table-row table:style-name="ro1">
          <table:table-cell office:value-type="string">
            <text:p>die Länge</text:p>
          </table:table-cell>
          <table:table-cell office:value-type="string">
            <text:p>longitud f,largo m,duración f,pasaje m prolijo</text:p>
          </table:table-cell>
          <table:table-cell office:value-type="string">
            <text:p>NOUN</text:p>
          </table:table-cell>
          <table:table-cell office:value-type="string">
            <text:p>Mein Schreibtisch hat die Maße: Länge: 1.20 m, Breite: 0,85 m, Höhe: 0,75 m.</text:p>
          </table:table-cell>
        </table:table-row>
        <table:table-row table:style-name="ro1">
          <table:table-cell office:value-type="string">
            <text:p>der Lärm</text:p>
          </table:table-cell>
          <table:table-cell office:value-type="string">
            <text:p>ruido m,batifondo m CSur</text:p>
          </table:table-cell>
          <table:table-cell office:value-type="string">
            <text:p>NOUN</text:p>
          </table:table-cell>
          <table:table-cell office:value-type="string">
            <text:p>Die Flugzeuge machen einen schrecklichen Lärm.</text:p>
          </table:table-cell>
        </table:table-row>
        <table:table-row table:style-name="ro1">
          <table:table-cell office:value-type="string">
            <text:p>der Laster, -</text:p>
          </table:table-cell>
          <table:table-cell office:value-type="string">
            <text:p>camión m,vicio m</text:p>
          </table:table-cell>
          <table:table-cell office:value-type="string">
            <text:p>NOUN</text:p>
          </table:table-cell>
          <table:table-cell office:value-type="string">
            <text:p>Auf der Autobahn waren so viele Laster. Deshalb hat es so lange gedauert.</text:p>
          </table:table-cell>
        </table:table-row>
        <table:table-row table:style-name="ro1">
          <table:table-cell office:value-type="string">
            <text:p>das Laufwerk, -e </text:p>
          </table:table-cell>
          <table:table-cell office:value-type="string">
            <text:p>unidad f,reproductor m</text:p>
          </table:table-cell>
          <table:table-cell office:value-type="string">
            <text:p>NOUN</text:p>
          </table:table-cell>
          <table:table-cell office:value-type="string">
            <text:p>Für meinen Computer habe ich mir ein neues Laufwerk gekauft.</text:p>
          </table:table-cell>
        </table:table-row>
        <table:table-row table:style-name="ro1">
          <table:table-cell office:value-type="string">
            <text:p>die Laune, -n</text:p>
          </table:table-cell>
          <table:table-cell office:value-type="string">
            <text:p>capricho m,birria f Col,humor m</text:p>
          </table:table-cell>
          <table:table-cell office:value-type="string">
            <text:p>NOUN</text:p>
          </table:table-cell>
          <table:table-cell office:value-type="string">
            <text:p>Heute geht es mir besser, aber gestern hatte ich richtig schlechte Laune.</text:p>
          </table:table-cell>
        </table:table-row>
        <table:table-row table:style-name="ro1">
          <table:table-cell office:value-type="string">
            <text:p>der Lautsprecher, -</text:p>
          </table:table-cell>
          <table:table-cell office:value-type="string">
            <text:p>altavoz m</text:p>
          </table:table-cell>
          <table:table-cell office:value-type="string">
            <text:p>NOUN</text:p>
          </table:table-cell>
          <table:table-cell office:value-type="string">
            <text:p>Bitte achten Sie auch auf die Lautsprecher-Ansagen am Bahnhof.</text:p>
          </table:table-cell>
        </table:table-row>
        <table:table-row table:style-name="ro1">
          <table:table-cell office:value-type="string">
            <text:p>das Leben</text:p>
          </table:table-cell>
          <table:table-cell office:value-type="string">
            <text:p>vida f,existencia f,movimiento m</text:p>
          </table:table-cell>
          <table:table-cell office:value-type="string">
            <text:p>NOUN</text:p>
          </table:table-cell>
          <table:table-cell office:value-type="string">
            <text:p>1. Ich habe mich an das Leben in Deutschland gewöhnt. 2. Hier ist das Leben teuer.</text:p>
          </table:table-cell>
        </table:table-row>
        <table:table-row table:style-name="ro1">
          <table:table-cell office:value-type="string">
            <text:p>der Lebenslauf, -"e </text:p>
          </table:table-cell>
          <table:table-cell office:value-type="string">
            <text:p>currículum m vitae,currículo m</text:p>
          </table:table-cell>
          <table:table-cell office:value-type="string">
            <text:p>NOUN</text:p>
          </table:table-cell>
          <table:table-cell office:value-type="string">
            <text:p>Ich soll beim Arbeitsamt meinen Lebenslauf abgeben.</text:p>
          </table:table-cell>
        </table:table-row>
        <table:table-row table:style-name="ro1">
          <table:table-cell office:value-type="string">
            <text:p>die Lebensmittel (Pl.)</text:p>
          </table:table-cell>
          <table:table-cell office:value-type="string">
            <text:p>comestibles m pl,alimentos m pl,abarrotes m pl Mex, Cuba</text:p>
          </table:table-cell>
          <table:table-cell office:value-type="string">
            <text:p>NOUN</text:p>
          </table:table-cell>
          <table:table-cell office:value-type="string">
            <text:p>1. Lebensmittel werden immer teurer. 2. Meine Lebensmittel kaufe ich im Supermarkt. </text:p>
          </table:table-cell>
        </table:table-row>
        <table:table-row table:style-name="ro1">
          <table:table-cell office:value-type="string">
            <text:p>das Leder</text:p>
          </table:table-cell>
          <table:table-cell office:value-type="string">
            <text:p>cuero m,piel f</text:p>
          </table:table-cell>
          <table:table-cell office:value-type="string">
            <text:p>NOUN</text:p>
          </table:table-cell>
          <table:table-cell office:value-type="string">
            <text:p>Ist die Tasche aus Leder? </text:p>
          </table:table-cell>
        </table:table-row>
        <table:table-row table:style-name="ro1">
          <table:table-cell office:value-type="string">
            <text:p>die Lehre </text:p>
          </table:table-cell>
          <table:table-cell office:value-type="string">
            <text:p>aprendizaje m,teoría f,ciencia f,doctrina f,lección f,calibrador m</text:p>
          </table:table-cell>
          <table:table-cell office:value-type="string">
            <text:p>NOUN</text:p>
          </table:table-cell>
          <table:table-cell office:value-type="string">
            <text:p>Mein Cousin will eine dreijährige Lehre machen.</text:p>
          </table:table-cell>
        </table:table-row>
        <table:table-row table:style-name="ro1">
          <table:table-cell office:value-type="string">
            <text:p>der Lehrer, -</text:p>
          </table:table-cell>
          <table:table-cell office:value-type="string">
            <text:p>profesor(a) m (f)</text:p>
          </table:table-cell>
          <table:table-cell office:value-type="string">
            <text:p>NOUN</text:p>
          </table:table-cell>
          <table:table-cell office:value-type="string">
            <text:p>1. Meine Frau ist Lehrerin. 2. Der Lehrer hat heute viele Hausaufgaben gegeben.</text:p>
          </table:table-cell>
        </table:table-row>
        <table:table-row table:style-name="ro1">
          <table:table-cell office:value-type="string">
            <text:p>der Lehrling, -e</text:p>
          </table:table-cell>
          <table:table-cell office:value-type="string">
            <text:p>aprendiz(a) m (f),cadete mf CSur,peón m Mex</text:p>
          </table:table-cell>
          <table:table-cell office:value-type="string">
            <text:p>NOUN</text:p>
          </table:table-cell>
          <table:table-cell office:value-type="string">
            <text:p>Als Lehrling verdient man nicht sehr viel Geld.</text:p>
          </table:table-cell>
        </table:table-row>
        <table:table-row table:style-name="ro1">
          <table:table-cell office:value-type="string">
            <text:p>die Leistung, -en</text:p>
          </table:table-cell>
          <table:table-cell office:value-type="string">
            <text:p>ejecución f,pago m,rendimiento m,trabajo m,resultado m,prestación f,capacidad f de producción,potencia f,capacidad f,servicio m,eficacia f,contribución f</text:p>
          </table:table-cell>
          <table:table-cell office:value-type="string">
            <text:p>NOUN</text:p>
          </table:table-cell>
          <table:table-cell office:value-type="string">
            <text:p>Die Leistungen Ihrer Tochter sind im letzten Schuljahr besser geworden.</text:p>
          </table:table-cell>
        </table:table-row>
        <table:table-row table:style-name="ro1">
          <table:table-cell office:value-type="string">
            <text:p>der Leiter,- </text:p>
          </table:table-cell>
          <table:table-cell office:value-type="string">
            <text:p>escalera f,escalera f de tijera,escalerilla f,escala f de cuerda,conductor m,jefe(-a) m (f),director(a) m (f),profesor(a) m (f)</text:p>
          </table:table-cell>
          <table:table-cell office:value-type="string">
            <text:p>NOUN</text:p>
          </table:table-cell>
          <table:table-cell office:value-type="string">
            <text:p>Wie heißt der Leiter der Schule?</text:p>
          </table:table-cell>
        </table:table-row>
        <table:table-row table:style-name="ro1">
          <table:table-cell office:value-type="string">
            <text:p>die Leitung, -en</text:p>
          </table:table-cell>
          <table:table-cell office:value-type="string">
            <text:p>conducción f,tuberías f pl,cañerías f pl,línea f,cable m,junta f directiva,dirección f,gerencia f,presidencia f</text:p>
          </table:table-cell>
          <table:table-cell office:value-type="string">
            <text:p>NOUN</text:p>
          </table:table-cell>
          <table:table-cell office:value-type="string">
            <text:p>1. Ab 1. Juli übernimmt Herr Meier die Leitung der Abteilung.2. Tut mir leid, alle Leitungen sind besetzt. 3. Wir müssen eine neue Leitung legen lassen.</text:p>
          </table:table-cell>
        </table:table-row>
        <table:table-row table:style-name="ro1">
          <table:table-cell office:value-type="string">
            <text:p>die Leiter, -n</text:p>
          </table:table-cell>
          <table:table-cell office:value-type="string">
            <text:p>escalera f,escalera f de tijera,escalerilla f,escala f de cuerda,conductor m,jefe(-a) m (f),director(a) m (f),profesor(a) m (f)</text:p>
          </table:table-cell>
          <table:table-cell office:value-type="string">
            <text:p>NOUN</text:p>
          </table:table-cell>
          <table:table-cell office:value-type="string">
            <text:p>Haben Sie eine Leiter für mich? Ich will eine Lampe anschließen.</text:p>
          </table:table-cell>
        </table:table-row>
        <table:table-row table:style-name="ro1">
          <table:table-cell office:value-type="string">
            <text:p>letzt-</text:p>
          </table:table-cell>
          <table:table-cell/>
          <table:table-cell office:value-type="string">
            <text:p>NOUN</text:p>
          </table:table-cell>
          <table:table-cell office:value-type="string">
            <text:p>1. Was hast du letzte Woche gemacht? 2. Ich wohne im letzten Haus auf der rechten Seite. 3. Wann haben Sie Ihre Familie das letzte Mal gesehen?</text:p>
          </table:table-cell>
        </table:table-row>
        <table:table-row table:style-name="ro1">
          <table:table-cell office:value-type="string">
            <text:p>die Leute (Pl.) </text:p>
          </table:table-cell>
          <table:table-cell office:value-type="string">
            <text:p>gente f</text:p>
          </table:table-cell>
          <table:table-cell office:value-type="string">
            <text:p>NOUN</text:p>
          </table:table-cell>
          <table:table-cell office:value-type="string">
            <text:p>Auf der Party waren nur wenige Leute.</text:p>
          </table:table-cell>
        </table:table-row>
        <table:table-row table:style-name="ro1">
          <table:table-cell office:value-type="string">
            <text:p>das Licht, -er</text:p>
          </table:table-cell>
          <table:table-cell office:value-type="string">
            <text:p>luz f,candela f</text:p>
          </table:table-cell>
          <table:table-cell office:value-type="string">
            <text:p>NOUN</text:p>
          </table:table-cell>
          <table:table-cell office:value-type="string">
            <text:p>1. Kannst du bitte Licht machen? Ich kann so nichts sehen. 2. Es ist so dunkel. Wo macht man hier das Licht an?</text:p>
          </table:table-cell>
        </table:table-row>
        <table:table-row table:style-name="ro1">
          <table:table-cell office:value-type="string">
            <text:p>das Lied, -er</text:p>
          </table:table-cell>
          <table:table-cell office:value-type="string">
            <text:p>canción f</text:p>
          </table:table-cell>
          <table:table-cell office:value-type="string">
            <text:p>NOUN</text:p>
          </table:table-cell>
          <table:table-cell office:value-type="string">
            <text:p>1. Liebe Frau Meier! 2. Vielen Dank für deine Hilfe. Das ist sehr lieb von dir. 3. Die Kinder waren heute sehr lieb.</text:p>
          </table:table-cell>
        </table:table-row>
        <table:table-row table:style-name="ro1">
          <table:table-cell office:value-type="string">
            <text:p>die Liebe</text:p>
          </table:table-cell>
          <table:table-cell office:value-type="string">
            <text:p>amor m,cariño m</text:p>
          </table:table-cell>
          <table:table-cell office:value-type="string">
            <text:p>NOUN</text:p>
          </table:table-cell>
          <table:table-cell office:value-type="string">
            <text:p>z. B. Lieblingsfarbe, Lieblingsfilm, Lieblingsessen</text:p>
          </table:table-cell>
        </table:table-row>
        <table:table-row table:style-name="ro1">
          <table:table-cell office:value-type="string">
            <text:p>die Lieferung, -en</text:p>
          </table:table-cell>
          <table:table-cell office:value-type="string">
            <text:p>entrega f,suministro m,envío m,remesa f</text:p>
          </table:table-cell>
          <table:table-cell office:value-type="string">
            <text:p>NOUN</text:p>
          </table:table-cell>
          <table:table-cell office:value-type="string">
            <text:p>Sie bezahlen erst bei Lieferung.</text:p>
          </table:table-cell>
        </table:table-row>
        <table:table-row table:style-name="ro1">
          <table:table-cell office:value-type="string">
            <text:p>der Lift, -e </text:p>
          </table:table-cell>
          <table:table-cell office:value-type="string">
            <text:p>ascensor m,telesquí m,telesilla m</text:p>
          </table:table-cell>
          <table:table-cell office:value-type="string">
            <text:p>NOUN</text:p>
          </table:table-cell>
          <table:table-cell office:value-type="string">
            <text:p>Im Büro ist leider der Lift kaputt. </text:p>
          </table:table-cell>
        </table:table-row>
        <table:table-row table:style-name="ro1">
          <table:table-cell office:value-type="string">
            <text:p>die Limonade, -n </text:p>
          </table:table-cell>
          <table:table-cell/>
          <table:table-cell office:value-type="string">
            <text:p>NOUN</text:p>
          </table:table-cell>
          <table:table-cell office:value-type="string">
            <text:p>Die Limonade ist sehr süß.</text:p>
          </table:table-cell>
        </table:table-row>
        <table:table-row table:style-name="ro1">
          <table:table-cell office:value-type="string">
            <text:p>die Linie, -n</text:p>
          </table:table-cell>
          <table:table-cell office:value-type="string">
            <text:p>línea f</text:p>
          </table:table-cell>
          <table:table-cell office:value-type="string">
            <text:p>NOUN</text:p>
          </table:table-cell>
          <table:table-cell office:value-type="string">
            <text:p>Zum Hauptbahnhof können Sie mit der Linie 8 fahren.</text:p>
          </table:table-cell>
        </table:table-row>
        <table:table-row table:style-name="ro1">
          <table:table-cell office:value-type="string">
            <text:p>die Lippe, -n</text:p>
          </table:table-cell>
          <table:table-cell office:value-type="string">
            <text:p>labio m</text:p>
          </table:table-cell>
          <table:table-cell office:value-type="string">
            <text:p>NOUN</text:p>
          </table:table-cell>
          <table:table-cell office:value-type="string">
            <text:p>Es ist sehr kalt. Meine Lippen sind ganz trocken.</text:p>
          </table:table-cell>
        </table:table-row>
        <table:table-row table:style-name="ro1">
          <table:table-cell office:value-type="string">
            <text:p>die Liste, -n</text:p>
          </table:table-cell>
          <table:table-cell office:value-type="string">
            <text:p>lista f</text:p>
          </table:table-cell>
          <table:table-cell office:value-type="string">
            <text:p>NOUN</text:p>
          </table:table-cell>
          <table:table-cell office:value-type="string">
            <text:p>Was brauchen wir für die Party? – Mach doch eine Einkaufsliste.</text:p>
          </table:table-cell>
        </table:table-row>
        <table:table-row table:style-name="ro1">
          <table:table-cell office:value-type="string">
            <text:p>der LKW, -s (der Lastkraftwagen, -n)</text:p>
          </table:table-cell>
          <table:table-cell/>
          <table:table-cell office:value-type="string">
            <text:p>NOUN</text:p>
          </table:table-cell>
          <table:table-cell office:value-type="string">
            <text:p>Mein Mann ist LKW-Fahrer.</text:p>
          </table:table-cell>
        </table:table-row>
        <table:table-row table:style-name="ro1">
          <table:table-cell office:value-type="string">
            <text:p>das Loch, -"er</text:p>
          </table:table-cell>
          <table:table-cell office:value-type="string">
            <text:p>agujero m,orificio m,buraco m CSur,abertura f,hoyo m,hueco m,cuchitril m,chirona f</text:p>
          </table:table-cell>
          <table:table-cell office:value-type="string">
            <text:p>NOUN</text:p>
          </table:table-cell>
          <table:table-cell office:value-type="string">
            <text:p>1. Ich habe ein Loch im Zahn. Ich muss zum Zahnarzt. 2. Deine Hose hat ein Loch. – Ich weiß, sie ist schon alt.</text:p>
          </table:table-cell>
        </table:table-row>
        <table:table-row table:style-name="ro1">
          <table:table-cell office:value-type="string">
            <text:p>der Löffel, - </text:p>
          </table:table-cell>
          <table:table-cell office:value-type="string">
            <text:p>cuchara f,cucharada f,oreja f</text:p>
          </table:table-cell>
          <table:table-cell office:value-type="string">
            <text:p>NOUN</text:p>
          </table:table-cell>
          <table:table-cell office:value-type="string">
            <text:p>Bitte, bringen Sie mir einen Löffel.</text:p>
          </table:table-cell>
        </table:table-row>
        <table:table-row table:style-name="ro1">
          <table:table-cell office:value-type="string">
            <text:p>der Lohn, -"e</text:p>
          </table:table-cell>
          <table:table-cell office:value-type="string">
            <text:p>salario m,jornal m,recompensa f</text:p>
          </table:table-cell>
          <table:table-cell office:value-type="string">
            <text:p>NOUN</text:p>
          </table:table-cell>
          <table:table-cell office:value-type="string">
            <text:p>1. Wie hoch ist Ihr Lohn? 2. Die Löhne sind hier sehr niedrig.</text:p>
          </table:table-cell>
        </table:table-row>
        <table:table-row table:style-name="ro1">
          <table:table-cell office:value-type="string">
            <text:p>das Lokal, -e los</text:p>
          </table:table-cell>
          <table:table-cell office:value-type="string">
            <text:p>local m,pub m,restaurante m</text:p>
          </table:table-cell>
          <table:table-cell office:value-type="string">
            <text:p>NOUN</text:p>
          </table:table-cell>
          <table:table-cell office:value-type="string">
            <text:p>Gibt es hier in der Nähe ein gemütliches Lokal?</text:p>
          </table:table-cell>
        </table:table-row>
        <table:table-row table:style-name="ro1">
          <table:table-cell office:value-type="string">
            <text:p>die Lösung, -en</text:p>
          </table:table-cell>
          <table:table-cell office:value-type="string">
            <text:p>solución f de,desprendimiento m de,anulación f de,solución f,disolución f en</text:p>
          </table:table-cell>
          <table:table-cell office:value-type="string">
            <text:p>NOUN</text:p>
          </table:table-cell>
          <table:table-cell office:value-type="string">
            <text:p>1. Wir fahren alle zusammen mit dem Zug. Das ist die beste Lösung. 2. Die Aufgabe ist nicht schwer. Die Lösung ist ganz einfach.</text:p>
          </table:table-cell>
        </table:table-row>
        <table:table-row table:style-name="ro1">
          <table:table-cell office:value-type="string">
            <text:p>die Luft</text:p>
          </table:table-cell>
          <table:table-cell office:value-type="string">
            <text:p>aire m,respiración f,aliento m,espacio m libre,aire(cito) m</text:p>
          </table:table-cell>
          <table:table-cell office:value-type="string">
            <text:p>NOUN</text:p>
          </table:table-cell>
          <table:table-cell office:value-type="string">
            <text:p>1. Oh, hier ist aber schlechte Luft. 2. Die Seeluft tut mir gut. 3. Bitte mach das Fenster auf. Ich brauche frische Luft.</text:p>
          </table:table-cell>
        </table:table-row>
        <table:table-row table:style-name="ro1">
          <table:table-cell office:value-type="string">
            <text:p>die Lüge, -n</text:p>
          </table:table-cell>
          <table:table-cell office:value-type="string">
            <text:p>mentira f,pegada f CSur,nagual f Mex,bolada f Cuba, Guat, Mex,bolazo m RioPl,agache m Col,morcilla f Cuba,chile m Guat</text:p>
          </table:table-cell>
          <table:table-cell office:value-type="string">
            <text:p>NOUN</text:p>
          </table:table-cell>
          <table:table-cell office:value-type="string">
            <text:p>Das ist eine Lüge!</text:p>
          </table:table-cell>
        </table:table-row>
        <table:table-row table:style-name="ro1">
          <table:table-cell office:value-type="string">
            <text:p>die Lust</text:p>
          </table:table-cell>
          <table:table-cell office:value-type="string">
            <text:p>deseo m,voluptuosidad f,gana(s) f (pl),placer m,goce m,gozada f argot</text:p>
          </table:table-cell>
          <table:table-cell office:value-type="string">
            <text:p>NOUN</text:p>
          </table:table-cell>
          <table:table-cell office:value-type="string">
            <text:p>1. Ich habe keine Lust zu grillen. 2. Hast du Lust auf einen Tee?</text:p>
          </table:table-cell>
        </table:table-row>
        <table:table-row table:style-name="ro1">
          <table:table-cell office:value-type="string">
            <text:p>das Mädchen, -</text:p>
          </table:table-cell>
          <table:table-cell office:value-type="string">
            <text:p>niña f,tripona f Mex,chica f,muchacha f,chamaca f Mex,piba f Arg,criada f</text:p>
          </table:table-cell>
          <table:table-cell office:value-type="string">
            <text:p>NOUN</text:p>
          </table:table-cell>
          <table:table-cell office:value-type="string">
            <text:p>1. Wir haben zwei Mädchen und einen Jungen.2. Familie Kurz bekommt ein Baby. – Junge oder Mädchen?</text:p>
          </table:table-cell>
        </table:table-row>
        <table:table-row table:style-name="ro1">
          <table:table-cell office:value-type="string">
            <text:p>der Magen, -"</text:p>
          </table:table-cell>
          <table:table-cell office:value-type="string">
            <text:p>estómago m,tripas f pl</text:p>
          </table:table-cell>
          <table:table-cell office:value-type="string">
            <text:p>NOUN</text:p>
          </table:table-cell>
          <table:table-cell office:value-type="string">
            <text:p>Mit tut der Magen weh. Ich habe Magenschmerzen.</text:p>
          </table:table-cell>
        </table:table-row>
        <table:table-row table:style-name="ro1">
          <table:table-cell office:value-type="string">
            <text:p>die Mahlzeit, -en</text:p>
          </table:table-cell>
          <table:table-cell office:value-type="string">
            <text:p>comida f</text:p>
          </table:table-cell>
          <table:table-cell office:value-type="string">
            <text:p>NOUN</text:p>
          </table:table-cell>
          <table:table-cell office:value-type="string">
            <text:p>1. Die Tropfen bitte immer nach den Mahlzeiten einnehmen. 2. In Deutschland gibt es meist nur einmal am Tag eine warme Mahlzeit.</text:p>
          </table:table-cell>
        </table:table-row>
        <table:table-row table:style-name="ro1">
          <table:table-cell office:value-type="string">
            <text:p>die Mahnung, -en</text:p>
          </table:table-cell>
          <table:table-cell office:value-type="string">
            <text:p>amonestación f,requerimiento m de,recordatorio m</text:p>
          </table:table-cell>
          <table:table-cell office:value-type="string">
            <text:p>NOUN</text:p>
          </table:table-cell>
          <table:table-cell office:value-type="string">
            <text:p>Wenn du die Rechnung nicht pünktlich bezahlst, bekommst du eine Mahnung.</text:p>
          </table:table-cell>
        </table:table-row>
        <table:table-row table:style-name="ro1">
          <table:table-cell office:value-type="string">
            <text:p>der Makler, -</text:p>
          </table:table-cell>
          <table:table-cell office:value-type="string">
            <text:p>agente mf inmobiliario, -a</text:p>
          </table:table-cell>
          <table:table-cell office:value-type="string">
            <text:p>NOUN</text:p>
          </table:table-cell>
          <table:table-cell office:value-type="string">
            <text:p>Wir haben unsere Wohnung über einen Makler bekommen.</text:p>
          </table:table-cell>
        </table:table-row>
        <table:table-row table:style-name="ro1">
          <table:table-cell office:value-type="string">
            <text:p>das Mal, -e</text:p>
          </table:table-cell>
          <table:table-cell office:value-type="string">
            <text:p>vez f,línea f de demarcación,estigma m,lunar m</text:p>
          </table:table-cell>
          <table:table-cell office:value-type="string">
            <text:p>NOUN</text:p>
          </table:table-cell>
          <table:table-cell office:value-type="string">
            <text:p>1. Das machen wir nächstes Mal. 2. Das erste Mal war ich vor fünf Jahren in England. 3. Bis zum nächsten Mal.</text:p>
          </table:table-cell>
        </table:table-row>
        <table:table-row table:style-name="ro1">
          <table:table-cell office:value-type="string">
            <text:p>der Maler, -</text:p>
          </table:table-cell>
          <table:table-cell office:value-type="string">
            <text:p>pintor(a) m (f)</text:p>
          </table:table-cell>
          <table:table-cell office:value-type="string">
            <text:p>NOUN</text:p>
          </table:table-cell>
          <table:table-cell office:value-type="string">
            <text:p>1. Wir haben die Maler im Haus. Wir lassen die Wände neu streichen. 2. Picasso ist vielleicht der bekannteste Maler der Welt.</text:p>
          </table:table-cell>
        </table:table-row>
        <table:table-row table:style-name="ro1">
          <table:table-cell office:value-type="string">
            <text:p>die Mama, -s </text:p>
          </table:table-cell>
          <table:table-cell office:value-type="string">
            <text:p>mamá f</text:p>
          </table:table-cell>
          <table:table-cell office:value-type="string">
            <text:p>NOUN</text:p>
          </table:table-cell>
          <table:table-cell office:value-type="string">
            <text:p>Mama hat gesagt, dass ich um 18 Uhr zu Hause sein muss.</text:p>
          </table:table-cell>
        </table:table-row>
        <table:table-row table:style-name="ro1">
          <table:table-cell office:value-type="string">
            <text:p>der Mann, -"er</text:p>
          </table:table-cell>
          <table:table-cell office:value-type="string">
            <text:p>hombre m,marido m,esposo m</text:p>
          </table:table-cell>
          <table:table-cell office:value-type="string">
            <text:p>NOUN</text:p>
          </table:table-cell>
          <table:table-cell office:value-type="string">
            <text:p>1. In unserer Firma arbeiten fast nur Männer. 2. Mein Mann arbeitet bei der Post.</text:p>
          </table:table-cell>
        </table:table-row>
        <table:table-row table:style-name="ro1">
          <table:table-cell office:value-type="string">
            <text:p>die Mannschaft, -en</text:p>
          </table:table-cell>
          <table:table-cell office:value-type="string">
            <text:p>equipo m,tripulación f,tropa f,elenco m Chil, Peru</text:p>
          </table:table-cell>
          <table:table-cell office:value-type="string">
            <text:p>NOUN</text:p>
          </table:table-cell>
          <table:table-cell office:value-type="string">
            <text:p>Unsere Mannschaft hat 0 zu 1 verloren.</text:p>
          </table:table-cell>
        </table:table-row>
        <table:table-row table:style-name="ro1">
          <table:table-cell office:value-type="string">
            <text:p>der Mantel, -" </text:p>
          </table:table-cell>
          <table:table-cell office:value-type="string">
            <text:p>abrigo m,revestimiento m,cubierta f,superficie f convexa</text:p>
          </table:table-cell>
          <table:table-cell office:value-type="string">
            <text:p>NOUN</text:p>
          </table:table-cell>
          <table:table-cell office:value-type="string">
            <text:p>Es ist sehr kalt. Zieh deinen Mantel an.</text:p>
          </table:table-cell>
        </table:table-row>
        <table:table-row table:style-name="ro1">
          <table:table-cell office:value-type="string">
            <text:p>das Märchen, -</text:p>
          </table:table-cell>
          <table:table-cell office:value-type="string">
            <text:p>cuento m (de hadas),chile m Guat</text:p>
          </table:table-cell>
          <table:table-cell office:value-type="string">
            <text:p>NOUN</text:p>
          </table:table-cell>
          <table:table-cell office:value-type="string">
            <text:p>Meine Großmutter hat uns viele Märchen erzählt.</text:p>
          </table:table-cell>
        </table:table-row>
        <table:table-row table:style-name="ro1">
          <table:table-cell office:value-type="string">
            <text:p>die Margarine </text:p>
          </table:table-cell>
          <table:table-cell office:value-type="string">
            <text:p>margarina f</text:p>
          </table:table-cell>
          <table:table-cell office:value-type="string">
            <text:p>NOUN</text:p>
          </table:table-cell>
          <table:table-cell office:value-type="string">
            <text:p>Meine Frau isst nur Margarine und keine Butter.</text:p>
          </table:table-cell>
        </table:table-row>
        <table:table-row table:style-name="ro1">
          <table:table-cell office:value-type="string">
            <text:p>die Marke, -n</text:p>
          </table:table-cell>
          <table:table-cell office:value-type="string">
            <text:p>marca f,timbre m,sello m,ficha f,chapa f de identificación</text:p>
          </table:table-cell>
          <table:table-cell office:value-type="string">
            <text:p>NOUN</text:p>
          </table:table-cell>
          <table:table-cell office:value-type="string">
            <text:p>1. Ich habe meine Garderobenmarke verloren. 2. Markenschuhe sind mir zu teuer.</text:p>
          </table:table-cell>
        </table:table-row>
        <table:table-row table:style-name="ro1">
          <table:table-cell office:value-type="string">
            <text:p>der Markt, -"e</text:p>
          </table:table-cell>
          <table:table-cell office:value-type="string">
            <text:p>mercado m</text:p>
          </table:table-cell>
          <table:table-cell office:value-type="string">
            <text:p>NOUN</text:p>
          </table:table-cell>
          <table:table-cell office:value-type="string">
            <text:p>1. Ich gehe heute auf den Markt. 2. Mittwochs und samstags ist bei uns Markt.</text:p>
          </table:table-cell>
        </table:table-row>
        <table:table-row table:style-name="ro1">
          <table:table-cell office:value-type="string">
            <text:p>die Marmelade, -n </text:p>
          </table:table-cell>
          <table:table-cell office:value-type="string">
            <text:p>mermelada f</text:p>
          </table:table-cell>
          <table:table-cell office:value-type="string">
            <text:p>NOUN</text:p>
          </table:table-cell>
          <table:table-cell office:value-type="string">
            <text:p>Bring bitte noch ein Glas Marmelade mit.</text:p>
          </table:table-cell>
        </table:table-row>
        <table:table-row table:style-name="ro1">
          <table:table-cell office:value-type="string">
            <text:p>die Maschine, -n</text:p>
          </table:table-cell>
          <table:table-cell office:value-type="string">
            <text:p>máquina f,avión m,aparato m,moto f</text:p>
          </table:table-cell>
          <table:table-cell office:value-type="string">
            <text:p>NOUN</text:p>
          </table:table-cell>
          <table:table-cell office:value-type="string">
            <text:p>1. Ich habe eine neue Kaffeemaschine. 2. Unsere Maschine soll um 7 Uhr 10 starten.</text:p>
          </table:table-cell>
        </table:table-row>
        <table:table-row table:style-name="ro1">
          <table:table-cell office:value-type="string">
            <text:p>die Maßnahme, -n </text:p>
          </table:table-cell>
          <table:table-cell office:value-type="string">
            <text:p>medida f</text:p>
          </table:table-cell>
          <table:table-cell office:value-type="string">
            <text:p>NOUN</text:p>
          </table:table-cell>
          <table:table-cell office:value-type="string">
            <text:p>Die Agentur für Arbeit fördert Maßnahmen für Arbeitslose.</text:p>
          </table:table-cell>
        </table:table-row>
        <table:table-row table:style-name="ro1">
          <table:table-cell office:value-type="string">
            <text:p>das Material</text:p>
          </table:table-cell>
          <table:table-cell office:value-type="string">
            <text:p>material m</text:p>
          </table:table-cell>
          <table:table-cell office:value-type="string">
            <text:p>NOUN</text:p>
          </table:table-cell>
          <table:table-cell office:value-type="string">
            <text:p>Aus welchem Material ist der Schrank? – Aus Holz.</text:p>
          </table:table-cell>
        </table:table-row>
        <table:table-row table:style-name="ro1">
          <table:table-cell office:value-type="string">
            <text:p>die Mathematik </text:p>
          </table:table-cell>
          <table:table-cell/>
          <table:table-cell office:value-type="string">
            <text:p>NOUN</text:p>
          </table:table-cell>
          <table:table-cell office:value-type="string">
            <text:p>Mein Neffe ist in Mathematik sehr gut.</text:p>
          </table:table-cell>
        </table:table-row>
        <table:table-row table:style-name="ro1">
          <table:table-cell office:value-type="string">
            <text:p>die Mauer, -n</text:p>
          </table:table-cell>
          <table:table-cell office:value-type="string">
            <text:p>muro m,tapia f,muralla f,barrera f</text:p>
          </table:table-cell>
          <table:table-cell office:value-type="string">
            <text:p>NOUN</text:p>
          </table:table-cell>
          <table:table-cell office:value-type="string">
            <text:p>Die Kinder sind über die Mauer geklettert.</text:p>
          </table:table-cell>
        </table:table-row>
        <table:table-row table:style-name="ro1">
          <table:table-cell office:value-type="string">
            <text:p>die Maus, -"e</text:p>
          </table:table-cell>
          <table:table-cell office:value-type="string">
            <text:p>ratón m,perras f pl,pelas f pl</text:p>
          </table:table-cell>
          <table:table-cell office:value-type="string">
            <text:p>NOUN</text:p>
          </table:table-cell>
          <table:table-cell office:value-type="string">
            <text:p>1. Du klickst einfach mit der Maus auf das Symbol.2. Unsere Katze hat schon wieder eine Maus gefangen.</text:p>
          </table:table-cell>
        </table:table-row>
        <table:table-row table:style-name="ro1">
          <table:table-cell office:value-type="string">
            <text:p>der Mechaniker, -</text:p>
          </table:table-cell>
          <table:table-cell office:value-type="string">
            <text:p>mecánico(-a) m (f)</text:p>
          </table:table-cell>
          <table:table-cell office:value-type="string">
            <text:p>NOUN</text:p>
          </table:table-cell>
          <table:table-cell office:value-type="string">
            <text:p>1. Das kann nur ein Mechaniker reparieren.2. Karim ist Automechaniker. Er arbeitet bei Opel.</text:p>
          </table:table-cell>
        </table:table-row>
        <table:table-row table:style-name="ro1">
          <table:table-cell office:value-type="string">
            <text:p>das Medikament, -e</text:p>
          </table:table-cell>
          <table:table-cell office:value-type="string">
            <text:p>medicamento m,remedio m,pichicata f Arg</text:p>
          </table:table-cell>
          <table:table-cell office:value-type="string">
            <text:p>NOUN</text:p>
          </table:table-cell>
          <table:table-cell office:value-type="string">
            <text:p>1. Dieses Medikament gibt es nur auf Rezept.2. Der Arzt hat mir ein Medikament verschrieben.3. Für dieses Medikament müssen Sie fünf Euro dazuzahlen.4- Dieses Medikament hat mir sehr gut geholfen.</text:p>
          </table:table-cell>
        </table:table-row>
        <table:table-row table:style-name="ro1">
          <table:table-cell office:value-type="string">
            <text:p>die Medizin</text:p>
          </table:table-cell>
          <table:table-cell office:value-type="string">
            <text:p>medicina f,medicamento m,remedio m</text:p>
          </table:table-cell>
          <table:table-cell office:value-type="string">
            <text:p>NOUN</text:p>
          </table:table-cell>
          <table:table-cell office:value-type="string">
            <text:p>1. Mein Sohn will Medizin studieren. 2. Du musst noch deine Medizin nehmen.</text:p>
          </table:table-cell>
        </table:table-row>
        <table:table-row table:style-name="ro1">
          <table:table-cell office:value-type="string">
            <text:p>das Meer, -e </text:p>
          </table:table-cell>
          <table:table-cell office:value-type="string">
            <text:p>mar m</text:p>
          </table:table-cell>
          <table:table-cell office:value-type="string">
            <text:p>NOUN</text:p>
          </table:table-cell>
          <table:table-cell office:value-type="string">
            <text:p>Wir machen immer Urlaub am Meer.</text:p>
          </table:table-cell>
        </table:table-row>
        <table:table-row table:style-name="ro1">
          <table:table-cell office:value-type="string">
            <text:p>das Mehl</text:p>
          </table:table-cell>
          <table:table-cell office:value-type="string">
            <text:p>harina f</text:p>
          </table:table-cell>
          <table:table-cell office:value-type="string">
            <text:p>NOUN</text:p>
          </table:table-cell>
          <table:table-cell office:value-type="string">
            <text:p>Ich möchte einen Kuchen backen. Ist noch genug Mehl da?</text:p>
          </table:table-cell>
        </table:table-row>
        <table:table-row table:style-name="ro1">
          <table:table-cell office:value-type="string">
            <text:p>die Mehrheit, -en </text:p>
          </table:table-cell>
          <table:table-cell office:value-type="string">
            <text:p>mayoría f</text:p>
          </table:table-cell>
          <table:table-cell office:value-type="string">
            <text:p>NOUN</text:p>
          </table:table-cell>
          <table:table-cell office:value-type="string">
            <text:p>Die Mehrheit der Menschen in Deutschland besitzt ein Handy.</text:p>
          </table:table-cell>
        </table:table-row>
        <table:table-row table:style-name="ro1">
          <table:table-cell office:value-type="string">
            <text:p>die Mehrwertsteuer</text:p>
          </table:table-cell>
          <table:table-cell office:value-type="string">
            <text:p>impuesto m sobre el valor añadido</text:p>
          </table:table-cell>
          <table:table-cell office:value-type="string">
            <text:p>NOUN</text:p>
          </table:table-cell>
          <table:table-cell office:value-type="string">
            <text:p>Zwei Wochen am Meer kosten 1.300 Euro plus Mehrwertsteuer.</text:p>
          </table:table-cell>
        </table:table-row>
        <table:table-row table:style-name="ro1">
          <table:table-cell office:value-type="string">
            <text:p>die Meinung, -en</text:p>
          </table:table-cell>
          <table:table-cell office:value-type="string">
            <text:p>opinión f,parecer m</text:p>
          </table:table-cell>
          <table:table-cell office:value-type="string">
            <text:p>NOUN</text:p>
          </table:table-cell>
          <table:table-cell office:value-type="string">
            <text:p>1. Ich bin der Meinung, dass du recht hast. 2. Ich habe meine Meinung geändert. 3. Meiner Meinung nach gibt es hier zu viele Autos.</text:p>
          </table:table-cell>
        </table:table-row>
        <table:table-row table:style-name="ro1">
          <table:table-cell office:value-type="string">
            <text:p>der Meister, -</text:p>
          </table:table-cell>
          <table:table-cell office:value-type="string">
            <text:p>maestro(-a) m (f),artesano(-a) m (f),campeón(-ona) m (f)</text:p>
          </table:table-cell>
          <table:table-cell office:value-type="string">
            <text:p>NOUN</text:p>
          </table:table-cell>
          <table:table-cell office:value-type="string">
            <text:p>1. Ich weiß nicht, wie man das macht. – Dann frag doch den Meister. 2. Mein Vater ist Malermeister. 3. Unsere Mannschaft ist deutscher Meister geworden.</text:p>
          </table:table-cell>
        </table:table-row>
        <table:table-row table:style-name="ro1">
          <table:table-cell office:value-type="string">
            <text:p>die Meldung, -en </text:p>
          </table:table-cell>
          <table:table-cell office:value-type="string">
            <text:p>información f,comunicación f,aviso m,comunicado m,noticia f,informe m,parte m,denuncia f,inscripción f</text:p>
          </table:table-cell>
          <table:table-cell office:value-type="string">
            <text:p>NOUN</text:p>
          </table:table-cell>
          <table:table-cell office:value-type="string">
            <text:p>Hast du die Meldung im Radio gehört? Es wird starken Sturm geben.</text:p>
          </table:table-cell>
        </table:table-row>
        <table:table-row table:style-name="ro1">
          <table:table-cell office:value-type="string">
            <text:p>die Menge, -n</text:p>
          </table:table-cell>
          <table:table-cell office:value-type="string">
            <text:p>cantidad f de,montón m de,gran número m de,multitud f,conjunto m</text:p>
          </table:table-cell>
          <table:table-cell office:value-type="string">
            <text:p>NOUN</text:p>
          </table:table-cell>
          <table:table-cell office:value-type="string">
            <text:p>1. Diesen Preis gibt es nur, wenn Sie große Mengen kaufen.2. Wir haben noch eine Menge Zeit. 3. Ich kenne schon eine Menge Leute in der Stadt. 4. Das Auto hat bestimmt eine Menge Geld gekostet.</text:p>
          </table:table-cell>
        </table:table-row>
        <table:table-row table:style-name="ro1">
          <table:table-cell office:value-type="string">
            <text:p>der Mensch, -en</text:p>
          </table:table-cell>
          <table:table-cell office:value-type="string">
            <text:p>hombre m,ser m humano,persona f</text:p>
          </table:table-cell>
          <table:table-cell office:value-type="string">
            <text:p>NOUN</text:p>
          </table:table-cell>
          <table:table-cell office:value-type="string">
            <text:p>Die Menschen sind hier ein bisschen anders als im Süden.</text:p>
          </table:table-cell>
        </table:table-row>
        <table:table-row table:style-name="ro1">
          <table:table-cell office:value-type="string">
            <text:p>die Messe, -n</text:p>
          </table:table-cell>
          <table:table-cell office:value-type="string">
            <text:p>misa f,feria f,cámara f de oficiales</text:p>
          </table:table-cell>
          <table:table-cell office:value-type="string">
            <text:p>NOUN</text:p>
          </table:table-cell>
          <table:table-cell office:value-type="string">
            <text:p>1. Kommst du mit zur Automobilmesse? 2. Vielleicht kann ich auf der Messe einen Job bekommen.</text:p>
          </table:table-cell>
        </table:table-row>
        <table:table-row table:style-name="ro1">
          <table:table-cell office:value-type="string">
            <text:p>das Messer, - </text:p>
          </table:table-cell>
          <table:table-cell office:value-type="string">
            <text:p>cuchillo m,cuchilla f</text:p>
          </table:table-cell>
          <table:table-cell office:value-type="string">
            <text:p>NOUN</text:p>
          </table:table-cell>
          <table:table-cell office:value-type="string">
            <text:p>Das Messer schneidet nicht gut.</text:p>
          </table:table-cell>
        </table:table-row>
        <table:table-row table:style-name="ro1">
          <table:table-cell office:value-type="string">
            <text:p>das Metall, -e </text:p>
          </table:table-cell>
          <table:table-cell office:value-type="string">
            <text:p>metal m</text:p>
          </table:table-cell>
          <table:table-cell office:value-type="string">
            <text:p>NOUN</text:p>
          </table:table-cell>
          <table:table-cell office:value-type="string">
            <text:p>Dieser Tisch hier ist ganz aus Metall.</text:p>
          </table:table-cell>
        </table:table-row>
        <table:table-row table:style-name="ro1">
          <table:table-cell office:value-type="string">
            <text:p>die Methode, -n</text:p>
          </table:table-cell>
          <table:table-cell office:value-type="string">
            <text:p>método m</text:p>
          </table:table-cell>
          <table:table-cell office:value-type="string">
            <text:p>NOUN</text:p>
          </table:table-cell>
          <table:table-cell office:value-type="string">
            <text:p>Weißt du eine gute Methode, um schnell gut Deutsch zu lernen?</text:p>
          </table:table-cell>
        </table:table-row>
        <table:table-row table:style-name="ro1">
          <table:table-cell office:value-type="string">
            <text:p>die Metzgerei, -en</text:p>
          </table:table-cell>
          <table:table-cell office:value-type="string">
            <text:p>carnicería f,obraje m Mex</text:p>
          </table:table-cell>
          <table:table-cell office:value-type="string">
            <text:p>NOUN</text:p>
          </table:table-cell>
          <table:table-cell office:value-type="string">
            <text:p>Diese Metzgerei hat sehr gute Wurst.</text:p>
          </table:table-cell>
        </table:table-row>
        <table:table-row table:style-name="ro1">
          <table:table-cell office:value-type="string">
            <text:p>die Miete, -n </text:p>
          </table:table-cell>
          <table:table-cell office:value-type="string">
            <text:p>alquiler m,hacina f,parva f</text:p>
          </table:table-cell>
          <table:table-cell office:value-type="string">
            <text:p>NOUN</text:p>
          </table:table-cell>
          <table:table-cell office:value-type="string">
            <text:p>1. Unsere Miete ist sehr hoch. 2. Wie viel Miete bezahlst du?</text:p>
          </table:table-cell>
        </table:table-row>
        <table:table-row table:style-name="ro1">
          <table:table-cell office:value-type="string">
            <text:p>der Mieter, -</text:p>
          </table:table-cell>
          <table:table-cell office:value-type="string">
            <text:p>inquilino(-a) m (f)</text:p>
          </table:table-cell>
          <table:table-cell office:value-type="string">
            <text:p>NOUN</text:p>
          </table:table-cell>
          <table:table-cell office:value-type="string">
            <text:p>Jeder Mieter muss zwei Monats- mieten als Kaution bezahlen.</text:p>
          </table:table-cell>
        </table:table-row>
        <table:table-row table:style-name="ro1">
          <table:table-cell office:value-type="string">
            <text:p>der Migrant, -en </text:p>
          </table:table-cell>
          <table:table-cell/>
          <table:table-cell office:value-type="string">
            <text:p>NOUN</text:p>
          </table:table-cell>
          <table:table-cell office:value-type="string">
            <text:p>Viele Migranten kommen aus Osteuropa.</text:p>
          </table:table-cell>
        </table:table-row>
        <table:table-row table:style-name="ro1">
          <table:table-cell office:value-type="string">
            <text:p>die Migration</text:p>
          </table:table-cell>
          <table:table-cell office:value-type="string">
            <text:p>migración f</text:p>
          </table:table-cell>
          <table:table-cell office:value-type="string">
            <text:p>NOUN</text:p>
          </table:table-cell>
          <table:table-cell office:value-type="string">
            <text:p>Der Verein berät zum Thema Migration.</text:p>
          </table:table-cell>
        </table:table-row>
        <table:table-row table:style-name="ro1">
          <table:table-cell office:value-type="string">
            <text:p>der Migrationshintergrund</text:p>
          </table:table-cell>
          <table:table-cell/>
          <table:table-cell office:value-type="string">
            <text:p>NOUN</text:p>
          </table:table-cell>
          <table:table-cell office:value-type="string">
            <text:p>Dieser Kurs ist für Menschen mit Migrationshintergrund.</text:p>
          </table:table-cell>
        </table:table-row>
        <table:table-row table:style-name="ro1">
          <table:table-cell office:value-type="string">
            <text:p>die Milch</text:p>
          </table:table-cell>
          <table:table-cell office:value-type="string">
            <text:p>leche f</text:p>
          </table:table-cell>
          <table:table-cell office:value-type="string">
            <text:p>NOUN</text:p>
          </table:table-cell>
          <table:table-cell office:value-type="string">
            <text:p>Stellst du bitte die Milch in den Kühlschrank?</text:p>
          </table:table-cell>
        </table:table-row>
        <table:table-row table:style-name="ro1">
          <table:table-cell office:value-type="string">
            <text:p>die Minderheit, -en</text:p>
          </table:table-cell>
          <table:table-cell office:value-type="string">
            <text:p>minoría f</text:p>
          </table:table-cell>
          <table:table-cell office:value-type="string">
            <text:p>NOUN</text:p>
          </table:table-cell>
          <table:table-cell office:value-type="string">
            <text:p>Frauen sind in unserer Firma in der Minderheit.</text:p>
          </table:table-cell>
        </table:table-row>
        <table:table-row table:style-name="ro1">
          <table:table-cell office:value-type="string">
            <text:p>das Mineralwasser</text:p>
          </table:table-cell>
          <table:table-cell office:value-type="string">
            <text:p>agua f mineral</text:p>
          </table:table-cell>
          <table:table-cell office:value-type="string">
            <text:p>NOUN</text:p>
          </table:table-cell>
          <table:table-cell office:value-type="string">
            <text:p>Kann ich bitte ein Mineralwasser haben?</text:p>
          </table:table-cell>
        </table:table-row>
        <table:table-row table:style-name="ro1">
          <table:table-cell office:value-type="string">
            <text:p>das Missverständnis, -se</text:p>
          </table:table-cell>
          <table:table-cell office:value-type="string">
            <text:p>malentendido m</text:p>
          </table:table-cell>
          <table:table-cell office:value-type="string">
            <text:p>NOUN</text:p>
          </table:table-cell>
          <table:table-cell office:value-type="string">
            <text:p>Das ist ein Missverständnis. Das habe ich nicht gesagt.</text:p>
          </table:table-cell>
        </table:table-row>
        <table:table-row table:style-name="ro1">
          <table:table-cell office:value-type="string">
            <text:p>der Mitarbeiter, - </text:p>
          </table:table-cell>
          <table:table-cell office:value-type="string">
            <text:p>trabajador(a) m (f),empleado(-a) m (f),colaborador(a) m (f)</text:p>
          </table:table-cell>
          <table:table-cell office:value-type="string">
            <text:p>NOUN</text:p>
          </table:table-cell>
          <table:table-cell office:value-type="string">
            <text:p>Unsere Firma hat sieben Mitarbeiter. <text:s/></text:p>
          </table:table-cell>
        </table:table-row>
        <table:table-row table:style-name="ro1">
          <table:table-cell office:value-type="string">
            <text:p>das Mitglied, -er </text:p>
          </table:table-cell>
          <table:table-cell office:value-type="string">
            <text:p>miembro m,afiliado(-a) m (f) a,militante mf,socio(-a) m (f)</text:p>
          </table:table-cell>
          <table:table-cell office:value-type="string">
            <text:p>NOUN</text:p>
          </table:table-cell>
          <table:table-cell office:value-type="string">
            <text:p>Sind Sie Mitglied in unserem Verein?</text:p>
          </table:table-cell>
        </table:table-row>
        <table:table-row table:style-name="ro1">
          <table:table-cell office:value-type="string">
            <text:p>die Mitte</text:p>
          </table:table-cell>
          <table:table-cell office:value-type="string">
            <text:p>medio m,mitad f,centro m</text:p>
          </table:table-cell>
          <table:table-cell office:value-type="string">
            <text:p>NOUN</text:p>
          </table:table-cell>
          <table:table-cell office:value-type="string">
            <text:p>1. Wo möchten Sie sitzen? – In der Mitte. 2. Bis Mitte der Woche bin ich fertig. 3. Ich habe Urlaub bis Mitte August. 4. Den Schrank stellen wir ans Fenster,den Tisch in die Mitte.</text:p>
          </table:table-cell>
        </table:table-row>
        <table:table-row table:style-name="ro1">
          <table:table-cell office:value-type="string">
            <text:p>das Mittel, -</text:p>
          </table:table-cell>
          <table:table-cell office:value-type="string">
            <text:p>medio m,medida f,remedio m,medicamento m,fondos m pl,recursos m pl,media f</text:p>
          </table:table-cell>
          <table:table-cell office:value-type="string">
            <text:p>NOUN</text:p>
          </table:table-cell>
          <table:table-cell office:value-type="string">
            <text:p>Haben Sie ein Mittel gegen Magenschmerzen? Der Arzt hat mir ein Mittel gegen Grippe verschrieben. Das neue Waschmittel ist sehr gut.</text:p>
          </table:table-cell>
        </table:table-row>
        <table:table-row table:style-name="ro1">
          <table:table-cell office:value-type="string">
            <text:p>mittler-</text:p>
          </table:table-cell>
          <table:table-cell/>
          <table:table-cell office:value-type="string">
            <text:p>NOUN</text:p>
          </table:table-cell>
          <table:table-cell office:value-type="string">
            <text:p>In den mittleren Reihen sind noch Plätze frei.</text:p>
          </table:table-cell>
        </table:table-row>
        <table:table-row table:style-name="ro1">
          <table:table-cell office:value-type="string">
            <text:p><text:s/>das Möbel, -</text:p>
          </table:table-cell>
          <table:table-cell office:value-type="string">
            <text:p>mueble m</text:p>
          </table:table-cell>
          <table:table-cell office:value-type="string">
            <text:p>NOUN</text:p>
          </table:table-cell>
          <table:table-cell office:value-type="string">
            <text:p>Wir haben uns neue Möbel gekauft. </text:p>
          </table:table-cell>
        </table:table-row>
        <table:table-row table:style-name="ro1">
          <table:table-cell office:value-type="string">
            <text:p>das Mobiltelefon, -e</text:p>
          </table:table-cell>
          <table:table-cell office:value-type="string">
            <text:p>teléfono m móvil,móvil m</text:p>
          </table:table-cell>
          <table:table-cell office:value-type="string">
            <text:p>NOUN</text:p>
          </table:table-cell>
          <table:table-cell office:value-type="string">
            <text:p>Wir können Ihnen einen günstigen Vertrag für Ihr Mobiltelefon anbieten.</text:p>
          </table:table-cell>
        </table:table-row>
        <table:table-row table:style-name="ro1">
          <table:table-cell office:value-type="string">
            <text:p>die Mode, -n</text:p>
          </table:table-cell>
          <table:table-cell office:value-type="string">
            <text:p>moda f</text:p>
          </table:table-cell>
          <table:table-cell office:value-type="string">
            <text:p>NOUN</text:p>
          </table:table-cell>
          <table:table-cell office:value-type="string">
            <text:p>Wie findest du die neue Mode? Welche Farbe ist denn jetzt gerade in Mode?</text:p>
          </table:table-cell>
        </table:table-row>
        <table:table-row table:style-name="ro1">
          <table:table-cell office:value-type="string">
            <text:p>das Modell, -e</text:p>
          </table:table-cell>
          <table:table-cell office:value-type="string">
            <text:p>modelo m,modelo mf,maqueta f</text:p>
          </table:table-cell>
          <table:table-cell office:value-type="string">
            <text:p>NOUN</text:p>
          </table:table-cell>
          <table:table-cell office:value-type="string">
            <text:p>Wie findest du dieses Auto? – Dieses Modell gefällt mir nicht.</text:p>
          </table:table-cell>
        </table:table-row>
        <table:table-row table:style-name="ro1">
          <table:table-cell office:value-type="string">
            <text:p>die Möglichkeit, -en</text:p>
          </table:table-cell>
          <table:table-cell office:value-type="string">
            <text:p>posibilidad f de,oportunidad f de</text:p>
          </table:table-cell>
          <table:table-cell office:value-type="string">
            <text:p>NOUN</text:p>
          </table:table-cell>
          <table:table-cell office:value-type="string">
            <text:p>Sie wollen ans Meer? Da gibt es mehrere Möglichkeiten.</text:p>
          </table:table-cell>
        </table:table-row>
        <table:table-row table:style-name="ro1">
          <table:table-cell office:value-type="string">
            <text:p>der Moment, -e</text:p>
          </table:table-cell>
          <table:table-cell office:value-type="string">
            <text:p>momento m,factor m</text:p>
          </table:table-cell>
          <table:table-cell office:value-type="string">
            <text:p>NOUN</text:p>
          </table:table-cell>
          <table:table-cell office:value-type="string">
            <text:p>Warten Sie bitte einen Moment. Einen Moment bitte.</text:p>
          </table:table-cell>
        </table:table-row>
        <table:table-row table:style-name="ro1">
          <table:table-cell office:value-type="string">
            <text:p>der Mond, -e </text:p>
          </table:table-cell>
          <table:table-cell office:value-type="string">
            <text:p>luna f</text:p>
          </table:table-cell>
          <table:table-cell office:value-type="string">
            <text:p>NOUN</text:p>
          </table:table-cell>
          <table:table-cell office:value-type="string">
            <text:p>Bei Vollmond kann ich nicht schlafen.</text:p>
          </table:table-cell>
        </table:table-row>
        <table:table-row table:style-name="ro1">
          <table:table-cell office:value-type="string">
            <text:p>der Monitor, -e</text:p>
          </table:table-cell>
          <table:table-cell office:value-type="string">
            <text:p>monitor m,pantalla f,monitor m de radiación</text:p>
          </table:table-cell>
          <table:table-cell office:value-type="string">
            <text:p>NOUN</text:p>
          </table:table-cell>
          <table:table-cell office:value-type="string">
            <text:p>Ich habe mir einen größeren Monitor gekauft. Der ist besser für meine Augen.</text:p>
          </table:table-cell>
        </table:table-row>
        <table:table-row table:style-name="ro1">
          <table:table-cell office:value-type="string">
            <text:p>der Motor, -en </text:p>
          </table:table-cell>
          <table:table-cell office:value-type="string">
            <text:p>motor m</text:p>
          </table:table-cell>
          <table:table-cell office:value-type="string">
            <text:p>NOUN</text:p>
          </table:table-cell>
          <table:table-cell office:value-type="string">
            <text:p>Der Motor ist kaputt. Das Auto fährt nicht mehr.</text:p>
          </table:table-cell>
        </table:table-row>
        <table:table-row table:style-name="ro1">
          <table:table-cell office:value-type="string">
            <text:p>das Motorrad, -"er</text:p>
          </table:table-cell>
          <table:table-cell office:value-type="string">
            <text:p>moto(cicleta) f</text:p>
          </table:table-cell>
          <table:table-cell office:value-type="string">
            <text:p>NOUN</text:p>
          </table:table-cell>
          <table:table-cell office:value-type="string">
            <text:p>Oskar fährt jeden Tag mit dem Motorrad zur Arbeit.</text:p>
          </table:table-cell>
        </table:table-row>
        <table:table-row table:style-name="ro1">
          <table:table-cell office:value-type="string">
            <text:p>die Mühe</text:p>
          </table:table-cell>
          <table:table-cell office:value-type="string">
            <text:p>esfuerzo m,pena f,molestia f,trabajo m</text:p>
          </table:table-cell>
          <table:table-cell office:value-type="string">
            <text:p>NOUN</text:p>
          </table:table-cell>
          <table:table-cell office:value-type="string">
            <text:p>1. Vielen Dank für Ihre Mühe. 2. Du musst dir in der Schule ein bisschen mehr Mühe geben.</text:p>
          </table:table-cell>
        </table:table-row>
        <table:table-row table:style-name="ro1">
          <table:table-cell office:value-type="string">
            <text:p>der Müll</text:p>
          </table:table-cell>
          <table:table-cell office:value-type="string">
            <text:p>basura f,desperdicios m pl,residuos m pl</text:p>
          </table:table-cell>
          <table:table-cell office:value-type="string">
            <text:p>NOUN</text:p>
          </table:table-cell>
          <table:table-cell office:value-type="string">
            <text:p>1. Wirf doch bitte die Dosen in den Müll! 2. Wir müssen den Müll trennen!</text:p>
          </table:table-cell>
        </table:table-row>
        <table:table-row table:style-name="ro1">
          <table:table-cell office:value-type="string">
            <text:p>die Müllabfuhr </text:p>
          </table:table-cell>
          <table:table-cell office:value-type="string">
            <text:p>recogida f de basuras</text:p>
          </table:table-cell>
          <table:table-cell office:value-type="string">
            <text:p>NOUN</text:p>
          </table:table-cell>
          <table:table-cell office:value-type="string">
            <text:p>Wann kommt die Müllabfuhr? </text:p>
          </table:table-cell>
        </table:table-row>
        <table:table-row table:style-name="ro1">
          <table:table-cell office:value-type="string">
            <text:p>der Mülleimer, - </text:p>
          </table:table-cell>
          <table:table-cell office:value-type="string">
            <text:p>cubo m de (la) basura,tacho m CSur</text:p>
          </table:table-cell>
          <table:table-cell office:value-type="string">
            <text:p>NOUN</text:p>
          </table:table-cell>
          <table:table-cell office:value-type="string">
            <text:p>Wirf das bitte in den Mülleimer! </text:p>
          </table:table-cell>
        </table:table-row>
        <table:table-row table:style-name="ro1">
          <table:table-cell office:value-type="string">
            <text:p>die Mülltonne, -n</text:p>
          </table:table-cell>
          <table:table-cell office:value-type="string">
            <text:p>cubo m de (la) basura</text:p>
          </table:table-cell>
          <table:table-cell office:value-type="string">
            <text:p>NOUN</text:p>
          </table:table-cell>
          <table:table-cell office:value-type="string">
            <text:p>Die Mülltonne ist voll. </text:p>
          </table:table-cell>
        </table:table-row>
        <table:table-row table:style-name="ro1">
          <table:table-cell office:value-type="string">
            <text:p>der Sperrmüll</text:p>
          </table:table-cell>
          <table:table-cell office:value-type="string">
            <text:p>basura f voluminosa</text:p>
          </table:table-cell>
          <table:table-cell office:value-type="string">
            <text:p>NOUN</text:p>
          </table:table-cell>
          <table:table-cell office:value-type="string">
            <text:p>Das alte Sofa muss auf den Sperrmüll. </text:p>
          </table:table-cell>
        </table:table-row>
        <table:table-row table:style-name="ro1">
          <table:table-cell office:value-type="string">
            <text:p>der Mund, -"er</text:p>
          </table:table-cell>
          <table:table-cell office:value-type="string">
            <text:p>boca f</text:p>
          </table:table-cell>
          <table:table-cell office:value-type="string">
            <text:p>NOUN</text:p>
          </table:table-cell>
          <table:table-cell office:value-type="string">
            <text:p>Sie haben Halsschmerzen? Bitte machen Sie mal den Mund auf.</text:p>
          </table:table-cell>
        </table:table-row>
        <table:table-row table:style-name="ro1">
          <table:table-cell office:value-type="string">
            <text:p>die Münze, -n </text:p>
          </table:table-cell>
          <table:table-cell office:value-type="string">
            <text:p>moneda f</text:p>
          </table:table-cell>
          <table:table-cell office:value-type="string">
            <text:p>NOUN</text:p>
          </table:table-cell>
          <table:table-cell office:value-type="string">
            <text:p>Der Automat nimmt nur Münzen.</text:p>
          </table:table-cell>
        </table:table-row>
        <table:table-row table:style-name="ro1">
          <table:table-cell office:value-type="string">
            <text:p>das Museum, Museen</text:p>
          </table:table-cell>
          <table:table-cell office:value-type="string">
            <text:p>museo m</text:p>
          </table:table-cell>
          <table:table-cell office:value-type="string">
            <text:p>NOUN</text:p>
          </table:table-cell>
          <table:table-cell office:value-type="string">
            <text:p>Wir waren mit unserer Klasse im Museum.</text:p>
          </table:table-cell>
        </table:table-row>
        <table:table-row table:style-name="ro1">
          <table:table-cell office:value-type="string">
            <text:p>die Musik</text:p>
          </table:table-cell>
          <table:table-cell office:value-type="string">
            <text:p>música f</text:p>
          </table:table-cell>
          <table:table-cell office:value-type="string">
            <text:p>NOUN</text:p>
          </table:table-cell>
          <table:table-cell office:value-type="string">
            <text:p>1. Wie findest du die Musik? 2. Spanische Musik mag ich sehr. 3. Was für Musik hörst du gern?</text:p>
          </table:table-cell>
        </table:table-row>
        <table:table-row table:style-name="ro1">
          <table:table-cell office:value-type="string">
            <text:p>der Musiker, - </text:p>
          </table:table-cell>
          <table:table-cell office:value-type="string">
            <text:p>músico(-a) m (f)</text:p>
          </table:table-cell>
          <table:table-cell office:value-type="string">
            <text:p>NOUN</text:p>
          </table:table-cell>
          <table:table-cell office:value-type="string">
            <text:p>Mein Bruder möchte Musiker werden.</text:p>
          </table:table-cell>
        </table:table-row>
        <table:table-row table:style-name="ro1">
          <table:table-cell office:value-type="string">
            <text:p>der Muskel, -n</text:p>
          </table:table-cell>
          <table:table-cell office:value-type="string">
            <text:p>músculo m</text:p>
          </table:table-cell>
          <table:table-cell office:value-type="string">
            <text:p>NOUN</text:p>
          </table:table-cell>
          <table:table-cell office:value-type="string">
            <text:p>Im Fitness-Studio trainieren wir unsere Muskeln.</text:p>
          </table:table-cell>
        </table:table-row>
        <table:table-row table:style-name="ro1">
          <table:table-cell office:value-type="string">
            <text:p>der Mut</text:p>
          </table:table-cell>
          <table:table-cell office:value-type="string">
            <text:p>valor m</text:p>
          </table:table-cell>
          <table:table-cell office:value-type="string">
            <text:p>NOUN</text:p>
          </table:table-cell>
          <table:table-cell office:value-type="string">
            <text:p>Man braucht viel Mut, um in einem fremden Land ganz neu anzufangen.</text:p>
          </table:table-cell>
        </table:table-row>
        <table:table-row table:style-name="ro1">
          <table:table-cell office:value-type="string">
            <text:p>die Mutter, -"</text:p>
          </table:table-cell>
          <table:table-cell office:value-type="string">
            <text:p>madre f,tuerca f</text:p>
          </table:table-cell>
          <table:table-cell office:value-type="string">
            <text:p>NOUN</text:p>
          </table:table-cell>
          <table:table-cell office:value-type="string">
            <text:p>1. Meine Mutter heißt Klara. 2. Dieser Raum ist für Mütter mit kleinen Kindern reserviert.</text:p>
          </table:table-cell>
        </table:table-row>
        <table:table-row table:style-name="ro1">
          <table:table-cell office:value-type="string">
            <text:p>der Nachbar, -n</text:p>
          </table:table-cell>
          <table:table-cell office:value-type="string">
            <text:p>vecino(-a) m (f)</text:p>
          </table:table-cell>
          <table:table-cell office:value-type="string">
            <text:p>NOUN</text:p>
          </table:table-cell>
          <table:table-cell office:value-type="string">
            <text:p>uns beeilen. Unsere neuen Nachbarn sind sehr nett.</text:p>
          </table:table-cell>
        </table:table-row>
        <table:table-row table:style-name="ro1">
          <table:table-cell office:value-type="string">
            <text:p>die Nachricht, -en</text:p>
          </table:table-cell>
          <table:table-cell office:value-type="string">
            <text:p>noticia f,noticias f pl</text:p>
          </table:table-cell>
          <table:table-cell office:value-type="string">
            <text:p>NOUN</text:p>
          </table:table-cell>
          <table:table-cell office:value-type="string">
            <text:p>1. Ich habe eine gute Nachricht für Sie. Sie haben die Prüfung bestanden.2. Ich habe im Radio die Nachrichten gehört.3. Im Moment bin ich nicht zu Hause. Aber Sie können eine Nachricht hinterlassen.</text:p>
          </table:table-cell>
        </table:table-row>
        <table:table-row table:style-name="ro1">
          <table:table-cell office:value-type="string">
            <text:p>die Nachspeise, -n</text:p>
          </table:table-cell>
          <table:table-cell office:value-type="string">
            <text:p>postre m</text:p>
          </table:table-cell>
          <table:table-cell office:value-type="string">
            <text:p>NOUN</text:p>
          </table:table-cell>
          <table:table-cell office:value-type="string">
            <text:p>Was möchten Sie als Nachspeise?</text:p>
          </table:table-cell>
        </table:table-row>
        <table:table-row table:style-name="ro1">
          <table:table-cell office:value-type="string">
            <text:p><text:s/>der Nachteil, -e</text:p>
          </table:table-cell>
          <table:table-cell office:value-type="string">
            <text:p>inconveniente m,desventaja f,perjuicio m,daño m</text:p>
          </table:table-cell>
          <table:table-cell office:value-type="string">
            <text:p>NOUN</text:p>
          </table:table-cell>
          <table:table-cell office:value-type="string">
            <text:p>Einen Nachteil hat die Wohnung. Sie liegt nicht zentral.</text:p>
          </table:table-cell>
        </table:table-row>
        <table:table-row table:style-name="ro1">
          <table:table-cell office:value-type="string">
            <text:p>der Nachtisch </text:p>
          </table:table-cell>
          <table:table-cell office:value-type="string">
            <text:p>postre m</text:p>
          </table:table-cell>
          <table:table-cell office:value-type="string">
            <text:p>NOUN</text:p>
          </table:table-cell>
          <table:table-cell office:value-type="string">
            <text:p>Was gibt es zum Nachtisch?</text:p>
          </table:table-cell>
        </table:table-row>
        <table:table-row table:style-name="ro1">
          <table:table-cell office:value-type="string">
            <text:p>die Nadel, -n</text:p>
          </table:table-cell>
          <table:table-cell office:value-type="string">
            <text:p>aguja f,alfiler m,horquilla f</text:p>
          </table:table-cell>
          <table:table-cell office:value-type="string">
            <text:p>NOUN</text:p>
          </table:table-cell>
          <table:table-cell office:value-type="string">
            <text:p>Hast du eine Nadel für mich? Ich muss einen Knopf annähen.</text:p>
          </table:table-cell>
        </table:table-row>
        <table:table-row table:style-name="ro1">
          <table:table-cell office:value-type="string">
            <text:p>der Nagel, -"</text:p>
          </table:table-cell>
          <table:table-cell office:value-type="string">
            <text:p>clavo m,uña f</text:p>
          </table:table-cell>
          <table:table-cell office:value-type="string">
            <text:p>NOUN</text:p>
          </table:table-cell>
          <table:table-cell office:value-type="string">
            <text:p>1. Kannst du mir den Nagel in die Wand schlagen? 2. Ich muss mir die Fingernägel schneiden.</text:p>
          </table:table-cell>
        </table:table-row>
        <table:table-row table:style-name="ro1">
          <table:table-cell office:value-type="string">
            <text:p>die Nähe</text:p>
          </table:table-cell>
          <table:table-cell office:value-type="string">
            <text:p>cercanía f,proximidad f,adyacencia f RioPl</text:p>
          </table:table-cell>
          <table:table-cell office:value-type="string">
            <text:p>NOUN</text:p>
          </table:table-cell>
          <table:table-cell office:value-type="string">
            <text:p>Die Post ist ganz in der Nähe.</text:p>
          </table:table-cell>
        </table:table-row>
        <table:table-row table:style-name="ro1">
          <table:table-cell office:value-type="string">
            <text:p>naja</text:p>
          </table:table-cell>
          <table:table-cell office:value-type="string">
            <text:p>Brillenschlange f</text:p>
          </table:table-cell>
          <table:table-cell office:value-type="string">
            <text:p>NOUN</text:p>
          </table:table-cell>
          <table:table-cell office:value-type="string">
            <text:p>Tut mir leid, wir haben schon geschlossen. – Naja, da kann man nichts machen.</text:p>
          </table:table-cell>
        </table:table-row>
        <table:table-row table:style-name="ro1">
          <table:table-cell office:value-type="string">
            <text:p>der Name, -n</text:p>
          </table:table-cell>
          <table:table-cell office:value-type="string">
            <text:p>nombre m,denominación f,fama f</text:p>
          </table:table-cell>
          <table:table-cell office:value-type="string">
            <text:p>NOUN</text:p>
          </table:table-cell>
          <table:table-cell office:value-type="string">
            <text:p>1. Wie ist Ihr Name? 2. An den Namen kann ich mich nicht mehr erinnern. </text:p>
          </table:table-cell>
        </table:table-row>
        <table:table-row table:style-name="ro1">
          <table:table-cell office:value-type="string">
            <text:p>der Familienname, -n </text:p>
          </table:table-cell>
          <table:table-cell office:value-type="string">
            <text:p>apellido m</text:p>
          </table:table-cell>
          <table:table-cell office:value-type="string">
            <text:p>NOUN</text:p>
          </table:table-cell>
          <table:table-cell office:value-type="string">
            <text:p>Ludin ist mein Familienname. </text:p>
          </table:table-cell>
        </table:table-row>
        <table:table-row table:style-name="ro1">
          <table:table-cell office:value-type="string">
            <text:p>der Mädchenname, -n </text:p>
          </table:table-cell>
          <table:table-cell office:value-type="string">
            <text:p>nombre m de chica,apellido m de soltera</text:p>
          </table:table-cell>
          <table:table-cell office:value-type="string">
            <text:p>NOUN</text:p>
          </table:table-cell>
          <table:table-cell office:value-type="string">
            <text:p>Wie ist Ihr Mädchenname? </text:p>
          </table:table-cell>
        </table:table-row>
        <table:table-row table:style-name="ro1">
          <table:table-cell office:value-type="string">
            <text:p>der Vorname, -n</text:p>
          </table:table-cell>
          <table:table-cell office:value-type="string">
            <text:p>nombre m de pila</text:p>
          </table:table-cell>
          <table:table-cell office:value-type="string">
            <text:p>NOUN</text:p>
          </table:table-cell>
          <table:table-cell office:value-type="string">
            <text:p>Mein Vorname ist Thomas.</text:p>
          </table:table-cell>
        </table:table-row>
        <table:table-row table:style-name="ro1">
          <table:table-cell office:value-type="string">
            <text:p>die Nase, -n</text:p>
          </table:table-cell>
          <table:table-cell office:value-type="string">
            <text:p>nariz f,narices f pl fam,jeta f Arg,olfato m</text:p>
          </table:table-cell>
          <table:table-cell office:value-type="string">
            <text:p>NOUN</text:p>
          </table:table-cell>
          <table:table-cell office:value-type="string">
            <text:p>Haben Sie Nasentropfen? Ich bin sehr erkältet.</text:p>
          </table:table-cell>
        </table:table-row>
        <table:table-row table:style-name="ro1">
          <table:table-cell office:value-type="string">
            <text:p>die Natur</text:p>
          </table:table-cell>
          <table:table-cell office:value-type="string">
            <text:p>naturaleza f,constitución f,índole f,condición f (natural),persona f,personalidad f,carácter m</text:p>
          </table:table-cell>
          <table:table-cell office:value-type="string">
            <text:p>NOUN</text:p>
          </table:table-cell>
          <table:table-cell office:value-type="string">
            <text:p>Ich bin gern draußen in der Natur.</text:p>
          </table:table-cell>
        </table:table-row>
        <table:table-row table:style-name="ro1">
          <table:table-cell office:value-type="string">
            <text:p>der Nebel, -</text:p>
          </table:table-cell>
          <table:table-cell office:value-type="string">
            <text:p>niebla f</text:p>
          </table:table-cell>
          <table:table-cell office:value-type="string">
            <text:p>NOUN</text:p>
          </table:table-cell>
          <table:table-cell office:value-type="string">
            <text:p>1. Wegen Nebels konnten wir gestern nicht in Frankfurt landen. 2. Fahren Sie bei Nebel besonders vorsichtig!</text:p>
          </table:table-cell>
        </table:table-row>
        <table:table-row table:style-name="ro1">
          <table:table-cell office:value-type="string">
            <text:p>der Neffe, -n</text:p>
          </table:table-cell>
          <table:table-cell office:value-type="string">
            <text:p>sobrino m</text:p>
          </table:table-cell>
          <table:table-cell office:value-type="string">
            <text:p>NOUN</text:p>
          </table:table-cell>
          <table:table-cell office:value-type="string">
            <text:p>Mein Neffe studiert Medizin.</text:p>
          </table:table-cell>
        </table:table-row>
        <table:table-row table:style-name="ro1">
          <table:table-cell office:value-type="string">
            <text:p>der Nerv, -en</text:p>
          </table:table-cell>
          <table:table-cell office:value-type="string">
            <text:p>nervio m</text:p>
          </table:table-cell>
          <table:table-cell office:value-type="string">
            <text:p>NOUN</text:p>
          </table:table-cell>
          <table:table-cell office:value-type="string">
            <text:p>Mach bitte das Radio aus. Die Musik geht mir auf die Nerven.</text:p>
          </table:table-cell>
        </table:table-row>
        <table:table-row table:style-name="ro1">
          <table:table-cell office:value-type="string">
            <text:p>die Nichte, -n </text:p>
          </table:table-cell>
          <table:table-cell office:value-type="string">
            <text:p>sobrina f</text:p>
          </table:table-cell>
          <table:table-cell office:value-type="string">
            <text:p>NOUN</text:p>
          </table:table-cell>
          <table:table-cell office:value-type="string">
            <text:p>Die Tasche ist ein Geschenk von meiner Nichte.</text:p>
          </table:table-cell>
        </table:table-row>
        <table:table-row table:style-name="ro1">
          <table:table-cell office:value-type="string">
            <text:p>der Nichtraucher, -</text:p>
          </table:table-cell>
          <table:table-cell office:value-type="string">
            <text:p>no fumador(a) m (f)</text:p>
          </table:table-cell>
          <table:table-cell office:value-type="string">
            <text:p>NOUN</text:p>
          </table:table-cell>
          <table:table-cell office:value-type="string">
            <text:p>1. In unserer Familie sind alle Nichtraucher.2. Einmal Hamburg, 2. Klasse, Nichtraucher.</text:p>
          </table:table-cell>
        </table:table-row>
        <table:table-row table:style-name="ro1">
          <table:table-cell office:value-type="string">
            <text:p>der Norden/Nord/Nord-</text:p>
          </table:table-cell>
          <table:table-cell/>
          <table:table-cell office:value-type="string">
            <text:p>NOUN</text:p>
          </table:table-cell>
          <table:table-cell office:value-type="string">
            <text:p>1. Der Wind kommt von Norden. 2. Menschen aus Nord und Süd feiern dieses Fest. 3. z. B. Norddeutschland, Nordbahnhof,Nordwind, ... </text:p>
          </table:table-cell>
        </table:table-row>
        <table:table-row table:style-name="ro1">
          <table:table-cell office:value-type="string">
            <text:p>die Notaufnahme, -en </text:p>
          </table:table-cell>
          <table:table-cell office:value-type="string">
            <text:p>admisión f de urgencia</text:p>
          </table:table-cell>
          <table:table-cell office:value-type="string">
            <text:p>NOUN</text:p>
          </table:table-cell>
          <table:table-cell office:value-type="string">
            <text:p>Die Notaufnahme ist gleich hier links.</text:p>
          </table:table-cell>
        </table:table-row>
        <table:table-row table:style-name="ro1">
          <table:table-cell office:value-type="string">
            <text:p>der Notausgang, -"e</text:p>
          </table:table-cell>
          <table:table-cell office:value-type="string">
            <text:p>salida f de emergencia</text:p>
          </table:table-cell>
          <table:table-cell office:value-type="string">
            <text:p>NOUN</text:p>
          </table:table-cell>
          <table:table-cell office:value-type="string">
            <text:p>Der Notausgang ist gleich hier bei der Treppe.</text:p>
          </table:table-cell>
        </table:table-row>
        <table:table-row table:style-name="ro1">
          <table:table-cell office:value-type="string">
            <text:p>der Notfall, -"e</text:p>
          </table:table-cell>
          <table:table-cell office:value-type="string">
            <text:p>(caso m de) emergencia f</text:p>
          </table:table-cell>
          <table:table-cell office:value-type="string">
            <text:p>NOUN</text:p>
          </table:table-cell>
          <table:table-cell office:value-type="string">
            <text:p>1. Wir haben einen Notfall. Bitte schicken Sie einen Krankenwagen.2. Im Notfall rufen Sie bitte diese Nummer an.</text:p>
          </table:table-cell>
        </table:table-row>
        <table:table-row table:style-name="ro1">
          <table:table-cell office:value-type="string">
            <text:p>der Notruf</text:p>
          </table:table-cell>
          <table:table-cell office:value-type="string">
            <text:p>llamada f de socorro,(número m de) teléfono m de emergencia</text:p>
          </table:table-cell>
          <table:table-cell office:value-type="string">
            <text:p>NOUN</text:p>
          </table:table-cell>
          <table:table-cell office:value-type="string">
            <text:p>Der Notruf hat die Nummer 110.</text:p>
          </table:table-cell>
        </table:table-row>
        <table:table-row table:style-name="ro1">
          <table:table-cell office:value-type="string">
            <text:p>die Note, -n</text:p>
          </table:table-cell>
          <table:table-cell office:value-type="string">
            <text:p>nota f,billete m,toque m</text:p>
          </table:table-cell>
          <table:table-cell office:value-type="string">
            <text:p>NOUN</text:p>
          </table:table-cell>
          <table:table-cell office:value-type="string">
            <text:p>1. Eva hat immer sehr gute Noten in Mathematik.2. Meine Kinder lernen im Musikunterricht gerade Noten lesen.</text:p>
          </table:table-cell>
        </table:table-row>
        <table:table-row table:style-name="ro1">
          <table:table-cell office:value-type="string">
            <text:p>die Notiz, -en</text:p>
          </table:table-cell>
          <table:table-cell office:value-type="string">
            <text:p>nota f,noticia f</text:p>
          </table:table-cell>
          <table:table-cell office:value-type="string">
            <text:p>NOUN</text:p>
          </table:table-cell>
          <table:table-cell office:value-type="string">
            <text:p>1. Ich habe Ihnen eine Notiz geschrieben. 2. Hast du einen Notizzettel für mich?</text:p>
          </table:table-cell>
        </table:table-row>
        <table:table-row table:style-name="ro1">
          <table:table-cell office:value-type="string">
            <text:p>die Nudel, -n </text:p>
          </table:table-cell>
          <table:table-cell office:value-type="string">
            <text:p>pasta f</text:p>
          </table:table-cell>
          <table:table-cell office:value-type="string">
            <text:p>NOUN</text:p>
          </table:table-cell>
          <table:table-cell office:value-type="string">
            <text:p>Möchten Sie Nudeln oder Reis? – Lieber Nudeln.</text:p>
          </table:table-cell>
        </table:table-row>
        <table:table-row table:style-name="ro1">
          <table:table-cell office:value-type="string">
            <text:p>die Nummer, -n</text:p>
          </table:table-cell>
          <table:table-cell office:value-type="string">
            <text:p>número m,matrícula f,(número m de) teléfono m,talla f</text:p>
          </table:table-cell>
          <table:table-cell office:value-type="string">
            <text:p>NOUN</text:p>
          </table:table-cell>
          <table:table-cell office:value-type="string">
            <text:p>1. Ich habe mich in der Hausnummer geirrt. 2. Ich habe die falsche Nummer gewählt. 3. Der Wagen hatte eine Münchner Nummer. 4. Sie haben Zimmer Nummer zwölf. 5. Bitte geben Sie mir Ihre Kontonummer. 6. Haben Sie die Bluse eineNummer kleiner?</text:p>
          </table:table-cell>
        </table:table-row>
        <table:table-row table:style-name="ro1">
          <table:table-cell office:value-type="string">
            <text:p>ober-</text:p>
          </table:table-cell>
          <table:table-cell/>
          <table:table-cell office:value-type="string">
            <text:p>NOUN</text:p>
          </table:table-cell>
          <table:table-cell office:value-type="string">
            <text:p>Die Wohnung im oberen Stockwerk ist vermietet.</text:p>
          </table:table-cell>
        </table:table-row>
        <table:table-row table:style-name="ro1">
          <table:table-cell office:value-type="string">
            <text:p>das Obst</text:p>
          </table:table-cell>
          <table:table-cell office:value-type="string">
            <text:p>fruta f</text:p>
          </table:table-cell>
          <table:table-cell office:value-type="string">
            <text:p>NOUN</text:p>
          </table:table-cell>
          <table:table-cell office:value-type="string">
            <text:p>Obst kaufe ich am liebsten auf dem Markt.</text:p>
          </table:table-cell>
        </table:table-row>
        <table:table-row table:style-name="ro1">
          <table:table-cell office:value-type="string">
            <text:p>der Ofen, -"</text:p>
          </table:table-cell>
          <table:table-cell office:value-type="string">
            <text:p>horno m,estufa f</text:p>
          </table:table-cell>
          <table:table-cell office:value-type="string">
            <text:p>NOUN</text:p>
          </table:table-cell>
          <table:table-cell office:value-type="string">
            <text:p>Ich habe gerade eine Pizza gemacht. Sie ist ganz frisch aus dem Ofen.</text:p>
          </table:table-cell>
        </table:table-row>
        <table:table-row table:style-name="ro1">
          <table:table-cell office:value-type="string">
            <text:p>das Obergeschoss</text:p>
          </table:table-cell>
          <table:table-cell office:value-type="string">
            <text:p>piso m (alto),planta f superior</text:p>
          </table:table-cell>
          <table:table-cell office:value-type="string">
            <text:p>NOUN</text:p>
          </table:table-cell>
          <table:table-cell office:value-type="string">
            <text:p>Hosen finden Sie im Obergeschoss.</text:p>
          </table:table-cell>
        </table:table-row>
        <table:table-row table:style-name="ro1">
          <table:table-cell office:value-type="string">
            <text:p>das Ohr, -en</text:p>
          </table:table-cell>
          <table:table-cell office:value-type="string">
            <text:p>oreja f,oído m</text:p>
          </table:table-cell>
          <table:table-cell office:value-type="string">
            <text:p>NOUN</text:p>
          </table:table-cell>
          <table:table-cell office:value-type="string">
            <text:p>1. Ich habe Ohrenschmerzen. 2. Das Baby hat aber kleine Ohren!</text:p>
          </table:table-cell>
        </table:table-row>
        <table:table-row table:style-name="ro1">
          <table:table-cell office:value-type="string">
            <text:p>das öl, -e</text:p>
          </table:table-cell>
          <table:table-cell/>
          <table:table-cell office:value-type="string">
            <text:p>NOUN</text:p>
          </table:table-cell>
          <table:table-cell office:value-type="string">
            <text:p>1. Es fehlt öl am Salat. 2. Wir heizen mit öl. 3. Können Sie bei meinem Auto bitte das öl kontrollieren?</text:p>
          </table:table-cell>
        </table:table-row>
        <table:table-row table:style-name="ro1">
          <table:table-cell office:value-type="string">
            <text:p>die Oma, -s</text:p>
          </table:table-cell>
          <table:table-cell office:value-type="string">
            <text:p>abuela f,abuelita f,nanoya f Guat</text:p>
          </table:table-cell>
          <table:table-cell office:value-type="string">
            <text:p>NOUN</text:p>
          </table:table-cell>
          <table:table-cell office:value-type="string">
            <text:p>Meine Oma ist achtzig Jahre alt geworden.</text:p>
          </table:table-cell>
        </table:table-row>
        <table:table-row table:style-name="ro1">
          <table:table-cell office:value-type="string">
            <text:p>der Onkel, -</text:p>
          </table:table-cell>
          <table:table-cell office:value-type="string">
            <text:p>tío m</text:p>
          </table:table-cell>
          <table:table-cell office:value-type="string">
            <text:p>NOUN</text:p>
          </table:table-cell>
          <table:table-cell office:value-type="string">
            <text:p>Nächste Woche fahre ich zu meinem Onkel nach Berlin.</text:p>
          </table:table-cell>
        </table:table-row>
        <table:table-row table:style-name="ro1">
          <table:table-cell office:value-type="string">
            <text:p>der Opa, -s </text:p>
          </table:table-cell>
          <table:table-cell office:value-type="string">
            <text:p>abuelo m,abuelito m</text:p>
          </table:table-cell>
          <table:table-cell office:value-type="string">
            <text:p>NOUN</text:p>
          </table:table-cell>
          <table:table-cell office:value-type="string">
            <text:p>Mein Opa heißt Hans.</text:p>
          </table:table-cell>
        </table:table-row>
        <table:table-row table:style-name="ro1">
          <table:table-cell office:value-type="string">
            <text:p>die Oper, -n</text:p>
          </table:table-cell>
          <table:table-cell office:value-type="string">
            <text:p>ópera f</text:p>
          </table:table-cell>
          <table:table-cell office:value-type="string">
            <text:p>NOUN</text:p>
          </table:table-cell>
          <table:table-cell office:value-type="string">
            <text:p>1. Ich mag Opern. 2. Warst du schon mal in der Oper?</text:p>
          </table:table-cell>
        </table:table-row>
        <table:table-row table:style-name="ro1">
          <table:table-cell office:value-type="string">
            <text:p>die Operation, -en </text:p>
          </table:table-cell>
          <table:table-cell office:value-type="string">
            <text:p>operación f</text:p>
          </table:table-cell>
          <table:table-cell office:value-type="string">
            <text:p>NOUN</text:p>
          </table:table-cell>
          <table:table-cell office:value-type="string">
            <text:p>Seit der Operation kann ich mein Knie nicht mehr bewegen.</text:p>
          </table:table-cell>
        </table:table-row>
        <table:table-row table:style-name="ro1">
          <table:table-cell office:value-type="string">
            <text:p>das Opfer, -</text:p>
          </table:table-cell>
          <table:table-cell office:value-type="string">
            <text:p>ofrenda f,sacrificio m por,víctima f</text:p>
          </table:table-cell>
          <table:table-cell office:value-type="string">
            <text:p>NOUN</text:p>
          </table:table-cell>
          <table:table-cell office:value-type="string">
            <text:p>Bei der Schiffskatastrophe gab es viele Opfer.</text:p>
          </table:table-cell>
        </table:table-row>
        <table:table-row table:style-name="ro1">
          <table:table-cell office:value-type="string">
            <text:p>die Orange, -n </text:p>
          </table:table-cell>
          <table:table-cell office:value-type="string">
            <text:p>naranja f,naranja m</text:p>
          </table:table-cell>
          <table:table-cell office:value-type="string">
            <text:p>NOUN</text:p>
          </table:table-cell>
          <table:table-cell office:value-type="string">
            <text:p>Ich esse gern Orangen.</text:p>
          </table:table-cell>
        </table:table-row>
        <table:table-row table:style-name="ro1">
          <table:table-cell office:value-type="string">
            <text:p>das Orchester, -</text:p>
          </table:table-cell>
          <table:table-cell office:value-type="string">
            <text:p>orquesta f</text:p>
          </table:table-cell>
          <table:table-cell office:value-type="string">
            <text:p>NOUN</text:p>
          </table:table-cell>
          <table:table-cell office:value-type="string">
            <text:p>Auf unserer Hochzeit hat ein kleines Orchester gespielt.</text:p>
          </table:table-cell>
        </table:table-row>
        <table:table-row table:style-name="ro1">
          <table:table-cell office:value-type="string">
            <text:p>der Ordner, - </text:p>
          </table:table-cell>
          <table:table-cell office:value-type="string">
            <text:p>archivador m,carpeta f,persona f del servicio de orden</text:p>
          </table:table-cell>
          <table:table-cell office:value-type="string">
            <text:p>NOUN</text:p>
          </table:table-cell>
          <table:table-cell office:value-type="string">
            <text:p>Für meine übungen im Deutschkurs habe ich mir einen Ordner gekauft.</text:p>
          </table:table-cell>
        </table:table-row>
        <table:table-row table:style-name="ro1">
          <table:table-cell office:value-type="string">
            <text:p>die Ordnung</text:p>
          </table:table-cell>
          <table:table-cell office:value-type="string">
            <text:p>orden m,reglamento m</text:p>
          </table:table-cell>
          <table:table-cell office:value-type="string">
            <text:p>NOUN</text:p>
          </table:table-cell>
          <table:table-cell office:value-type="string">
            <text:p>1. Mach mal etwas Ordnung in deinem Zimmer!2. Bitte beachten Sie die Hausordnung. 3. Mit dem Motor ist etwas nicht in Ordnung.</text:p>
          </table:table-cell>
        </table:table-row>
        <table:table-row table:style-name="ro1">
          <table:table-cell office:value-type="string">
            <text:p>die Organisation, -en</text:p>
          </table:table-cell>
          <table:table-cell office:value-type="string">
            <text:p>organización f</text:p>
          </table:table-cell>
          <table:table-cell office:value-type="string">
            <text:p>NOUN</text:p>
          </table:table-cell>
          <table:table-cell office:value-type="string">
            <text:p>1. Wer macht bei Ihnen die Organisation? 2. Sind Sie Mitglied in einer Organisation?</text:p>
          </table:table-cell>
        </table:table-row>
        <table:table-row table:style-name="ro1">
          <table:table-cell office:value-type="string">
            <text:p>das Original, -e </text:p>
          </table:table-cell>
          <table:table-cell office:value-type="string">
            <text:p>original m,persona f original</text:p>
          </table:table-cell>
          <table:table-cell office:value-type="string">
            <text:p>NOUN</text:p>
          </table:table-cell>
          <table:table-cell office:value-type="string">
            <text:p>Das Original ist für Sie. Wir bekommen die Kopie.</text:p>
          </table:table-cell>
        </table:table-row>
        <table:table-row table:style-name="ro1">
          <table:table-cell office:value-type="string">
            <text:p>der Ort, -e</text:p>
          </table:table-cell>
          <table:table-cell office:value-type="string">
            <text:p>lugar m,sitio m,población f,pueblo m,aldea f,ciudad f</text:p>
          </table:table-cell>
          <table:table-cell office:value-type="string">
            <text:p>NOUN</text:p>
          </table:table-cell>
          <table:table-cell office:value-type="string">
            <text:p>Vergessen Sie Ort und Datum nicht.</text:p>
          </table:table-cell>
        </table:table-row>
        <table:table-row table:style-name="ro1">
          <table:table-cell office:value-type="string">
            <text:p>der Vorort </text:p>
          </table:table-cell>
          <table:table-cell office:value-type="string">
            <text:p>suburbio m,barrio m periférico</text:p>
          </table:table-cell>
          <table:table-cell office:value-type="string">
            <text:p>NOUN</text:p>
          </table:table-cell>
          <table:table-cell office:value-type="string">
            <text:p>Mein Bruder wohnt in einem Vorort von Hamburg.</text:p>
          </table:table-cell>
        </table:table-row>
        <table:table-row table:style-name="ro1">
          <table:table-cell office:value-type="string">
            <text:p>der Wohnort</text:p>
          </table:table-cell>
          <table:table-cell office:value-type="string">
            <text:p>domicilio m</text:p>
          </table:table-cell>
          <table:table-cell office:value-type="string">
            <text:p>NOUN</text:p>
          </table:table-cell>
          <table:table-cell office:value-type="string">
            <text:p>Tragen Sie bitte auch Ihren Wohnort ein.</text:p>
          </table:table-cell>
        </table:table-row>
        <table:table-row table:style-name="ro1">
          <table:table-cell office:value-type="string">
            <text:p>der Osten/Ost/Ost-</text:p>
          </table:table-cell>
          <table:table-cell/>
          <table:table-cell office:value-type="string">
            <text:p>NOUN</text:p>
          </table:table-cell>
          <table:table-cell office:value-type="string">
            <text:p>1. Das Zimmer geht nach Osten. 2. Die Grenze zwischen Ost und West wurde geöffnet. 3. z. B. Ostbahnhof, Osteuropa, Ostseite, Ostwind</text:p>
          </table:table-cell>
        </table:table-row>
        <table:table-row table:style-name="ro1">
          <table:table-cell office:value-type="string">
            <text:p>das Paar, -e</text:p>
          </table:table-cell>
          <table:table-cell office:value-type="string">
            <text:p>pareja f</text:p>
          </table:table-cell>
          <table:table-cell office:value-type="string">
            <text:p>NOUN</text:p>
          </table:table-cell>
          <table:table-cell office:value-type="string">
            <text:p>1. Ina und Pedro sind ein Paar. 2. Gestern habe ich mir ein Paar neue Schuhe gekauft. 3. Ich hätte gern drei Paar Würstchen,bitte.</text:p>
          </table:table-cell>
        </table:table-row>
        <table:table-row table:style-name="ro1">
          <table:table-cell office:value-type="string">
            <text:p>das Päckchen, -</text:p>
          </table:table-cell>
          <table:table-cell office:value-type="string">
            <text:p>paquete m,cajetilla f,pequeño paquete m</text:p>
          </table:table-cell>
          <table:table-cell office:value-type="string">
            <text:p>NOUN</text:p>
          </table:table-cell>
          <table:table-cell office:value-type="string">
            <text:p>Meine Tante hat mir ein Päckchen geschickt.</text:p>
          </table:table-cell>
        </table:table-row>
        <table:table-row table:style-name="ro1">
          <table:table-cell office:value-type="string">
            <text:p>das Paket, -e </text:p>
          </table:table-cell>
          <table:table-cell office:value-type="string">
            <text:p>paquete m</text:p>
          </table:table-cell>
          <table:table-cell office:value-type="string">
            <text:p>NOUN</text:p>
          </table:table-cell>
          <table:table-cell office:value-type="string">
            <text:p>Hast du das Paket zur Post gebracht?</text:p>
          </table:table-cell>
        </table:table-row>
        <table:table-row table:style-name="ro1">
          <table:table-cell office:value-type="string">
            <text:p>die Panne, -n</text:p>
          </table:table-cell>
          <table:table-cell office:value-type="string">
            <text:p>avería f,contratiempo m,plancha f</text:p>
          </table:table-cell>
          <table:table-cell office:value-type="string">
            <text:p>NOUN</text:p>
          </table:table-cell>
          <table:table-cell office:value-type="string">
            <text:p>1. Kurz vor München hatten wir eine Panne mit dem Auto. 2. Die Reise war schlecht organisiert, es gab eine Panne nach der anderen.</text:p>
          </table:table-cell>
        </table:table-row>
        <table:table-row table:style-name="ro1">
          <table:table-cell office:value-type="string">
            <text:p>der Papa, -s </text:p>
          </table:table-cell>
          <table:table-cell office:value-type="string">
            <text:p>papá m</text:p>
          </table:table-cell>
          <table:table-cell office:value-type="string">
            <text:p>NOUN</text:p>
          </table:table-cell>
          <table:table-cell office:value-type="string">
            <text:p>Heute holt dich der Papa von der Schule ab.</text:p>
          </table:table-cell>
        </table:table-row>
        <table:table-row table:style-name="ro1">
          <table:table-cell office:value-type="string">
            <text:p>das Papier, -e</text:p>
          </table:table-cell>
          <table:table-cell office:value-type="string">
            <text:p>papel m,documento m,papeles m pl,documentación f,efecto m,título m</text:p>
          </table:table-cell>
          <table:table-cell office:value-type="string">
            <text:p>NOUN</text:p>
          </table:table-cell>
          <table:table-cell office:value-type="string">
            <text:p>1. Hast du ein Blatt Papier für mich? 2. Bitte bringen Sie zu dem Termin alle Papiere mit.</text:p>
          </table:table-cell>
        </table:table-row>
        <table:table-row table:style-name="ro1">
          <table:table-cell office:value-type="string">
            <text:p>das Parfüm, -s</text:p>
          </table:table-cell>
          <table:table-cell office:value-type="string">
            <text:p>perfume m</text:p>
          </table:table-cell>
          <table:table-cell office:value-type="string">
            <text:p>NOUN</text:p>
          </table:table-cell>
          <table:table-cell office:value-type="string">
            <text:p>Zum Geburtstag habe ich von meinem Mann ein Parfüm bekommen.</text:p>
          </table:table-cell>
        </table:table-row>
        <table:table-row table:style-name="ro1">
          <table:table-cell office:value-type="string">
            <text:p>der Park, -s</text:p>
          </table:table-cell>
          <table:table-cell office:value-type="string">
            <text:p>parque m</text:p>
          </table:table-cell>
          <table:table-cell office:value-type="string">
            <text:p>NOUN</text:p>
          </table:table-cell>
          <table:table-cell office:value-type="string">
            <text:p>Ich gehe gern im Park spazieren.</text:p>
          </table:table-cell>
        </table:table-row>
        <table:table-row table:style-name="ro1">
          <table:table-cell office:value-type="string">
            <text:p>das Parkhaus, -"er</text:p>
          </table:table-cell>
          <table:table-cell office:value-type="string">
            <text:p>aparcamiento m,parking m</text:p>
          </table:table-cell>
          <table:table-cell office:value-type="string">
            <text:p>NOUN</text:p>
          </table:table-cell>
          <table:table-cell office:value-type="string">
            <text:p>Am besten fahren wir gleich ins Parkhaus.</text:p>
          </table:table-cell>
        </table:table-row>
        <table:table-row table:style-name="ro1">
          <table:table-cell office:value-type="string">
            <text:p><text:s/>der Parkplatz, -"e </text:p>
          </table:table-cell>
          <table:table-cell office:value-type="string">
            <text:p>aparcamiento m,estacionamiento m</text:p>
          </table:table-cell>
          <table:table-cell office:value-type="string">
            <text:p>NOUN</text:p>
          </table:table-cell>
          <table:table-cell office:value-type="string">
            <text:p>Um diese Uhrzeit finden wir sicher keinen Parkplatz.</text:p>
          </table:table-cell>
        </table:table-row>
        <table:table-row table:style-name="ro1">
          <table:table-cell office:value-type="string">
            <text:p>die Parkuhr, -en</text:p>
          </table:table-cell>
          <table:table-cell office:value-type="string">
            <text:p>parquímetro m</text:p>
          </table:table-cell>
          <table:table-cell office:value-type="string">
            <text:p>NOUN</text:p>
          </table:table-cell>
          <table:table-cell office:value-type="string">
            <text:p>Für die Parkuhr brauchst du Kleingeld.</text:p>
          </table:table-cell>
        </table:table-row>
        <table:table-row table:style-name="ro1">
          <table:table-cell office:value-type="string">
            <text:p>der Partner, -</text:p>
          </table:table-cell>
          <table:table-cell office:value-type="string">
            <text:p>compañero(-a) m (f),pareja f,cónyuge mf,interlocutor(a) m (f),compañero, -a m, f de juego,partenaire mf,compañero, -a m, f de reparto,socio(-a) m (f)</text:p>
          </table:table-cell>
          <table:table-cell office:value-type="string">
            <text:p>NOUN</text:p>
          </table:table-cell>
          <table:table-cell office:value-type="string">
            <text:p>1. Wir haben das Geschäft zusammen. Wir sind Partner. 2. Beide Partner kümmern sich um die Kinder. 3. Herr Aydin ist mein Geschäftspartner.</text:p>
          </table:table-cell>
        </table:table-row>
        <table:table-row table:style-name="ro1">
          <table:table-cell office:value-type="string">
            <text:p>die Party, -s </text:p>
          </table:table-cell>
          <table:table-cell office:value-type="string">
            <text:p>fiesta f,guateque m</text:p>
          </table:table-cell>
          <table:table-cell office:value-type="string">
            <text:p>NOUN</text:p>
          </table:table-cell>
          <table:table-cell office:value-type="string">
            <text:p>Letzte Woche war ich auf einer Geburtstagsparty.</text:p>
          </table:table-cell>
        </table:table-row>
        <table:table-row table:style-name="ro1">
          <table:table-cell office:value-type="string">
            <text:p>der Pass, -"e</text:p>
          </table:table-cell>
          <table:table-cell office:value-type="string">
            <text:p>pasaporte m,puerto m (de montaña),pase m</text:p>
          </table:table-cell>
          <table:table-cell office:value-type="string">
            <text:p>NOUN</text:p>
          </table:table-cell>
          <table:table-cell office:value-type="string">
            <text:p>1. Ich muss meinen Pass verlängern lassen. 2. Im Hotel brauchst du bei der Anmeldung deinen Pass.</text:p>
          </table:table-cell>
        </table:table-row>
        <table:table-row table:style-name="ro1">
          <table:table-cell office:value-type="string">
            <text:p>der Passagier, -e</text:p>
          </table:table-cell>
          <table:table-cell office:value-type="string">
            <text:p>pasajero(-a) m (f)</text:p>
          </table:table-cell>
          <table:table-cell office:value-type="string">
            <text:p>NOUN</text:p>
          </table:table-cell>
          <table:table-cell office:value-type="string">
            <text:p>Die Passagiere Schulz und Kaufmann sollen bitte zur Information kommen.</text:p>
          </table:table-cell>
        </table:table-row>
        <table:table-row table:style-name="ro1">
          <table:table-cell office:value-type="string">
            <text:p>der Patient, -en</text:p>
          </table:table-cell>
          <table:table-cell office:value-type="string">
            <text:p>paciente mf</text:p>
          </table:table-cell>
          <table:table-cell office:value-type="string">
            <text:p>NOUN</text:p>
          </table:table-cell>
          <table:table-cell office:value-type="string">
            <text:p>Ich bin Patientin bei Dr. Hausner. Kann ich einen Termin haben?</text:p>
          </table:table-cell>
        </table:table-row>
        <table:table-row table:style-name="ro1">
          <table:table-cell office:value-type="string">
            <text:p>die Pause, -n </text:p>
          </table:table-cell>
          <table:table-cell office:value-type="string">
            <text:p>pausa f,descanso m,recreo m,intermedio m,intervalo m,espera f,copia f,calco m</text:p>
          </table:table-cell>
          <table:table-cell office:value-type="string">
            <text:p>NOUN</text:p>
          </table:table-cell>
          <table:table-cell office:value-type="string">
            <text:p>Wir machen zehn Minuten Pause.</text:p>
          </table:table-cell>
        </table:table-row>
        <table:table-row table:style-name="ro1">
          <table:table-cell office:value-type="string">
            <text:p>das Pech</text:p>
          </table:table-cell>
          <table:table-cell office:value-type="string">
            <text:p>pez f,desgracia f,mala suerte f</text:p>
          </table:table-cell>
          <table:table-cell office:value-type="string">
            <text:p>NOUN</text:p>
          </table:table-cell>
          <table:table-cell office:value-type="string">
            <text:p>1. Es regnet. Unser Picknick fällt leider aus. – So ein Pech! 2. Wir hatten im Urlaub Pech mit dem Wetter.</text:p>
          </table:table-cell>
        </table:table-row>
        <table:table-row table:style-name="ro1">
          <table:table-cell office:value-type="string">
            <text:p>die Pension, -en</text:p>
          </table:table-cell>
          <table:table-cell office:value-type="string">
            <text:p>jubilación f,pensión f</text:p>
          </table:table-cell>
          <table:table-cell office:value-type="string">
            <text:p>NOUN</text:p>
          </table:table-cell>
          <table:table-cell office:value-type="string">
            <text:p>1. Im Urlaub haben wir in einer kleinen Pension gewohnt.2. Eine Tante von mir war Beamtin und bekommt jetzt eine sehr gute Pension.</text:p>
          </table:table-cell>
        </table:table-row>
        <table:table-row table:style-name="ro1">
          <table:table-cell office:value-type="string">
            <text:p>die Person, -en</text:p>
          </table:table-cell>
          <table:table-cell office:value-type="string">
            <text:p>persona f,personaje m</text:p>
          </table:table-cell>
          <table:table-cell office:value-type="string">
            <text:p>NOUN</text:p>
          </table:table-cell>
          <table:table-cell office:value-type="string">
            <text:p>Eintritt pro Person: 2 Euro.</text:p>
          </table:table-cell>
        </table:table-row>
        <table:table-row table:style-name="ro1">
          <table:table-cell office:value-type="string">
            <text:p>das Personal </text:p>
          </table:table-cell>
          <table:table-cell office:value-type="string">
            <text:p>personal m</text:p>
          </table:table-cell>
          <table:table-cell office:value-type="string">
            <text:p>NOUN</text:p>
          </table:table-cell>
          <table:table-cell office:value-type="string">
            <text:p>Dieser Eingang ist nur für das Personal. <text:s/></text:p>
          </table:table-cell>
        </table:table-row>
        <table:table-row table:style-name="ro1">
          <table:table-cell office:value-type="string">
            <text:p>der Pfeffer </text:p>
          </table:table-cell>
          <table:table-cell office:value-type="string">
            <text:p>pimienta f</text:p>
          </table:table-cell>
          <table:table-cell office:value-type="string">
            <text:p>NOUN</text:p>
          </table:table-cell>
          <table:table-cell office:value-type="string">
            <text:p>Bringen Sie uns bitte Pfeffer und Salz. </text:p>
          </table:table-cell>
        </table:table-row>
        <table:table-row table:style-name="ro1">
          <table:table-cell office:value-type="string">
            <text:p>das Pferd, -e </text:p>
          </table:table-cell>
          <table:table-cell office:value-type="string">
            <text:p>caballo m,pingo m CSur,potro m</text:p>
          </table:table-cell>
          <table:table-cell office:value-type="string">
            <text:p>NOUN</text:p>
          </table:table-cell>
          <table:table-cell office:value-type="string">
            <text:p>Meine Tochter wünscht sich ein Pferd.</text:p>
          </table:table-cell>
        </table:table-row>
        <table:table-row table:style-name="ro1">
          <table:table-cell office:value-type="string">
            <text:p>die Pflanze, -n</text:p>
          </table:table-cell>
          <table:table-cell office:value-type="string">
            <text:p>planta f</text:p>
          </table:table-cell>
          <table:table-cell office:value-type="string">
            <text:p>NOUN</text:p>
          </table:table-cell>
          <table:table-cell office:value-type="string">
            <text:p>Wenn wir im Urlaub sind, gießt die Nachbarin unsere Pflanzen.</text:p>
          </table:table-cell>
        </table:table-row>
        <table:table-row table:style-name="ro1">
          <table:table-cell office:value-type="string">
            <text:p>das Pflaster, -</text:p>
          </table:table-cell>
          <table:table-cell office:value-type="string">
            <text:p>pavimento m,adoquinado m,esparadrapo m,tirita f</text:p>
          </table:table-cell>
          <table:table-cell office:value-type="string">
            <text:p>NOUN</text:p>
          </table:table-cell>
          <table:table-cell office:value-type="string">
            <text:p>Hast du ein Pflaster? Ich habe mich geschnitten.</text:p>
          </table:table-cell>
        </table:table-row>
        <table:table-row table:style-name="ro1">
          <table:table-cell office:value-type="string">
            <text:p>die Pflaume, -n</text:p>
          </table:table-cell>
          <table:table-cell office:value-type="string">
            <text:p>ciruela f,ciruelo m,pedazo m de alcornoque,tonto(-a) m (f)</text:p>
          </table:table-cell>
          <table:table-cell office:value-type="string">
            <text:p>NOUN</text:p>
          </table:table-cell>
          <table:table-cell office:value-type="string">
            <text:p>Ich esse gern Pflaumen und noch lieber Pflaumenkuchen.</text:p>
          </table:table-cell>
        </table:table-row>
        <table:table-row table:style-name="ro1">
          <table:table-cell office:value-type="string">
            <text:p>der Pfleger, -</text:p>
          </table:table-cell>
          <table:table-cell office:value-type="string">
            <text:p>enfermero(-a) m (f),cuidador(a) m(f) de animales,tutor(a) m (f)</text:p>
          </table:table-cell>
          <table:table-cell office:value-type="string">
            <text:p>NOUN</text:p>
          </table:table-cell>
          <table:table-cell office:value-type="string">
            <text:p>Meine Freundin hat eine Stelle als Altenpflegerin gefunden.</text:p>
          </table:table-cell>
        </table:table-row>
        <table:table-row table:style-name="ro1">
          <table:table-cell office:value-type="string">
            <text:p>die Pflegeversicherung, -en</text:p>
          </table:table-cell>
          <table:table-cell office:value-type="string">
            <text:p>seguro de enfermedad para casos de invalidez</text:p>
          </table:table-cell>
          <table:table-cell office:value-type="string">
            <text:p>NOUN</text:p>
          </table:table-cell>
          <table:table-cell office:value-type="string">
            <text:p>Für die Pflegeversicherung muss ich jeden Monat Beiträge zahlen.</text:p>
          </table:table-cell>
        </table:table-row>
        <table:table-row table:style-name="ro1">
          <table:table-cell office:value-type="string">
            <text:p>die Pflicht, -en</text:p>
          </table:table-cell>
          <table:table-cell office:value-type="string">
            <text:p>deber m,obligación f,ejercicio m obligatorio</text:p>
          </table:table-cell>
          <table:table-cell office:value-type="string">
            <text:p>NOUN</text:p>
          </table:table-cell>
          <table:table-cell office:value-type="string">
            <text:p>Als Autofahrer müssen Sie eine Versicherung haben. Das ist Pflicht.</text:p>
          </table:table-cell>
        </table:table-row>
        <table:table-row table:style-name="ro1">
          <table:table-cell office:value-type="string">
            <text:p>die Phantasie, -n </text:p>
          </table:table-cell>
          <table:table-cell/>
          <table:table-cell office:value-type="string">
            <text:p>NOUN</text:p>
          </table:table-cell>
          <table:table-cell office:value-type="string">
            <text:p>(siehe Fantasie)</text:p>
          </table:table-cell>
        </table:table-row>
        <table:table-row table:style-name="ro1">
          <table:table-cell office:value-type="string">
            <text:p>die Philosophie, -n</text:p>
          </table:table-cell>
          <table:table-cell office:value-type="string">
            <text:p>filosofía f</text:p>
          </table:table-cell>
          <table:table-cell office:value-type="string">
            <text:p>NOUN</text:p>
          </table:table-cell>
          <table:table-cell office:value-type="string">
            <text:p>Meine Kinder haben in der Schule einmal in der Woche Philosophieunterricht.</text:p>
          </table:table-cell>
        </table:table-row>
        <table:table-row table:style-name="ro1">
          <table:table-cell office:value-type="string">
            <text:p>die Physik </text:p>
          </table:table-cell>
          <table:table-cell office:value-type="string">
            <text:p>física f</text:p>
          </table:table-cell>
          <table:table-cell office:value-type="string">
            <text:p>NOUN</text:p>
          </table:table-cell>
          <table:table-cell office:value-type="string">
            <text:p>Mein Schwiegersohn studiert Physik. </text:p>
          </table:table-cell>
        </table:table-row>
        <table:table-row table:style-name="ro1">
          <table:table-cell office:value-type="string">
            <text:p>das Picknick, -s </text:p>
          </table:table-cell>
          <table:table-cell office:value-type="string">
            <text:p>picnic m</text:p>
          </table:table-cell>
          <table:table-cell office:value-type="string">
            <text:p>NOUN</text:p>
          </table:table-cell>
          <table:table-cell office:value-type="string">
            <text:p>Am Sonntag machen wir ein Picknick.</text:p>
          </table:table-cell>
        </table:table-row>
        <table:table-row table:style-name="ro1">
          <table:table-cell office:value-type="string">
            <text:p>die Pille, -n</text:p>
          </table:table-cell>
          <table:table-cell office:value-type="string">
            <text:p>pastilla f,píldora f (anticonceptiva)</text:p>
          </table:table-cell>
          <table:table-cell office:value-type="string">
            <text:p>NOUN</text:p>
          </table:table-cell>
          <table:table-cell office:value-type="string">
            <text:p>Der Arzt hat mir neue Pillen verschrieben.</text:p>
          </table:table-cell>
        </table:table-row>
        <table:table-row table:style-name="ro1">
          <table:table-cell office:value-type="string">
            <text:p>der Pilz, -e</text:p>
          </table:table-cell>
          <table:table-cell office:value-type="string">
            <text:p>hongo m,seta f,nanacate m Mex</text:p>
          </table:table-cell>
          <table:table-cell office:value-type="string">
            <text:p>NOUN</text:p>
          </table:table-cell>
          <table:table-cell office:value-type="string">
            <text:p>Haben Sie frische Pilze? </text:p>
          </table:table-cell>
        </table:table-row>
        <table:table-row table:style-name="ro1">
          <table:table-cell office:value-type="string">
            <text:p>der PKW, -s (Personenkraftwagen, -)</text:p>
          </table:table-cell>
          <table:table-cell/>
          <table:table-cell office:value-type="string">
            <text:p>NOUN</text:p>
          </table:table-cell>
          <table:table-cell office:value-type="string">
            <text:p>Das Parkhaus ist nur für PKWs.</text:p>
          </table:table-cell>
        </table:table-row>
        <table:table-row table:style-name="ro1">
          <table:table-cell office:value-type="string">
            <text:p>der Plan, -"e</text:p>
          </table:table-cell>
          <table:table-cell office:value-type="string">
            <text:p>plan m,proyecto m,intención f,plano m</text:p>
          </table:table-cell>
          <table:table-cell office:value-type="string">
            <text:p>NOUN</text:p>
          </table:table-cell>
          <table:table-cell office:value-type="string">
            <text:p>1. Was macht ihr im Sommer? Ich weiß noch nicht, wir haben noch keine Pläne.2. Haben Sie einen Stadtplan von Berlin?</text:p>
          </table:table-cell>
        </table:table-row>
        <table:table-row table:style-name="ro1">
          <table:table-cell office:value-type="string">
            <text:p>das Plastik </text:p>
          </table:table-cell>
          <table:table-cell office:value-type="string">
            <text:p>plástico m,escultura f,plastia f</text:p>
          </table:table-cell>
          <table:table-cell office:value-type="string">
            <text:p>NOUN</text:p>
          </table:table-cell>
          <table:table-cell office:value-type="string">
            <text:p>Was für ein Spielzeug möchten Sie? Aus Plastik oder aus Holz?</text:p>
          </table:table-cell>
        </table:table-row>
        <table:table-row table:style-name="ro1">
          <table:table-cell office:value-type="string">
            <text:p>der Platz, -"e</text:p>
          </table:table-cell>
          <table:table-cell office:value-type="string">
            <text:p>sitio m,lugar m,plaza f,campo m,pista f,asiento m,puesto m</text:p>
          </table:table-cell>
          <table:table-cell office:value-type="string">
            <text:p>NOUN</text:p>
          </table:table-cell>
          <table:table-cell office:value-type="string">
            <text:p>1. In unserer Wohnung haben wir nicht genug Platz.2. Ist dieser Platz noch frei? 3. Nehmen Sie bitte Platz. 4. Die Post ist am Marktplatz.</text:p>
          </table:table-cell>
        </table:table-row>
        <table:table-row table:style-name="ro1">
          <table:table-cell office:value-type="string">
            <text:p>die Politik</text:p>
          </table:table-cell>
          <table:table-cell office:value-type="string">
            <text:p>política f</text:p>
          </table:table-cell>
          <table:table-cell office:value-type="string">
            <text:p>NOUN</text:p>
          </table:table-cell>
          <table:table-cell office:value-type="string">
            <text:p>Ich interessiere mich nicht für Politik.</text:p>
          </table:table-cell>
        </table:table-row>
        <table:table-row table:style-name="ro1">
          <table:table-cell office:value-type="string">
            <text:p>der Politiker, -</text:p>
          </table:table-cell>
          <table:table-cell office:value-type="string">
            <text:p>político(-a) m (f)</text:p>
          </table:table-cell>
          <table:table-cell office:value-type="string">
            <text:p>NOUN</text:p>
          </table:table-cell>
          <table:table-cell office:value-type="string">
            <text:p>Weißt du, wie dieser Politiker heißt?</text:p>
          </table:table-cell>
        </table:table-row>
        <table:table-row table:style-name="ro1">
          <table:table-cell office:value-type="string">
            <text:p>die Polizei</text:p>
          </table:table-cell>
          <table:table-cell office:value-type="string">
            <text:p>policía f</text:p>
          </table:table-cell>
          <table:table-cell office:value-type="string">
            <text:p>NOUN</text:p>
          </table:table-cell>
          <table:table-cell office:value-type="string">
            <text:p>1. Mein Bruder ist bei der Polizei. 2. Rufen Sie bitte die Polizei.</text:p>
          </table:table-cell>
        </table:table-row>
        <table:table-row table:style-name="ro1">
          <table:table-cell office:value-type="string">
            <text:p>der Polizist, -en </text:p>
          </table:table-cell>
          <table:table-cell office:value-type="string">
            <text:p>policía mf,guardia mf fam,vigilante mf CSur</text:p>
          </table:table-cell>
          <table:table-cell office:value-type="string">
            <text:p>NOUN</text:p>
          </table:table-cell>
          <table:table-cell office:value-type="string">
            <text:p>Die Ampel war kaputt. Ein Polizist hat den Verkehr geregelt.</text:p>
          </table:table-cell>
        </table:table-row>
        <table:table-row table:style-name="ro1">
          <table:table-cell office:value-type="string">
            <text:p>die Pommes frites (Pl.)</text:p>
          </table:table-cell>
          <table:table-cell office:value-type="string">
            <text:p>patatas f pl fritas</text:p>
          </table:table-cell>
          <table:table-cell office:value-type="string">
            <text:p>NOUN</text:p>
          </table:table-cell>
          <table:table-cell office:value-type="string">
            <text:p>Die Kinder essen gern Würstchen mit Pommes frites.</text:p>
          </table:table-cell>
        </table:table-row>
        <table:table-row table:style-name="ro1">
          <table:table-cell office:value-type="string">
            <text:p>die Portion, -en</text:p>
          </table:table-cell>
          <table:table-cell office:value-type="string">
            <text:p>ración f</text:p>
          </table:table-cell>
          <table:table-cell office:value-type="string">
            <text:p>NOUN</text:p>
          </table:table-cell>
          <table:table-cell office:value-type="string">
            <text:p>1. Bitte, eine Portion Sahne! 2. Ich nehme eine kleine Portion Eis.</text:p>
          </table:table-cell>
        </table:table-row>
        <table:table-row table:style-name="ro1">
          <table:table-cell office:value-type="string">
            <text:p>die Post</text:p>
          </table:table-cell>
          <table:table-cell office:value-type="string">
            <text:p>Correos m pl,(oficina f de) Correos m pl,correo m</text:p>
          </table:table-cell>
          <table:table-cell office:value-type="string">
            <text:p>NOUN</text:p>
          </table:table-cell>
          <table:table-cell office:value-type="string">
            <text:p>1. Meine Frau arbeitet bei der Post. 2. Die Post macht erst um 8 Uhr auf. 3. Ist Post für mich da?</text:p>
          </table:table-cell>
        </table:table-row>
        <table:table-row table:style-name="ro1">
          <table:table-cell office:value-type="string">
            <text:p>das Postfach, -"er </text:p>
          </table:table-cell>
          <table:table-cell office:value-type="string">
            <text:p>apartado m de Correos,apartado m postal,box m AmC</text:p>
          </table:table-cell>
          <table:table-cell office:value-type="string">
            <text:p>NOUN</text:p>
          </table:table-cell>
          <table:table-cell office:value-type="string">
            <text:p>Du musst den Brief an das Postfach schicken.</text:p>
          </table:table-cell>
        </table:table-row>
        <table:table-row table:style-name="ro1">
          <table:table-cell office:value-type="string">
            <text:p>die Postkarte, -n </text:p>
          </table:table-cell>
          <table:table-cell office:value-type="string">
            <text:p>(tarjeta f ) postal f</text:p>
          </table:table-cell>
          <table:table-cell office:value-type="string">
            <text:p>NOUN</text:p>
          </table:table-cell>
          <table:table-cell office:value-type="string">
            <text:p>Ich schicke dir aus dem Urlaub eine Postkarte.</text:p>
          </table:table-cell>
        </table:table-row>
        <table:table-row table:style-name="ro1">
          <table:table-cell office:value-type="string">
            <text:p>die Postleitzahl, -en</text:p>
          </table:table-cell>
          <table:table-cell office:value-type="string">
            <text:p>código m postal</text:p>
          </table:table-cell>
          <table:table-cell office:value-type="string">
            <text:p>NOUN</text:p>
          </table:table-cell>
          <table:table-cell office:value-type="string">
            <text:p>Weißt du die Postleitzahl von Berlin-Wedding?</text:p>
          </table:table-cell>
        </table:table-row>
        <table:table-row table:style-name="ro1">
          <table:table-cell office:value-type="string">
            <text:p>das Praktikum, Praktika</text:p>
          </table:table-cell>
          <table:table-cell office:value-type="string">
            <text:p>(período m de) prácticas f pl</text:p>
          </table:table-cell>
          <table:table-cell office:value-type="string">
            <text:p>NOUN</text:p>
          </table:table-cell>
          <table:table-cell office:value-type="string">
            <text:p>Ich mache diesen Sommer drei Monate ein Praktikum bei einer Firma.</text:p>
          </table:table-cell>
        </table:table-row>
        <table:table-row table:style-name="ro1">
          <table:table-cell office:value-type="string">
            <text:p>der Praktikant, -en</text:p>
          </table:table-cell>
          <table:table-cell office:value-type="string">
            <text:p>persona f en período de prácticas</text:p>
          </table:table-cell>
          <table:table-cell office:value-type="string">
            <text:p>NOUN</text:p>
          </table:table-cell>
          <table:table-cell office:value-type="string">
            <text:p>Bei dieser Firma habe ich zwei Jahre als Praktikant gearbeitet.</text:p>
          </table:table-cell>
        </table:table-row>
        <table:table-row table:style-name="ro1">
          <table:table-cell office:value-type="string">
            <text:p>die Praxis</text:p>
          </table:table-cell>
          <table:table-cell office:value-type="string">
            <text:p>consultorio m,bufete m,práctica f</text:p>
          </table:table-cell>
          <table:table-cell office:value-type="string">
            <text:p>NOUN</text:p>
          </table:table-cell>
          <table:table-cell office:value-type="string">
            <text:p>1. Die Praxis bleibt bis zum 7. Januar geschlossen.2. Das ist die Theorie. In der Praxis ist vieles ganz anders.</text:p>
          </table:table-cell>
        </table:table-row>
        <table:table-row table:style-name="ro1">
          <table:table-cell office:value-type="string">
            <text:p>der Preis, -e</text:p>
          </table:table-cell>
          <table:table-cell office:value-type="string">
            <text:p>precio m,premio m,recompensa f</text:p>
          </table:table-cell>
          <table:table-cell office:value-type="string">
            <text:p>NOUN</text:p>
          </table:table-cell>
          <table:table-cell office:value-type="string">
            <text:p>1. Die Preise sind schon wieder gestiegen. 2. Wer hat den ersten Preis gewonnen?</text:p>
          </table:table-cell>
        </table:table-row>
        <table:table-row table:style-name="ro1">
          <table:table-cell office:value-type="string">
            <text:p>das Problem, -e</text:p>
          </table:table-cell>
          <table:table-cell office:value-type="string">
            <text:p>problema m</text:p>
          </table:table-cell>
          <table:table-cell office:value-type="string">
            <text:p>NOUN</text:p>
          </table:table-cell>
          <table:table-cell office:value-type="string">
            <text:p>José spricht nicht gern über seine Probleme.</text:p>
          </table:table-cell>
        </table:table-row>
        <table:table-row table:style-name="ro1">
          <table:table-cell office:value-type="string">
            <text:p>das Produkt, -e</text:p>
          </table:table-cell>
          <table:table-cell office:value-type="string">
            <text:p>producto m</text:p>
          </table:table-cell>
          <table:table-cell office:value-type="string">
            <text:p>NOUN</text:p>
          </table:table-cell>
          <table:table-cell office:value-type="string">
            <text:p>1. Unsere Produkte haben eine hohe Qualität.2. Der Arzt sagt, ich soll viel Obst und Milchprodukte essen.</text:p>
          </table:table-cell>
        </table:table-row>
        <table:table-row table:style-name="ro1">
          <table:table-cell office:value-type="string">
            <text:p>die Produktion </text:p>
          </table:table-cell>
          <table:table-cell office:value-type="string">
            <text:p>producción f</text:p>
          </table:table-cell>
          <table:table-cell office:value-type="string">
            <text:p>NOUN</text:p>
          </table:table-cell>
          <table:table-cell office:value-type="string">
            <text:p>Mein Onkel arbeitet in der Autoproduktion.</text:p>
          </table:table-cell>
        </table:table-row>
        <table:table-row table:style-name="ro1">
          <table:table-cell office:value-type="string">
            <text:p>der Professor, -en/</text:p>
          </table:table-cell>
          <table:table-cell office:value-type="string">
            <text:p>≈ profesor(a) m(f) numerario, -a,catedrático(-a) m (f),profesor(a) m(f) de enseñanza media</text:p>
          </table:table-cell>
          <table:table-cell office:value-type="string">
            <text:p>NOUN</text:p>
          </table:table-cell>
          <table:table-cell office:value-type="string">
            <text:p>Unsere Nachbarin ist Professorin an der Universität.</text:p>
          </table:table-cell>
        </table:table-row>
        <table:table-row table:style-name="ro1">
          <table:table-cell office:value-type="string">
            <text:p>der Profi, -s</text:p>
          </table:table-cell>
          <table:table-cell office:value-type="string">
            <text:p>profesional mf</text:p>
          </table:table-cell>
          <table:table-cell office:value-type="string">
            <text:p>NOUN</text:p>
          </table:table-cell>
          <table:table-cell office:value-type="string">
            <text:p>1. Keine Angst. Mein Bruder kann die Heizung bestimmt reparieren. Er ist doch Profi.2. Mein Sohn möchte Profisportler werden.</text:p>
          </table:table-cell>
        </table:table-row>
        <table:table-row table:style-name="ro1">
          <table:table-cell office:value-type="string">
            <text:p>das Programm, -e</text:p>
          </table:table-cell>
          <table:table-cell office:value-type="string">
            <text:p>programa m,cadena f,canal m</text:p>
          </table:table-cell>
          <table:table-cell office:value-type="string">
            <text:p>NOUN</text:p>
          </table:table-cell>
          <table:table-cell office:value-type="string">
            <text:p>1. Hast du schon ins Fernsehprogramm geguckt? Gibt es heute einen schönen Film?2. Mit welchen Computerprogrammen arbeitest du?</text:p>
          </table:table-cell>
        </table:table-row>
        <table:table-row table:style-name="ro1">
          <table:table-cell office:value-type="string">
            <text:p>das Projekt, -e</text:p>
          </table:table-cell>
          <table:table-cell office:value-type="string">
            <text:p>proyecto m</text:p>
          </table:table-cell>
          <table:table-cell office:value-type="string">
            <text:p>NOUN</text:p>
          </table:table-cell>
          <table:table-cell office:value-type="string">
            <text:p>Der Staat fördert dieses neue Umweltprojekt.</text:p>
          </table:table-cell>
        </table:table-row>
        <table:table-row table:style-name="ro1">
          <table:table-cell office:value-type="string">
            <text:p>der Prospekt, -e</text:p>
          </table:table-cell>
          <table:table-cell office:value-type="string">
            <text:p>folleto m,prospecto m</text:p>
          </table:table-cell>
          <table:table-cell office:value-type="string">
            <text:p>NOUN</text:p>
          </table:table-cell>
          <table:table-cell office:value-type="string">
            <text:p>1. Diese Prospekte bekommen Sie in jedem Reisebüro.2. Bitte schicken Sie mir einen Prospekt von Ihrem Hotel.</text:p>
          </table:table-cell>
        </table:table-row>
        <table:table-row table:style-name="ro1">
          <table:table-cell office:value-type="string">
            <text:p>der Protest, -e </text:p>
          </table:table-cell>
          <table:table-cell office:value-type="string">
            <text:p>protesta f,planteo m Arg</text:p>
          </table:table-cell>
          <table:table-cell office:value-type="string">
            <text:p>NOUN</text:p>
          </table:table-cell>
          <table:table-cell office:value-type="string">
            <text:p>Alle Proteste haben nichts genützt.</text:p>
          </table:table-cell>
        </table:table-row>
        <table:table-row table:style-name="ro1">
          <table:table-cell office:value-type="string">
            <text:p>der Prozess, -e</text:p>
          </table:table-cell>
          <table:table-cell office:value-type="string">
            <text:p>pleito m,proceso m</text:p>
          </table:table-cell>
          <table:table-cell office:value-type="string">
            <text:p>NOUN</text:p>
          </table:table-cell>
          <table:table-cell office:value-type="string">
            <text:p>Mein Nachbar hat den Prozess verloren.</text:p>
          </table:table-cell>
        </table:table-row>
        <table:table-row table:style-name="ro1">
          <table:table-cell office:value-type="string">
            <text:p>die Prüfung, -en </text:p>
          </table:table-cell>
          <table:table-cell office:value-type="string">
            <text:p>examen m,inspección f,control m,revés m (de la fortuna)</text:p>
          </table:table-cell>
          <table:table-cell office:value-type="string">
            <text:p>NOUN</text:p>
          </table:table-cell>
          <table:table-cell office:value-type="string">
            <text:p>Mein Freund hat die Prüfung bestanden.</text:p>
          </table:table-cell>
        </table:table-row>
        <table:table-row table:style-name="ro1">
          <table:table-cell office:value-type="string">
            <text:p>das Publikum</text:p>
          </table:table-cell>
          <table:table-cell office:value-type="string">
            <text:p>público m</text:p>
          </table:table-cell>
          <table:table-cell office:value-type="string">
            <text:p>NOUN</text:p>
          </table:table-cell>
          <table:table-cell office:value-type="string">
            <text:p>Es war ein tolles Konzert. Das Publikum war begeistert.</text:p>
          </table:table-cell>
        </table:table-row>
        <table:table-row table:style-name="ro1">
          <table:table-cell office:value-type="string">
            <text:p>der Pullover, - </text:p>
          </table:table-cell>
          <table:table-cell office:value-type="string">
            <text:p>jersey m,suéter m</text:p>
          </table:table-cell>
          <table:table-cell office:value-type="string">
            <text:p>NOUN</text:p>
          </table:table-cell>
          <table:table-cell office:value-type="string">
            <text:p>Ich habe mir einen Pullover gekauft.</text:p>
          </table:table-cell>
        </table:table-row>
        <table:table-row table:style-name="ro1">
          <table:table-cell office:value-type="string">
            <text:p>der Punkt, -e</text:p>
          </table:table-cell>
          <table:table-cell office:value-type="string">
            <text:p>punto m,lugar m,tanto m,puntillo m</text:p>
          </table:table-cell>
          <table:table-cell office:value-type="string">
            <text:p>NOUN</text:p>
          </table:table-cell>
          <table:table-cell office:value-type="string">
            <text:p>1. Das Konzert beginnt um Punkt 20 Uhr. 2. Beim letzten Satz fehlt der Punkt.</text:p>
          </table:table-cell>
        </table:table-row>
        <table:table-row table:style-name="ro1">
          <table:table-cell office:value-type="string">
            <text:p>die Puppe, -n</text:p>
          </table:table-cell>
          <table:table-cell office:value-type="string">
            <text:p>muñeca f,títere m,marioneta f,maniquí m,crisálida f</text:p>
          </table:table-cell>
          <table:table-cell office:value-type="string">
            <text:p>NOUN</text:p>
          </table:table-cell>
          <table:table-cell office:value-type="string">
            <text:p>Unsere kleine Tochter bekommt zum Geburtstag eine Puppe.</text:p>
          </table:table-cell>
        </table:table-row>
        <table:table-row table:style-name="ro1">
          <table:table-cell office:value-type="string">
            <text:p>die Qualifikation, -en </text:p>
          </table:table-cell>
          <table:table-cell office:value-type="string">
            <text:p>calificación f para,capacidad f,aptitud f,clasificación f</text:p>
          </table:table-cell>
          <table:table-cell office:value-type="string">
            <text:p>NOUN</text:p>
          </table:table-cell>
          <table:table-cell office:value-type="string">
            <text:p>Für diese Arbeit haben Sie nicht die richtige Qualifikation.</text:p>
          </table:table-cell>
        </table:table-row>
        <table:table-row table:style-name="ro1">
          <table:table-cell office:value-type="string">
            <text:p>die Qualität, -en </text:p>
          </table:table-cell>
          <table:table-cell office:value-type="string">
            <text:p>cualidad f,calidad f</text:p>
          </table:table-cell>
          <table:table-cell office:value-type="string">
            <text:p>NOUN</text:p>
          </table:table-cell>
          <table:table-cell office:value-type="string">
            <text:p>Für mich ist nicht nur der Preis wichtig, sondern auch die Qualität.</text:p>
          </table:table-cell>
        </table:table-row>
        <table:table-row table:style-name="ro1">
          <table:table-cell office:value-type="string">
            <text:p>der Quark </text:p>
          </table:table-cell>
          <table:table-cell office:value-type="string">
            <text:p>≈ requesón m,tontería(s) f (pl),quark m</text:p>
          </table:table-cell>
          <table:table-cell office:value-type="string">
            <text:p>NOUN</text:p>
          </table:table-cell>
          <table:table-cell office:value-type="string">
            <text:p>Zum Frühstück esse ich gerne Quark mit Früchten.</text:p>
          </table:table-cell>
        </table:table-row>
        <table:table-row table:style-name="ro1">
          <table:table-cell office:value-type="string">
            <text:p>das Quartal, -e</text:p>
          </table:table-cell>
          <table:table-cell office:value-type="string">
            <text:p>trimestre m</text:p>
          </table:table-cell>
          <table:table-cell office:value-type="string">
            <text:p>NOUN</text:p>
          </table:table-cell>
          <table:table-cell office:value-type="string">
            <text:p>Für dieses Quartal müssen Sie wieder die Praxisgebühr bezahlen.</text:p>
          </table:table-cell>
        </table:table-row>
        <table:table-row table:style-name="ro1">
          <table:table-cell office:value-type="string">
            <text:p>der Quatsch</text:p>
          </table:table-cell>
          <table:table-cell office:value-type="string">
            <text:p>tonterías f pl,bobadas f pl,bolazo m RioPl</text:p>
          </table:table-cell>
          <table:table-cell office:value-type="string">
            <text:p>NOUN</text:p>
          </table:table-cell>
          <table:table-cell office:value-type="string">
            <text:p>Was du da redest, ist Quatsch! Die Ampel war grün, nicht rot.</text:p>
          </table:table-cell>
        </table:table-row>
        <table:table-row table:style-name="ro1">
          <table:table-cell office:value-type="string">
            <text:p>die Querstraße, n </text:p>
          </table:table-cell>
          <table:table-cell office:value-type="string">
            <text:p>calle f transversal</text:p>
          </table:table-cell>
          <table:table-cell office:value-type="string">
            <text:p>NOUN</text:p>
          </table:table-cell>
          <table:table-cell office:value-type="string">
            <text:p>Meine Schwester wohnt in einer Querstraße zur Bahnhofstraße.</text:p>
          </table:table-cell>
        </table:table-row>
        <table:table-row table:style-name="ro1">
          <table:table-cell office:value-type="string">
            <text:p>die Quittung, -en</text:p>
          </table:table-cell>
          <table:table-cell office:value-type="string">
            <text:p>recibo m,consecuencias f pl</text:p>
          </table:table-cell>
          <table:table-cell office:value-type="string">
            <text:p>NOUN</text:p>
          </table:table-cell>
          <table:table-cell office:value-type="string">
            <text:p>Brauchen Sie eine Quittung?</text:p>
          </table:table-cell>
        </table:table-row>
        <table:table-row table:style-name="ro1">
          <table:table-cell office:value-type="string">
            <text:p>der Rabatt, -e </text:p>
          </table:table-cell>
          <table:table-cell office:value-type="string">
            <text:p>rebaja f,descuento m</text:p>
          </table:table-cell>
          <table:table-cell office:value-type="string">
            <text:p>NOUN</text:p>
          </table:table-cell>
          <table:table-cell office:value-type="string">
            <text:p>Sie bekommen zehn Prozent Rabatt.</text:p>
          </table:table-cell>
        </table:table-row>
        <table:table-row table:style-name="ro1">
          <table:table-cell office:value-type="string">
            <text:p>das Rad, -"er</text:p>
          </table:table-cell>
          <table:table-cell office:value-type="string">
            <text:p>rueda f,bici f</text:p>
          </table:table-cell>
          <table:table-cell office:value-type="string">
            <text:p>NOUN</text:p>
          </table:table-cell>
          <table:table-cell office:value-type="string">
            <text:p>1. Ich fahre jeden Morgen mit dem Rad zur Arbeit.2. Hast du ein Ersatzrad dabei? </text:p>
          </table:table-cell>
        </table:table-row>
        <table:table-row table:style-name="ro1">
          <table:table-cell office:value-type="string">
            <text:p>der Radfahrer, - </text:p>
          </table:table-cell>
          <table:table-cell office:value-type="string">
            <text:p>ciclista mf</text:p>
          </table:table-cell>
          <table:table-cell office:value-type="string">
            <text:p>NOUN</text:p>
          </table:table-cell>
          <table:table-cell office:value-type="string">
            <text:p>Achtung! Da kommt ein Radfahrer.</text:p>
          </table:table-cell>
        </table:table-row>
        <table:table-row table:style-name="ro1">
          <table:table-cell office:value-type="string">
            <text:p>das Radio, -s</text:p>
          </table:table-cell>
          <table:table-cell office:value-type="string">
            <text:p>radio f</text:p>
          </table:table-cell>
          <table:table-cell office:value-type="string">
            <text:p>NOUN</text:p>
          </table:table-cell>
          <table:table-cell office:value-type="string">
            <text:p>1. Ich möchte mir ein neues Radio kaufen.2. Ich höre gern Radio. </text:p>
          </table:table-cell>
        </table:table-row>
        <table:table-row table:style-name="ro1">
          <table:table-cell office:value-type="string">
            <text:p>der Rand, -"er</text:p>
          </table:table-cell>
          <table:table-cell office:value-type="string">
            <text:p>borde m,canto m,periferia f,orla f,margen m</text:p>
          </table:table-cell>
          <table:table-cell office:value-type="string">
            <text:p>NOUN</text:p>
          </table:table-cell>
          <table:table-cell office:value-type="string">
            <text:p>Wir wohnen am Stadtrand.</text:p>
          </table:table-cell>
        </table:table-row>
        <table:table-row table:style-name="ro1">
          <table:table-cell office:value-type="string">
            <text:p>der Rat </text:p>
          </table:table-cell>
          <table:table-cell office:value-type="string">
            <text:p>consejo m,concejo m,recomendación f,consejero(-a) m (f)</text:p>
          </table:table-cell>
          <table:table-cell office:value-type="string">
            <text:p>NOUN</text:p>
          </table:table-cell>
          <table:table-cell office:value-type="string">
            <text:p>Was soll ich machen? Können Sie mir einen Rat geben?</text:p>
          </table:table-cell>
        </table:table-row>
        <table:table-row table:style-name="ro1">
          <table:table-cell office:value-type="string">
            <text:p>das Rathaus, -"er</text:p>
          </table:table-cell>
          <table:table-cell office:value-type="string">
            <text:p>ayuntamiento m,diputación f Mex</text:p>
          </table:table-cell>
          <table:table-cell office:value-type="string">
            <text:p>NOUN</text:p>
          </table:table-cell>
          <table:table-cell office:value-type="string">
            <text:p>1. Hier links sehen Sie das Rathaus. 2. Das Formular bekommen Sie im Rathaus.</text:p>
          </table:table-cell>
        </table:table-row>
        <table:table-row table:style-name="ro1">
          <table:table-cell office:value-type="string">
            <text:p>der Raucher, -</text:p>
          </table:table-cell>
          <table:table-cell office:value-type="string">
            <text:p>fumador(a) m (f)</text:p>
          </table:table-cell>
          <table:table-cell office:value-type="string">
            <text:p>NOUN</text:p>
          </table:table-cell>
          <table:table-cell office:value-type="string">
            <text:p>1. Gibt es hier ein Raucherzimmer? 2. Ich bin Nichtraucher.</text:p>
          </table:table-cell>
        </table:table-row>
        <table:table-row table:style-name="ro1">
          <table:table-cell office:value-type="string">
            <text:p>der Raum, -"e</text:p>
          </table:table-cell>
          <table:table-cell office:value-type="string">
            <text:p>habitación f,cuarto m,ambiente m CSur, Peru,local m,área f,zona f,espacio m,lugar m,sitio m</text:p>
          </table:table-cell>
          <table:table-cell office:value-type="string">
            <text:p>NOUN</text:p>
          </table:table-cell>
          <table:table-cell office:value-type="string">
            <text:p>Zur Anmeldung gehen Sie bitte in Raum 19.</text:p>
          </table:table-cell>
        </table:table-row>
        <table:table-row table:style-name="ro1">
          <table:table-cell office:value-type="string">
            <text:p>die Reaktion, -en</text:p>
          </table:table-cell>
          <table:table-cell office:value-type="string">
            <text:p>reacción f a/ante/frente a,reacción f</text:p>
          </table:table-cell>
          <table:table-cell office:value-type="string">
            <text:p>NOUN</text:p>
          </table:table-cell>
          <table:table-cell office:value-type="string">
            <text:p>Diese Reaktion ist typisch für ihn.</text:p>
          </table:table-cell>
        </table:table-row>
        <table:table-row table:style-name="ro1">
          <table:table-cell office:value-type="string">
            <text:p>die Realität, -en</text:p>
          </table:table-cell>
          <table:table-cell office:value-type="string">
            <text:p>realidad f,inmuebles m pl</text:p>
          </table:table-cell>
          <table:table-cell office:value-type="string">
            <text:p>NOUN</text:p>
          </table:table-cell>
          <table:table-cell office:value-type="string">
            <text:p>Das gefällt dir nicht? Aber das ist die Realität.</text:p>
          </table:table-cell>
        </table:table-row>
        <table:table-row table:style-name="ro1">
          <table:table-cell office:value-type="string">
            <text:p>der Rechner, - </text:p>
          </table:table-cell>
          <table:table-cell office:value-type="string">
            <text:p>calculadora f,ordenador m,contador(a) m (f),contable mf</text:p>
          </table:table-cell>
          <table:table-cell office:value-type="string">
            <text:p>NOUN</text:p>
          </table:table-cell>
          <table:table-cell office:value-type="string">
            <text:p>Mein Rechner ist kaputt.</text:p>
          </table:table-cell>
        </table:table-row>
        <table:table-row table:style-name="ro1">
          <table:table-cell office:value-type="string">
            <text:p>die Rechnung, -en</text:p>
          </table:table-cell>
          <table:table-cell office:value-type="string">
            <text:p>cálculo m,cuenta f,adición f RioPl,factura f</text:p>
          </table:table-cell>
          <table:table-cell office:value-type="string">
            <text:p>NOUN</text:p>
          </table:table-cell>
          <table:table-cell office:value-type="string">
            <text:p>1. Bitte, die Rechnung! 2. Brauchen Sie für diese Reparatur eine Rechnung?</text:p>
          </table:table-cell>
        </table:table-row>
        <table:table-row table:style-name="ro1">
          <table:table-cell office:value-type="string">
            <text:p>das Recht, -e</text:p>
          </table:table-cell>
          <table:table-cell office:value-type="string">
            <text:p>derecho m a,derecho m,legislación f,leyes f pl,justicia f,razón f</text:p>
          </table:table-cell>
          <table:table-cell office:value-type="string">
            <text:p>NOUN</text:p>
          </table:table-cell>
          <table:table-cell office:value-type="string">
            <text:p>1. Nach deutschem Recht darf man Kinder nicht schlagen.2. Ich hatte Vorfahrt. Ich war im Recht. 3. Die Rechnung stimmt nicht? Dann haben Sie das Recht, das Geld zurückzubekommen.</text:p>
          </table:table-cell>
        </table:table-row>
        <table:table-row table:style-name="ro1">
          <table:table-cell office:value-type="string">
            <text:p>der Rechtsanwalt, -"e</text:p>
          </table:table-cell>
          <table:table-cell office:value-type="string">
            <text:p>abogado-a m</text:p>
          </table:table-cell>
          <table:table-cell office:value-type="string">
            <text:p>NOUN</text:p>
          </table:table-cell>
          <table:table-cell office:value-type="string">
            <text:p>Ich will mit meinem Rechtsanwalt sprechen.</text:p>
          </table:table-cell>
        </table:table-row>
        <table:table-row table:style-name="ro1">
          <table:table-cell office:value-type="string">
            <text:p>die Rede, -n</text:p>
          </table:table-cell>
          <table:table-cell office:value-type="string">
            <text:p>discurso m,conversación f,palabras f pl,estilo m</text:p>
          </table:table-cell>
          <table:table-cell office:value-type="string">
            <text:p>NOUN</text:p>
          </table:table-cell>
          <table:table-cell office:value-type="string">
            <text:p>1. Der Präsident hat eine Rede gehalten.</text:p>
          </table:table-cell>
        </table:table-row>
        <table:table-row table:style-name="ro1">
          <table:table-cell office:value-type="string">
            <text:p>die Reform, -en</text:p>
          </table:table-cell>
          <table:table-cell office:value-type="string">
            <text:p>reforma f</text:p>
          </table:table-cell>
          <table:table-cell office:value-type="string">
            <text:p>NOUN</text:p>
          </table:table-cell>
          <table:table-cell office:value-type="string">
            <text:p>Die Regierung plant für nächstes Jahr eine Steuerreform.</text:p>
          </table:table-cell>
        </table:table-row>
        <table:table-row table:style-name="ro1">
          <table:table-cell office:value-type="string">
            <text:p>das Regal, -e </text:p>
          </table:table-cell>
          <table:table-cell office:value-type="string">
            <text:p>estante m,estantería f,librería f,órgano m portátil</text:p>
          </table:table-cell>
          <table:table-cell office:value-type="string">
            <text:p>NOUN</text:p>
          </table:table-cell>
          <table:table-cell office:value-type="string">
            <text:p>Das Buch steht im Regal oben rechts.</text:p>
          </table:table-cell>
        </table:table-row>
        <table:table-row table:style-name="ro1">
          <table:table-cell office:value-type="string">
            <text:p>die Regel, -n</text:p>
          </table:table-cell>
          <table:table-cell office:value-type="string">
            <text:p>regla f,norma f,período m</text:p>
          </table:table-cell>
          <table:table-cell office:value-type="string">
            <text:p>NOUN</text:p>
          </table:table-cell>
          <table:table-cell office:value-type="string">
            <text:p>1. Meine Tochter lernt in der Schule gerade die Verkehrsregeln.2. Wie geht dieses Spiel? Kennst du die Regeln?</text:p>
          </table:table-cell>
        </table:table-row>
        <table:table-row table:style-name="ro1">
          <table:table-cell office:value-type="string">
            <text:p>der Regen</text:p>
          </table:table-cell>
          <table:table-cell office:value-type="string">
            <text:p>lluvia f,llovizna f</text:p>
          </table:table-cell>
          <table:table-cell office:value-type="string">
            <text:p>NOUN</text:p>
          </table:table-cell>
          <table:table-cell office:value-type="string">
            <text:p>1. Bei Regen fällt das Konzert aus. 2. Wir hatten im Urlaub drei Wochen Regen.</text:p>
          </table:table-cell>
        </table:table-row>
        <table:table-row table:style-name="ro1">
          <table:table-cell office:value-type="string">
            <text:p>die Region, -en</text:p>
          </table:table-cell>
          <table:table-cell office:value-type="string">
            <text:p>región f</text:p>
          </table:table-cell>
          <table:table-cell office:value-type="string">
            <text:p>NOUN</text:p>
          </table:table-cell>
          <table:table-cell office:value-type="string">
            <text:p>1. In der Rhein-Main-Region sind die Mieten sehr hoch.2. Die Milch ist aus der Region.</text:p>
          </table:table-cell>
        </table:table-row>
        <table:table-row table:style-name="ro1">
          <table:table-cell office:value-type="string">
            <text:p>der Reifen, - </text:p>
          </table:table-cell>
          <table:table-cell office:value-type="string">
            <text:p>neumático m,aro m</text:p>
          </table:table-cell>
          <table:table-cell office:value-type="string">
            <text:p>NOUN</text:p>
          </table:table-cell>
          <table:table-cell office:value-type="string">
            <text:p>1. Ihr Wagen braucht neue Reifen. 2. Kannst du einen Reifen wechseln?</text:p>
          </table:table-cell>
        </table:table-row>
        <table:table-row table:style-name="ro1">
          <table:table-cell office:value-type="string">
            <text:p>die Reihe, -n</text:p>
          </table:table-cell>
          <table:table-cell office:value-type="string">
            <text:p>fila f,hilera f,serie f,colección f,progresión f,filas f pl,turno m</text:p>
          </table:table-cell>
          <table:table-cell office:value-type="string">
            <text:p>NOUN</text:p>
          </table:table-cell>
          <table:table-cell office:value-type="string">
            <text:p>1. Ich habe Karten für das Konzert. Wir sitzen in der dritten Reihe.2. Wer ist jetzt an der Reihe?</text:p>
          </table:table-cell>
        </table:table-row>
        <table:table-row table:style-name="ro1">
          <table:table-cell office:value-type="string">
            <text:p>die Reinigung, -en</text:p>
          </table:table-cell>
          <table:table-cell office:value-type="string">
            <text:p>tintorería f,limpieza f,depuración f,lavado m en seco</text:p>
          </table:table-cell>
          <table:table-cell office:value-type="string">
            <text:p>NOUN</text:p>
          </table:table-cell>
          <table:table-cell office:value-type="string">
            <text:p>Kannst du bitte die Bluse in die Reinigung bringen?</text:p>
          </table:table-cell>
        </table:table-row>
        <table:table-row table:style-name="ro1">
          <table:table-cell office:value-type="string">
            <text:p>der Reis</text:p>
          </table:table-cell>
          <table:table-cell office:value-type="string">
            <text:p>arroz m</text:p>
          </table:table-cell>
          <table:table-cell office:value-type="string">
            <text:p>NOUN</text:p>
          </table:table-cell>
          <table:table-cell office:value-type="string">
            <text:p>Eine Portion Huhn mit Reis, bitte. </text:p>
          </table:table-cell>
        </table:table-row>
        <table:table-row table:style-name="ro1">
          <table:table-cell office:value-type="string">
            <text:p>die Reise, -n</text:p>
          </table:table-cell>
          <table:table-cell office:value-type="string">
            <text:p>viaje m a</text:p>
          </table:table-cell>
          <table:table-cell office:value-type="string">
            <text:p>NOUN</text:p>
          </table:table-cell>
          <table:table-cell office:value-type="string">
            <text:p>1. Wir haben eine Reise nach österreich gebucht.2. Auf der Reise haben wir nette Leute kennengelernt.</text:p>
          </table:table-cell>
        </table:table-row>
        <table:table-row table:style-name="ro1">
          <table:table-cell office:value-type="string">
            <text:p>das Reisebüro, -s</text:p>
          </table:table-cell>
          <table:table-cell office:value-type="string">
            <text:p>agencia f de viajes</text:p>
          </table:table-cell>
          <table:table-cell office:value-type="string">
            <text:p>NOUN</text:p>
          </table:table-cell>
          <table:table-cell office:value-type="string">
            <text:p>Wir haben die Reise im Reisebüro gebucht.</text:p>
          </table:table-cell>
        </table:table-row>
        <table:table-row table:style-name="ro1">
          <table:table-cell office:value-type="string">
            <text:p>der Rekord, -e</text:p>
          </table:table-cell>
          <table:table-cell office:value-type="string">
            <text:p>récord m</text:p>
          </table:table-cell>
          <table:table-cell office:value-type="string">
            <text:p>NOUN</text:p>
          </table:table-cell>
          <table:table-cell office:value-type="string">
            <text:p>Es gibt einen neuen Weltrekord im Schwimmen.</text:p>
          </table:table-cell>
        </table:table-row>
        <table:table-row table:style-name="ro1">
          <table:table-cell office:value-type="string">
            <text:p>die Rente, -n</text:p>
          </table:table-cell>
          <table:table-cell office:value-type="string">
            <text:p>pensión f,renta f,rédito m</text:p>
          </table:table-cell>
          <table:table-cell office:value-type="string">
            <text:p>NOUN</text:p>
          </table:table-cell>
          <table:table-cell office:value-type="string">
            <text:p>1. Mein Kollege bekommt eine Rente von 1000 Euro.2. Seit dem Unfall bekommt meine Tante eine kleine Rente.3. Wann gehen Sie in Rente?</text:p>
          </table:table-cell>
        </table:table-row>
        <table:table-row table:style-name="ro1">
          <table:table-cell office:value-type="string">
            <text:p>der Rentner, -</text:p>
          </table:table-cell>
          <table:table-cell office:value-type="string">
            <text:p>jubilado(-a) m (f),pensionista mf</text:p>
          </table:table-cell>
          <table:table-cell office:value-type="string">
            <text:p>NOUN</text:p>
          </table:table-cell>
          <table:table-cell office:value-type="string">
            <text:p>Mein Großvater arbeitet nicht mehr. Er ist Rentner.</text:p>
          </table:table-cell>
        </table:table-row>
        <table:table-row table:style-name="ro1">
          <table:table-cell office:value-type="string">
            <text:p>die Reparatur, -en</text:p>
          </table:table-cell>
          <table:table-cell office:value-type="string">
            <text:p>arreglo m,reparación f</text:p>
          </table:table-cell>
          <table:table-cell office:value-type="string">
            <text:p>NOUN</text:p>
          </table:table-cell>
          <table:table-cell office:value-type="string">
            <text:p>Eine Reparatur wäre zu teuer.</text:p>
          </table:table-cell>
        </table:table-row>
        <table:table-row table:style-name="ro1">
          <table:table-cell office:value-type="string">
            <text:p>die Reservierung, -en </text:p>
          </table:table-cell>
          <table:table-cell office:value-type="string">
            <text:p>reserva f</text:p>
          </table:table-cell>
          <table:table-cell office:value-type="string">
            <text:p>NOUN</text:p>
          </table:table-cell>
          <table:table-cell office:value-type="string">
            <text:p>Was kostet eine Reservierung?</text:p>
          </table:table-cell>
        </table:table-row>
        <table:table-row table:style-name="ro1">
          <table:table-cell office:value-type="string">
            <text:p>der Rest, -e</text:p>
          </table:table-cell>
          <table:table-cell office:value-type="string">
            <text:p>resto m,concho m CSur,retal m</text:p>
          </table:table-cell>
          <table:table-cell office:value-type="string">
            <text:p>NOUN</text:p>
          </table:table-cell>
          <table:table-cell office:value-type="string">
            <text:p>1. Hier sind 100 Euro. Den Rest gebe ich dir später.2. Es ist noch ein Rest Wein da. Möchtest du noch?</text:p>
          </table:table-cell>
        </table:table-row>
        <table:table-row table:style-name="ro1">
          <table:table-cell office:value-type="string">
            <text:p>das Restaurant, -s</text:p>
          </table:table-cell>
          <table:table-cell office:value-type="string">
            <text:p>restaurante m</text:p>
          </table:table-cell>
          <table:table-cell office:value-type="string">
            <text:p>NOUN</text:p>
          </table:table-cell>
          <table:table-cell office:value-type="string">
            <text:p>Wir essen heute im Restaurant. </text:p>
          </table:table-cell>
        </table:table-row>
        <table:table-row table:style-name="ro1">
          <table:table-cell office:value-type="string">
            <text:p>das Rezept, -e</text:p>
          </table:table-cell>
          <table:table-cell office:value-type="string">
            <text:p>receta f</text:p>
          </table:table-cell>
          <table:table-cell office:value-type="string">
            <text:p>NOUN</text:p>
          </table:table-cell>
          <table:table-cell office:value-type="string">
            <text:p>1. Diese Tabletten gibt es nur auf Rezept. 2. Ich schreibe Ihnen ein Rezept für Schmerztabletten. 3. Weißt du ein gutes Rezept für Gemüsesuppe?</text:p>
          </table:table-cell>
        </table:table-row>
        <table:table-row table:style-name="ro1">
          <table:table-cell office:value-type="string">
            <text:p>die Rezeption, -en</text:p>
          </table:table-cell>
          <table:table-cell office:value-type="string">
            <text:p>acogida f,recepción f</text:p>
          </table:table-cell>
          <table:table-cell office:value-type="string">
            <text:p>NOUN</text:p>
          </table:table-cell>
          <table:table-cell office:value-type="string">
            <text:p>Geben Sie bitte den Schlüssel an der Rezeption ab.</text:p>
          </table:table-cell>
        </table:table-row>
        <table:table-row table:style-name="ro1">
          <table:table-cell office:value-type="string">
            <text:p>der Rhythmus, Rhythmen </text:p>
          </table:table-cell>
          <table:table-cell office:value-type="string">
            <text:p>ritmo m</text:p>
          </table:table-cell>
          <table:table-cell office:value-type="string">
            <text:p>NOUN</text:p>
          </table:table-cell>
          <table:table-cell office:value-type="string">
            <text:p>Die Musik hat einen guten Rhythmus.</text:p>
          </table:table-cell>
        </table:table-row>
        <table:table-row table:style-name="ro1">
          <table:table-cell office:value-type="string">
            <text:p>der Richter, -</text:p>
          </table:table-cell>
          <table:table-cell office:value-type="string">
            <text:p>juez(a) m (f)</text:p>
          </table:table-cell>
          <table:table-cell office:value-type="string">
            <text:p>NOUN</text:p>
          </table:table-cell>
          <table:table-cell office:value-type="string">
            <text:p>Der Richter hat noch kein Urteil gesprochen.</text:p>
          </table:table-cell>
        </table:table-row>
        <table:table-row table:style-name="ro1">
          <table:table-cell office:value-type="string">
            <text:p>die Richtung, -en</text:p>
          </table:table-cell>
          <table:table-cell office:value-type="string">
            <text:p>dirección f,rumbo m,tendencia f,corriente f</text:p>
          </table:table-cell>
          <table:table-cell office:value-type="string">
            <text:p>NOUN</text:p>
          </table:table-cell>
          <table:table-cell office:value-type="string">
            <text:p>1. Der Zug in Richtung Köln hat Verspätung. 2. Wo ist der Bahnhof? In welche Richtung muss ich fahren?</text:p>
          </table:table-cell>
        </table:table-row>
        <table:table-row table:style-name="ro1">
          <table:table-cell office:value-type="string">
            <text:p>das Rind, -er </text:p>
          </table:table-cell>
          <table:table-cell office:value-type="string">
            <text:p>vacuno m,ganado m vacuno,bóvidos m pl,carne f de vaca</text:p>
          </table:table-cell>
          <table:table-cell office:value-type="string">
            <text:p>NOUN</text:p>
          </table:table-cell>
          <table:table-cell office:value-type="string">
            <text:p>Ich esse nur Fleisch vom Rind. Ich habe meinen Ring verloren.</text:p>
          </table:table-cell>
        </table:table-row>
        <table:table-row table:style-name="ro1">
          <table:table-cell office:value-type="string">
            <text:p>der Ring, -e </text:p>
          </table:table-cell>
          <table:table-cell office:value-type="string">
            <text:p>anillo m,aro m,anillas f pl,ring m,agrupación f,red f</text:p>
          </table:table-cell>
          <table:table-cell office:value-type="string">
            <text:p>NOUN</text:p>
          </table:table-cell>
          <table:table-cell office:value-type="string">
            <text:p>Ich nehme keinen Kredit auf. Das Risiko ist mir zu hoch.</text:p>
          </table:table-cell>
        </table:table-row>
        <table:table-row table:style-name="ro1">
          <table:table-cell office:value-type="string">
            <text:p>das Risiko, Risiken</text:p>
          </table:table-cell>
          <table:table-cell office:value-type="string">
            <text:p>riesgo m</text:p>
          </table:table-cell>
          <table:table-cell office:value-type="string">
            <text:p>NOUN</text:p>
          </table:table-cell>
          <table:table-cell office:value-type="string">
            <text:p>Diese Bluse passt nicht zu meinem Rock.</text:p>
          </table:table-cell>
        </table:table-row>
        <table:table-row table:style-name="ro1">
          <table:table-cell office:value-type="string">
            <text:p>der Rock, -"e</text:p>
          </table:table-cell>
          <table:table-cell office:value-type="string">
            <text:p>falda f,vestido m,chaqueta f,rock m</text:p>
          </table:table-cell>
          <table:table-cell office:value-type="string">
            <text:p>NOUN</text:p>
          </table:table-cell>
          <table:table-cell office:value-type="string">
            <text:p>Du kannst das nicht essen. Das Fleisch ist noch roh.</text:p>
          </table:table-cell>
        </table:table-row>
        <table:table-row table:style-name="ro1">
          <table:table-cell office:value-type="string">
            <text:p>der Roman, -e </text:p>
          </table:table-cell>
          <table:table-cell office:value-type="string">
            <text:p>novela f</text:p>
          </table:table-cell>
          <table:table-cell office:value-type="string">
            <text:p>NOUN</text:p>
          </table:table-cell>
          <table:table-cell office:value-type="string">
            <text:p>Meiner Mutter schenke ich zum Geburtstag Rosen.</text:p>
          </table:table-cell>
        </table:table-row>
        <table:table-row table:style-name="ro1">
          <table:table-cell office:value-type="string">
            <text:p>die Rose, -n</text:p>
          </table:table-cell>
          <table:table-cell office:value-type="string">
            <text:p>rosa f</text:p>
          </table:table-cell>
          <table:table-cell office:value-type="string">
            <text:p>NOUN</text:p>
          </table:table-cell>
          <table:table-cell office:value-type="string">
            <text:p>Die rote Bluse steht dir gut.</text:p>
          </table:table-cell>
        </table:table-row>
        <table:table-row table:style-name="ro1">
          <table:table-cell office:value-type="string">
            <text:p>die Rückfahrt</text:p>
          </table:table-cell>
          <table:table-cell office:value-type="string">
            <text:p>vuelta f,regreso m</text:p>
          </table:table-cell>
          <table:table-cell office:value-type="string">
            <text:p>NOUN</text:p>
          </table:table-cell>
          <table:table-cell office:value-type="string">
            <text:p>Nach meiner Rückkehr haben wir ein großes Fest gefeiert.</text:p>
          </table:table-cell>
        </table:table-row>
        <table:table-row table:style-name="ro1">
          <table:table-cell office:value-type="string">
            <text:p>die Rückkehr </text:p>
          </table:table-cell>
          <table:table-cell office:value-type="string">
            <text:p>regreso m,vuelta f</text:p>
          </table:table-cell>
          <table:table-cell office:value-type="string">
            <text:p>NOUN</text:p>
          </table:table-cell>
          <table:table-cell office:value-type="string">
            <text:p>1. Mir tut der Rücken weh. 2. Ich habe Rückenschmerzen.</text:p>
          </table:table-cell>
        </table:table-row>
        <table:table-row table:style-name="ro1">
          <table:table-cell office:value-type="string">
            <text:p>der Rücken, - </text:p>
          </table:table-cell>
          <table:table-cell office:value-type="string">
            <text:p>espalda(s) f (pl),lomo m,dorso m de la mano,empeine m</text:p>
          </table:table-cell>
          <table:table-cell office:value-type="string">
            <text:p>NOUN</text:p>
          </table:table-cell>
          <table:table-cell office:value-type="string">
            <text:p>Könnten Sie bitte ein Stück rücken? Dann kann ich auch sitzen.</text:p>
          </table:table-cell>
        </table:table-row>
        <table:table-row table:style-name="ro1">
          <table:table-cell office:value-type="string">
            <text:p>der Rucksack, -"e </text:p>
          </table:table-cell>
          <table:table-cell office:value-type="string">
            <text:p>mochila f</text:p>
          </table:table-cell>
          <table:table-cell office:value-type="string">
            <text:p>NOUN</text:p>
          </table:table-cell>
          <table:table-cell office:value-type="string">
            <text:p>Nehmen Sie bitte Rücksicht auf die anderen Gäste.</text:p>
          </table:table-cell>
        </table:table-row>
        <table:table-row table:style-name="ro1">
          <table:table-cell office:value-type="string">
            <text:p>die Rücksicht, -en</text:p>
          </table:table-cell>
          <table:table-cell office:value-type="string">
            <text:p>consideración f,visión f por la ventanilla trasera</text:p>
          </table:table-cell>
          <table:table-cell office:value-type="string">
            <text:p>NOUN</text:p>
          </table:table-cell>
          <table:table-cell office:value-type="string">
            <text:p>Ich bin rückwärts aus der Garage gefahren.</text:p>
          </table:table-cell>
        </table:table-row>
        <table:table-row table:style-name="ro1">
          <table:table-cell office:value-type="string">
            <text:p>die Ruhe</text:p>
          </table:table-cell>
          <table:table-cell office:value-type="string">
            <text:p>calma f,tranquilidad f,silencio m,descanso m,reposo m,paz f,serenidad f</text:p>
          </table:table-cell>
          <table:table-cell office:value-type="string">
            <text:p>NOUN</text:p>
          </table:table-cell>
          <table:table-cell office:value-type="string">
            <text:p>1. Ich suche ein ruhiges Zimmer. 2. Nachts ist es hier in der Straße</text:p>
          </table:table-cell>
        </table:table-row>
        <table:table-row table:style-name="ro1">
          <table:table-cell office:value-type="string">
            <text:p>der Rundfunk</text:p>
          </table:table-cell>
          <table:table-cell office:value-type="string">
            <text:p>radiodifusión f,radio f</text:p>
          </table:table-cell>
          <table:table-cell office:value-type="string">
            <text:p>NOUN</text:p>
          </table:table-cell>
          <table:table-cell office:value-type="string">
            <text:p>40 Kilometer. Er zahlt keine Rundfunkgebühren.</text:p>
          </table:table-cell>
        </table:table-row>
        <table:table-row table:style-name="ro1">
          <table:table-cell office:value-type="string">
            <text:p>der Saal, Säle </text:p>
          </table:table-cell>
          <table:table-cell office:value-type="string">
            <text:p>sala f,salón m</text:p>
          </table:table-cell>
          <table:table-cell office:value-type="string">
            <text:p>NOUN</text:p>
          </table:table-cell>
          <table:table-cell office:value-type="string">
            <text:p>Für unsere Familienfeier haben wir einen kleinen Saal gemietet.</text:p>
          </table:table-cell>
        </table:table-row>
        <table:table-row table:style-name="ro1">
          <table:table-cell office:value-type="string">
            <text:p>die Sache, -n</text:p>
          </table:table-cell>
          <table:table-cell office:value-type="string">
            <text:p>cosa f,objeto m,asunto m,caso m</text:p>
          </table:table-cell>
          <table:table-cell office:value-type="string">
            <text:p>NOUN</text:p>
          </table:table-cell>
          <table:table-cell office:value-type="string">
            <text:p>1. Wir haben unsere Sachen im Hotel gelassen.2. Unser Sohn hat zum Geburtstag viele Spielsachen bekommen.3. Sie müssen sich anmelden. Wie Sie das machen, ist Ihre Sache. Per E-Mail oder per Post.</text:p>
          </table:table-cell>
        </table:table-row>
        <table:table-row table:style-name="ro1">
          <table:table-cell office:value-type="string">
            <text:p>der Sack, -"e</text:p>
          </table:table-cell>
          <table:table-cell office:value-type="string">
            <text:p>saco m,cojones m pl,granuja m</text:p>
          </table:table-cell>
          <table:table-cell office:value-type="string">
            <text:p>NOUN</text:p>
          </table:table-cell>
          <table:table-cell office:value-type="string">
            <text:p>1. Ich hätte gern einen Sack Kartoffeln. 2. Wo soll ich die Müllsäcke hinstellen?</text:p>
          </table:table-cell>
        </table:table-row>
        <table:table-row table:style-name="ro1">
          <table:table-cell office:value-type="string">
            <text:p>der Saft, -"e</text:p>
          </table:table-cell>
          <table:table-cell office:value-type="string">
            <text:p>zumo m,jugo m,corriente f</text:p>
          </table:table-cell>
          <table:table-cell office:value-type="string">
            <text:p>NOUN</text:p>
          </table:table-cell>
          <table:table-cell office:value-type="string">
            <text:p>1. Haben Sie vielleicht einen Saft? 2. Ich trinke gern Apfelsaft.</text:p>
          </table:table-cell>
        </table:table-row>
        <table:table-row table:style-name="ro1">
          <table:table-cell office:value-type="string">
            <text:p>die Sahne </text:p>
          </table:table-cell>
          <table:table-cell office:value-type="string">
            <text:p>nata f</text:p>
          </table:table-cell>
          <table:table-cell office:value-type="string">
            <text:p>NOUN</text:p>
          </table:table-cell>
          <table:table-cell office:value-type="string">
            <text:p>Ich hätte gern ein Eis mit Sahne.</text:p>
          </table:table-cell>
        </table:table-row>
        <table:table-row table:style-name="ro1">
          <table:table-cell office:value-type="string">
            <text:p>die Saison, -s</text:p>
          </table:table-cell>
          <table:table-cell office:value-type="string">
            <text:p>temporada f</text:p>
          </table:table-cell>
          <table:table-cell office:value-type="string">
            <text:p>NOUN</text:p>
          </table:table-cell>
          <table:table-cell office:value-type="string">
            <text:p>Urlaub in der Hauptsaison ist immer teurer.</text:p>
          </table:table-cell>
        </table:table-row>
        <table:table-row table:style-name="ro1">
          <table:table-cell office:value-type="string">
            <text:p>der Salon, -s </text:p>
          </table:table-cell>
          <table:table-cell office:value-type="string">
            <text:p>salón m</text:p>
          </table:table-cell>
          <table:table-cell office:value-type="string">
            <text:p>NOUN</text:p>
          </table:table-cell>
          <table:table-cell office:value-type="string">
            <text:p>Sie arbeitet in einem Friseursalon.</text:p>
          </table:table-cell>
        </table:table-row>
        <table:table-row table:style-name="ro1">
          <table:table-cell office:value-type="string">
            <text:p>der Salat, -e</text:p>
          </table:table-cell>
          <table:table-cell office:value-type="string">
            <text:p>lechuga f,ensalada f,lío m</text:p>
          </table:table-cell>
          <table:table-cell office:value-type="string">
            <text:p>NOUN</text:p>
          </table:table-cell>
          <table:table-cell office:value-type="string">
            <text:p>1. Möchten Sie zum Fisch einen Salat? 2. Wie schmeckt dir der Salat?</text:p>
          </table:table-cell>
        </table:table-row>
        <table:table-row table:style-name="ro1">
          <table:table-cell office:value-type="string">
            <text:p>die Salbe, -n </text:p>
          </table:table-cell>
          <table:table-cell office:value-type="string">
            <text:p>pomada f,ungüento m</text:p>
          </table:table-cell>
          <table:table-cell office:value-type="string">
            <text:p>NOUN</text:p>
          </table:table-cell>
          <table:table-cell office:value-type="string">
            <text:p>Diese Salbe gibt es nur auf Rezept.</text:p>
          </table:table-cell>
        </table:table-row>
        <table:table-row table:style-name="ro1">
          <table:table-cell office:value-type="string">
            <text:p>das Salz</text:p>
          </table:table-cell>
          <table:table-cell office:value-type="string">
            <text:p>sal f</text:p>
          </table:table-cell>
          <table:table-cell office:value-type="string">
            <text:p>NOUN</text:p>
          </table:table-cell>
          <table:table-cell office:value-type="string">
            <text:p>Gib mir bitte mal das Salz!</text:p>
          </table:table-cell>
        </table:table-row>
        <table:table-row table:style-name="ro1">
          <table:table-cell office:value-type="string">
            <text:p>der Sand </text:p>
          </table:table-cell>
          <table:table-cell office:value-type="string">
            <text:p>arena f</text:p>
          </table:table-cell>
          <table:table-cell office:value-type="string">
            <text:p>NOUN</text:p>
          </table:table-cell>
          <table:table-cell office:value-type="string">
            <text:p>Die Kinder spielen gern im Sand.</text:p>
          </table:table-cell>
        </table:table-row>
        <table:table-row table:style-name="ro1">
          <table:table-cell office:value-type="string">
            <text:p>der Sänger, -</text:p>
          </table:table-cell>
          <table:table-cell office:value-type="string">
            <text:p>cantante mf</text:p>
          </table:table-cell>
          <table:table-cell office:value-type="string">
            <text:p>NOUN</text:p>
          </table:table-cell>
          <table:table-cell office:value-type="string">
            <text:p>Wie findest du diesen Sänger? – Ich finde seine Stimme toll.</text:p>
          </table:table-cell>
        </table:table-row>
        <table:table-row table:style-name="ro1">
          <table:table-cell office:value-type="string">
            <text:p>der Satz, -"e</text:p>
          </table:table-cell>
          <table:table-cell office:value-type="string">
            <text:p>frase f,oración f,teorema m,parte f,tasa f,tarifa f,juego m,poso m,set m,salto m,composición f</text:p>
          </table:table-cell>
          <table:table-cell office:value-type="string">
            <text:p>NOUN</text:p>
          </table:table-cell>
          <table:table-cell office:value-type="string">
            <text:p>Den letzten Satz verstehe ich nicht.</text:p>
          </table:table-cell>
        </table:table-row>
        <table:table-row table:style-name="ro1">
          <table:table-cell office:value-type="string">
            <text:p>die Schachtel, -n</text:p>
          </table:table-cell>
          <table:table-cell office:value-type="string">
            <text:p>caja f,cajón m,paquete m</text:p>
          </table:table-cell>
          <table:table-cell office:value-type="string">
            <text:p>NOUN</text:p>
          </table:table-cell>
          <table:table-cell office:value-type="string">
            <text:p>1. Ich hätte gern eine Schachtel Zigaretten.2. Meiner Mutter schenke ich eine Schachtel Pralinen.</text:p>
          </table:table-cell>
        </table:table-row>
        <table:table-row table:style-name="ro1">
          <table:table-cell office:value-type="string">
            <text:p>der Schaden, -"</text:p>
          </table:table-cell>
          <table:table-cell office:value-type="string">
            <text:p>daño m de,perjuicio m de,desventaja f,pérdida f,defecto m</text:p>
          </table:table-cell>
          <table:table-cell office:value-type="string">
            <text:p>NOUN</text:p>
          </table:table-cell>
          <table:table-cell office:value-type="string">
            <text:p>Ich hatte einen Unfall mit dem Auto. Jetzt muss ich den Schaden der Versicherung melden.</text:p>
          </table:table-cell>
        </table:table-row>
        <table:table-row table:style-name="ro1">
          <table:table-cell office:value-type="string">
            <text:p>der Schalter, -</text:p>
          </table:table-cell>
          <table:table-cell office:value-type="string">
            <text:p>interruptor m,ventanilla f,taquilla f</text:p>
          </table:table-cell>
          <table:table-cell office:value-type="string">
            <text:p>NOUN</text:p>
          </table:table-cell>
          <table:table-cell office:value-type="string">
            <text:p>1. Der Lichtschalter ist rechts neben der Tür. 2. Briefmarken bekommen Sie am Schalter 3.</text:p>
          </table:table-cell>
        </table:table-row>
        <table:table-row table:style-name="ro1">
          <table:table-cell office:value-type="string">
            <text:p>der Schatten</text:p>
          </table:table-cell>
          <table:table-cell office:value-type="string">
            <text:p>sombra f</text:p>
          </table:table-cell>
          <table:table-cell office:value-type="string">
            <text:p>NOUN</text:p>
          </table:table-cell>
          <table:table-cell office:value-type="string">
            <text:p>Gestern hatten wir 25 Grad im Schatten.</text:p>
          </table:table-cell>
        </table:table-row>
        <table:table-row table:style-name="ro1">
          <table:table-cell office:value-type="string">
            <text:p>das Schaufenster, - </text:p>
          </table:table-cell>
          <table:table-cell office:value-type="string">
            <text:p>escaparate m</text:p>
          </table:table-cell>
          <table:table-cell office:value-type="string">
            <text:p>NOUN</text:p>
          </table:table-cell>
          <table:table-cell office:value-type="string">
            <text:p>Ich habe im Schaufenster eine schicke Bluse gesehen.</text:p>
          </table:table-cell>
        </table:table-row>
        <table:table-row table:style-name="ro1">
          <table:table-cell office:value-type="string">
            <text:p>der Schauspieler, -</text:p>
          </table:table-cell>
          <table:table-cell office:value-type="string">
            <text:p>actor(actriz) m (f)</text:p>
          </table:table-cell>
          <table:table-cell office:value-type="string">
            <text:p>NOUN</text:p>
          </table:table-cell>
          <table:table-cell office:value-type="string">
            <text:p>Der Film war toll. Die Schauspieler waren sehr gut.</text:p>
          </table:table-cell>
        </table:table-row>
        <table:table-row table:style-name="ro1">
          <table:table-cell office:value-type="string">
            <text:p>die Scheibe, -n</text:p>
          </table:table-cell>
          <table:table-cell office:value-type="string">
            <text:p>disco m,torno m,rebanada f,rodaja f,loncha f,raja f,cristal m,vidrio m,luna f,blanco m</text:p>
          </table:table-cell>
          <table:table-cell office:value-type="string">
            <text:p>NOUN</text:p>
          </table:table-cell>
          <table:table-cell office:value-type="string">
            <text:p>1. Fünf Scheiben Käse, bitte. 2. Möchtest du eine Scheibe Brot mit Wurst?</text:p>
          </table:table-cell>
        </table:table-row>
        <table:table-row table:style-name="ro1">
          <table:table-cell office:value-type="string">
            <text:p>die Scheidung, -en </text:p>
          </table:table-cell>
          <table:table-cell office:value-type="string">
            <text:p>divorcio m</text:p>
          </table:table-cell>
          <table:table-cell office:value-type="string">
            <text:p>NOUN</text:p>
          </table:table-cell>
          <table:table-cell office:value-type="string">
            <text:p>Wann war die Scheidung?</text:p>
          </table:table-cell>
        </table:table-row>
        <table:table-row table:style-name="ro1">
          <table:table-cell office:value-type="string">
            <text:p>der Schein, -e</text:p>
          </table:table-cell>
          <table:table-cell office:value-type="string">
            <text:p>luz f,brillo m,apariencia f,certificado m,resguardo m,papeleta f,billete m</text:p>
          </table:table-cell>
          <table:table-cell office:value-type="string">
            <text:p>NOUN</text:p>
          </table:table-cell>
          <table:table-cell office:value-type="string">
            <text:p>1. Kannst du einen Fünfzigeuroschein wechseln?2. Hast du Kleingeld für den Automaten? Ich habe nur Scheine.</text:p>
          </table:table-cell>
        </table:table-row>
        <table:table-row table:style-name="ro1">
          <table:table-cell office:value-type="string">
            <text:p>die Schere, -n </text:p>
          </table:table-cell>
          <table:table-cell office:value-type="string">
            <text:p>tijera(s) f (pl),pinza f,tenaza f,tijera f</text:p>
          </table:table-cell>
          <table:table-cell office:value-type="string">
            <text:p>NOUN</text:p>
          </table:table-cell>
          <table:table-cell office:value-type="string">
            <text:p>Die Schere hier schneidet schlecht. Hast du noch eine andere?</text:p>
          </table:table-cell>
        </table:table-row>
        <table:table-row table:style-name="ro1">
          <table:table-cell office:value-type="string">
            <text:p>die Schicht, -en</text:p>
          </table:table-cell>
          <table:table-cell office:value-type="string">
            <text:p>capa f,estrato m,clase f,turno m</text:p>
          </table:table-cell>
          <table:table-cell office:value-type="string">
            <text:p>NOUN</text:p>
          </table:table-cell>
          <table:table-cell office:value-type="string">
            <text:p>1. Mein Mann arbeitet Schicht. 2. Schichtarbeit ist sehr anstrengend.</text:p>
          </table:table-cell>
        </table:table-row>
        <table:table-row table:style-name="ro1">
          <table:table-cell office:value-type="string">
            <text:p>das Schiff, -e </text:p>
          </table:table-cell>
          <table:table-cell office:value-type="string">
            <text:p>barco m,buque m,nave f</text:p>
          </table:table-cell>
          <table:table-cell office:value-type="string">
            <text:p>NOUN</text:p>
          </table:table-cell>
          <table:table-cell office:value-type="string">
            <text:p>Sind Sie mit dem Schiff oder mit dem Flugzeug gekommen?</text:p>
          </table:table-cell>
        </table:table-row>
        <table:table-row table:style-name="ro1">
          <table:table-cell office:value-type="string">
            <text:p>das Schild, -er</text:p>
          </table:table-cell>
          <table:table-cell office:value-type="string">
            <text:p>escudo m,visera f,señal f (de tráfico),letrero m,etiqueta f</text:p>
          </table:table-cell>
          <table:table-cell office:value-type="string">
            <text:p>NOUN</text:p>
          </table:table-cell>
          <table:table-cell office:value-type="string">
            <text:p>1. Kannst du lesen, was dort auf dem Schild steht?2. Machen Sie bitte das Preisschild ab. 3. Vor unserem Haus steht seit Tagen ein Wagen ohne Nummernschild.</text:p>
          </table:table-cell>
        </table:table-row>
        <table:table-row table:style-name="ro1">
          <table:table-cell office:value-type="string">
            <text:p>der Schirm, -e</text:p>
          </table:table-cell>
          <table:table-cell office:value-type="string">
            <text:p>paraguas m inv,sombrilla f,paracaídas m inv,visera f,pantalla f,sombrerete m</text:p>
          </table:table-cell>
          <table:table-cell office:value-type="string">
            <text:p>NOUN</text:p>
          </table:table-cell>
          <table:table-cell office:value-type="string">
            <text:p><text:s/>Es regnet. Hast du einen Schirm dabei?</text:p>
          </table:table-cell>
        </table:table-row>
        <table:table-row table:style-name="ro1">
          <table:table-cell office:value-type="string">
            <text:p>der Schlaf</text:p>
          </table:table-cell>
          <table:table-cell office:value-type="string">
            <text:p>sueño m,apolillo m Arg</text:p>
          </table:table-cell>
          <table:table-cell office:value-type="string">
            <text:p>NOUN</text:p>
          </table:table-cell>
          <table:table-cell office:value-type="string">
            <text:p>Mein Vater macht jeden Tag einen Mittagsschlaf.</text:p>
          </table:table-cell>
        </table:table-row>
        <table:table-row table:style-name="ro1">
          <table:table-cell office:value-type="string">
            <text:p>die Schlange, -n</text:p>
          </table:table-cell>
          <table:table-cell office:value-type="string">
            <text:p>serpiente f,víbora f,cola f,caravana f (de coches)</text:p>
          </table:table-cell>
          <table:table-cell office:value-type="string">
            <text:p>NOUN</text:p>
          </table:table-cell>
          <table:table-cell office:value-type="string">
            <text:p>1. Meine Tochter hat Angst vor Schlangen.2. Auf der Post gibt es immer eine lange (Warte-)Schlange.</text:p>
          </table:table-cell>
        </table:table-row>
        <table:table-row table:style-name="ro1">
          <table:table-cell office:value-type="string">
            <text:p>das Schloss, -"er</text:p>
          </table:table-cell>
          <table:table-cell office:value-type="string">
            <text:p>castillo m,palacio m,cerradura f,cierre m,candado m</text:p>
          </table:table-cell>
          <table:table-cell office:value-type="string">
            <text:p>NOUN</text:p>
          </table:table-cell>
          <table:table-cell office:value-type="string">
            <text:p>1. An unserer Wohnungstür ist das Schloss kaputt.2. Wir haben am Wochenende ein Schloss besichtigt.</text:p>
          </table:table-cell>
        </table:table-row>
        <table:table-row table:style-name="ro1">
          <table:table-cell office:value-type="string">
            <text:p>der Schluss</text:p>
          </table:table-cell>
          <table:table-cell office:value-type="string">
            <text:p>fin m,final m,conclusión f</text:p>
          </table:table-cell>
          <table:table-cell office:value-type="string">
            <text:p>NOUN</text:p>
          </table:table-cell>
          <table:table-cell office:value-type="string">
            <text:p>1. Ich muss jetzt Schluss machen. Es klingelt an der Tür.2. Kann ich heute etwas früher Schluss machen?3. Zum Schluss nochmals herzlichen Dank.</text:p>
          </table:table-cell>
        </table:table-row>
        <table:table-row table:style-name="ro1">
          <table:table-cell office:value-type="string">
            <text:p>der Schlüssel, -</text:p>
          </table:table-cell>
          <table:table-cell office:value-type="string">
            <text:p>llave f,clave f,esquema m</text:p>
          </table:table-cell>
          <table:table-cell office:value-type="string">
            <text:p>NOUN</text:p>
          </table:table-cell>
          <table:table-cell office:value-type="string">
            <text:p>Ich kann meine Schlüssel nicht finden.</text:p>
          </table:table-cell>
        </table:table-row>
        <table:table-row table:style-name="ro1">
          <table:table-cell office:value-type="string">
            <text:p>der Schmerz, -en </text:p>
          </table:table-cell>
          <table:table-cell office:value-type="string">
            <text:p>dolor m,pena f</text:p>
          </table:table-cell>
          <table:table-cell office:value-type="string">
            <text:p>NOUN</text:p>
          </table:table-cell>
          <table:table-cell office:value-type="string">
            <text:p>1. Haben Sie Schmerzen? 2. Ich kann vor Schmerzen nicht laufen.</text:p>
          </table:table-cell>
        </table:table-row>
        <table:table-row table:style-name="ro1">
          <table:table-cell office:value-type="string">
            <text:p>das Schmerzmittel, -</text:p>
          </table:table-cell>
          <table:table-cell office:value-type="string">
            <text:p>analgésico m</text:p>
          </table:table-cell>
          <table:table-cell office:value-type="string">
            <text:p>NOUN</text:p>
          </table:table-cell>
          <table:table-cell office:value-type="string">
            <text:p>Sie haben Zahnschmerzen? Ich verschreibe Ihnen ein Schmerzmittel.</text:p>
          </table:table-cell>
        </table:table-row>
        <table:table-row table:style-name="ro1">
          <table:table-cell office:value-type="string">
            <text:p>der Schmuck</text:p>
          </table:table-cell>
          <table:table-cell office:value-type="string">
            <text:p>joyas f pl,alhajas f pl,bisutería f,adorno m,decoración f</text:p>
          </table:table-cell>
          <table:table-cell office:value-type="string">
            <text:p>NOUN</text:p>
          </table:table-cell>
          <table:table-cell office:value-type="string">
            <text:p>Dieser Schmuck ist von meiner Großmutter.</text:p>
          </table:table-cell>
        </table:table-row>
        <table:table-row table:style-name="ro1">
          <table:table-cell office:value-type="string">
            <text:p>der Schnee</text:p>
          </table:table-cell>
          <table:table-cell office:value-type="string">
            <text:p>nieve f,clara f (de huevo) batida</text:p>
          </table:table-cell>
          <table:table-cell office:value-type="string">
            <text:p>NOUN</text:p>
          </table:table-cell>
          <table:table-cell office:value-type="string">
            <text:p>Im Februar gibt es oft viel Schnee. </text:p>
          </table:table-cell>
        </table:table-row>
        <table:table-row table:style-name="ro1">
          <table:table-cell office:value-type="string">
            <text:p>das Schnitzel, - </text:p>
          </table:table-cell>
          <table:table-cell office:value-type="string">
            <text:p>escalope m,pedacito m (de papel)</text:p>
          </table:table-cell>
          <table:table-cell office:value-type="string">
            <text:p>NOUN</text:p>
          </table:table-cell>
          <table:table-cell office:value-type="string">
            <text:p>Bitte ein Schnitzel mit Kartoffeln und Salat.</text:p>
          </table:table-cell>
        </table:table-row>
        <table:table-row table:style-name="ro1">
          <table:table-cell office:value-type="string">
            <text:p>der Schnupfen </text:p>
          </table:table-cell>
          <table:table-cell office:value-type="string">
            <text:p>constipado m,catarro m</text:p>
          </table:table-cell>
          <table:table-cell office:value-type="string">
            <text:p>NOUN</text:p>
          </table:table-cell>
          <table:table-cell office:value-type="string">
            <text:p>Ich habe Schnupfen. Welches Medikament empfehlen Sie?</text:p>
          </table:table-cell>
        </table:table-row>
        <table:table-row table:style-name="ro1">
          <table:table-cell office:value-type="string">
            <text:p>die Schokolade</text:p>
          </table:table-cell>
          <table:table-cell office:value-type="string">
            <text:p>chocolate m</text:p>
          </table:table-cell>
          <table:table-cell office:value-type="string">
            <text:p>NOUN</text:p>
          </table:table-cell>
          <table:table-cell office:value-type="string">
            <text:p>1. Ich habe eine Tafel Schokolade gegessen.2. Bringen Sie mir bitte eine Tasse heiße Schokolade.</text:p>
          </table:table-cell>
        </table:table-row>
        <table:table-row table:style-name="ro1">
          <table:table-cell office:value-type="string">
            <text:p>der Schrank, -"e </text:p>
          </table:table-cell>
          <table:table-cell office:value-type="string">
            <text:p>armario m,ropero m</text:p>
          </table:table-cell>
          <table:table-cell office:value-type="string">
            <text:p>NOUN</text:p>
          </table:table-cell>
          <table:table-cell office:value-type="string">
            <text:p>Die Handtücher liegen im Schrank.</text:p>
          </table:table-cell>
        </table:table-row>
        <table:table-row table:style-name="ro1">
          <table:table-cell office:value-type="string">
            <text:p>der Schreck/Schrecken</text:p>
          </table:table-cell>
          <table:table-cell/>
          <table:table-cell office:value-type="string">
            <text:p>NOUN</text:p>
          </table:table-cell>
          <table:table-cell office:value-type="string">
            <text:p>Ich habe einen großen Schreck bekommen.</text:p>
          </table:table-cell>
        </table:table-row>
        <table:table-row table:style-name="ro1">
          <table:table-cell office:value-type="string">
            <text:p>das Schreiben, - </text:p>
          </table:table-cell>
          <table:table-cell office:value-type="string">
            <text:p>escrito m,carta f</text:p>
          </table:table-cell>
          <table:table-cell office:value-type="string">
            <text:p>NOUN</text:p>
          </table:table-cell>
          <table:table-cell office:value-type="string">
            <text:p>Bitte bringen Sie das Schreiben vom Wohnungsamt mit.</text:p>
          </table:table-cell>
        </table:table-row>
        <table:table-row table:style-name="ro1">
          <table:table-cell office:value-type="string">
            <text:p>der Schreibtisch, -e</text:p>
          </table:table-cell>
          <table:table-cell office:value-type="string">
            <text:p>escritorio m,mesa f de despacho,carpeta f Peru</text:p>
          </table:table-cell>
          <table:table-cell office:value-type="string">
            <text:p>NOUN</text:p>
          </table:table-cell>
          <table:table-cell office:value-type="string">
            <text:p>Die Papiere liegen auf dem Schreibtisch.</text:p>
          </table:table-cell>
        </table:table-row>
        <table:table-row table:style-name="ro1">
          <table:table-cell office:value-type="string">
            <text:p>die Schrift, -en</text:p>
          </table:table-cell>
          <table:table-cell office:value-type="string">
            <text:p>escritura f,caracteres m pl,letra f,escrito m,tratado m,documentos m pl</text:p>
          </table:table-cell>
          <table:table-cell office:value-type="string">
            <text:p>NOUN</text:p>
          </table:table-cell>
          <table:table-cell office:value-type="string">
            <text:p>Ich kann leider deine Schrift nicht lesen.</text:p>
          </table:table-cell>
        </table:table-row>
        <table:table-row table:style-name="ro1">
          <table:table-cell office:value-type="string">
            <text:p>der Schritt, -e</text:p>
          </table:table-cell>
          <table:table-cell office:value-type="string">
            <text:p>paso m,entrepierna f,bragadura f,medida f,trámite m</text:p>
          </table:table-cell>
          <table:table-cell office:value-type="string">
            <text:p>NOUN</text:p>
          </table:table-cell>
          <table:table-cell office:value-type="string">
            <text:p>Die Sprachschule ist nur ein paar Schritte von hier.</text:p>
          </table:table-cell>
        </table:table-row>
        <table:table-row table:style-name="ro1">
          <table:table-cell office:value-type="string">
            <text:p>der Schuh, -e </text:p>
          </table:table-cell>
          <table:table-cell office:value-type="string">
            <text:p>zapato m</text:p>
          </table:table-cell>
          <table:table-cell office:value-type="string">
            <text:p>NOUN</text:p>
          </table:table-cell>
          <table:table-cell office:value-type="string">
            <text:p>Die neuen Schuhe sind mir zu eng.</text:p>
          </table:table-cell>
        </table:table-row>
        <table:table-row table:style-name="ro1">
          <table:table-cell office:value-type="string">
            <text:p>die Schuld, -en</text:p>
          </table:table-cell>
          <table:table-cell office:value-type="string">
            <text:p>culpa f de,culpabilidad f,deuda f,golilla f Cuba</text:p>
          </table:table-cell>
          <table:table-cell office:value-type="string">
            <text:p>NOUN</text:p>
          </table:table-cell>
          <table:table-cell office:value-type="string">
            <text:p>1. Es ist nicht meine Schuld, dass das nicht geklappt hat. 2. Jetzt habe ich alle meine Schulden bezahlt.</text:p>
          </table:table-cell>
        </table:table-row>
        <table:table-row table:style-name="ro1">
          <table:table-cell office:value-type="string">
            <text:p>die Schule, -n</text:p>
          </table:table-cell>
          <table:table-cell office:value-type="string">
            <text:p>colegio m,escuela f,clase f</text:p>
          </table:table-cell>
          <table:table-cell office:value-type="string">
            <text:p>NOUN</text:p>
          </table:table-cell>
          <table:table-cell office:value-type="string">
            <text:p>1. Meine Tochter geht schon in die Schule.2. Nächste Woche fängt die Schule wieder an. 3. Die Schule ist gleich hier um die Ecke.</text:p>
          </table:table-cell>
        </table:table-row>
        <table:table-row table:style-name="ro1">
          <table:table-cell office:value-type="string">
            <text:p>der Schüler, -/ die Schülerin, -nen</text:p>
          </table:table-cell>
          <table:table-cell office:value-type="string">
            <text:p>alumno(-a) m (f),discípulo(-a) m (f)</text:p>
          </table:table-cell>
          <table:table-cell office:value-type="string">
            <text:p>NOUN</text:p>
          </table:table-cell>
          <table:table-cell office:value-type="string">
            <text:p><text:s/>In der Klasse sind 25 Schüler.</text:p>
          </table:table-cell>
        </table:table-row>
        <table:table-row table:style-name="ro1">
          <table:table-cell office:value-type="string">
            <text:p>die Schulter, -n</text:p>
          </table:table-cell>
          <table:table-cell office:value-type="string">
            <text:p>hombro m,paletilla f</text:p>
          </table:table-cell>
          <table:table-cell office:value-type="string">
            <text:p>NOUN</text:p>
          </table:table-cell>
          <table:table-cell office:value-type="string">
            <text:p>Ich habe Schmerzen in der rechten Schulter.</text:p>
          </table:table-cell>
        </table:table-row>
        <table:table-row table:style-name="ro1">
          <table:table-cell office:value-type="string">
            <text:p>der Schutz</text:p>
          </table:table-cell>
          <table:table-cell office:value-type="string">
            <text:p>protección f contra,amparo m,defensa f contra</text:p>
          </table:table-cell>
          <table:table-cell office:value-type="string">
            <text:p>NOUN</text:p>
          </table:table-cell>
          <table:table-cell office:value-type="string">
            <text:p>1. Das ist ein guter Schutz gegen Kälte. 2. Alle reden heute über den Umweltschutz.</text:p>
          </table:table-cell>
        </table:table-row>
        <table:table-row table:style-name="ro1">
          <table:table-cell office:value-type="string">
            <text:p>die Schwangerschaft, -en</text:p>
          </table:table-cell>
          <table:table-cell office:value-type="string">
            <text:p>embarazo m</text:p>
          </table:table-cell>
          <table:table-cell office:value-type="string">
            <text:p>NOUN</text:p>
          </table:table-cell>
          <table:table-cell office:value-type="string">
            <text:p>Sie dürfen während der Schwangerschaft nicht rauchen.</text:p>
          </table:table-cell>
        </table:table-row>
        <table:table-row table:style-name="ro1">
          <table:table-cell office:value-type="string">
            <text:p>das Schwein, -e</text:p>
          </table:table-cell>
          <table:table-cell office:value-type="string">
            <text:p>cerdo m,puerco m,tocino m Arg,cochino(-a) m (f),marrano(-a) m (f) And</text:p>
          </table:table-cell>
          <table:table-cell office:value-type="string">
            <text:p>NOUN</text:p>
          </table:table-cell>
          <table:table-cell office:value-type="string">
            <text:p>1. Ich esse kein Fleisch vom Schwein. 2. Bei dem Unfall ist wirklich nichts passiert? Du hast Schwein gehabt!</text:p>
          </table:table-cell>
        </table:table-row>
        <table:table-row table:style-name="ro1">
          <table:table-cell office:value-type="string">
            <text:p>die Schwester, -n</text:p>
          </table:table-cell>
          <table:table-cell office:value-type="string">
            <text:p>hermana f,enfermera f,sor f</text:p>
          </table:table-cell>
          <table:table-cell office:value-type="string">
            <text:p>NOUN</text:p>
          </table:table-cell>
          <table:table-cell office:value-type="string">
            <text:p>1. Meine Schwester heiratet morgen. 2. Schwester Anna hat mir eine Schmerztablette gegeben. 3. Meine Freundin ist Krankenschwester.</text:p>
          </table:table-cell>
        </table:table-row>
        <table:table-row table:style-name="ro1">
          <table:table-cell office:value-type="string">
            <text:p>die Schwierigkeit, -en</text:p>
          </table:table-cell>
          <table:table-cell office:value-type="string">
            <text:p>dificultad f</text:p>
          </table:table-cell>
          <table:table-cell office:value-type="string">
            <text:p>NOUN</text:p>
          </table:table-cell>
          <table:table-cell office:value-type="string">
            <text:p>Ich hatte große Schwierigkeiten mit dem Visum.</text:p>
          </table:table-cell>
        </table:table-row>
        <table:table-row table:style-name="ro1">
          <table:table-cell office:value-type="string">
            <text:p>das Schwimmbad, -"er</text:p>
          </table:table-cell>
          <table:table-cell office:value-type="string">
            <text:p>piscina f,pileta f RioPl</text:p>
          </table:table-cell>
          <table:table-cell office:value-type="string">
            <text:p>NOUN</text:p>
          </table:table-cell>
          <table:table-cell office:value-type="string">
            <text:p>Kommst du mit ins Schwimmbad?</text:p>
          </table:table-cell>
        </table:table-row>
        <table:table-row table:style-name="ro1">
          <table:table-cell office:value-type="string">
            <text:p>der See, -n/die See </text:p>
          </table:table-cell>
          <table:table-cell office:value-type="string">
            <text:p>lago m,mar m o f</text:p>
          </table:table-cell>
          <table:table-cell office:value-type="string">
            <text:p>NOUN</text:p>
          </table:table-cell>
          <table:table-cell office:value-type="string">
            <text:p>1. Unser Hotel war direkt am See. 2. Komm, wir fahren an den Bodensee. </text:p>
          </table:table-cell>
        </table:table-row>
        <table:table-row table:style-name="ro1">
          <table:table-cell office:value-type="string">
            <text:p>die Nordsee</text:p>
          </table:table-cell>
          <table:table-cell office:value-type="string">
            <text:p>Mar m del Norte</text:p>
          </table:table-cell>
          <table:table-cell office:value-type="string">
            <text:p>NOUN</text:p>
          </table:table-cell>
          <table:table-cell office:value-type="string">
            <text:p>3. Warst du schon mal an der Nordsee?</text:p>
          </table:table-cell>
        </table:table-row>
        <table:table-row table:style-name="ro1">
          <table:table-cell office:value-type="string">
            <text:p>die Sehenswürdigkeit, -en </text:p>
          </table:table-cell>
          <table:table-cell office:value-type="string">
            <text:p>monumento m,curiosidad f turística</text:p>
          </table:table-cell>
          <table:table-cell office:value-type="string">
            <text:p>NOUN</text:p>
          </table:table-cell>
          <table:table-cell office:value-type="string">
            <text:p>Welche Sehenswürdigkeiten gibt es hier?</text:p>
          </table:table-cell>
        </table:table-row>
        <table:table-row table:style-name="ro1">
          <table:table-cell office:value-type="string">
            <text:p>die Seife, -n </text:p>
          </table:table-cell>
          <table:table-cell office:value-type="string">
            <text:p>jabón m</text:p>
          </table:table-cell>
          <table:table-cell office:value-type="string">
            <text:p>NOUN</text:p>
          </table:table-cell>
          <table:table-cell office:value-type="string">
            <text:p>Hier gibt es keine Seife.</text:p>
          </table:table-cell>
        </table:table-row>
        <table:table-row table:style-name="ro1">
          <table:table-cell office:value-type="string">
            <text:p>die Seite, -n</text:p>
          </table:table-cell>
          <table:table-cell office:value-type="string">
            <text:p>lado m,cara f,parte f,página f</text:p>
          </table:table-cell>
          <table:table-cell office:value-type="string">
            <text:p>NOUN</text:p>
          </table:table-cell>
          <table:table-cell office:value-type="string">
            <text:p>1. Das hier ist die Goethestraße. Ich wohne auf der linken Seite.2. Der Text steht auf Seite 20.</text:p>
          </table:table-cell>
        </table:table-row>
        <table:table-row table:style-name="ro1">
          <table:table-cell office:value-type="string">
            <text:p>die Sekretärin, -nen</text:p>
          </table:table-cell>
          <table:table-cell/>
          <table:table-cell office:value-type="string">
            <text:p>NOUN</text:p>
          </table:table-cell>
          <table:table-cell office:value-type="string">
            <text:p><text:s/>Ich arbeite als Sekretärin.</text:p>
          </table:table-cell>
        </table:table-row>
        <table:table-row table:style-name="ro1">
          <table:table-cell office:value-type="string">
            <text:p>das Semester, -</text:p>
          </table:table-cell>
          <table:table-cell office:value-type="string">
            <text:p>semestre m</text:p>
          </table:table-cell>
          <table:table-cell office:value-type="string">
            <text:p>NOUN</text:p>
          </table:table-cell>
          <table:table-cell office:value-type="string">
            <text:p>Mein Neffe studiert im 7. Semester Medizin.</text:p>
          </table:table-cell>
        </table:table-row>
        <table:table-row table:style-name="ro1">
          <table:table-cell office:value-type="string">
            <text:p>der Sender, -</text:p>
          </table:table-cell>
          <table:table-cell office:value-type="string">
            <text:p>(estación f ) emisora f,remitente m</text:p>
          </table:table-cell>
          <table:table-cell office:value-type="string">
            <text:p>NOUN</text:p>
          </table:table-cell>
          <table:table-cell office:value-type="string">
            <text:p>1. Welchen Sender siehst du am liebsten?2. Ich höre immer den Nachrichtensender.</text:p>
          </table:table-cell>
        </table:table-row>
        <table:table-row table:style-name="ro1">
          <table:table-cell office:value-type="string">
            <text:p>die Sendung, -en</text:p>
          </table:table-cell>
          <table:table-cell office:value-type="string">
            <text:p>envío m,emisión f,transmisión f,programa m</text:p>
          </table:table-cell>
          <table:table-cell office:value-type="string">
            <text:p>NOUN</text:p>
          </table:table-cell>
          <table:table-cell office:value-type="string">
            <text:p>1. Wir wiederholen die Sendung am 11. Mai.2. Ich warte auf eine Postsendung. </text:p>
          </table:table-cell>
        </table:table-row>
        <table:table-row table:style-name="ro1">
          <table:table-cell office:value-type="string">
            <text:p>die Senioren (Pl.) </text:p>
          </table:table-cell>
          <table:table-cell/>
          <table:table-cell office:value-type="string">
            <text:p>NOUN</text:p>
          </table:table-cell>
          <table:table-cell office:value-type="string">
            <text:p>Dieser Kurs ist für Senioren. </text:p>
          </table:table-cell>
        </table:table-row>
        <table:table-row table:style-name="ro1">
          <table:table-cell office:value-type="string">
            <text:p>die Serie, -n </text:p>
          </table:table-cell>
          <table:table-cell office:value-type="string">
            <text:p>serie f</text:p>
          </table:table-cell>
          <table:table-cell office:value-type="string">
            <text:p>NOUN</text:p>
          </table:table-cell>
          <table:table-cell office:value-type="string">
            <text:p>Meine Tochter liebt Fernsehserien.</text:p>
          </table:table-cell>
        </table:table-row>
        <table:table-row table:style-name="ro1">
          <table:table-cell office:value-type="string">
            <text:p>der Service</text:p>
          </table:table-cell>
          <table:table-cell office:value-type="string">
            <text:p>juego m de café,servicio m,asistencia f técnica,saque m</text:p>
          </table:table-cell>
          <table:table-cell office:value-type="string">
            <text:p>NOUN</text:p>
          </table:table-cell>
          <table:table-cell office:value-type="string">
            <text:p>1. Rufst du beim Pizza-Service an? 2. Ich war mit dem Service in der Werkstatt nicht zufrieden.</text:p>
          </table:table-cell>
        </table:table-row>
        <table:table-row table:style-name="ro1">
          <table:table-cell office:value-type="string">
            <text:p>der Sessel, -</text:p>
          </table:table-cell>
          <table:table-cell office:value-type="string">
            <text:p>sillón m,butaca f</text:p>
          </table:table-cell>
          <table:table-cell office:value-type="string">
            <text:p>NOUN</text:p>
          </table:table-cell>
          <table:table-cell office:value-type="string">
            <text:p>Ich hätte gern einen bequemen Sessel.</text:p>
          </table:table-cell>
        </table:table-row>
        <table:table-row table:style-name="ro1">
          <table:table-cell office:value-type="string">
            <text:p>die Sicherheit</text:p>
          </table:table-cell>
          <table:table-cell office:value-type="string">
            <text:p>seguridad f,aplomo m,certeza f,garantía f,fiabilidad f</text:p>
          </table:table-cell>
          <table:table-cell office:value-type="string">
            <text:p>NOUN</text:p>
          </table:table-cell>
          <table:table-cell office:value-type="string">
            <text:p>Sicherheit ist für mich sehr wichtig.</text:p>
          </table:table-cell>
        </table:table-row>
        <table:table-row table:style-name="ro1">
          <table:table-cell office:value-type="string">
            <text:p>der Sieg, -e</text:p>
          </table:table-cell>
          <table:table-cell office:value-type="string">
            <text:p>victoria f sobre,triunfo m sobre</text:p>
          </table:table-cell>
          <table:table-cell office:value-type="string">
            <text:p>NOUN</text:p>
          </table:table-cell>
          <table:table-cell office:value-type="string">
            <text:p>Unsere Mannschaft hat gewonnen. Wir freuen uns über den Sieg.</text:p>
          </table:table-cell>
        </table:table-row>
        <table:table-row table:style-name="ro1">
          <table:table-cell office:value-type="string">
            <text:p>der Sieger, -</text:p>
          </table:table-cell>
          <table:table-cell office:value-type="string">
            <text:p>vencedor(a) m (f),campeón(-ona) m (f)</text:p>
          </table:table-cell>
          <table:table-cell office:value-type="string">
            <text:p>NOUN</text:p>
          </table:table-cell>
          <table:table-cell office:value-type="string">
            <text:p>Wer hat gewonnen? Wie heißt der Sieger?</text:p>
          </table:table-cell>
        </table:table-row>
        <table:table-row table:style-name="ro1">
          <table:table-cell office:value-type="string">
            <text:p>der Sinn</text:p>
          </table:table-cell>
          <table:table-cell office:value-type="string">
            <text:p>sentido m,sentido m de,sensibilidad f para,objetivo m,significado m</text:p>
          </table:table-cell>
          <table:table-cell office:value-type="string">
            <text:p>NOUN</text:p>
          </table:table-cell>
          <table:table-cell office:value-type="string">
            <text:p>Bitte rufen Sie nicht jeden Tag an. Das hat keinen Sinn.</text:p>
          </table:table-cell>
        </table:table-row>
        <table:table-row table:style-name="ro1">
          <table:table-cell office:value-type="string">
            <text:p>die Situation, -en</text:p>
          </table:table-cell>
          <table:table-cell office:value-type="string">
            <text:p>situación f</text:p>
          </table:table-cell>
          <table:table-cell office:value-type="string">
            <text:p>NOUN</text:p>
          </table:table-cell>
          <table:table-cell office:value-type="string">
            <text:p>Meine Situation ist schwierig.</text:p>
          </table:table-cell>
        </table:table-row>
        <table:table-row table:style-name="ro1">
          <table:table-cell office:value-type="string">
            <text:p>der Sitz, -e </text:p>
          </table:table-cell>
          <table:table-cell office:value-type="string">
            <text:p>asiento m,butaca f,escaño m,sede f</text:p>
          </table:table-cell>
          <table:table-cell office:value-type="string">
            <text:p>NOUN</text:p>
          </table:table-cell>
          <table:table-cell office:value-type="string">
            <text:p>Ich suche für meinen Sohn einen Kindersitz fürs Auto.</text:p>
          </table:table-cell>
        </table:table-row>
        <table:table-row table:style-name="ro1">
          <table:table-cell office:value-type="string">
            <text:p>der Ski, -er (auch: -)</text:p>
          </table:table-cell>
          <table:table-cell office:value-type="string">
            <text:p>esquí m</text:p>
          </table:table-cell>
          <table:table-cell office:value-type="string">
            <text:p>NOUN</text:p>
          </table:table-cell>
          <table:table-cell office:value-type="string">
            <text:p>1. Gehen wir am Wochenende Ski laufen?2. Das sind aber schöne Skier!</text:p>
          </table:table-cell>
        </table:table-row>
        <table:table-row table:style-name="ro1">
          <table:table-cell office:value-type="string">
            <text:p>die SMS</text:p>
          </table:table-cell>
          <table:table-cell office:value-type="string">
            <text:p>SMS m</text:p>
          </table:table-cell>
          <table:table-cell office:value-type="string">
            <text:p>NOUN</text:p>
          </table:table-cell>
          <table:table-cell office:value-type="string">
            <text:p>Ich habe dir heute Morgen eine SMS geschickt. Warum antwortest du nicht?</text:p>
          </table:table-cell>
        </table:table-row>
        <table:table-row table:style-name="ro1">
          <table:table-cell office:value-type="string">
            <text:p>die Socke, -n</text:p>
          </table:table-cell>
          <table:table-cell office:value-type="string">
            <text:p>calcetín m</text:p>
          </table:table-cell>
          <table:table-cell office:value-type="string">
            <text:p>NOUN</text:p>
          </table:table-cell>
          <table:table-cell office:value-type="string">
            <text:p>Im Winter brauche ich warme Socken.</text:p>
          </table:table-cell>
        </table:table-row>
        <table:table-row table:style-name="ro1">
          <table:table-cell office:value-type="string">
            <text:p>das Sofa, -s</text:p>
          </table:table-cell>
          <table:table-cell office:value-type="string">
            <text:p>sofá m</text:p>
          </table:table-cell>
          <table:table-cell office:value-type="string">
            <text:p>NOUN</text:p>
          </table:table-cell>
          <table:table-cell office:value-type="string">
            <text:p>Wir hätten gern ein modernes Sofa.</text:p>
          </table:table-cell>
        </table:table-row>
        <table:table-row table:style-name="ro1">
          <table:table-cell office:value-type="string">
            <text:p>die Software</text:p>
          </table:table-cell>
          <table:table-cell office:value-type="string">
            <text:p>software m,soporte m lógico</text:p>
          </table:table-cell>
          <table:table-cell office:value-type="string">
            <text:p>NOUN</text:p>
          </table:table-cell>
          <table:table-cell office:value-type="string">
            <text:p>Ich habe mir eine neue Software gekauft. Ich bin sehr zufrieden damit.</text:p>
          </table:table-cell>
        </table:table-row>
        <table:table-row table:style-name="ro1">
          <table:table-cell office:value-type="string">
            <text:p>der Sohn, -"e</text:p>
          </table:table-cell>
          <table:table-cell office:value-type="string">
            <text:p>hijo m</text:p>
          </table:table-cell>
          <table:table-cell office:value-type="string">
            <text:p>NOUN</text:p>
          </table:table-cell>
          <table:table-cell office:value-type="string">
            <text:p>Mein jüngster Sohn ist vier.</text:p>
          </table:table-cell>
        </table:table-row>
        <table:table-row table:style-name="ro1">
          <table:table-cell office:value-type="string">
            <text:p>das Sonderangebot, -e </text:p>
          </table:table-cell>
          <table:table-cell office:value-type="string">
            <text:p>oferta f especial</text:p>
          </table:table-cell>
          <table:table-cell office:value-type="string">
            <text:p>NOUN</text:p>
          </table:table-cell>
          <table:table-cell office:value-type="string">
            <text:p>Das ist ein Sonderangebot: 25 % reduziert.</text:p>
          </table:table-cell>
        </table:table-row>
        <table:table-row table:style-name="ro1">
          <table:table-cell office:value-type="string">
            <text:p>die Sonne</text:p>
          </table:table-cell>
          <table:table-cell office:value-type="string">
            <text:p>sol m</text:p>
          </table:table-cell>
          <table:table-cell office:value-type="string">
            <text:p>NOUN</text:p>
          </table:table-cell>
          <table:table-cell office:value-type="string">
            <text:p>1. Das Wetter ist schön. Die Sonne scheint. 2. Ich habe zu lange in der Sonne gelegen.</text:p>
          </table:table-cell>
        </table:table-row>
        <table:table-row table:style-name="ro1">
          <table:table-cell office:value-type="string">
            <text:p>die Sorge, -n</text:p>
          </table:table-cell>
          <table:table-cell office:value-type="string">
            <text:p>preocupación f por,inquietud f por,pena f,cuidado m</text:p>
          </table:table-cell>
          <table:table-cell office:value-type="string">
            <text:p>NOUN</text:p>
          </table:table-cell>
          <table:table-cell office:value-type="string">
            <text:p>1. Ich mache mir Sorgen um meinen Sohn. Er ruft nicht an. 2. Um Ihre Zukunft brauchen Sie sich keine Sorgen zu machen.</text:p>
          </table:table-cell>
        </table:table-row>
        <table:table-row table:style-name="ro1">
          <table:table-cell office:value-type="string">
            <text:p>die Soße, -n </text:p>
          </table:table-cell>
          <table:table-cell office:value-type="string">
            <text:p>salsa f</text:p>
          </table:table-cell>
          <table:table-cell office:value-type="string">
            <text:p>NOUN</text:p>
          </table:table-cell>
          <table:table-cell office:value-type="string">
            <text:p>Gibst du mir bitte mal die Soße?</text:p>
          </table:table-cell>
        </table:table-row>
        <table:table-row table:style-name="ro1">
          <table:table-cell office:value-type="string">
            <text:p>das Souvenir, -s</text:p>
          </table:table-cell>
          <table:table-cell office:value-type="string">
            <text:p>recuerdo m</text:p>
          </table:table-cell>
          <table:table-cell office:value-type="string">
            <text:p>NOUN</text:p>
          </table:table-cell>
          <table:table-cell office:value-type="string">
            <text:p>Ich habe ein paar Souvenirs aus dem Urlaub mitgebracht.</text:p>
          </table:table-cell>
        </table:table-row>
        <table:table-row table:style-name="ro1">
          <table:table-cell office:value-type="string">
            <text:p>das Sozialamt, -"er </text:p>
          </table:table-cell>
          <table:table-cell office:value-type="string">
            <text:p>departamento m de asistencia social</text:p>
          </table:table-cell>
          <table:table-cell office:value-type="string">
            <text:p>NOUN</text:p>
          </table:table-cell>
          <table:table-cell office:value-type="string">
            <text:p>Sie müssen zum Sozialamt gehen.</text:p>
          </table:table-cell>
        </table:table-row>
        <table:table-row table:style-name="ro1">
          <table:table-cell office:value-type="string">
            <text:p>der Sozialarbeiter, -</text:p>
          </table:table-cell>
          <table:table-cell office:value-type="string">
            <text:p>asistente mf social</text:p>
          </table:table-cell>
          <table:table-cell office:value-type="string">
            <text:p>NOUN</text:p>
          </table:table-cell>
          <table:table-cell office:value-type="string">
            <text:p>Ein Schwager von mir arbeitet als Sozialarbeiter.</text:p>
          </table:table-cell>
        </table:table-row>
        <table:table-row table:style-name="ro1">
          <table:table-cell office:value-type="string">
            <text:p>die Sozialhilfe</text:p>
          </table:table-cell>
          <table:table-cell office:value-type="string">
            <text:p>ayuda f social,asistencia f pública</text:p>
          </table:table-cell>
          <table:table-cell office:value-type="string">
            <text:p>NOUN</text:p>
          </table:table-cell>
          <table:table-cell office:value-type="string">
            <text:p>Sie können Sozialhilfe beantragen.</text:p>
          </table:table-cell>
        </table:table-row>
        <table:table-row table:style-name="ro1">
          <table:table-cell office:value-type="string">
            <text:p>der Spaß</text:p>
          </table:table-cell>
          <table:table-cell office:value-type="string">
            <text:p>broma f,burla f,changa f AmS, Cuba,trisca f AmC, Ant,diversión f,gusto m</text:p>
          </table:table-cell>
          <table:table-cell office:value-type="string">
            <text:p>NOUN</text:p>
          </table:table-cell>
          <table:table-cell office:value-type="string">
            <text:p>1. Meine Arbeit macht mir viel Spaß. 2. Ich tanze gern. Das macht mir Spaß. 3. Viel Spaß bei der Party!</text:p>
          </table:table-cell>
        </table:table-row>
        <table:table-row table:style-name="ro1">
          <table:table-cell office:value-type="string">
            <text:p>der Spaziergang, -"e</text:p>
          </table:table-cell>
          <table:table-cell office:value-type="string">
            <text:p>paseo m</text:p>
          </table:table-cell>
          <table:table-cell office:value-type="string">
            <text:p>NOUN</text:p>
          </table:table-cell>
          <table:table-cell office:value-type="string">
            <text:p>Abends mache ich oft einen Spaziergang.</text:p>
          </table:table-cell>
        </table:table-row>
        <table:table-row table:style-name="ro1">
          <table:table-cell office:value-type="string">
            <text:p>die Speisekarte, -n</text:p>
          </table:table-cell>
          <table:table-cell office:value-type="string">
            <text:p>carta f (del menú),lista f de platos</text:p>
          </table:table-cell>
          <table:table-cell office:value-type="string">
            <text:p>NOUN</text:p>
          </table:table-cell>
          <table:table-cell office:value-type="string">
            <text:p>Bitte, die Speisekarte. </text:p>
          </table:table-cell>
        </table:table-row>
        <table:table-row table:style-name="ro1">
          <table:table-cell office:value-type="string">
            <text:p>der Speisewagen, - </text:p>
          </table:table-cell>
          <table:table-cell office:value-type="string">
            <text:p>coche m restaurante</text:p>
          </table:table-cell>
          <table:table-cell office:value-type="string">
            <text:p>NOUN</text:p>
          </table:table-cell>
          <table:table-cell office:value-type="string">
            <text:p>Wo ist der Speisewagen?</text:p>
          </table:table-cell>
        </table:table-row>
        <table:table-row table:style-name="ro1">
          <table:table-cell office:value-type="string">
            <text:p>die Vorspeise, -n</text:p>
          </table:table-cell>
          <table:table-cell office:value-type="string">
            <text:p>entrada f,entremés m</text:p>
          </table:table-cell>
          <table:table-cell office:value-type="string">
            <text:p>NOUN</text:p>
          </table:table-cell>
          <table:table-cell office:value-type="string">
            <text:p>Als Vorspeise nehme ich eine Suppe, aber dafür nehme ich keine Nachspeise.</text:p>
          </table:table-cell>
        </table:table-row>
        <table:table-row table:style-name="ro1">
          <table:table-cell office:value-type="string">
            <text:p>der Spezialist, -en</text:p>
          </table:table-cell>
          <table:table-cell office:value-type="string">
            <text:p>especialista mf en</text:p>
          </table:table-cell>
          <table:table-cell office:value-type="string">
            <text:p>NOUN</text:p>
          </table:table-cell>
          <table:table-cell office:value-type="string">
            <text:p>Mein Arzt hat mich zum Spezialisten geschickt.</text:p>
          </table:table-cell>
        </table:table-row>
        <table:table-row table:style-name="ro1">
          <table:table-cell office:value-type="string">
            <text:p>der Spiegel, -</text:p>
          </table:table-cell>
          <table:table-cell office:value-type="string">
            <text:p>espejo m,espéculo m,nivel m,espejo m de popa</text:p>
          </table:table-cell>
          <table:table-cell office:value-type="string">
            <text:p>NOUN</text:p>
          </table:table-cell>
          <table:table-cell office:value-type="string">
            <text:p>Ich möchte gerne sehen, wie mein Kleid sitzt. Hast du einen Spiegel?</text:p>
          </table:table-cell>
        </table:table-row>
        <table:table-row table:style-name="ro1">
          <table:table-cell office:value-type="string">
            <text:p>das Spiel, -e</text:p>
          </table:table-cell>
          <table:table-cell office:value-type="string">
            <text:p>juego m,partido m,interpretación f,actuación f,holgura f</text:p>
          </table:table-cell>
          <table:table-cell office:value-type="string">
            <text:p>NOUN</text:p>
          </table:table-cell>
          <table:table-cell office:value-type="string">
            <text:p>1. Monopoly ist ein ganz bekanntes Spiel. 2. Nach 20 Minuten stand das Spiel 2 : 1.</text:p>
          </table:table-cell>
        </table:table-row>
        <table:table-row table:style-name="ro1">
          <table:table-cell office:value-type="string">
            <text:p>der Spieler, -</text:p>
          </table:table-cell>
          <table:table-cell office:value-type="string">
            <text:p>jugador(a) m (f)</text:p>
          </table:table-cell>
          <table:table-cell office:value-type="string">
            <text:p>NOUN</text:p>
          </table:table-cell>
          <table:table-cell office:value-type="string">
            <text:p>Mein Sohn möchte Fußballspieler werden.</text:p>
          </table:table-cell>
        </table:table-row>
        <table:table-row table:style-name="ro1">
          <table:table-cell office:value-type="string">
            <text:p>der Spielplatz, -"e </text:p>
          </table:table-cell>
          <table:table-cell office:value-type="string">
            <text:p>parque m infantil</text:p>
          </table:table-cell>
          <table:table-cell office:value-type="string">
            <text:p>NOUN</text:p>
          </table:table-cell>
          <table:table-cell office:value-type="string">
            <text:p>Die Kinder sind auf dem Spielplatz.</text:p>
          </table:table-cell>
        </table:table-row>
        <table:table-row table:style-name="ro1">
          <table:table-cell office:value-type="string">
            <text:p>das Spielzeug</text:p>
          </table:table-cell>
          <table:table-cell office:value-type="string">
            <text:p>juguete m</text:p>
          </table:table-cell>
          <table:table-cell office:value-type="string">
            <text:p>NOUN</text:p>
          </table:table-cell>
          <table:table-cell office:value-type="string">
            <text:p>Zu Weihnachten wünschen sich die Kinder vor allem Spielzeug.</text:p>
          </table:table-cell>
        </table:table-row>
        <table:table-row table:style-name="ro1">
          <table:table-cell office:value-type="string">
            <text:p>der Sport</text:p>
          </table:table-cell>
          <table:table-cell office:value-type="string">
            <text:p>deporte m,educación f física</text:p>
          </table:table-cell>
          <table:table-cell office:value-type="string">
            <text:p>NOUN</text:p>
          </table:table-cell>
          <table:table-cell office:value-type="string">
            <text:p>1. Für Sport interessiere ich mich sehr. 2. Ich mache viel Sport.</text:p>
          </table:table-cell>
        </table:table-row>
        <table:table-row table:style-name="ro1">
          <table:table-cell office:value-type="string">
            <text:p>die Sportart, -en </text:p>
          </table:table-cell>
          <table:table-cell office:value-type="string">
            <text:p>disciplina f (deportiva)</text:p>
          </table:table-cell>
          <table:table-cell office:value-type="string">
            <text:p>NOUN</text:p>
          </table:table-cell>
          <table:table-cell office:value-type="string">
            <text:p>Welche Sportart findest du am besten?</text:p>
          </table:table-cell>
        </table:table-row>
        <table:table-row table:style-name="ro1">
          <table:table-cell office:value-type="string">
            <text:p>der Sportler, -</text:p>
          </table:table-cell>
          <table:table-cell office:value-type="string">
            <text:p>deportista mf</text:p>
          </table:table-cell>
          <table:table-cell office:value-type="string">
            <text:p>NOUN</text:p>
          </table:table-cell>
          <table:table-cell office:value-type="string">
            <text:p>Meine Mutter war früher Sportlerin.</text:p>
          </table:table-cell>
        </table:table-row>
        <table:table-row table:style-name="ro1">
          <table:table-cell office:value-type="string">
            <text:p>die Sprache, -n </text:p>
          </table:table-cell>
          <table:table-cell office:value-type="string">
            <text:p>lengua f,idioma m,lenguaje m,habla f</text:p>
          </table:table-cell>
          <table:table-cell office:value-type="string">
            <text:p>NOUN</text:p>
          </table:table-cell>
          <table:table-cell office:value-type="string">
            <text:p>Franco spricht mehrere Sprachen. </text:p>
          </table:table-cell>
        </table:table-row>
        <table:table-row table:style-name="ro1">
          <table:table-cell office:value-type="string">
            <text:p>die Muttersprache, -en</text:p>
          </table:table-cell>
          <table:table-cell office:value-type="string">
            <text:p>lengua f materna</text:p>
          </table:table-cell>
          <table:table-cell office:value-type="string">
            <text:p>NOUN</text:p>
          </table:table-cell>
          <table:table-cell office:value-type="string">
            <text:p>Was ist Ihre Muttersprache?</text:p>
          </table:table-cell>
        </table:table-row>
        <table:table-row table:style-name="ro1">
          <table:table-cell office:value-type="string">
            <text:p>die Sprechstunde, -n</text:p>
          </table:table-cell>
          <table:table-cell office:value-type="string">
            <text:p>horario m de atención,(hora f de) consulta f,hora f de tutoría,atención f a alumnos</text:p>
          </table:table-cell>
          <table:table-cell office:value-type="string">
            <text:p>NOUN</text:p>
          </table:table-cell>
          <table:table-cell office:value-type="string">
            <text:p>Dr. Müller hat nachmittags keine Sprechstunde.</text:p>
          </table:table-cell>
        </table:table-row>
        <table:table-row table:style-name="ro1">
          <table:table-cell office:value-type="string">
            <text:p>die Spritze, -n</text:p>
          </table:table-cell>
          <table:table-cell office:value-type="string">
            <text:p>jeringa f,jeringuilla f,inyección f,bomba f de incendios,subvención f (financiera)</text:p>
          </table:table-cell>
          <table:table-cell office:value-type="string">
            <text:p>NOUN</text:p>
          </table:table-cell>
          <table:table-cell office:value-type="string">
            <text:p>Ich habe heute vom Arzt eine Spritze gegen die Schmerzen bekommen.</text:p>
          </table:table-cell>
        </table:table-row>
        <table:table-row table:style-name="ro1">
          <table:table-cell office:value-type="string">
            <text:p>die Spülmaschine, -n </text:p>
          </table:table-cell>
          <table:table-cell office:value-type="string">
            <text:p>lavavajillas m inv,lavaplatos m inv</text:p>
          </table:table-cell>
          <table:table-cell office:value-type="string">
            <text:p>NOUN</text:p>
          </table:table-cell>
          <table:table-cell office:value-type="string">
            <text:p>Ich habe eine Spülmaschine.</text:p>
          </table:table-cell>
        </table:table-row>
        <table:table-row table:style-name="ro1">
          <table:table-cell office:value-type="string">
            <text:p>die Spur, -en</text:p>
          </table:table-cell>
          <table:table-cell office:value-type="string">
            <text:p>rastro m,huella f,pista f,carril m,distancia f entre ejes,pizca f</text:p>
          </table:table-cell>
          <table:table-cell office:value-type="string">
            <text:p>NOUN</text:p>
          </table:table-cell>
          <table:table-cell office:value-type="string">
            <text:p><text:s/>Die Polizei hat noch keine Spur. </text:p>
          </table:table-cell>
        </table:table-row>
        <table:table-row table:style-name="ro1">
          <table:table-cell office:value-type="string">
            <text:p>der Staat, -en</text:p>
          </table:table-cell>
          <table:table-cell office:value-type="string">
            <text:p>Estado m,colonia f</text:p>
          </table:table-cell>
          <table:table-cell office:value-type="string">
            <text:p>NOUN</text:p>
          </table:table-cell>
          <table:table-cell office:value-type="string">
            <text:p>Sie bekommen vom Staat einen Teil der Miete bezahlt.</text:p>
          </table:table-cell>
        </table:table-row>
        <table:table-row table:style-name="ro1">
          <table:table-cell office:value-type="string">
            <text:p>die Staatsangehörigkeit</text:p>
          </table:table-cell>
          <table:table-cell office:value-type="string">
            <text:p>nacionalidad f</text:p>
          </table:table-cell>
          <table:table-cell office:value-type="string">
            <text:p>NOUN</text:p>
          </table:table-cell>
          <table:table-cell office:value-type="string">
            <text:p>Tragen Sie bitte hier die Staatsangehörigkeit ein.</text:p>
          </table:table-cell>
        </table:table-row>
        <table:table-row table:style-name="ro1">
          <table:table-cell office:value-type="string">
            <text:p>das Stadion, Stadien </text:p>
          </table:table-cell>
          <table:table-cell office:value-type="string">
            <text:p>estadio m</text:p>
          </table:table-cell>
          <table:table-cell office:value-type="string">
            <text:p>NOUN</text:p>
          </table:table-cell>
          <table:table-cell office:value-type="string">
            <text:p>Ich möchte am Samstag ins Stadion gehen. Da spielt meine Mannschaft.</text:p>
          </table:table-cell>
        </table:table-row>
        <table:table-row table:style-name="ro1">
          <table:table-cell office:value-type="string">
            <text:p>die Stadt, -"e</text:p>
          </table:table-cell>
          <table:table-cell office:value-type="string">
            <text:p>ciudad f,municipio m</text:p>
          </table:table-cell>
          <table:table-cell office:value-type="string">
            <text:p>NOUN</text:p>
          </table:table-cell>
          <table:table-cell office:value-type="string">
            <text:p>1. Heidelberg ist eine alte Stadt. 2. Ich wohne lieber auf dem Land als in der Stadt. 3. Gehst du mit in die Stadt? 4. Mein Mann arbeitet bei der Stadt.</text:p>
          </table:table-cell>
        </table:table-row>
        <table:table-row table:style-name="ro1">
          <table:table-cell office:value-type="string">
            <text:p>der Stadtplan, -"e</text:p>
          </table:table-cell>
          <table:table-cell office:value-type="string">
            <text:p>plano m de la ciudad</text:p>
          </table:table-cell>
          <table:table-cell office:value-type="string">
            <text:p>NOUN</text:p>
          </table:table-cell>
          <table:table-cell office:value-type="string">
            <text:p>Haben Sie einen Stadtplan? </text:p>
          </table:table-cell>
        </table:table-row>
        <table:table-row table:style-name="ro1">
          <table:table-cell office:value-type="string">
            <text:p>das Standesamt, -"er</text:p>
          </table:table-cell>
          <table:table-cell office:value-type="string">
            <text:p>registro m civil</text:p>
          </table:table-cell>
          <table:table-cell office:value-type="string">
            <text:p>NOUN</text:p>
          </table:table-cell>
          <table:table-cell office:value-type="string">
            <text:p>Die Hochzeit ist am 3. Mai im Standesamt Weilburg.</text:p>
          </table:table-cell>
        </table:table-row>
        <table:table-row table:style-name="ro1">
          <table:table-cell office:value-type="string">
            <text:p>der Standpunkt, -e</text:p>
          </table:table-cell>
          <table:table-cell office:value-type="string">
            <text:p>punto m de vista,opinión f</text:p>
          </table:table-cell>
          <table:table-cell office:value-type="string">
            <text:p>NOUN</text:p>
          </table:table-cell>
          <table:table-cell office:value-type="string">
            <text:p>1. Von seinem Standpunkt aus hat er recht.2. Er steht auf dem Standpunkt, dass ...</text:p>
          </table:table-cell>
        </table:table-row>
        <table:table-row table:style-name="ro1">
          <table:table-cell office:value-type="string">
            <text:p>der Star, -s</text:p>
          </table:table-cell>
          <table:table-cell office:value-type="string">
            <text:p>estornino m,estrella f</text:p>
          </table:table-cell>
          <table:table-cell office:value-type="string">
            <text:p>NOUN</text:p>
          </table:table-cell>
          <table:table-cell office:value-type="string">
            <text:p>Diese Sängerin ist ein großer Star in Deutschland.</text:p>
          </table:table-cell>
        </table:table-row>
        <table:table-row table:style-name="ro1">
          <table:table-cell office:value-type="string">
            <text:p>der Start, -s </text:p>
          </table:table-cell>
          <table:table-cell office:value-type="string">
            <text:p>salida f,punto m de salida,despegue m,decolaje m AmS,arranque m,lanzamiento m,comienzo m</text:p>
          </table:table-cell>
          <table:table-cell office:value-type="string">
            <text:p>NOUN</text:p>
          </table:table-cell>
          <table:table-cell office:value-type="string">
            <text:p>Bleiben Sie bitte während des Starts auf Ihren Sitzen.</text:p>
          </table:table-cell>
        </table:table-row>
        <table:table-row table:style-name="ro1">
          <table:table-cell office:value-type="string">
            <text:p>die Station, -en</text:p>
          </table:table-cell>
          <table:table-cell office:value-type="string">
            <text:p>estación f,parada f,unidad f</text:p>
          </table:table-cell>
          <table:table-cell office:value-type="string">
            <text:p>NOUN</text:p>
          </table:table-cell>
          <table:table-cell office:value-type="string">
            <text:p>1. Sie müssen an der nächsten Station aussteigen. 2. Meine Nachbarin liegt auf Station III.</text:p>
          </table:table-cell>
        </table:table-row>
        <table:table-row table:style-name="ro1">
          <table:table-cell office:value-type="string">
            <text:p>der Stau, -s</text:p>
          </table:table-cell>
          <table:table-cell office:value-type="string">
            <text:p>atasco m,retención f,estancamiento m</text:p>
          </table:table-cell>
          <table:table-cell office:value-type="string">
            <text:p>NOUN</text:p>
          </table:table-cell>
          <table:table-cell office:value-type="string">
            <text:p>1. Auf der A3 wegen eines Unfalls 5 km Stau.2. Wir standen eine Stunde im Stau.</text:p>
          </table:table-cell>
        </table:table-row>
        <table:table-row table:style-name="ro1">
          <table:table-cell office:value-type="string">
            <text:p>der Staub</text:p>
          </table:table-cell>
          <table:table-cell office:value-type="string">
            <text:p>polvo m</text:p>
          </table:table-cell>
          <table:table-cell office:value-type="string">
            <text:p>NOUN</text:p>
          </table:table-cell>
          <table:table-cell office:value-type="string">
            <text:p>1. Ich habe überall Staub gewischt. 2. Ich muss noch Staub saugen.</text:p>
          </table:table-cell>
        </table:table-row>
        <table:table-row table:style-name="ro1">
          <table:table-cell office:value-type="string">
            <text:p>das Steak, -s</text:p>
          </table:table-cell>
          <table:table-cell office:value-type="string">
            <text:p>bistec m,filete m de carne</text:p>
          </table:table-cell>
          <table:table-cell office:value-type="string">
            <text:p>NOUN</text:p>
          </table:table-cell>
          <table:table-cell office:value-type="string">
            <text:p>Bitte ein Steak mit Salat.</text:p>
          </table:table-cell>
        </table:table-row>
        <table:table-row table:style-name="ro1">
          <table:table-cell office:value-type="string">
            <text:p>die Steckdose, -n </text:p>
          </table:table-cell>
          <table:table-cell office:value-type="string">
            <text:p>(caja f de) enchufe m,tomacorriente m Arg, Peru</text:p>
          </table:table-cell>
          <table:table-cell office:value-type="string">
            <text:p>NOUN</text:p>
          </table:table-cell>
          <table:table-cell office:value-type="string">
            <text:p>Wir haben keine Steckdose in diesem Zimmer.</text:p>
          </table:table-cell>
        </table:table-row>
        <table:table-row table:style-name="ro1">
          <table:table-cell office:value-type="string">
            <text:p>der Stecker, -</text:p>
          </table:table-cell>
          <table:table-cell office:value-type="string">
            <text:p>enchufe m,conector m</text:p>
          </table:table-cell>
          <table:table-cell office:value-type="string">
            <text:p>NOUN</text:p>
          </table:table-cell>
          <table:table-cell office:value-type="string">
            <text:p>Der Stecker passt nicht in diese Steckdose.</text:p>
          </table:table-cell>
        </table:table-row>
        <table:table-row table:style-name="ro1">
          <table:table-cell office:value-type="string">
            <text:p>der Stein, -e </text:p>
          </table:table-cell>
          <table:table-cell office:value-type="string">
            <text:p>piedra f,piedra f preciosa,cálculo m,hueso m,carozo m CSur, Bol, Mex,ficha f,pieza f</text:p>
          </table:table-cell>
          <table:table-cell office:value-type="string">
            <text:p>NOUN</text:p>
          </table:table-cell>
          <table:table-cell office:value-type="string">
            <text:p>Die Kinder werfen Steine ins Wasser.</text:p>
          </table:table-cell>
        </table:table-row>
        <table:table-row table:style-name="ro1">
          <table:table-cell office:value-type="string">
            <text:p>die Stelle, -n</text:p>
          </table:table-cell>
          <table:table-cell office:value-type="string">
            <text:p>lugar m,sitio m,parte f,punto m,pasaje m,puesto m (de trabajo),plaza f,autoridad f,decimal m,cifra f</text:p>
          </table:table-cell>
          <table:table-cell office:value-type="string">
            <text:p>NOUN</text:p>
          </table:table-cell>
          <table:table-cell office:value-type="string">
            <text:p>1. Ich habe eine neue Stelle. 2. Wir treffen uns hier an dieser Stelle. 3. Diese Stelle in seinem Brief ist mir nicht ganz klar. 4. An Ihrer Stelle würde ich den Vertrag nicht unterschreiben. 5. An welche Stelle muss ich den Antrag schicken?</text:p>
          </table:table-cell>
        </table:table-row>
        <table:table-row table:style-name="ro1">
          <table:table-cell office:value-type="string">
            <text:p>der Stempel, -</text:p>
          </table:table-cell>
          <table:table-cell office:value-type="string">
            <text:p>sello m,matasellos m inv,pistilo m,punzón m</text:p>
          </table:table-cell>
          <table:table-cell office:value-type="string">
            <text:p>NOUN</text:p>
          </table:table-cell>
          <table:table-cell office:value-type="string">
            <text:p>Es gilt das Datum des Poststempels.</text:p>
          </table:table-cell>
        </table:table-row>
        <table:table-row table:style-name="ro1">
          <table:table-cell office:value-type="string">
            <text:p>der Stern, -e </text:p>
          </table:table-cell>
          <table:table-cell office:value-type="string">
            <text:p>estrella f,astro m</text:p>
          </table:table-cell>
          <table:table-cell office:value-type="string">
            <text:p>NOUN</text:p>
          </table:table-cell>
          <table:table-cell office:value-type="string">
            <text:p>Heute sieht man viele Sterne am Himmel.</text:p>
          </table:table-cell>
        </table:table-row>
        <table:table-row table:style-name="ro1">
          <table:table-cell office:value-type="string">
            <text:p>die Steuer, -n</text:p>
          </table:table-cell>
          <table:table-cell office:value-type="string">
            <text:p>volante m,timón m,impuesto m</text:p>
          </table:table-cell>
          <table:table-cell office:value-type="string">
            <text:p>NOUN</text:p>
          </table:table-cell>
          <table:table-cell office:value-type="string">
            <text:p>1. Wir müssen immer mehr Steuern zahlen.2. Haben Sie Ihre Lohnsteuerkarte dabei?</text:p>
          </table:table-cell>
        </table:table-row>
        <table:table-row table:style-name="ro1">
          <table:table-cell office:value-type="string">
            <text:p>der Stiefel, -</text:p>
          </table:table-cell>
          <table:table-cell office:value-type="string">
            <text:p>bota f</text:p>
          </table:table-cell>
          <table:table-cell office:value-type="string">
            <text:p>NOUN</text:p>
          </table:table-cell>
          <table:table-cell office:value-type="string">
            <text:p>Ich habe mir für den Winter ein Paar warme Stiefel gekauft.</text:p>
          </table:table-cell>
        </table:table-row>
        <table:table-row table:style-name="ro1">
          <table:table-cell office:value-type="string">
            <text:p>die Stimme, -n</text:p>
          </table:table-cell>
          <table:table-cell office:value-type="string">
            <text:p>voz f,voto m,registro m,parte f</text:p>
          </table:table-cell>
          <table:table-cell office:value-type="string">
            <text:p>NOUN</text:p>
          </table:table-cell>
          <table:table-cell office:value-type="string">
            <text:p>Ich habe dich sofort an der Stimme erkannt.</text:p>
          </table:table-cell>
        </table:table-row>
        <table:table-row table:style-name="ro1">
          <table:table-cell office:value-type="string">
            <text:p>die Stimmung, -en</text:p>
          </table:table-cell>
          <table:table-cell office:value-type="string">
            <text:p>estado m de ánimo,humor m,ambiente m,atmósfera f,opinión f pública,afinación f</text:p>
          </table:table-cell>
          <table:table-cell office:value-type="string">
            <text:p>NOUN</text:p>
          </table:table-cell>
          <table:table-cell office:value-type="string">
            <text:p>Es war eine tolle Party. Die Stimmung war sehr gut.</text:p>
          </table:table-cell>
        </table:table-row>
        <table:table-row table:style-name="ro1">
          <table:table-cell office:value-type="string">
            <text:p>die Stirn, -en</text:p>
          </table:table-cell>
          <table:table-cell office:value-type="string">
            <text:p>frente f</text:p>
          </table:table-cell>
          <table:table-cell office:value-type="string">
            <text:p>NOUN</text:p>
          </table:table-cell>
          <table:table-cell office:value-type="string">
            <text:p>Mach dir die Haare aus der Stirn.</text:p>
          </table:table-cell>
        </table:table-row>
        <table:table-row table:style-name="ro1">
          <table:table-cell office:value-type="string">
            <text:p>der Stock </text:p>
          </table:table-cell>
          <table:table-cell office:value-type="string">
            <text:p>palo m,bastón m,batuta f,taco m,planta f,tocón m,piso m,puré m de patatas,en Suiza, casa situada al lado de la granja donde viven los padres de los granjeros</text:p>
          </table:table-cell>
          <table:table-cell office:value-type="string">
            <text:p>NOUN</text:p>
          </table:table-cell>
          <table:table-cell office:value-type="string">
            <text:p>Mein Büro ist im 3. Stock, Zimmer 305.</text:p>
          </table:table-cell>
        </table:table-row>
        <table:table-row table:style-name="ro1">
          <table:table-cell office:value-type="string">
            <text:p>das Stockwerk, -e</text:p>
          </table:table-cell>
          <table:table-cell office:value-type="string">
            <text:p>piso m,planta f</text:p>
          </table:table-cell>
          <table:table-cell office:value-type="string">
            <text:p>NOUN</text:p>
          </table:table-cell>
          <table:table-cell office:value-type="string">
            <text:p>Das Gebäude hat zwanzig Stockwerke.</text:p>
          </table:table-cell>
        </table:table-row>
        <table:table-row table:style-name="ro1">
          <table:table-cell office:value-type="string">
            <text:p>der Stoff, -e</text:p>
          </table:table-cell>
          <table:table-cell office:value-type="string">
            <text:p>materia f,polvo m,tejido m,tela f,su(b)stancia f,material m,tema m</text:p>
          </table:table-cell>
          <table:table-cell office:value-type="string">
            <text:p>NOUN</text:p>
          </table:table-cell>
          <table:table-cell office:value-type="string">
            <text:p>1. Was für ein Stoff ist das? – Wolle. 2. In manchen Farben sind giftige Stoffe.</text:p>
          </table:table-cell>
        </table:table-row>
        <table:table-row table:style-name="ro1">
          <table:table-cell office:value-type="string">
            <text:p>die Störung, -en</text:p>
          </table:table-cell>
          <table:table-cell office:value-type="string">
            <text:p>molestia f,estorbo m,alteración f,interrupción f,perturbación f,avería f,irregularidad f</text:p>
          </table:table-cell>
          <table:table-cell office:value-type="string">
            <text:p>NOUN</text:p>
          </table:table-cell>
          <table:table-cell office:value-type="string">
            <text:p>Das stört mich nicht. Entschuldigen Sie bitte die Störung.</text:p>
          </table:table-cell>
        </table:table-row>
        <table:table-row table:style-name="ro1">
          <table:table-cell office:value-type="string">
            <text:p>die Strafe, -n </text:p>
          </table:table-cell>
          <table:table-cell office:value-type="string">
            <text:p>pena f,castigo m,multa f</text:p>
          </table:table-cell>
          <table:table-cell office:value-type="string">
            <text:p>NOUN</text:p>
          </table:table-cell>
          <table:table-cell office:value-type="string">
            <text:p>Schwarzfahren kostet 60 Euro Strafe.</text:p>
          </table:table-cell>
        </table:table-row>
        <table:table-row table:style-name="ro1">
          <table:table-cell office:value-type="string">
            <text:p>der Strafzettel, -</text:p>
          </table:table-cell>
          <table:table-cell office:value-type="string">
            <text:p>multa f</text:p>
          </table:table-cell>
          <table:table-cell office:value-type="string">
            <text:p>NOUN</text:p>
          </table:table-cell>
          <table:table-cell office:value-type="string">
            <text:p>So ein Pech! Ich habe einmal falsch geparkt und sofort einen Strafzettel bekommen.</text:p>
          </table:table-cell>
        </table:table-row>
        <table:table-row table:style-name="ro1">
          <table:table-cell office:value-type="string">
            <text:p>der Strand, -"e </text:p>
          </table:table-cell>
          <table:table-cell office:value-type="string">
            <text:p>playa f</text:p>
          </table:table-cell>
          <table:table-cell office:value-type="string">
            <text:p>NOUN</text:p>
          </table:table-cell>
          <table:table-cell office:value-type="string">
            <text:p>Im Urlaub bin ich am liebsten am Strand.</text:p>
          </table:table-cell>
        </table:table-row>
        <table:table-row table:style-name="ro1">
          <table:table-cell office:value-type="string">
            <text:p>die Straße, -n</text:p>
          </table:table-cell>
          <table:table-cell office:value-type="string">
            <text:p>calle f,avenida f,paseo m,carretera f,estrecho m</text:p>
          </table:table-cell>
          <table:table-cell office:value-type="string">
            <text:p>NOUN</text:p>
          </table:table-cell>
          <table:table-cell office:value-type="string">
            <text:p>1. Wir wohnen in der Gartenstraße. 2. Unser Haus ist eine Straße weiter. 3. Fahren Sie die erste Straße links.</text:p>
          </table:table-cell>
        </table:table-row>
        <table:table-row table:style-name="ro1">
          <table:table-cell office:value-type="string">
            <text:p>die Straßenbahn, -en </text:p>
          </table:table-cell>
          <table:table-cell office:value-type="string">
            <text:p>tranvía m</text:p>
          </table:table-cell>
          <table:table-cell office:value-type="string">
            <text:p>NOUN</text:p>
          </table:table-cell>
          <table:table-cell office:value-type="string">
            <text:p>Ich bin heute mit der Straßenbahn gekommen.</text:p>
          </table:table-cell>
        </table:table-row>
        <table:table-row table:style-name="ro1">
          <table:table-cell office:value-type="string">
            <text:p>die Strecke, -n</text:p>
          </table:table-cell>
          <table:table-cell office:value-type="string">
            <text:p>trayecto m,tramo m,línea f,recorrido m,distancia f,camino m,ruta f,galería f,segmento m rectilíneo</text:p>
          </table:table-cell>
          <table:table-cell office:value-type="string">
            <text:p>NOUN</text:p>
          </table:table-cell>
          <table:table-cell office:value-type="string">
            <text:p>1. Sind Sie die ganze Strecke zu Fuß gegangen?2. Auf der Strecke München – Salzburg 8 km Stau.3. Ich möchte nach Hamburg fahren. Können Sie mir sagen, welche Strecke am besten ist?</text:p>
          </table:table-cell>
        </table:table-row>
        <table:table-row table:style-name="ro1">
          <table:table-cell office:value-type="string">
            <text:p>das Streichholz, -"er</text:p>
          </table:table-cell>
          <table:table-cell office:value-type="string">
            <text:p>cerilla f,fósforo m,cerillo m Mex</text:p>
          </table:table-cell>
          <table:table-cell office:value-type="string">
            <text:p>NOUN</text:p>
          </table:table-cell>
          <table:table-cell office:value-type="string">
            <text:p>Ich hätte gern eine Schachtel Streichhölzer.</text:p>
          </table:table-cell>
        </table:table-row>
        <table:table-row table:style-name="ro1">
          <table:table-cell office:value-type="string">
            <text:p>der Streik, -s</text:p>
          </table:table-cell>
          <table:table-cell office:value-type="string">
            <text:p>huelga f</text:p>
          </table:table-cell>
          <table:table-cell office:value-type="string">
            <text:p>NOUN</text:p>
          </table:table-cell>
          <table:table-cell office:value-type="string">
            <text:p>Es gab einen Streik am Flughafen. Deshalb hatte unsere Maschine Verspätung.</text:p>
          </table:table-cell>
        </table:table-row>
        <table:table-row table:style-name="ro1">
          <table:table-cell office:value-type="string">
            <text:p>der Streit</text:p>
          </table:table-cell>
          <table:table-cell office:value-type="string">
            <text:p>riña f,disputa f por sobre,pelea f por,litigio m,pleito m</text:p>
          </table:table-cell>
          <table:table-cell office:value-type="string">
            <text:p>NOUN</text:p>
          </table:table-cell>
          <table:table-cell office:value-type="string">
            <text:p>Ich möchte keinen Streit mit den Nachbarn.</text:p>
          </table:table-cell>
        </table:table-row>
        <table:table-row table:style-name="ro1">
          <table:table-cell office:value-type="string">
            <text:p>der Stress </text:p>
          </table:table-cell>
          <table:table-cell office:value-type="string">
            <text:p>estrés m</text:p>
          </table:table-cell>
          <table:table-cell office:value-type="string">
            <text:p>NOUN</text:p>
          </table:table-cell>
          <table:table-cell office:value-type="string">
            <text:p>Ich habe bei der Arbeit viel Stress.</text:p>
          </table:table-cell>
        </table:table-row>
        <table:table-row table:style-name="ro1">
          <table:table-cell office:value-type="string">
            <text:p>der Strom</text:p>
          </table:table-cell>
          <table:table-cell office:value-type="string">
            <text:p>corriente f,río m,raudal m,oleada f</text:p>
          </table:table-cell>
          <table:table-cell office:value-type="string">
            <text:p>NOUN</text:p>
          </table:table-cell>
          <table:table-cell office:value-type="string">
            <text:p>Wie kann ich im Haushalt Strom sparen?</text:p>
          </table:table-cell>
        </table:table-row>
        <table:table-row table:style-name="ro1">
          <table:table-cell office:value-type="string">
            <text:p>der Strumpf, -"e </text:p>
          </table:table-cell>
          <table:table-cell office:value-type="string">
            <text:p>media f,calcetín m</text:p>
          </table:table-cell>
          <table:table-cell office:value-type="string">
            <text:p>NOUN</text:p>
          </table:table-cell>
          <table:table-cell office:value-type="string">
            <text:p>Wo sind meine roten Strümpfe?</text:p>
          </table:table-cell>
        </table:table-row>
        <table:table-row table:style-name="ro1">
          <table:table-cell office:value-type="string">
            <text:p>das Stück, -e/-stück, -e</text:p>
          </table:table-cell>
          <table:table-cell office:value-type="string">
            <text:p>pieza f,cabeza f,trozo m,pedazo m,troncho m CSur,obra f</text:p>
          </table:table-cell>
          <table:table-cell office:value-type="string">
            <text:p>NOUN</text:p>
          </table:table-cell>
          <table:table-cell office:value-type="string">
            <text:p>1. Ich nehme zwei Stück Zucker in den Kaffee.2. Möchten Sie noch ein Stück Kuchen? 3. Wie viele Gepäckstücke haben Sie? 4. Was kosten die Kulis?– Ein Euro pro Stück. 5. Ich begleite dich ein Stück.</text:p>
          </table:table-cell>
        </table:table-row>
        <table:table-row table:style-name="ro1">
          <table:table-cell office:value-type="string">
            <text:p>der Student, -en</text:p>
          </table:table-cell>
          <table:table-cell office:value-type="string">
            <text:p>estudiante mf,universitario(-a) m (f)</text:p>
          </table:table-cell>
          <table:table-cell office:value-type="string">
            <text:p>NOUN</text:p>
          </table:table-cell>
          <table:table-cell office:value-type="string">
            <text:p>Schüler und Studenten zahlen die Hälfte.</text:p>
          </table:table-cell>
        </table:table-row>
        <table:table-row table:style-name="ro1">
          <table:table-cell office:value-type="string">
            <text:p><text:s/>das Studium, Studien</text:p>
          </table:table-cell>
          <table:table-cell office:value-type="string">
            <text:p>carrera f,estudios m pl universitarios,estudio m</text:p>
          </table:table-cell>
          <table:table-cell office:value-type="string">
            <text:p>NOUN</text:p>
          </table:table-cell>
          <table:table-cell office:value-type="string">
            <text:p>Sie brauchen für diese Stelle ein fertiges Studium.</text:p>
          </table:table-cell>
        </table:table-row>
        <table:table-row table:style-name="ro1">
          <table:table-cell office:value-type="string">
            <text:p>das Studio, -s </text:p>
          </table:table-cell>
          <table:table-cell office:value-type="string">
            <text:p>estudio m</text:p>
          </table:table-cell>
          <table:table-cell office:value-type="string">
            <text:p>NOUN</text:p>
          </table:table-cell>
          <table:table-cell office:value-type="string">
            <text:p>Zu Gast im Studio sind heute ...</text:p>
          </table:table-cell>
        </table:table-row>
        <table:table-row table:style-name="ro1">
          <table:table-cell office:value-type="string">
            <text:p>die Stufe, -n</text:p>
          </table:table-cell>
          <table:table-cell office:value-type="string">
            <text:p>peldaño m,escalón m,nivel m,grado m,fase f,etapa f</text:p>
          </table:table-cell>
          <table:table-cell office:value-type="string">
            <text:p>NOUN</text:p>
          </table:table-cell>
          <table:table-cell office:value-type="string">
            <text:p>1. Vorsicht, Stufe! 2. Die Volkshochschule bietet Sprach-kurse auf verschiedenen Stufen an. </text:p>
          </table:table-cell>
        </table:table-row>
        <table:table-row table:style-name="ro1">
          <table:table-cell office:value-type="string">
            <text:p>der Stuhl, -"e</text:p>
          </table:table-cell>
          <table:table-cell office:value-type="string">
            <text:p>silla f,sede f,evacuación f,defecación f,restos m pl fecales,excremento m</text:p>
          </table:table-cell>
          <table:table-cell office:value-type="string">
            <text:p>NOUN</text:p>
          </table:table-cell>
          <table:table-cell office:value-type="string">
            <text:p>Da hinten ist noch ein Stuhl frei.</text:p>
          </table:table-cell>
        </table:table-row>
        <table:table-row table:style-name="ro1">
          <table:table-cell office:value-type="string">
            <text:p>die Stunde, -n</text:p>
          </table:table-cell>
          <table:table-cell office:value-type="string">
            <text:p>hora f,clase f</text:p>
          </table:table-cell>
          <table:table-cell office:value-type="string">
            <text:p>NOUN</text:p>
          </table:table-cell>
          <table:table-cell office:value-type="string">
            <text:p>1. Ich bin in einer Stunde wieder zurück.2. Wir haben heute nur vier Stunden Schule. 3. Ich warte seit zwei Stunden auf dich.</text:p>
          </table:table-cell>
        </table:table-row>
        <table:table-row table:style-name="ro1">
          <table:table-cell office:value-type="string">
            <text:p>der Sturm, -"e</text:p>
          </table:table-cell>
          <table:table-cell office:value-type="string">
            <text:p>tormenta f,borrasca f,temporal m,tempestad f,ataque m contra,asalto m a,delantera f</text:p>
          </table:table-cell>
          <table:table-cell office:value-type="string">
            <text:p>NOUN</text:p>
          </table:table-cell>
          <table:table-cell office:value-type="string">
            <text:p>Im Radio haben sie Regen und Sturm angesagt.</text:p>
          </table:table-cell>
        </table:table-row>
        <table:table-row table:style-name="ro1">
          <table:table-cell office:value-type="string">
            <text:p>der Süden/Süd/Süd-</text:p>
          </table:table-cell>
          <table:table-cell/>
          <table:table-cell office:value-type="string">
            <text:p>NOUN</text:p>
          </table:table-cell>
          <table:table-cell office:value-type="string">
            <text:p>1. Dieser Ort liegt im Süden der Schweiz. 2. Menschen aus Nord und Süd feiern dieses Fest. 3. z. B. Süddeutschland, Südbahnhof,</text:p>
          </table:table-cell>
        </table:table-row>
        <table:table-row table:style-name="ro1">
          <table:table-cell office:value-type="string">
            <text:p>der Supermarkt, -"e</text:p>
          </table:table-cell>
          <table:table-cell office:value-type="string">
            <text:p>supermercado m</text:p>
          </table:table-cell>
          <table:table-cell office:value-type="string">
            <text:p>NOUN</text:p>
          </table:table-cell>
          <table:table-cell office:value-type="string">
            <text:p>Donnerstags gehe ich immer in den Supermarkt.</text:p>
          </table:table-cell>
        </table:table-row>
        <table:table-row table:style-name="ro1">
          <table:table-cell office:value-type="string">
            <text:p>die Suppe, -n</text:p>
          </table:table-cell>
          <table:table-cell office:value-type="string">
            <text:p>sopa f,consomé m</text:p>
          </table:table-cell>
          <table:table-cell office:value-type="string">
            <text:p>NOUN</text:p>
          </table:table-cell>
          <table:table-cell office:value-type="string">
            <text:p>Schmeckt dir die Suppe?</text:p>
          </table:table-cell>
        </table:table-row>
        <table:table-row table:style-name="ro1">
          <table:table-cell office:value-type="string">
            <text:p>das Symbol, -e</text:p>
          </table:table-cell>
          <table:table-cell office:value-type="string">
            <text:p>símbolo m de,icono m</text:p>
          </table:table-cell>
          <table:table-cell office:value-type="string">
            <text:p>NOUN</text:p>
          </table:table-cell>
          <table:table-cell office:value-type="string">
            <text:p>1. Das Herz ist ein Symbol für die Liebe. 2. Auf dem Bildschirm finden Sie viele Symbole.</text:p>
          </table:table-cell>
        </table:table-row>
        <table:table-row table:style-name="ro1">
          <table:table-cell office:value-type="string">
            <text:p>das System, -e</text:p>
          </table:table-cell>
          <table:table-cell office:value-type="string">
            <text:p>sistema m</text:p>
          </table:table-cell>
          <table:table-cell office:value-type="string">
            <text:p>NOUN</text:p>
          </table:table-cell>
          <table:table-cell office:value-type="string">
            <text:p>1. Welches Betriebssystem hast du? 2. Ich kenne Ihr System nicht. Können Sie es mir erklären?</text:p>
          </table:table-cell>
        </table:table-row>
        <table:table-row table:style-name="ro1">
          <table:table-cell office:value-type="string">
            <text:p>die Tabelle, -n </text:p>
          </table:table-cell>
          <table:table-cell office:value-type="string">
            <text:p>tabla f,cuadro m</text:p>
          </table:table-cell>
          <table:table-cell office:value-type="string">
            <text:p>NOUN</text:p>
          </table:table-cell>
          <table:table-cell office:value-type="string">
            <text:p>Tragen Sie die richtige Information in die Tabelle ein.</text:p>
          </table:table-cell>
        </table:table-row>
        <table:table-row table:style-name="ro1">
          <table:table-cell office:value-type="string">
            <text:p>die Tablette, -n </text:p>
          </table:table-cell>
          <table:table-cell office:value-type="string">
            <text:p>pastilla f,comprimido m</text:p>
          </table:table-cell>
          <table:table-cell office:value-type="string">
            <text:p>NOUN</text:p>
          </table:table-cell>
          <table:table-cell office:value-type="string">
            <text:p>Nehmen Sie dreimal täglich eine Tablette.</text:p>
          </table:table-cell>
        </table:table-row>
        <table:table-row table:style-name="ro1">
          <table:table-cell office:value-type="string">
            <text:p>die Tafel, -n</text:p>
          </table:table-cell>
          <table:table-cell office:value-type="string">
            <text:p>tabla f,placa f (conmemorativa),pizarra f,panel m,tableta f,cuadro m,lámina f,mesa f</text:p>
          </table:table-cell>
          <table:table-cell office:value-type="string">
            <text:p>NOUN</text:p>
          </table:table-cell>
          <table:table-cell office:value-type="string">
            <text:p>1. Der Lehrer schreibt das neue Wort an die Tafel. 2. Sie finden am Eingang eine Informationstafel. 3. Ich hätte gern zwei Tafeln Schokolade. </text:p>
          </table:table-cell>
        </table:table-row>
        <table:table-row table:style-name="ro1">
          <table:table-cell office:value-type="string">
            <text:p>der Tagesablauf, -"e </text:p>
          </table:table-cell>
          <table:table-cell office:value-type="string">
            <text:p>tra(n)scurso m del día</text:p>
          </table:table-cell>
          <table:table-cell office:value-type="string">
            <text:p>NOUN</text:p>
          </table:table-cell>
          <table:table-cell office:value-type="string">
            <text:p>Wie ist Ihr Tagesablauf?</text:p>
          </table:table-cell>
        </table:table-row>
        <table:table-row table:style-name="ro1">
          <table:table-cell office:value-type="string">
            <text:p>die Tagesmutter, -"</text:p>
          </table:table-cell>
          <table:table-cell office:value-type="string">
            <text:p>mujer-canguro f,niñera f (que cuida a niños en su propia casa)</text:p>
          </table:table-cell>
          <table:table-cell office:value-type="string">
            <text:p>NOUN</text:p>
          </table:table-cell>
          <table:table-cell office:value-type="string">
            <text:p>Wenn ich im Deutschkurs bin, ist mein Sohn bei der Tagesmutter.</text:p>
          </table:table-cell>
        </table:table-row>
        <table:table-row table:style-name="ro1">
          <table:table-cell office:value-type="string">
            <text:p>das Tal, -"er</text:p>
          </table:table-cell>
          <table:table-cell office:value-type="string">
            <text:p>valle m</text:p>
          </table:table-cell>
          <table:table-cell office:value-type="string">
            <text:p>NOUN</text:p>
          </table:table-cell>
          <table:table-cell office:value-type="string">
            <text:p>Unser Dorf liegt in einem Tal.</text:p>
          </table:table-cell>
        </table:table-row>
        <table:table-row table:style-name="ro1">
          <table:table-cell office:value-type="string">
            <text:p>die Tankstelle, -n </text:p>
          </table:table-cell>
          <table:table-cell office:value-type="string">
            <text:p>gasolinera f,estación m de servicio,grifo m Peru</text:p>
          </table:table-cell>
          <table:table-cell office:value-type="string">
            <text:p>NOUN</text:p>
          </table:table-cell>
          <table:table-cell office:value-type="string">
            <text:p>Wo ist die nächste Tankstelle?</text:p>
          </table:table-cell>
        </table:table-row>
        <table:table-row table:style-name="ro1">
          <table:table-cell office:value-type="string">
            <text:p>die Tante, -n</text:p>
          </table:table-cell>
          <table:table-cell office:value-type="string">
            <text:p>tía f</text:p>
          </table:table-cell>
          <table:table-cell office:value-type="string">
            <text:p>NOUN</text:p>
          </table:table-cell>
          <table:table-cell office:value-type="string">
            <text:p>Meine Tante heißt Clara.</text:p>
          </table:table-cell>
        </table:table-row>
        <table:table-row table:style-name="ro1">
          <table:table-cell office:value-type="string">
            <text:p>der Tanz, -"e</text:p>
          </table:table-cell>
          <table:table-cell office:value-type="string">
            <text:p>baile m,danza f</text:p>
          </table:table-cell>
          <table:table-cell office:value-type="string">
            <text:p>NOUN</text:p>
          </table:table-cell>
          <table:table-cell office:value-type="string">
            <text:p>Diese modernen Tänze kann ich nicht.</text:p>
          </table:table-cell>
        </table:table-row>
        <table:table-row table:style-name="ro1">
          <table:table-cell office:value-type="string">
            <text:p>der Tarif, -e </text:p>
          </table:table-cell>
          <table:table-cell office:value-type="string">
            <text:p>tarifa f</text:p>
          </table:table-cell>
          <table:table-cell office:value-type="string">
            <text:p>NOUN</text:p>
          </table:table-cell>
          <table:table-cell office:value-type="string">
            <text:p>1. Die Städtischen Verkehrsbetriebe wollen die Tarife erhöhen.</text:p>
          </table:table-cell>
        </table:table-row>
        <table:table-row table:style-name="ro1">
          <table:table-cell office:value-type="string">
            <text:p>die Tasche, -n</text:p>
          </table:table-cell>
          <table:table-cell office:value-type="string">
            <text:p>bolsillo m,bolso m,busaca f Col, Ven,bolsa f (de viaje),cartera f</text:p>
          </table:table-cell>
          <table:table-cell office:value-type="string">
            <text:p>NOUN</text:p>
          </table:table-cell>
          <table:table-cell office:value-type="string">
            <text:p>1. Ich habe nicht viel Gepäck, nur eine Tasche.2. Meine Jacke hat keine Taschen. </text:p>
          </table:table-cell>
        </table:table-row>
        <table:table-row table:style-name="ro1">
          <table:table-cell office:value-type="string">
            <text:p>das Taschentuch, -"er </text:p>
          </table:table-cell>
          <table:table-cell office:value-type="string">
            <text:p>pañuelo m</text:p>
          </table:table-cell>
          <table:table-cell office:value-type="string">
            <text:p>NOUN</text:p>
          </table:table-cell>
          <table:table-cell office:value-type="string">
            <text:p>Hast du ein Taschentuch für mich?</text:p>
          </table:table-cell>
        </table:table-row>
        <table:table-row table:style-name="ro1">
          <table:table-cell office:value-type="string">
            <text:p>die Tasse, -n</text:p>
          </table:table-cell>
          <table:table-cell office:value-type="string">
            <text:p>taza f</text:p>
          </table:table-cell>
          <table:table-cell office:value-type="string">
            <text:p>NOUN</text:p>
          </table:table-cell>
          <table:table-cell office:value-type="string">
            <text:p>1. Die Tassen sind von meiner Großmutter.2. Möchten Sie eine Tasse Kaffee?</text:p>
          </table:table-cell>
        </table:table-row>
        <table:table-row table:style-name="ro1">
          <table:table-cell office:value-type="string">
            <text:p>die Taste, -n</text:p>
          </table:table-cell>
          <table:table-cell office:value-type="string">
            <text:p>tecla f</text:p>
          </table:table-cell>
          <table:table-cell office:value-type="string">
            <text:p>NOUN</text:p>
          </table:table-cell>
          <table:table-cell office:value-type="string">
            <text:p>1. An meinem Handy ist eine Taste kaputt.2. Du musst jetzt die Stopp-Taste drücken.</text:p>
          </table:table-cell>
        </table:table-row>
        <table:table-row table:style-name="ro1">
          <table:table-cell office:value-type="string">
            <text:p>die Tastatur, -en </text:p>
          </table:table-cell>
          <table:table-cell office:value-type="string">
            <text:p>teclado m</text:p>
          </table:table-cell>
          <table:table-cell office:value-type="string">
            <text:p>NOUN</text:p>
          </table:table-cell>
          <table:table-cell office:value-type="string">
            <text:p>Die Tastatur an meinem Computer ist ganz neu.</text:p>
          </table:table-cell>
        </table:table-row>
        <table:table-row table:style-name="ro1">
          <table:table-cell office:value-type="string">
            <text:p>die Tat, -en</text:p>
          </table:table-cell>
          <table:table-cell office:value-type="string">
            <text:p>hecho m,acción f,acto m,delito m</text:p>
          </table:table-cell>
          <table:table-cell office:value-type="string">
            <text:p>NOUN</text:p>
          </table:table-cell>
          <table:table-cell office:value-type="string">
            <text:p>Danke für die Hilfe. Das war wirklich eine gute Tat!</text:p>
          </table:table-cell>
        </table:table-row>
        <table:table-row table:style-name="ro1">
          <table:table-cell office:value-type="string">
            <text:p>der Täter, -</text:p>
          </table:table-cell>
          <table:table-cell office:value-type="string">
            <text:p>autor(a) m(f) de un delito</text:p>
          </table:table-cell>
          <table:table-cell office:value-type="string">
            <text:p>NOUN</text:p>
          </table:table-cell>
          <table:table-cell office:value-type="string">
            <text:p>1. Die Polizei hat den Täter endlich gefasst.2. Können Sie den Täter beschreiben?</text:p>
          </table:table-cell>
        </table:table-row>
        <table:table-row table:style-name="ro1">
          <table:table-cell office:value-type="string">
            <text:p>die Tätigkeit, -en</text:p>
          </table:table-cell>
          <table:table-cell office:value-type="string">
            <text:p>actividad f,trabajo m,funcionamiento m</text:p>
          </table:table-cell>
          <table:table-cell office:value-type="string">
            <text:p>NOUN</text:p>
          </table:table-cell>
          <table:table-cell office:value-type="string">
            <text:p>Welche Tätigkeit würde Ihnen Spaß machen?</text:p>
          </table:table-cell>
        </table:table-row>
        <table:table-row table:style-name="ro1">
          <table:table-cell office:value-type="string">
            <text:p>das Taxi, -s </text:p>
          </table:table-cell>
          <table:table-cell office:value-type="string">
            <text:p>taxi m,coche m Mex,concho m Ant, Cuba</text:p>
          </table:table-cell>
          <table:table-cell office:value-type="string">
            <text:p>NOUN</text:p>
          </table:table-cell>
          <table:table-cell office:value-type="string">
            <text:p>Soll ich ein Taxi für Sie bestellen?</text:p>
          </table:table-cell>
        </table:table-row>
        <table:table-row table:style-name="ro1">
          <table:table-cell office:value-type="string">
            <text:p>das Team, -s </text:p>
          </table:table-cell>
          <table:table-cell office:value-type="string">
            <text:p>equipo m</text:p>
          </table:table-cell>
          <table:table-cell office:value-type="string">
            <text:p>NOUN</text:p>
          </table:table-cell>
          <table:table-cell office:value-type="string">
            <text:p>Ich arbeite gerne im Team.</text:p>
          </table:table-cell>
        </table:table-row>
        <table:table-row table:style-name="ro1">
          <table:table-cell office:value-type="string">
            <text:p>die Technik, -en</text:p>
          </table:table-cell>
          <table:table-cell office:value-type="string">
            <text:p>tecnología f,instalaciones f pl técnicas,(sección f ) técnica f,técnica f,método m</text:p>
          </table:table-cell>
          <table:table-cell office:value-type="string">
            <text:p>NOUN</text:p>
          </table:table-cell>
          <table:table-cell office:value-type="string">
            <text:p>1. Ich verstehe nicht viel von Technik. 2. Um die Aufgaben zu lösen, brauchst du eine gute Arbeitstechnik.</text:p>
          </table:table-cell>
        </table:table-row>
        <table:table-row table:style-name="ro1">
          <table:table-cell office:value-type="string">
            <text:p>der Tee</text:p>
          </table:table-cell>
          <table:table-cell office:value-type="string">
            <text:p>té m,infusión f</text:p>
          </table:table-cell>
          <table:table-cell office:value-type="string">
            <text:p>NOUN</text:p>
          </table:table-cell>
          <table:table-cell office:value-type="string">
            <text:p>1. Bitte einen Tee mit Zitrone. 2. Was kostet dieser Tee hier?</text:p>
          </table:table-cell>
        </table:table-row>
        <table:table-row table:style-name="ro1">
          <table:table-cell office:value-type="string">
            <text:p>das Teil, -e </text:p>
          </table:table-cell>
          <table:table-cell office:value-type="string">
            <text:p>parte f,componente m,pieza f,recambio m</text:p>
          </table:table-cell>
          <table:table-cell office:value-type="string">
            <text:p>NOUN</text:p>
          </table:table-cell>
          <table:table-cell office:value-type="string">
            <text:p>Dieses Teil müssen wir erst bestellen.</text:p>
          </table:table-cell>
        </table:table-row>
        <table:table-row table:style-name="ro1">
          <table:table-cell office:value-type="string">
            <text:p>der Teil, -e</text:p>
          </table:table-cell>
          <table:table-cell office:value-type="string">
            <text:p>parte f,componente m,pieza f,recambio m</text:p>
          </table:table-cell>
          <table:table-cell office:value-type="string">
            <text:p>NOUN</text:p>
          </table:table-cell>
          <table:table-cell office:value-type="string">
            <text:p>1. Was steht in dem Brief? Ich habe den ersten Teil nicht verstanden2. Der Film hat zwei Teile. Heute kommt Teil 1.3. Gefällt dir der neue Job? – Nur zum Teil.</text:p>
          </table:table-cell>
        </table:table-row>
        <table:table-row table:style-name="ro1">
          <table:table-cell office:value-type="string">
            <text:p>die Teilzeit</text:p>
          </table:table-cell>
          <table:table-cell/>
          <table:table-cell office:value-type="string">
            <text:p>NOUN</text:p>
          </table:table-cell>
          <table:table-cell office:value-type="string">
            <text:p>Ich arbeite im Moment nur Teilzeit.</text:p>
          </table:table-cell>
        </table:table-row>
        <table:table-row table:style-name="ro1">
          <table:table-cell office:value-type="string">
            <text:p>die Teilnahme, -n </text:p>
          </table:table-cell>
          <table:table-cell office:value-type="string">
            <text:p>participación f en,colaboración f en,asistencia f a,interés m,simpatía f,pésame m</text:p>
          </table:table-cell>
          <table:table-cell office:value-type="string">
            <text:p>NOUN</text:p>
          </table:table-cell>
          <table:table-cell office:value-type="string">
            <text:p>Die Teilnahme am Gewinnspiel ist kostenlos.</text:p>
          </table:table-cell>
        </table:table-row>
        <table:table-row table:style-name="ro1">
          <table:table-cell office:value-type="string">
            <text:p>der Teilnehmer, -</text:p>
          </table:table-cell>
          <table:table-cell office:value-type="string">
            <text:p>participante mf,cursillista mf,abonado(-a) m (f)</text:p>
          </table:table-cell>
          <table:table-cell office:value-type="string">
            <text:p>NOUN</text:p>
          </table:table-cell>
          <table:table-cell office:value-type="string">
            <text:p>Die Teilnehmer aus unserem Kurs kommen aus verschiedenen Ländern.</text:p>
          </table:table-cell>
        </table:table-row>
        <table:table-row table:style-name="ro1">
          <table:table-cell office:value-type="string">
            <text:p>das Telefon, -e </text:p>
          </table:table-cell>
          <table:table-cell office:value-type="string">
            <text:p>teléfono m</text:p>
          </table:table-cell>
          <table:table-cell office:value-type="string">
            <text:p>NOUN</text:p>
          </table:table-cell>
          <table:table-cell office:value-type="string">
            <text:p>Er ruft Sie zurück.</text:p>
          </table:table-cell>
        </table:table-row>
        <table:table-row table:style-name="ro1">
          <table:table-cell office:value-type="string">
            <text:p>der Teller, -</text:p>
          </table:table-cell>
          <table:table-cell office:value-type="string">
            <text:p>plato m,disco m</text:p>
          </table:table-cell>
          <table:table-cell office:value-type="string">
            <text:p>NOUN</text:p>
          </table:table-cell>
          <table:table-cell office:value-type="string">
            <text:p>1. Darf ich bitte Ihr Telefon benutzen? 2. Haben Sie Telefon?</text:p>
          </table:table-cell>
        </table:table-row>
        <table:table-row table:style-name="ro1">
          <table:table-cell office:value-type="string">
            <text:p>die Temperatur, -en </text:p>
          </table:table-cell>
          <table:table-cell office:value-type="string">
            <text:p>temperatura f,fiebre f</text:p>
          </table:table-cell>
          <table:table-cell office:value-type="string">
            <text:p>NOUN</text:p>
          </table:table-cell>
          <table:table-cell office:value-type="string">
            <text:p>1. Stell bitte schon mal die Teller auf den Tisch!2. Willst du noch einen Teller Suppe? Mittagstemperaturen um 25 Grad.</text:p>
          </table:table-cell>
        </table:table-row>
        <table:table-row table:style-name="ro1">
          <table:table-cell office:value-type="string">
            <text:p>das Tempo (Sg.)</text:p>
          </table:table-cell>
          <table:table-cell office:value-type="string">
            <text:p>velocidad f,tiempo m,ritmo m,pañuelo m de papel,kleenex ® m</text:p>
          </table:table-cell>
          <table:table-cell office:value-type="string">
            <text:p>NOUN</text:p>
          </table:table-cell>
          <table:table-cell office:value-type="string">
            <text:p>1. Hier darfst du nur Tempo 30 fahren. 2. Achtung. Hier ist eine Tempo-30-Zone.</text:p>
          </table:table-cell>
        </table:table-row>
        <table:table-row table:style-name="ro1">
          <table:table-cell office:value-type="string">
            <text:p>das Tennis</text:p>
          </table:table-cell>
          <table:table-cell office:value-type="string">
            <text:p>tenis m</text:p>
          </table:table-cell>
          <table:table-cell office:value-type="string">
            <text:p>NOUN</text:p>
          </table:table-cell>
          <table:table-cell office:value-type="string">
            <text:p>Meine Tochter spielt Tennis.</text:p>
          </table:table-cell>
        </table:table-row>
        <table:table-row table:style-name="ro1">
          <table:table-cell office:value-type="string">
            <text:p>der Teppich, -e</text:p>
          </table:table-cell>
          <table:table-cell office:value-type="string">
            <text:p>alfombra f</text:p>
          </table:table-cell>
          <table:table-cell office:value-type="string">
            <text:p>NOUN</text:p>
          </table:table-cell>
          <table:table-cell office:value-type="string">
            <text:p>1. Ich habe mir einen neuen Teppich gekauft. 2. Hat die Wohnung Teppichboden?</text:p>
          </table:table-cell>
        </table:table-row>
        <table:table-row table:style-name="ro1">
          <table:table-cell office:value-type="string">
            <text:p>der Termin, -e</text:p>
          </table:table-cell>
          <table:table-cell office:value-type="string">
            <text:p>plazo m,fecha f,cita f</text:p>
          </table:table-cell>
          <table:table-cell office:value-type="string">
            <text:p>NOUN</text:p>
          </table:table-cell>
          <table:table-cell office:value-type="string">
            <text:p>1. Als Termin schlage ich den 3. Mai vor. 2. Ich hätte gern einen Termin.</text:p>
          </table:table-cell>
        </table:table-row>
        <table:table-row table:style-name="ro1">
          <table:table-cell office:value-type="string">
            <text:p>die Terrasse, -n</text:p>
          </table:table-cell>
          <table:table-cell office:value-type="string">
            <text:p>terraza f</text:p>
          </table:table-cell>
          <table:table-cell office:value-type="string">
            <text:p>NOUN</text:p>
          </table:table-cell>
          <table:table-cell office:value-type="string">
            <text:p>Setzen wir uns auf die Terrasse! </text:p>
          </table:table-cell>
        </table:table-row>
        <table:table-row table:style-name="ro1">
          <table:table-cell office:value-type="string">
            <text:p>der Test, -s</text:p>
          </table:table-cell>
          <table:table-cell office:value-type="string">
            <text:p>prueba f,test m</text:p>
          </table:table-cell>
          <table:table-cell office:value-type="string">
            <text:p>NOUN</text:p>
          </table:table-cell>
          <table:table-cell office:value-type="string">
            <text:p>Ich bin ganz sicher: Du wirst den Test schaffen.</text:p>
          </table:table-cell>
        </table:table-row>
        <table:table-row table:style-name="ro1">
          <table:table-cell office:value-type="string">
            <text:p>der Text, -e </text:p>
          </table:table-cell>
          <table:table-cell office:value-type="string">
            <text:p>texto m,letra f,leyenda f</text:p>
          </table:table-cell>
          <table:table-cell office:value-type="string">
            <text:p>NOUN</text:p>
          </table:table-cell>
          <table:table-cell office:value-type="string">
            <text:p>Lesen Sie den Text.</text:p>
          </table:table-cell>
        </table:table-row>
        <table:table-row table:style-name="ro1">
          <table:table-cell office:value-type="string">
            <text:p>das Theater, -</text:p>
          </table:table-cell>
          <table:table-cell office:value-type="string">
            <text:p>teatro m,(función f de) teatro m,representación f,(mundo m del) teatro m,(público m del) teatro m</text:p>
          </table:table-cell>
          <table:table-cell office:value-type="string">
            <text:p>NOUN</text:p>
          </table:table-cell>
          <table:table-cell office:value-type="string">
            <text:p>1. Der Bus hält direkt am Theater. 2. Wir gehen nächste Woche ins Theater.</text:p>
          </table:table-cell>
        </table:table-row>
        <table:table-row table:style-name="ro1">
          <table:table-cell office:value-type="string">
            <text:p>das Thema, Themen</text:p>
          </table:table-cell>
          <table:table-cell office:value-type="string">
            <text:p>tema m,asunto m</text:p>
          </table:table-cell>
          <table:table-cell office:value-type="string">
            <text:p>NOUN</text:p>
          </table:table-cell>
          <table:table-cell office:value-type="string">
            <text:p>Wir haben im Kurs viel über das Thema Umwelt gesprochen.</text:p>
          </table:table-cell>
        </table:table-row>
        <table:table-row table:style-name="ro1">
          <table:table-cell office:value-type="string">
            <text:p>die Therapie, -n</text:p>
          </table:table-cell>
          <table:table-cell office:value-type="string">
            <text:p>terapia f</text:p>
          </table:table-cell>
          <table:table-cell office:value-type="string">
            <text:p>NOUN</text:p>
          </table:table-cell>
          <table:table-cell office:value-type="string">
            <text:p>Die Therapie hat geholfen. Es geht mir schon viel besser.</text:p>
          </table:table-cell>
        </table:table-row>
        <table:table-row table:style-name="ro1">
          <table:table-cell office:value-type="string">
            <text:p>das Ticket, -s</text:p>
          </table:table-cell>
          <table:table-cell office:value-type="string">
            <text:p>billete m,entrada f</text:p>
          </table:table-cell>
          <table:table-cell office:value-type="string">
            <text:p>NOUN</text:p>
          </table:table-cell>
          <table:table-cell office:value-type="string">
            <text:p>1. Wir müssen die Flugtickets abholen. 2. Wie viel kostet das Ticket?</text:p>
          </table:table-cell>
        </table:table-row>
        <table:table-row table:style-name="ro1">
          <table:table-cell office:value-type="string">
            <text:p>das Tier, -e</text:p>
          </table:table-cell>
          <table:table-cell office:value-type="string">
            <text:p>animal m,fiera f</text:p>
          </table:table-cell>
          <table:table-cell office:value-type="string">
            <text:p>NOUN</text:p>
          </table:table-cell>
          <table:table-cell office:value-type="string">
            <text:p>Meine Tochter mag Tiere.</text:p>
          </table:table-cell>
        </table:table-row>
        <table:table-row table:style-name="ro1">
          <table:table-cell office:value-type="string">
            <text:p>das Haustier, -e </text:p>
          </table:table-cell>
          <table:table-cell office:value-type="string">
            <text:p>animal m doméstico,mascota f</text:p>
          </table:table-cell>
          <table:table-cell office:value-type="string">
            <text:p>NOUN</text:p>
          </table:table-cell>
          <table:table-cell office:value-type="string">
            <text:p>Wir haben kein Haustier.</text:p>
          </table:table-cell>
        </table:table-row>
        <table:table-row table:style-name="ro1">
          <table:table-cell office:value-type="string">
            <text:p>der Tierpark, -s</text:p>
          </table:table-cell>
          <table:table-cell office:value-type="string">
            <text:p>(parque m ) zoológico m</text:p>
          </table:table-cell>
          <table:table-cell office:value-type="string">
            <text:p>NOUN</text:p>
          </table:table-cell>
          <table:table-cell office:value-type="string">
            <text:p>Wollen wir am Samstag mit den Kindern in den Tierpark gehen?</text:p>
          </table:table-cell>
        </table:table-row>
        <table:table-row table:style-name="ro1">
          <table:table-cell office:value-type="string">
            <text:p>der Tipp, -s</text:p>
          </table:table-cell>
          <table:table-cell/>
          <table:table-cell office:value-type="string">
            <text:p>NOUN</text:p>
          </table:table-cell>
          <table:table-cell office:value-type="string">
            <text:p>Kannst du mir einen Tipp geben? Wo finde ich billige Möbel?</text:p>
          </table:table-cell>
        </table:table-row>
        <table:table-row table:style-name="ro1">
          <table:table-cell office:value-type="string">
            <text:p>der Tisch, -e</text:p>
          </table:table-cell>
          <table:table-cell office:value-type="string">
            <text:p>mesa f</text:p>
          </table:table-cell>
          <table:table-cell office:value-type="string">
            <text:p>NOUN</text:p>
          </table:table-cell>
          <table:table-cell office:value-type="string">
            <text:p>Warum kommst du so spät? Das Essen steht schon auf dem Tisch.</text:p>
          </table:table-cell>
        </table:table-row>
        <table:table-row table:style-name="ro1">
          <table:table-cell office:value-type="string">
            <text:p>der Titel, -</text:p>
          </table:table-cell>
          <table:table-cell office:value-type="string">
            <text:p>título m</text:p>
          </table:table-cell>
          <table:table-cell office:value-type="string">
            <text:p>NOUN</text:p>
          </table:table-cell>
          <table:table-cell office:value-type="string">
            <text:p>Wie heißt der Film? – Ich weiß den Titel nicht mehr.</text:p>
          </table:table-cell>
        </table:table-row>
        <table:table-row table:style-name="ro1">
          <table:table-cell office:value-type="string">
            <text:p>die Tochter, -"</text:p>
          </table:table-cell>
          <table:table-cell office:value-type="string">
            <text:p>hija f,camarera f,mujer f de la limpieza</text:p>
          </table:table-cell>
          <table:table-cell office:value-type="string">
            <text:p>NOUN</text:p>
          </table:table-cell>
          <table:table-cell office:value-type="string">
            <text:p>Das ist meine Tochter Katharina.</text:p>
          </table:table-cell>
        </table:table-row>
        <table:table-row table:style-name="ro1">
          <table:table-cell office:value-type="string">
            <text:p>der Tod</text:p>
          </table:table-cell>
          <table:table-cell office:value-type="string">
            <text:p>muerte f,fallecimiento m elev,defunción f elev,petateada f Mex</text:p>
          </table:table-cell>
          <table:table-cell office:value-type="string">
            <text:p>NOUN</text:p>
          </table:table-cell>
          <table:table-cell office:value-type="string">
            <text:p>Ich habe meinen Großvater vor seinem Tod noch einmal gesehen.</text:p>
          </table:table-cell>
        </table:table-row>
        <table:table-row table:style-name="ro1">
          <table:table-cell office:value-type="string">
            <text:p>die Toilette, -n</text:p>
          </table:table-cell>
          <table:table-cell office:value-type="string">
            <text:p>aseo m,(momento m de) vestirse m,(momento m del) peinado m,servicio m,baño m,tocador m,galas f pl,tocado m</text:p>
          </table:table-cell>
          <table:table-cell office:value-type="string">
            <text:p>NOUN</text:p>
          </table:table-cell>
          <table:table-cell office:value-type="string">
            <text:p>Wo ist die Toilette bitte?</text:p>
          </table:table-cell>
        </table:table-row>
        <table:table-row table:style-name="ro1">
          <table:table-cell office:value-type="string">
            <text:p>die Tomate, -n </text:p>
          </table:table-cell>
          <table:table-cell office:value-type="string">
            <text:p>tomate m</text:p>
          </table:table-cell>
          <table:table-cell office:value-type="string">
            <text:p>NOUN</text:p>
          </table:table-cell>
          <table:table-cell office:value-type="string">
            <text:p>Kauf bitte noch Tomaten auf dem Markt.</text:p>
          </table:table-cell>
        </table:table-row>
        <table:table-row table:style-name="ro1">
          <table:table-cell office:value-type="string">
            <text:p>die Tonne, -n </text:p>
          </table:table-cell>
          <table:table-cell office:value-type="string">
            <text:p>tonel m,bidón m,cubo m (de la basura),tonelada f,boya f</text:p>
          </table:table-cell>
          <table:table-cell office:value-type="string">
            <text:p>NOUN</text:p>
          </table:table-cell>
          <table:table-cell office:value-type="string">
            <text:p>Der Bio-Müll kommt in die grüne Tonne.</text:p>
          </table:table-cell>
        </table:table-row>
        <table:table-row table:style-name="ro1">
          <table:table-cell office:value-type="string">
            <text:p>das Top, -s </text:p>
          </table:table-cell>
          <table:table-cell office:value-type="string">
            <text:p>top m</text:p>
          </table:table-cell>
          <table:table-cell office:value-type="string">
            <text:p>NOUN</text:p>
          </table:table-cell>
          <table:table-cell office:value-type="string">
            <text:p>Für den Sommer habe ich mir ein paar schöne Tops gekauft.</text:p>
          </table:table-cell>
        </table:table-row>
        <table:table-row table:style-name="ro1">
          <table:table-cell office:value-type="string">
            <text:p>der Topf, -"e </text:p>
          </table:table-cell>
          <table:table-cell office:value-type="string">
            <text:p>olla f,cazuela f,orinal m,bacinilla f,lavabo m,maceta f,fondo m</text:p>
          </table:table-cell>
          <table:table-cell office:value-type="string">
            <text:p>NOUN</text:p>
          </table:table-cell>
          <table:table-cell office:value-type="string">
            <text:p>Hast du keinen größeren Topf? Ich möchte Kartoffeln kochen.</text:p>
          </table:table-cell>
        </table:table-row>
        <table:table-row table:style-name="ro1">
          <table:table-cell office:value-type="string">
            <text:p>das Tor, -e</text:p>
          </table:table-cell>
          <table:table-cell office:value-type="string">
            <text:p>portal m,puerta f,portería f,gol m,necio m,mentecato m</text:p>
          </table:table-cell>
          <table:table-cell office:value-type="string">
            <text:p>NOUN</text:p>
          </table:table-cell>
          <table:table-cell office:value-type="string">
            <text:p>1. Hinter dem Tor geht es zur Fabrik. 2. Mein Bruder hat gestern wieder ein Tor geschossen.</text:p>
          </table:table-cell>
        </table:table-row>
        <table:table-row table:style-name="ro1">
          <table:table-cell office:value-type="string">
            <text:p>der Tote</text:p>
          </table:table-cell>
          <table:table-cell/>
          <table:table-cell office:value-type="string">
            <text:p>NOUN</text:p>
          </table:table-cell>
          <table:table-cell office:value-type="string">
            <text:p>Bei dem Unfall gab es zwei Tote. </text:p>
          </table:table-cell>
        </table:table-row>
        <table:table-row table:style-name="ro1">
          <table:table-cell office:value-type="string">
            <text:p>die Tour, -en</text:p>
          </table:table-cell>
          <table:table-cell office:value-type="string">
            <text:p>excursión f a,tour m por,vuelta f por,recorrido m,truco m,plan m,revolución f,vuelta f</text:p>
          </table:table-cell>
          <table:table-cell office:value-type="string">
            <text:p>NOUN</text:p>
          </table:table-cell>
          <table:table-cell office:value-type="string">
            <text:p>Am Wochenende machen wir eine Tour durch die Dörfer.</text:p>
          </table:table-cell>
        </table:table-row>
        <table:table-row table:style-name="ro1">
          <table:table-cell office:value-type="string">
            <text:p>der Tourismus </text:p>
          </table:table-cell>
          <table:table-cell office:value-type="string">
            <text:p>turismo m</text:p>
          </table:table-cell>
          <table:table-cell office:value-type="string">
            <text:p>NOUN</text:p>
          </table:table-cell>
          <table:table-cell office:value-type="string">
            <text:p>In dieser Gegend gibt es viel Tourismus.</text:p>
          </table:table-cell>
        </table:table-row>
        <table:table-row table:style-name="ro1">
          <table:table-cell office:value-type="string">
            <text:p>der Tourist, -en</text:p>
          </table:table-cell>
          <table:table-cell office:value-type="string">
            <text:p>turista mf</text:p>
          </table:table-cell>
          <table:table-cell office:value-type="string">
            <text:p>NOUN</text:p>
          </table:table-cell>
          <table:table-cell office:value-type="string">
            <text:p>Es kommen immer mehr Touristen in unsere Stadt.</text:p>
          </table:table-cell>
        </table:table-row>
        <table:table-row table:style-name="ro1">
          <table:table-cell office:value-type="string">
            <text:p>die Tradition, -en</text:p>
          </table:table-cell>
          <table:table-cell office:value-type="string">
            <text:p>tradición f</text:p>
          </table:table-cell>
          <table:table-cell office:value-type="string">
            <text:p>NOUN</text:p>
          </table:table-cell>
          <table:table-cell office:value-type="string">
            <text:p>Eine große Hochzeit mit vielen Leuten ist bei uns Tradition.</text:p>
          </table:table-cell>
        </table:table-row>
        <table:table-row table:style-name="ro1">
          <table:table-cell office:value-type="string">
            <text:p>der Trainer, - </text:p>
          </table:table-cell>
          <table:table-cell office:value-type="string">
            <text:p>chándal m,entrenador(a) m (f)</text:p>
          </table:table-cell>
          <table:table-cell office:value-type="string">
            <text:p>NOUN</text:p>
          </table:table-cell>
          <table:table-cell office:value-type="string">
            <text:p>Ich finde unseren Trainer sehr nett.</text:p>
          </table:table-cell>
        </table:table-row>
        <table:table-row table:style-name="ro1">
          <table:table-cell office:value-type="string">
            <text:p>das Training</text:p>
          </table:table-cell>
          <table:table-cell office:value-type="string">
            <text:p>entrenamiento m</text:p>
          </table:table-cell>
          <table:table-cell office:value-type="string">
            <text:p>NOUN</text:p>
          </table:table-cell>
          <table:table-cell office:value-type="string">
            <text:p>1. Jeden Dienstag ist Training. 2. Ich gehe jede Woche zum Training.</text:p>
          </table:table-cell>
        </table:table-row>
        <table:table-row table:style-name="ro1">
          <table:table-cell office:value-type="string">
            <text:p>der Transport, -e </text:p>
          </table:table-cell>
          <table:table-cell office:value-type="string">
            <text:p>tra(n)sporte m</text:p>
          </table:table-cell>
          <table:table-cell office:value-type="string">
            <text:p>NOUN</text:p>
          </table:table-cell>
          <table:table-cell office:value-type="string">
            <text:p>Was kostet der Transport?</text:p>
          </table:table-cell>
        </table:table-row>
        <table:table-row table:style-name="ro1">
          <table:table-cell office:value-type="string">
            <text:p>die Trauung, -en</text:p>
          </table:table-cell>
          <table:table-cell office:value-type="string">
            <text:p>boda f,casamiento m</text:p>
          </table:table-cell>
          <table:table-cell office:value-type="string">
            <text:p>NOUN</text:p>
          </table:table-cell>
          <table:table-cell office:value-type="string">
            <text:p>Ich bin zur Hochzeit eingeladen. Die Trauung ist um 11 Uhr.</text:p>
          </table:table-cell>
        </table:table-row>
        <table:table-row table:style-name="ro1">
          <table:table-cell office:value-type="string">
            <text:p>der Traum, -"e </text:p>
          </table:table-cell>
          <table:table-cell office:value-type="string">
            <text:p>sueño m</text:p>
          </table:table-cell>
          <table:table-cell office:value-type="string">
            <text:p>NOUN</text:p>
          </table:table-cell>
          <table:table-cell office:value-type="string">
            <text:p><text:s/>Mein Traum ist ein eigenes Geschäft. </text:p>
          </table:table-cell>
        </table:table-row>
        <table:table-row table:style-name="ro1">
          <table:table-cell office:value-type="string">
            <text:p>Traum-</text:p>
          </table:table-cell>
          <table:table-cell/>
          <table:table-cell office:value-type="string">
            <text:p>NOUN</text:p>
          </table:table-cell>
          <table:table-cell office:value-type="string">
            <text:p>Mein Traumberuf ist Feuerwehrmann.</text:p>
          </table:table-cell>
        </table:table-row>
        <table:table-row table:style-name="ro1">
          <table:table-cell office:value-type="string">
            <text:p>der Treffpunkt, -e</text:p>
          </table:table-cell>
          <table:table-cell office:value-type="string">
            <text:p>lugar m de encuentro</text:p>
          </table:table-cell>
          <table:table-cell office:value-type="string">
            <text:p>NOUN</text:p>
          </table:table-cell>
          <table:table-cell office:value-type="string">
            <text:p>Unser Treffpunkt ist um 17 Uhr am Hauptbahnhof.</text:p>
          </table:table-cell>
        </table:table-row>
        <table:table-row table:style-name="ro1">
          <table:table-cell office:value-type="string">
            <text:p>die Trennung, -en</text:p>
          </table:table-cell>
          <table:table-cell office:value-type="string">
            <text:p>separación f,división f,división f de sílabas,separación f de sílabas,silabeo m,aislamiento m,diferenciación f,delimitación f</text:p>
          </table:table-cell>
          <table:table-cell office:value-type="string">
            <text:p>NOUN</text:p>
          </table:table-cell>
          <table:table-cell office:value-type="string">
            <text:p>1. Meine Kollegin ist noch nicht geschieden, aber sie lebt in Trennung. 2. Die Trennung von der Familie war schwierig.</text:p>
          </table:table-cell>
        </table:table-row>
        <table:table-row table:style-name="ro1">
          <table:table-cell office:value-type="string">
            <text:p>die Treppe, -n</text:p>
          </table:table-cell>
          <table:table-cell office:value-type="string">
            <text:p>escalera f</text:p>
          </table:table-cell>
          <table:table-cell office:value-type="string">
            <text:p>NOUN</text:p>
          </table:table-cell>
          <table:table-cell office:value-type="string">
            <text:p>1. Wo ist die Toilette? – Die Treppe hoch und dann links. 2. Meine Oma kann nicht gut Treppen steigen.</text:p>
          </table:table-cell>
        </table:table-row>
        <table:table-row table:style-name="ro1">
          <table:table-cell office:value-type="string">
            <text:p>das Trinkgeld, -er</text:p>
          </table:table-cell>
          <table:table-cell office:value-type="string">
            <text:p>propina f,gato m Mex,feria f CRi, ElSal</text:p>
          </table:table-cell>
          <table:table-cell office:value-type="string">
            <text:p>NOUN</text:p>
          </table:table-cell>
          <table:table-cell office:value-type="string">
            <text:p>1. Ich habe dem Kellner zwei Euro Trinkgeld gegeben.</text:p>
          </table:table-cell>
        </table:table-row>
        <table:table-row table:style-name="ro1">
          <table:table-cell office:value-type="string">
            <text:p>der Tropfen, -</text:p>
          </table:table-cell>
          <table:table-cell office:value-type="string">
            <text:p>gota f</text:p>
          </table:table-cell>
          <table:table-cell office:value-type="string">
            <text:p>NOUN</text:p>
          </table:table-cell>
          <table:table-cell office:value-type="string">
            <text:p>Hast du die Tropfen schon genommen?</text:p>
          </table:table-cell>
        </table:table-row>
        <table:table-row table:style-name="ro1">
          <table:table-cell office:value-type="string">
            <text:p>das T-Shirt, -s </text:p>
          </table:table-cell>
          <table:table-cell office:value-type="string">
            <text:p>camiseta f,playera f Guat, Mex</text:p>
          </table:table-cell>
          <table:table-cell office:value-type="string">
            <text:p>NOUN</text:p>
          </table:table-cell>
          <table:table-cell office:value-type="string">
            <text:p>Es ist sehr warm draußen. Zieh dir lieber nur ein T-Shirt an.</text:p>
          </table:table-cell>
        </table:table-row>
        <table:table-row table:style-name="ro1">
          <table:table-cell office:value-type="string">
            <text:p>die Tür, -en </text:p>
          </table:table-cell>
          <table:table-cell office:value-type="string">
            <text:p>puerta f</text:p>
          </table:table-cell>
          <table:table-cell office:value-type="string">
            <text:p>NOUN</text:p>
          </table:table-cell>
          <table:table-cell office:value-type="string">
            <text:p>Machen Sie bitte die Tür zu! Es zieht.</text:p>
          </table:table-cell>
        </table:table-row>
        <table:table-row table:style-name="ro1">
          <table:table-cell office:value-type="string">
            <text:p>der Turm, -"e</text:p>
          </table:table-cell>
          <table:table-cell office:value-type="string">
            <text:p>torre f,campanario m,palanca f,torreta f</text:p>
          </table:table-cell>
          <table:table-cell office:value-type="string">
            <text:p>NOUN</text:p>
          </table:table-cell>
          <table:table-cell office:value-type="string">
            <text:p>Kommen Sie auf den Turm, von hier sieht man die ganze Stadt.</text:p>
          </table:table-cell>
        </table:table-row>
        <table:table-row table:style-name="ro1">
          <table:table-cell office:value-type="string">
            <text:p>die Tüte, -n </text:p>
          </table:table-cell>
          <table:table-cell office:value-type="string">
            <text:p>bolsa f</text:p>
          </table:table-cell>
          <table:table-cell office:value-type="string">
            <text:p>NOUN</text:p>
          </table:table-cell>
          <table:table-cell office:value-type="string">
            <text:p>Geben Sie mir bitte eine Tüte.</text:p>
          </table:table-cell>
        </table:table-row>
        <table:table-row table:style-name="ro1">
          <table:table-cell office:value-type="string">
            <text:p>der Typ, -en</text:p>
          </table:table-cell>
          <table:table-cell office:value-type="string">
            <text:p>tipo m,tío m</text:p>
          </table:table-cell>
          <table:table-cell office:value-type="string">
            <text:p>NOUN</text:p>
          </table:table-cell>
          <table:table-cell office:value-type="string">
            <text:p>1. Mein Nachbar ist ein netter Typ. 2. Reparieren Sie alle Autotypen?</text:p>
          </table:table-cell>
        </table:table-row>
        <table:table-row table:style-name="ro1">
          <table:table-cell office:value-type="string">
            <text:p>die U-Bahn, -en</text:p>
          </table:table-cell>
          <table:table-cell office:value-type="string">
            <text:p>metro m</text:p>
          </table:table-cell>
          <table:table-cell office:value-type="string">
            <text:p>NOUN</text:p>
          </table:table-cell>
          <table:table-cell office:value-type="string">
            <text:p>Ich fahre mit der U-Bahn.</text:p>
          </table:table-cell>
        </table:table-row>
        <table:table-row table:style-name="ro1">
          <table:table-cell office:value-type="string">
            <text:p>die übung, -en</text:p>
          </table:table-cell>
          <table:table-cell/>
          <table:table-cell office:value-type="string">
            <text:p>NOUN</text:p>
          </table:table-cell>
          <table:table-cell office:value-type="string">
            <text:p>1. Diese übung war sehr schwer. 2. Ich fahre nicht oft Auto. Mir fehlt die übung.</text:p>
          </table:table-cell>
        </table:table-row>
        <table:table-row table:style-name="ro1">
          <table:table-cell office:value-type="string">
            <text:p>die übernachtung, -en</text:p>
          </table:table-cell>
          <table:table-cell/>
          <table:table-cell office:value-type="string">
            <text:p>NOUN</text:p>
          </table:table-cell>
          <table:table-cell office:value-type="string">
            <text:p>In diesem Hotel kostet die übernachtung mit Frühstück 90 Euro.</text:p>
          </table:table-cell>
        </table:table-row>
        <table:table-row table:style-name="ro1">
          <table:table-cell office:value-type="string">
            <text:p>die überraschung,-en</text:p>
          </table:table-cell>
          <table:table-cell/>
          <table:table-cell office:value-type="string">
            <text:p>NOUN</text:p>
          </table:table-cell>
          <table:table-cell office:value-type="string">
            <text:p>1. Ich habe eine überraschung für dich. 2. Das ist ja eine überraschung.</text:p>
          </table:table-cell>
        </table:table-row>
        <table:table-row table:style-name="ro1">
          <table:table-cell office:value-type="string">
            <text:p>der übersetzer, -</text:p>
          </table:table-cell>
          <table:table-cell/>
          <table:table-cell office:value-type="string">
            <text:p>NOUN</text:p>
          </table:table-cell>
          <table:table-cell office:value-type="string">
            <text:p>Können Sie mir bitte diesen Brief übersetzen?</text:p>
          </table:table-cell>
        </table:table-row>
        <table:table-row table:style-name="ro1">
          <table:table-cell office:value-type="string">
            <text:p>die übersetzung, -en </text:p>
          </table:table-cell>
          <table:table-cell/>
          <table:table-cell office:value-type="string">
            <text:p>NOUN</text:p>
          </table:table-cell>
          <table:table-cell office:value-type="string">
            <text:p>Meine Tochter möchte als übersetzerin arbeiten.</text:p>
          </table:table-cell>
        </table:table-row>
        <table:table-row table:style-name="ro1">
          <table:table-cell office:value-type="string">
            <text:p>die überstunde, -n</text:p>
          </table:table-cell>
          <table:table-cell/>
          <table:table-cell office:value-type="string">
            <text:p>NOUN</text:p>
          </table:table-cell>
          <table:table-cell office:value-type="string">
            <text:p>Was kostet die übersetzung? Ich muss heute überstunden machen.</text:p>
          </table:table-cell>
        </table:table-row>
        <table:table-row table:style-name="ro1">
          <table:table-cell office:value-type="string">
            <text:p>die überweisung, - en</text:p>
          </table:table-cell>
          <table:table-cell/>
          <table:table-cell office:value-type="string">
            <text:p>NOUN</text:p>
          </table:table-cell>
          <table:table-cell office:value-type="string">
            <text:p>1. Sie können bar oder per überweisung bezahlen. 2. Der Hausarzt hat mir eine über- weisung fürs Krankenhaus gegeben.</text:p>
          </table:table-cell>
        </table:table-row>
        <table:table-row table:style-name="ro1">
          <table:table-cell office:value-type="string">
            <text:p>die überzeugung, -en</text:p>
          </table:table-cell>
          <table:table-cell/>
          <table:table-cell office:value-type="string">
            <text:p>NOUN</text:p>
          </table:table-cell>
          <table:table-cell office:value-type="string">
            <text:p>Wie bist du zu dieser überzeugung gekommen?</text:p>
          </table:table-cell>
        </table:table-row>
        <table:table-row table:style-name="ro1">
          <table:table-cell office:value-type="string">
            <text:p>die Uhr, -en</text:p>
          </table:table-cell>
          <table:table-cell office:value-type="string">
            <text:p>reloj m,hora f</text:p>
          </table:table-cell>
          <table:table-cell office:value-type="string">
            <text:p>NOUN</text:p>
          </table:table-cell>
          <table:table-cell office:value-type="string">
            <text:p>1. Wie viel Uhr ist es? 2 Um wie viel Uhr müssen wir gehen? 3. Es ist vier Uhr. 4. Ich habe eine neue Uhr. 5. Meine Uhr ist stehen geblieben. 6. Die Uhr geht richtig/falsch/vor/nach.</text:p>
          </table:table-cell>
        </table:table-row>
        <table:table-row table:style-name="ro1">
          <table:table-cell office:value-type="string">
            <text:p>die Umfrage, -n</text:p>
          </table:table-cell>
          <table:table-cell office:value-type="string">
            <text:p>encuesta f,sondeo m (de opinión)</text:p>
          </table:table-cell>
          <table:table-cell office:value-type="string">
            <text:p>NOUN</text:p>
          </table:table-cell>
          <table:table-cell office:value-type="string">
            <text:p>Wir machen eine Umfrage zum Thema Umweltschutz.</text:p>
          </table:table-cell>
        </table:table-row>
        <table:table-row table:style-name="ro1">
          <table:table-cell office:value-type="string">
            <text:p>die Umgebung, -en</text:p>
          </table:table-cell>
          <table:table-cell office:value-type="string">
            <text:p>alrededores m pl,cercanías f pl,vecindad f,ambiente m,entorno m</text:p>
          </table:table-cell>
          <table:table-cell office:value-type="string">
            <text:p>NOUN</text:p>
          </table:table-cell>
          <table:table-cell office:value-type="string">
            <text:p>In der Umgebung von Berlin kann man schöne Ausflüge machen.</text:p>
          </table:table-cell>
        </table:table-row>
        <table:table-row table:style-name="ro1">
          <table:table-cell office:value-type="string">
            <text:p>die Umleitung, -en</text:p>
          </table:table-cell>
          <table:table-cell office:value-type="string">
            <text:p>desviación f,desvío m</text:p>
          </table:table-cell>
          <table:table-cell office:value-type="string">
            <text:p>NOUN</text:p>
          </table:table-cell>
          <table:table-cell office:value-type="string">
            <text:p>Sie müssen eine Umleitung fahren.</text:p>
          </table:table-cell>
        </table:table-row>
        <table:table-row table:style-name="ro1">
          <table:table-cell office:value-type="string">
            <text:p>die Umwelt</text:p>
          </table:table-cell>
          <table:table-cell office:value-type="string">
            <text:p>entorno m,medio m ambiente</text:p>
          </table:table-cell>
          <table:table-cell office:value-type="string">
            <text:p>NOUN</text:p>
          </table:table-cell>
          <table:table-cell office:value-type="string">
            <text:p>Alte Autos sind ein Problem für die Umwelt.</text:p>
          </table:table-cell>
        </table:table-row>
        <table:table-row table:style-name="ro1">
          <table:table-cell office:value-type="string">
            <text:p>der Umzug, -"e</text:p>
          </table:table-cell>
          <table:table-cell office:value-type="string">
            <text:p>mudanza f,desfile m</text:p>
          </table:table-cell>
          <table:table-cell office:value-type="string">
            <text:p>NOUN</text:p>
          </table:table-cell>
          <table:table-cell office:value-type="string">
            <text:p>Der Umzug ist nächste Woche. </text:p>
          </table:table-cell>
        </table:table-row>
        <table:table-row table:style-name="ro1">
          <table:table-cell office:value-type="string">
            <text:p>der Unfall, -"e</text:p>
          </table:table-cell>
          <table:table-cell office:value-type="string">
            <text:p>accidente m</text:p>
          </table:table-cell>
          <table:table-cell office:value-type="string">
            <text:p>NOUN</text:p>
          </table:table-cell>
          <table:table-cell office:value-type="string">
            <text:p>Ich hatte letzte Woche einen Unfall.</text:p>
          </table:table-cell>
        </table:table-row>
        <table:table-row table:style-name="ro1">
          <table:table-cell office:value-type="string">
            <text:p>das Unglück</text:p>
          </table:table-cell>
          <table:table-cell office:value-type="string">
            <text:p>desgracia f,mala suerte f,desdicha f,infortunio m,accidente m,catástrofe f,miseria f,ruina f</text:p>
          </table:table-cell>
          <table:table-cell office:value-type="string">
            <text:p>NOUN</text:p>
          </table:table-cell>
          <table:table-cell office:value-type="string">
            <text:p>Bei dem Eisenbahnunglück gab es viele Menschen mit Verletzungen.</text:p>
          </table:table-cell>
        </table:table-row>
        <table:table-row table:style-name="ro1">
          <table:table-cell office:value-type="string">
            <text:p>die Unterhaltung, -en </text:p>
          </table:table-cell>
          <table:table-cell office:value-type="string">
            <text:p>mantenimiento m,conversación f sobre/de,entretenimiento m,diversión f</text:p>
          </table:table-cell>
          <table:table-cell office:value-type="string">
            <text:p>NOUN</text:p>
          </table:table-cell>
          <table:table-cell office:value-type="string">
            <text:p>Wir wünschen Ihnen gute Unterhaltung.</text:p>
          </table:table-cell>
        </table:table-row>
        <table:table-row table:style-name="ro1">
          <table:table-cell office:value-type="string">
            <text:p>die Unterkunft, -"e</text:p>
          </table:table-cell>
          <table:table-cell office:value-type="string">
            <text:p>alojamiento m,hospedaje m</text:p>
          </table:table-cell>
          <table:table-cell office:value-type="string">
            <text:p>NOUN</text:p>
          </table:table-cell>
          <table:table-cell office:value-type="string">
            <text:p>1. Ich komme drei Tage nach Hamburg und suche eine günstige Unterkunft. 2. Ist dieser Preis inklusive Unterkunft und Essen?</text:p>
          </table:table-cell>
        </table:table-row>
        <table:table-row table:style-name="ro1">
          <table:table-cell office:value-type="string">
            <text:p>die Unterlagen (Pl.)</text:p>
          </table:table-cell>
          <table:table-cell/>
          <table:table-cell office:value-type="string">
            <text:p>NOUN</text:p>
          </table:table-cell>
          <table:table-cell office:value-type="string">
            <text:p>Bitte bringen Sie alle Unterlagen zu dem Termin mit.</text:p>
          </table:table-cell>
        </table:table-row>
        <table:table-row table:style-name="ro1">
          <table:table-cell office:value-type="string">
            <text:p>der Unterricht</text:p>
          </table:table-cell>
          <table:table-cell office:value-type="string">
            <text:p>enseñanza f,clase f</text:p>
          </table:table-cell>
          <table:table-cell office:value-type="string">
            <text:p>NOUN</text:p>
          </table:table-cell>
          <table:table-cell office:value-type="string">
            <text:p>Der Unterricht dauert von 17 bis 19 Uhr.</text:p>
          </table:table-cell>
        </table:table-row>
        <table:table-row table:style-name="ro1">
          <table:table-cell office:value-type="string">
            <text:p>der Unterschied, -e</text:p>
          </table:table-cell>
          <table:table-cell office:value-type="string">
            <text:p>diferencia f entre,distinción f entre</text:p>
          </table:table-cell>
          <table:table-cell office:value-type="string">
            <text:p>NOUN</text:p>
          </table:table-cell>
          <table:table-cell office:value-type="string">
            <text:p>Können Sie mir sagen, was der Unterschied ist? Welche Fahrkarte ist günstiger?</text:p>
          </table:table-cell>
        </table:table-row>
        <table:table-row table:style-name="ro1">
          <table:table-cell office:value-type="string">
            <text:p>die Unterschrift, -en</text:p>
          </table:table-cell>
          <table:table-cell office:value-type="string">
            <text:p>firma f</text:p>
          </table:table-cell>
          <table:table-cell office:value-type="string">
            <text:p>NOUN</text:p>
          </table:table-cell>
          <table:table-cell office:value-type="string">
            <text:p>Auf dem Schreiben fehlt die Unterschrift.</text:p>
          </table:table-cell>
        </table:table-row>
        <table:table-row table:style-name="ro1">
          <table:table-cell office:value-type="string">
            <text:p>die Unterstützung, -en</text:p>
          </table:table-cell>
          <table:table-cell office:value-type="string">
            <text:p>apoyo m,respaldo m,ayuda f,fomento m,subvención f,ayuda f económica,soporte m</text:p>
          </table:table-cell>
          <table:table-cell office:value-type="string">
            <text:p>NOUN</text:p>
          </table:table-cell>
          <table:table-cell office:value-type="string">
            <text:p>Bekommen Sie eine staatliche Unterstützung?</text:p>
          </table:table-cell>
        </table:table-row>
        <table:table-row table:style-name="ro1">
          <table:table-cell office:value-type="string">
            <text:p>die Untersuchung, -en</text:p>
          </table:table-cell>
          <table:table-cell office:value-type="string">
            <text:p>investigación f,pesquisa f,análisis m inv,examen m,estudio m,inspección f,revisión f,registro m en busca de,examen m (médico)</text:p>
          </table:table-cell>
          <table:table-cell office:value-type="string">
            <text:p>NOUN</text:p>
          </table:table-cell>
          <table:table-cell office:value-type="string">
            <text:p>Ich habe morgen eine Untersuchung im Krankenhaus.</text:p>
          </table:table-cell>
        </table:table-row>
        <table:table-row table:style-name="ro1">
          <table:table-cell office:value-type="string">
            <text:p>der Urlaub</text:p>
          </table:table-cell>
          <table:table-cell office:value-type="string">
            <text:p>vacaciones f pl,licencia f</text:p>
          </table:table-cell>
          <table:table-cell office:value-type="string">
            <text:p>NOUN</text:p>
          </table:table-cell>
          <table:table-cell office:value-type="string">
            <text:p>1. Ich habe noch drei Tage Urlaub. 2. Ich nehme im September Urlaub. 3. Diesen Monat bekomme ich keinen Urlaub.</text:p>
          </table:table-cell>
        </table:table-row>
        <table:table-row table:style-name="ro1">
          <table:table-cell office:value-type="string">
            <text:p>die Ursache, -n</text:p>
          </table:table-cell>
          <table:table-cell office:value-type="string">
            <text:p>causa f,motivo m,razón f</text:p>
          </table:table-cell>
          <table:table-cell office:value-type="string">
            <text:p>NOUN</text:p>
          </table:table-cell>
          <table:table-cell office:value-type="string">
            <text:p>1. Vielen Dank! – Keine Ursache! 2. Kennt man schon die Unfallursache?</text:p>
          </table:table-cell>
        </table:table-row>
        <table:table-row table:style-name="ro1">
          <table:table-cell office:value-type="string">
            <text:p>das Urteil, -e</text:p>
          </table:table-cell>
          <table:table-cell office:value-type="string">
            <text:p>opinión f,juicio m,sentencia f,fallo m</text:p>
          </table:table-cell>
          <table:table-cell office:value-type="string">
            <text:p>NOUN</text:p>
          </table:table-cell>
          <table:table-cell office:value-type="string">
            <text:p>1. Dein Urteil ist für mich sehr wichtig. 2. Das Urteil des Gerichts erscheint mir zu hart.</text:p>
          </table:table-cell>
        </table:table-row>
        <table:table-row table:style-name="ro1">
          <table:table-cell office:value-type="string">
            <text:p>der Vater, -"</text:p>
          </table:table-cell>
          <table:table-cell office:value-type="string">
            <text:p>padre m</text:p>
          </table:table-cell>
          <table:table-cell office:value-type="string">
            <text:p>NOUN</text:p>
          </table:table-cell>
          <table:table-cell office:value-type="string">
            <text:p>1. Mein Vater arbeitet in einem Restaurant.2. Herr Müller ist Vater geworden.</text:p>
          </table:table-cell>
        </table:table-row>
        <table:table-row table:style-name="ro1">
          <table:table-cell office:value-type="string">
            <text:p>die Veranstaltung, -en</text:p>
          </table:table-cell>
          <table:table-cell office:value-type="string">
            <text:p>acto m</text:p>
          </table:table-cell>
          <table:table-cell office:value-type="string">
            <text:p>NOUN</text:p>
          </table:table-cell>
          <table:table-cell office:value-type="string">
            <text:p>Am Samstag ist unser Lokal geschlossen. Wir haben eine Veranstaltung.</text:p>
          </table:table-cell>
        </table:table-row>
        <table:table-row table:style-name="ro1">
          <table:table-cell office:value-type="string">
            <text:p>die Verantwortung</text:p>
          </table:table-cell>
          <table:table-cell office:value-type="string">
            <text:p>responsabilidad f de</text:p>
          </table:table-cell>
          <table:table-cell office:value-type="string">
            <text:p>NOUN</text:p>
          </table:table-cell>
          <table:table-cell office:value-type="string">
            <text:p>Sie tragen die Verantwortung für Ihre Kinder.</text:p>
          </table:table-cell>
        </table:table-row>
        <table:table-row table:style-name="ro1">
          <table:table-cell office:value-type="string">
            <text:p>das Verbot, -e</text:p>
          </table:table-cell>
          <table:table-cell office:value-type="string">
            <text:p>prohibición f</text:p>
          </table:table-cell>
          <table:table-cell office:value-type="string">
            <text:p>NOUN</text:p>
          </table:table-cell>
          <table:table-cell office:value-type="string">
            <text:p>Hier ist Parkverbot.</text:p>
          </table:table-cell>
        </table:table-row>
        <table:table-row table:style-name="ro1">
          <table:table-cell office:value-type="string">
            <text:p>der Verband, -"e </text:p>
          </table:table-cell>
          <table:table-cell office:value-type="string">
            <text:p>vendaje m,asociación f,unidad f</text:p>
          </table:table-cell>
          <table:table-cell office:value-type="string">
            <text:p>NOUN</text:p>
          </table:table-cell>
          <table:table-cell office:value-type="string">
            <text:p>Der Arm ist gebrochen. Sie müssen einen Verband tragen.</text:p>
          </table:table-cell>
        </table:table-row>
        <table:table-row table:style-name="ro1">
          <table:table-cell office:value-type="string">
            <text:p>die Verbindung, -en</text:p>
          </table:table-cell>
          <table:table-cell office:value-type="string">
            <text:p>conexión f,relación f entre con,contacto m,unión f,enganche m,comunicación f,enlace m,asociación f,corporación f estudiantil,compuesto m</text:p>
          </table:table-cell>
          <table:table-cell office:value-type="string">
            <text:p>NOUN</text:p>
          </table:table-cell>
          <table:table-cell office:value-type="string">
            <text:p>1. Die Verbindung ist sehr gut. Ich kann direkt fahren und muss nicht umsteigen.2. Kannst du bitte lauter sprechen? Die Verbindung ist sehr schlecht.</text:p>
          </table:table-cell>
        </table:table-row>
        <table:table-row table:style-name="ro1">
          <table:table-cell office:value-type="string">
            <text:p>der Verbraucher, - </text:p>
          </table:table-cell>
          <table:table-cell office:value-type="string">
            <text:p>consumidor(a) m (f)</text:p>
          </table:table-cell>
          <table:table-cell office:value-type="string">
            <text:p>NOUN</text:p>
          </table:table-cell>
          <table:table-cell office:value-type="string">
            <text:p>Die Verbraucher sollten sich vor dem Kauf genau informieren.</text:p>
          </table:table-cell>
        </table:table-row>
        <table:table-row table:style-name="ro1">
          <table:table-cell office:value-type="string">
            <text:p>der Verbrecher, -</text:p>
          </table:table-cell>
          <table:table-cell office:value-type="string">
            <text:p>criminal mf,delincuente mf</text:p>
          </table:table-cell>
          <table:table-cell office:value-type="string">
            <text:p>NOUN</text:p>
          </table:table-cell>
          <table:table-cell office:value-type="string">
            <text:p>Die Polizei hat den Verbrecher verhaftet.</text:p>
          </table:table-cell>
        </table:table-row>
        <table:table-row table:style-name="ro1">
          <table:table-cell office:value-type="string">
            <text:p>der Verdacht</text:p>
          </table:table-cell>
          <table:table-cell office:value-type="string">
            <text:p>sospecha f de</text:p>
          </table:table-cell>
          <table:table-cell office:value-type="string">
            <text:p>NOUN</text:p>
          </table:table-cell>
          <table:table-cell office:value-type="string">
            <text:p>1. Wer hat das Geld aus der Kasse genommen? – Ich weiß es nicht, aber ich habe einen Verdacht.2. Wen haben Sie in Verdacht?</text:p>
          </table:table-cell>
        </table:table-row>
        <table:table-row table:style-name="ro1">
          <table:table-cell office:value-type="string">
            <text:p>der Verein, -e</text:p>
          </table:table-cell>
          <table:table-cell office:value-type="string">
            <text:p>asociación f,club m,club m deportivo</text:p>
          </table:table-cell>
          <table:table-cell office:value-type="string">
            <text:p>NOUN</text:p>
          </table:table-cell>
          <table:table-cell office:value-type="string">
            <text:p>1. Bist du auch Mitglied in einem Verein?2. Ich bin schon seit 15 Jahren im Sportverein.</text:p>
          </table:table-cell>
        </table:table-row>
        <table:table-row table:style-name="ro1">
          <table:table-cell office:value-type="string">
            <text:p>das Verfallsdatum</text:p>
          </table:table-cell>
          <table:table-cell office:value-type="string">
            <text:p>fecha f de caducidad</text:p>
          </table:table-cell>
          <table:table-cell office:value-type="string">
            <text:p>NOUN</text:p>
          </table:table-cell>
          <table:table-cell office:value-type="string">
            <text:p>Dieses Medikament dürfen Sie nach dem Verfallsdatum nicht mehr nehmen.</text:p>
          </table:table-cell>
        </table:table-row>
        <table:table-row table:style-name="ro1">
          <table:table-cell office:value-type="string">
            <text:p>die Vergangenheit</text:p>
          </table:table-cell>
          <table:table-cell office:value-type="string">
            <text:p>pasado m,pretérito m</text:p>
          </table:table-cell>
          <table:table-cell office:value-type="string">
            <text:p>NOUN</text:p>
          </table:table-cell>
          <table:table-cell office:value-type="string">
            <text:p>Das ist ein Teil meiner Vergangenheit.</text:p>
          </table:table-cell>
        </table:table-row>
        <table:table-row table:style-name="ro1">
          <table:table-cell office:value-type="string">
            <text:p>der Vergleich, -e</text:p>
          </table:table-cell>
          <table:table-cell office:value-type="string">
            <text:p>comparación f,acuerdo m,arreglo m</text:p>
          </table:table-cell>
          <table:table-cell office:value-type="string">
            <text:p>NOUN</text:p>
          </table:table-cell>
          <table:table-cell office:value-type="string">
            <text:p>Ein Vergleich ist schwer möglich.</text:p>
          </table:table-cell>
        </table:table-row>
        <table:table-row table:style-name="ro1">
          <table:table-cell office:value-type="string">
            <text:p>das Verhalten </text:p>
          </table:table-cell>
          <table:table-cell office:value-type="string">
            <text:p>comportamiento m,conducta f,actitud f,reacción f</text:p>
          </table:table-cell>
          <table:table-cell office:value-type="string">
            <text:p>NOUN</text:p>
          </table:table-cell>
          <table:table-cell office:value-type="string">
            <text:p>Die Kinder bekommen in der Schule auch Noten für ihr Sozialverhalten.</text:p>
          </table:table-cell>
        </table:table-row>
        <table:table-row table:style-name="ro1">
          <table:table-cell office:value-type="string">
            <text:p>das Verhältnis, -se</text:p>
          </table:table-cell>
          <table:table-cell office:value-type="string">
            <text:p>relación f,proporción f,relaciones f pl,lío m fam,ligue m fam,condiciones f pl,circunstancias f pl</text:p>
          </table:table-cell>
          <table:table-cell office:value-type="string">
            <text:p>NOUN</text:p>
          </table:table-cell>
          <table:table-cell office:value-type="string">
            <text:p>Ich habe ein gutes Verhältnis zu meinen Eltern.</text:p>
          </table:table-cell>
        </table:table-row>
        <table:table-row table:style-name="ro1">
          <table:table-cell office:value-type="string">
            <text:p>der Verkäufer, -</text:p>
          </table:table-cell>
          <table:table-cell office:value-type="string">
            <text:p>vendedor(a) m (f),dependiente(-a) m (f)</text:p>
          </table:table-cell>
          <table:table-cell office:value-type="string">
            <text:p>NOUN</text:p>
          </table:table-cell>
          <table:table-cell office:value-type="string">
            <text:p>Wir suchen einen freundlichen Verkäufer.</text:p>
          </table:table-cell>
        </table:table-row>
        <table:table-row table:style-name="ro1">
          <table:table-cell office:value-type="string">
            <text:p>der Verkehr </text:p>
          </table:table-cell>
          <table:table-cell office:value-type="string">
            <text:p>tránsito m,tráfico m,circulación f,relaciones f pl,contacto m,relaciones f pl sexuales</text:p>
          </table:table-cell>
          <table:table-cell office:value-type="string">
            <text:p>NOUN</text:p>
          </table:table-cell>
          <table:table-cell office:value-type="string">
            <text:p>Morgens ist hier immer viel Verkehr.</text:p>
          </table:table-cell>
        </table:table-row>
        <table:table-row table:style-name="ro1">
          <table:table-cell office:value-type="string">
            <text:p>das Verkehrsmittel, -</text:p>
          </table:table-cell>
          <table:table-cell office:value-type="string">
            <text:p>medio m de transporte</text:p>
          </table:table-cell>
          <table:table-cell office:value-type="string">
            <text:p>NOUN</text:p>
          </table:table-cell>
          <table:table-cell office:value-type="string">
            <text:p>Es gibt kaum Parkplätze. Sie sollten mit öffentlichen Verkehrsmitteln fahren.</text:p>
          </table:table-cell>
        </table:table-row>
        <table:table-row table:style-name="ro1">
          <table:table-cell office:value-type="string">
            <text:p>die Verletzung, -en</text:p>
          </table:table-cell>
          <table:table-cell office:value-type="string">
            <text:p>herida f,lesión f,ofensa f,infracción f,violación f</text:p>
          </table:table-cell>
          <table:table-cell office:value-type="string">
            <text:p>NOUN</text:p>
          </table:table-cell>
          <table:table-cell office:value-type="string">
            <text:p>Keine Angst. Die Verletzung ist nicht so schlimm.</text:p>
          </table:table-cell>
        </table:table-row>
        <table:table-row table:style-name="ro3">
          <table:table-cell office:value-type="string">
            <text:p>der Verlust, -e</text:p>
          </table:table-cell>
          <table:table-cell office:value-type="string">
            <text:p>pérdida f,daño m</text:p>
          </table:table-cell>
          <table:table-cell office:value-type="string">
            <text:p>NOUN</text:p>
          </table:table-cell>
          <table:table-cell office:value-type="string">
            <text:p>1. Ich habe meine Brieftasche verloren. 2. Jennifer hat ihre Stelle verloren.3. Sie dürfen den Mut nicht verlieren.</text:p>
            <text:p>4. Unsere Mannschaft hat 3 : 5 verloren.5. Mein Nachbar hat den Prozess verloren.</text:p>
          </table:table-cell>
        </table:table-row>
        <table:table-row table:style-name="ro1">
          <table:table-cell office:value-type="string">
            <text:p>der Vermieter, -</text:p>
          </table:table-cell>
          <table:table-cell office:value-type="string">
            <text:p>casero(-a) m (f),dueño, -a m, f de la casa,dueño, -a m, f del piso</text:p>
          </table:table-cell>
          <table:table-cell office:value-type="string">
            <text:p>NOUN</text:p>
          </table:table-cell>
          <table:table-cell office:value-type="string">
            <text:p>Unsere Vermieterin ist eine sehr nette ältere Frau.</text:p>
          </table:table-cell>
        </table:table-row>
        <table:table-row table:style-name="ro1">
          <table:table-cell office:value-type="string">
            <text:p>die Vermittlung, -en</text:p>
          </table:table-cell>
          <table:table-cell office:value-type="string">
            <text:p>mediación f entre,intercesión f,arreglo m,gestión f,facilitación f,centralita f</text:p>
          </table:table-cell>
          <table:table-cell office:value-type="string">
            <text:p>NOUN</text:p>
          </table:table-cell>
          <table:table-cell office:value-type="string">
            <text:p>1. Die Zimmervermittlung ist am Bahnhof.2. Entschuldigen Sie, wo ist hier die Jobvermittlung?</text:p>
          </table:table-cell>
        </table:table-row>
        <table:table-row table:style-name="ro1">
          <table:table-cell office:value-type="string">
            <text:p>die Versichertenkarte, -n </text:p>
          </table:table-cell>
          <table:table-cell office:value-type="string">
            <text:p>tarjeta f (de la caja) del seguro</text:p>
          </table:table-cell>
          <table:table-cell office:value-type="string">
            <text:p>NOUN</text:p>
          </table:table-cell>
          <table:table-cell office:value-type="string">
            <text:p>Haben Sie Ihre Versichertenkarte dabei?</text:p>
          </table:table-cell>
        </table:table-row>
        <table:table-row table:style-name="ro1">
          <table:table-cell office:value-type="string">
            <text:p>die Versicherung, -en</text:p>
          </table:table-cell>
          <table:table-cell office:value-type="string">
            <text:p>seguro m contra,compañía f de seguros,promesa f,afirmación f</text:p>
          </table:table-cell>
          <table:table-cell office:value-type="string">
            <text:p>NOUN</text:p>
          </table:table-cell>
          <table:table-cell office:value-type="string">
            <text:p>1. Sie sollten eine Gepäckversicherung abschließen.2. Sie müssen den Unfall der Versicherung melden.</text:p>
          </table:table-cell>
        </table:table-row>
        <table:table-row table:style-name="ro1">
          <table:table-cell office:value-type="string">
            <text:p>die Verspätung, -en</text:p>
          </table:table-cell>
          <table:table-cell office:value-type="string">
            <text:p>retraso m</text:p>
          </table:table-cell>
          <table:table-cell office:value-type="string">
            <text:p>NOUN</text:p>
          </table:table-cell>
          <table:table-cell office:value-type="string">
            <text:p>Unser Zug hatte 10 Minuten Verspätung.</text:p>
          </table:table-cell>
        </table:table-row>
        <table:table-row table:style-name="ro1">
          <table:table-cell office:value-type="string">
            <text:p>das Verständnis</text:p>
          </table:table-cell>
          <table:table-cell office:value-type="string">
            <text:p>comprensión f,sensibilidad f para</text:p>
          </table:table-cell>
          <table:table-cell office:value-type="string">
            <text:p>NOUN</text:p>
          </table:table-cell>
          <table:table-cell office:value-type="string">
            <text:p>Wir bitten um Ihr Verständnis.</text:p>
          </table:table-cell>
        </table:table-row>
        <table:table-row table:style-name="ro1">
          <table:table-cell office:value-type="string">
            <text:p>der Versuch, -e</text:p>
          </table:table-cell>
          <table:table-cell office:value-type="string">
            <text:p>intento m,tentativa f,experimento m,prueba f</text:p>
          </table:table-cell>
          <table:table-cell office:value-type="string">
            <text:p>NOUN</text:p>
          </table:table-cell>
          <table:table-cell office:value-type="string">
            <text:p>In der Forschung werden viele Versuche gemacht.</text:p>
          </table:table-cell>
        </table:table-row>
        <table:table-row table:style-name="ro1">
          <table:table-cell office:value-type="string">
            <text:p>der Vertrag, -"e</text:p>
          </table:table-cell>
          <table:table-cell office:value-type="string">
            <text:p>contrato m,tratado m</text:p>
          </table:table-cell>
          <table:table-cell office:value-type="string">
            <text:p>NOUN</text:p>
          </table:table-cell>
          <table:table-cell office:value-type="string">
            <text:p>Sie beide müssen den Vertrag unterschreiben.</text:p>
          </table:table-cell>
        </table:table-row>
        <table:table-row table:style-name="ro1">
          <table:table-cell office:value-type="string">
            <text:p>das Vertrauen</text:p>
          </table:table-cell>
          <table:table-cell office:value-type="string">
            <text:p>confianza f en</text:p>
          </table:table-cell>
          <table:table-cell office:value-type="string">
            <text:p>NOUN</text:p>
          </table:table-cell>
          <table:table-cell office:value-type="string">
            <text:p>Ich habe Vertrauen zu Ihnen.</text:p>
          </table:table-cell>
        </table:table-row>
        <table:table-row table:style-name="ro1">
          <table:table-cell office:value-type="string">
            <text:p>der Vertreter, -</text:p>
          </table:table-cell>
          <table:table-cell office:value-type="string">
            <text:p>sustituto(-a) m (f),suplente mf,representante mf,agente mf,agenciero(-a) m (f) Arg,defensor(a) m (f)</text:p>
          </table:table-cell>
          <table:table-cell office:value-type="string">
            <text:p>NOUN</text:p>
          </table:table-cell>
          <table:table-cell office:value-type="string">
            <text:p>1. Herr Dr. Müller war in Urlaub. Da bin ich zu seinem Vertreter gegangen. 2. Die Elternvertreter treffen sich morgen Abend in der Schule.</text:p>
          </table:table-cell>
        </table:table-row>
        <table:table-row table:style-name="ro1">
          <table:table-cell office:value-type="string">
            <text:p>die Vertretung, -en</text:p>
          </table:table-cell>
          <table:table-cell office:value-type="string">
            <text:p>su(b)stitución f,suplencia f,su(b)stituto(-a) m (f),suplente mf,representación f,agencia f,sucursal f,filial f</text:p>
          </table:table-cell>
          <table:table-cell office:value-type="string">
            <text:p>NOUN</text:p>
          </table:table-cell>
          <table:table-cell office:value-type="string">
            <text:p>Herr Dr. Meyer macht für mich Vertretung.</text:p>
          </table:table-cell>
        </table:table-row>
        <table:table-row table:style-name="ro1">
          <table:table-cell office:value-type="string">
            <text:p>die Verwaltung, -en</text:p>
          </table:table-cell>
          <table:table-cell office:value-type="string">
            <text:p>administración f,gestión f</text:p>
          </table:table-cell>
          <table:table-cell office:value-type="string">
            <text:p>NOUN</text:p>
          </table:table-cell>
          <table:table-cell office:value-type="string">
            <text:p>1. Meine Mutter arbeitet jetzt in der Verwaltung. 2. Sprechen Sie bitte mit der Hausverwaltung.</text:p>
          </table:table-cell>
        </table:table-row>
        <table:table-row table:style-name="ro1">
          <table:table-cell office:value-type="string">
            <text:p>der Verwandte, -n</text:p>
          </table:table-cell>
          <table:table-cell/>
          <table:table-cell office:value-type="string">
            <text:p>NOUN</text:p>
          </table:table-cell>
          <table:table-cell office:value-type="string">
            <text:p>Ich wohne zurzeit bei Verwandten von meinem Mann.</text:p>
          </table:table-cell>
        </table:table-row>
        <table:table-row table:style-name="ro1">
          <table:table-cell office:value-type="string">
            <text:p>die Verzeihung</text:p>
          </table:table-cell>
          <table:table-cell office:value-type="string">
            <text:p>perdón m</text:p>
          </table:table-cell>
          <table:table-cell office:value-type="string">
            <text:p>NOUN</text:p>
          </table:table-cell>
          <table:table-cell office:value-type="string">
            <text:p>Verzeihung! Ich habe die falsche Nummer gewählt.</text:p>
          </table:table-cell>
        </table:table-row>
        <table:table-row table:style-name="ro1">
          <table:table-cell office:value-type="string">
            <text:p>das Visum, Visa </text:p>
          </table:table-cell>
          <table:table-cell office:value-type="string">
            <text:p>visado m,firma f</text:p>
          </table:table-cell>
          <table:table-cell office:value-type="string">
            <text:p>NOUN</text:p>
          </table:table-cell>
          <table:table-cell office:value-type="string">
            <text:p>Talal muss sein Visum bald verlängern.</text:p>
          </table:table-cell>
        </table:table-row>
        <table:table-row table:style-name="ro1">
          <table:table-cell office:value-type="string">
            <text:p>das Vitamin, -e</text:p>
          </table:table-cell>
          <table:table-cell office:value-type="string">
            <text:p>vitamina f</text:p>
          </table:table-cell>
          <table:table-cell office:value-type="string">
            <text:p>NOUN</text:p>
          </table:table-cell>
          <table:table-cell office:value-type="string">
            <text:p>Der Arzt sagt, ich soll viele Vitamine essen.</text:p>
          </table:table-cell>
        </table:table-row>
        <table:table-row table:style-name="ro1">
          <table:table-cell office:value-type="string">
            <text:p>der Vogel, -"</text:p>
          </table:table-cell>
          <table:table-cell office:value-type="string">
            <text:p>pájaro m,tipo m raro</text:p>
          </table:table-cell>
          <table:table-cell office:value-type="string">
            <text:p>NOUN</text:p>
          </table:table-cell>
          <table:table-cell office:value-type="string">
            <text:p>Unsere Katze hat einen Vogel gefangen.</text:p>
          </table:table-cell>
        </table:table-row>
        <table:table-row table:style-name="ro1">
          <table:table-cell office:value-type="string">
            <text:p>die Vollzeit</text:p>
          </table:table-cell>
          <table:table-cell/>
          <table:table-cell office:value-type="string">
            <text:p>NOUN</text:p>
          </table:table-cell>
          <table:table-cell office:value-type="string">
            <text:p>Ich möchte gerne Vollzeit arbeiten.</text:p>
          </table:table-cell>
        </table:table-row>
        <table:table-row table:style-name="ro1">
          <table:table-cell office:value-type="string">
            <text:p>die Vorbereitung, -en</text:p>
          </table:table-cell>
          <table:table-cell office:value-type="string">
            <text:p>preparación f,preparativo m</text:p>
          </table:table-cell>
          <table:table-cell office:value-type="string">
            <text:p>NOUN</text:p>
          </table:table-cell>
          <table:table-cell office:value-type="string">
            <text:p>Nächste Woche beginnen wir mit der Prüfungsvorbereitung.</text:p>
          </table:table-cell>
        </table:table-row>
        <table:table-row table:style-name="ro1">
          <table:table-cell office:value-type="string">
            <text:p>die Vorfahrt</text:p>
          </table:table-cell>
          <table:table-cell office:value-type="string">
            <text:p>prioridad f (de paso),preferencia f de paso</text:p>
          </table:table-cell>
          <table:table-cell office:value-type="string">
            <text:p>NOUN</text:p>
          </table:table-cell>
          <table:table-cell office:value-type="string">
            <text:p>1. Achtung! Rechts hat Vorfahrt. 2. Sie haben die Vorfahrt nicht beachtet.</text:p>
          </table:table-cell>
        </table:table-row>
        <table:table-row table:style-name="ro1">
          <table:table-cell office:value-type="string">
            <text:p>der Vorort, -e</text:p>
          </table:table-cell>
          <table:table-cell office:value-type="string">
            <text:p>suburbio m,barrio m periférico</text:p>
          </table:table-cell>
          <table:table-cell office:value-type="string">
            <text:p>NOUN</text:p>
          </table:table-cell>
          <table:table-cell office:value-type="string">
            <text:p>Wir wohnen in einem Vorort von Köln.</text:p>
          </table:table-cell>
        </table:table-row>
        <table:table-row table:style-name="ro1">
          <table:table-cell office:value-type="string">
            <text:p>der Vorschlag, -"e</text:p>
          </table:table-cell>
          <table:table-cell office:value-type="string">
            <text:p>propuesta f,recomendación f</text:p>
          </table:table-cell>
          <table:table-cell office:value-type="string">
            <text:p>NOUN</text:p>
          </table:table-cell>
          <table:table-cell office:value-type="string">
            <text:p>Ich mache dir einen Vorschlag: Du hilfst mir beim Deutschlernen und ich lade dich zum Essen ein.</text:p>
          </table:table-cell>
        </table:table-row>
        <table:table-row table:style-name="ro1">
          <table:table-cell office:value-type="string">
            <text:p>die Vorschrift, -en</text:p>
          </table:table-cell>
          <table:table-cell office:value-type="string">
            <text:p>prescripción f,instrucciones f pl,reglamento m</text:p>
          </table:table-cell>
          <table:table-cell office:value-type="string">
            <text:p>NOUN</text:p>
          </table:table-cell>
          <table:table-cell office:value-type="string">
            <text:p>1. Beachten Sie bitte die Vorschriften. 2. Bitte melden Sie sich bis 9 Uhr krank. Das ist Vorschrift.</text:p>
          </table:table-cell>
        </table:table-row>
        <table:table-row table:style-name="ro1">
          <table:table-cell office:value-type="string">
            <text:p>die Vorsicht</text:p>
          </table:table-cell>
          <table:table-cell office:value-type="string">
            <text:p>precaución f,cuidado m</text:p>
          </table:table-cell>
          <table:table-cell office:value-type="string">
            <text:p>NOUN</text:p>
          </table:table-cell>
          <table:table-cell office:value-type="string">
            <text:p>Vorsicht! Der Teller ist heiß.</text:p>
          </table:table-cell>
        </table:table-row>
        <table:table-row table:style-name="ro1">
          <table:table-cell office:value-type="string">
            <text:p>die Vorstellung, -en</text:p>
          </table:table-cell>
          <table:table-cell office:value-type="string">
            <text:p>presentación f,idea f,función f,sección f Arg,sesión f,imaginación f</text:p>
          </table:table-cell>
          <table:table-cell office:value-type="string">
            <text:p>NOUN</text:p>
          </table:table-cell>
          <table:table-cell office:value-type="string">
            <text:p>1. Wann läuft der Film? – Die nächste Vorstellung ist um 15 Uhr. 2. Wann hast du dein Vorstellungsgespräch?</text:p>
          </table:table-cell>
        </table:table-row>
        <table:table-row table:style-name="ro1">
          <table:table-cell office:value-type="string">
            <text:p>der Vorteil, -e</text:p>
          </table:table-cell>
          <table:table-cell office:value-type="string">
            <text:p>ventaja f,provecho m</text:p>
          </table:table-cell>
          <table:table-cell office:value-type="string">
            <text:p>NOUN</text:p>
          </table:table-cell>
          <table:table-cell office:value-type="string">
            <text:p>Der Vorteil von dieser Wohnung ist, dass sie direkt im Zentrum liegt.</text:p>
          </table:table-cell>
        </table:table-row>
        <table:table-row table:style-name="ro1">
          <table:table-cell office:value-type="string">
            <text:p>die Vorwahl, -en</text:p>
          </table:table-cell>
          <table:table-cell office:value-type="string">
            <text:p>prefijo m,elecciones f pl primarias [oder preliminares]</text:p>
          </table:table-cell>
          <table:table-cell office:value-type="string">
            <text:p>NOUN</text:p>
          </table:table-cell>
          <table:table-cell office:value-type="string">
            <text:p>Wie ist die Vorwahl von Hamburg?</text:p>
          </table:table-cell>
        </table:table-row>
        <table:table-row table:style-name="ro1">
          <table:table-cell office:value-type="string">
            <text:p>der Vorwurf, -"e</text:p>
          </table:table-cell>
          <table:table-cell office:value-type="string">
            <text:p>reproche m,recriminación f</text:p>
          </table:table-cell>
          <table:table-cell office:value-type="string">
            <text:p>NOUN</text:p>
          </table:table-cell>
          <table:table-cell office:value-type="string">
            <text:p>Eva kann nichts dafür. Mach ihr keine Vorwürfe.</text:p>
          </table:table-cell>
        </table:table-row>
        <table:table-row table:style-name="ro1">
          <table:table-cell office:value-type="string">
            <text:p>der Wagen, -</text:p>
          </table:table-cell>
          <table:table-cell office:value-type="string">
            <text:p>coche m,camión m,furgoneta f,vagón m,carro m,carruaje m,carreta f,carromato m,cochecito m (de niños),carrito m</text:p>
          </table:table-cell>
          <table:table-cell office:value-type="string">
            <text:p>NOUN</text:p>
          </table:table-cell>
          <table:table-cell office:value-type="string">
            <text:p>1. Ich habe meinen Wagen in die Werkstatt gebracht.2. Im mittleren Wagen ist das Zugrestaurant. 3. Ich habe Plätze reserviert. Wir sind in Wagen 15.</text:p>
          </table:table-cell>
        </table:table-row>
        <table:table-row table:style-name="ro1">
          <table:table-cell office:value-type="string">
            <text:p>die Wahl, -en</text:p>
          </table:table-cell>
          <table:table-cell office:value-type="string">
            <text:p>elección f,opción f,alternativa f,votación f</text:p>
          </table:table-cell>
          <table:table-cell office:value-type="string">
            <text:p>NOUN</text:p>
          </table:table-cell>
          <table:table-cell office:value-type="string">
            <text:p>1. Sie haben die Wahl: mit Vollpension oder Halbpension?2. Die nächste Wahl ist im Herbst.</text:p>
          </table:table-cell>
        </table:table-row>
        <table:table-row table:style-name="ro1">
          <table:table-cell office:value-type="string">
            <text:p>die Wahrheit, -en</text:p>
          </table:table-cell>
          <table:table-cell office:value-type="string">
            <text:p>verdad f,veracidad f</text:p>
          </table:table-cell>
          <table:table-cell office:value-type="string">
            <text:p>NOUN</text:p>
          </table:table-cell>
          <table:table-cell office:value-type="string">
            <text:p>Sag mir bitte die Wahrheit. Hast du wieder geraucht?</text:p>
          </table:table-cell>
        </table:table-row>
        <table:table-row table:style-name="ro1">
          <table:table-cell office:value-type="string">
            <text:p>der Wald, -"er</text:p>
          </table:table-cell>
          <table:table-cell office:value-type="string">
            <text:p>bosque m</text:p>
          </table:table-cell>
          <table:table-cell office:value-type="string">
            <text:p>NOUN</text:p>
          </table:table-cell>
          <table:table-cell office:value-type="string">
            <text:p>1. Hinter unserem Haus fängt der Wald an. 2. Ich gehe gern im Wald spazieren.</text:p>
          </table:table-cell>
        </table:table-row>
        <table:table-row table:style-name="ro1">
          <table:table-cell office:value-type="string">
            <text:p>die Wand, -"e</text:p>
          </table:table-cell>
          <table:table-cell office:value-type="string">
            <text:p>pared f</text:p>
          </table:table-cell>
          <table:table-cell office:value-type="string">
            <text:p>NOUN</text:p>
          </table:table-cell>
          <table:table-cell office:value-type="string">
            <text:p>1. Ich stelle das Regal rechts an die Wand. 2. Die Wände sind hier sehr dünn.</text:p>
          </table:table-cell>
        </table:table-row>
        <table:table-row table:style-name="ro1">
          <table:table-cell office:value-type="string">
            <text:p>die Wanderung, -en</text:p>
          </table:table-cell>
          <table:table-cell office:value-type="string">
            <text:p>excursión f (a pie),caminata f,migración f</text:p>
          </table:table-cell>
          <table:table-cell office:value-type="string">
            <text:p>NOUN</text:p>
          </table:table-cell>
          <table:table-cell office:value-type="string">
            <text:p>Wir haben in den Ferien eine schöne Wanderung gemacht.</text:p>
          </table:table-cell>
        </table:table-row>
        <table:table-row table:style-name="ro1">
          <table:table-cell office:value-type="string">
            <text:p>die Ware, -n</text:p>
          </table:table-cell>
          <table:table-cell office:value-type="string">
            <text:p>mercancía f,artículo m</text:p>
          </table:table-cell>
          <table:table-cell office:value-type="string">
            <text:p>NOUN</text:p>
          </table:table-cell>
          <table:table-cell office:value-type="string">
            <text:p>Wir liefern Ihnen die Ware direkt ins Haus.</text:p>
          </table:table-cell>
        </table:table-row>
        <table:table-row table:style-name="ro1">
          <table:table-cell office:value-type="string">
            <text:p>die Wärme</text:p>
          </table:table-cell>
          <table:table-cell office:value-type="string">
            <text:p>calor m</text:p>
          </table:table-cell>
          <table:table-cell office:value-type="string">
            <text:p>NOUN</text:p>
          </table:table-cell>
          <table:table-cell office:value-type="string">
            <text:p>Von der trockenen Wärme bekommt man Kopfschmerzen.</text:p>
          </table:table-cell>
        </table:table-row>
        <table:table-row table:style-name="ro1">
          <table:table-cell office:value-type="string">
            <text:p>die Wäsche </text:p>
          </table:table-cell>
          <table:table-cell office:value-type="string">
            <text:p>lavado m,ropa f sucia,ropa f</text:p>
          </table:table-cell>
          <table:table-cell office:value-type="string">
            <text:p>NOUN</text:p>
          </table:table-cell>
          <table:table-cell office:value-type="string">
            <text:p>1. Ich muss heute noch Wäsche waschen. 2. Kannst du bitte die Wäsche aufhängen?</text:p>
          </table:table-cell>
        </table:table-row>
        <table:table-row table:style-name="ro1">
          <table:table-cell office:value-type="string">
            <text:p>das Waschmittel, -</text:p>
          </table:table-cell>
          <table:table-cell office:value-type="string">
            <text:p>detergente m</text:p>
          </table:table-cell>
          <table:table-cell office:value-type="string">
            <text:p>NOUN</text:p>
          </table:table-cell>
          <table:table-cell office:value-type="string">
            <text:p>Diese Bluse darfst du nicht mit jedem Waschmittel waschen.</text:p>
          </table:table-cell>
        </table:table-row>
        <table:table-row table:style-name="ro1">
          <table:table-cell office:value-type="string">
            <text:p>das Wasser</text:p>
          </table:table-cell>
          <table:table-cell office:value-type="string">
            <text:p>agua f</text:p>
          </table:table-cell>
          <table:table-cell office:value-type="string">
            <text:p>NOUN</text:p>
          </table:table-cell>
          <table:table-cell office:value-type="string">
            <text:p>1. Kann ich bitte ein Glas Wasser haben? 2. Eine Cola und zwei Wasser, bitte! 3. Gibt es hier kein warmes Wasser?</text:p>
          </table:table-cell>
        </table:table-row>
        <table:table-row table:style-name="ro1">
          <table:table-cell office:value-type="string">
            <text:p>das WC, -s</text:p>
          </table:table-cell>
          <table:table-cell office:value-type="string">
            <text:p>WC m</text:p>
          </table:table-cell>
          <table:table-cell office:value-type="string">
            <text:p>NOUN</text:p>
          </table:table-cell>
          <table:table-cell office:value-type="string">
            <text:p>Ich suche eine 3-Zimmer-Wohnung mit Küche, Bad und WC.</text:p>
          </table:table-cell>
        </table:table-row>
        <table:table-row table:style-name="ro1">
          <table:table-cell office:value-type="string">
            <text:p>der Wecker, - </text:p>
          </table:table-cell>
          <table:table-cell office:value-type="string">
            <text:p>despertador m</text:p>
          </table:table-cell>
          <table:table-cell office:value-type="string">
            <text:p>NOUN</text:p>
          </table:table-cell>
          <table:table-cell office:value-type="string">
            <text:p>Hast du den Wecker schon gestellt?</text:p>
          </table:table-cell>
        </table:table-row>
        <table:table-row table:style-name="ro1">
          <table:table-cell office:value-type="string">
            <text:p>der Weg, -e</text:p>
          </table:table-cell>
          <table:table-cell office:value-type="string">
            <text:p>camino m,sendero m,paso m,trayecto m,recorrido m,ruta f,vía f,modo m,manera f,método m</text:p>
          </table:table-cell>
          <table:table-cell office:value-type="string">
            <text:p>NOUN</text:p>
          </table:table-cell>
          <table:table-cell office:value-type="string">
            <text:p>1. Dieser Weg ist sehr schmutzig. 2. Wir wohnen im Oberweg 10. 3. Können Sie mir den Weg zum Bahnhof erklären? 4. Was ist der kürzeste Weg zum Flughafen?</text:p>
          </table:table-cell>
        </table:table-row>
        <table:table-row table:style-name="ro1">
          <table:table-cell office:value-type="string">
            <text:p>der Wein, -e</text:p>
          </table:table-cell>
          <table:table-cell office:value-type="string">
            <text:p>vino m,uvas f pl,vid f</text:p>
          </table:table-cell>
          <table:table-cell office:value-type="string">
            <text:p>NOUN</text:p>
          </table:table-cell>
          <table:table-cell office:value-type="string">
            <text:p>In diesem Restaurant gibt es sehr guten Wein.</text:p>
          </table:table-cell>
        </table:table-row>
        <table:table-row table:style-name="ro1">
          <table:table-cell office:value-type="string">
            <text:p>die Weiterbildung</text:p>
          </table:table-cell>
          <table:table-cell office:value-type="string">
            <text:p>ampliación f de estudios,cursos m pl de perfeccionamiento</text:p>
          </table:table-cell>
          <table:table-cell office:value-type="string">
            <text:p>NOUN</text:p>
          </table:table-cell>
          <table:table-cell office:value-type="string">
            <text:p>Ich möchte eine Weiterbildung machen.</text:p>
          </table:table-cell>
        </table:table-row>
        <table:table-row table:style-name="ro1">
          <table:table-cell office:value-type="string">
            <text:p>die Welt</text:p>
          </table:table-cell>
          <table:table-cell office:value-type="string">
            <text:p>mundo m,tierra f</text:p>
          </table:table-cell>
          <table:table-cell office:value-type="string">
            <text:p>NOUN</text:p>
          </table:table-cell>
          <table:table-cell office:value-type="string">
            <text:p>1. überall auf der Welt gibt es Probleme. 2. Ich habe die besten Eltern der Welt.</text:p>
          </table:table-cell>
        </table:table-row>
        <table:table-row table:style-name="ro1">
          <table:table-cell office:value-type="string">
            <text:p>der Weltmeister, - </text:p>
          </table:table-cell>
          <table:table-cell office:value-type="string">
            <text:p>campeón, -ona m, f del mundo</text:p>
          </table:table-cell>
          <table:table-cell office:value-type="string">
            <text:p>NOUN</text:p>
          </table:table-cell>
          <table:table-cell office:value-type="string">
            <text:p>Wer wird der nächste Weltmeister?</text:p>
          </table:table-cell>
        </table:table-row>
        <table:table-row table:style-name="ro1">
          <table:table-cell office:value-type="string">
            <text:p>die Weltmeisterschaft, -en</text:p>
          </table:table-cell>
          <table:table-cell office:value-type="string">
            <text:p>campeonato m mundial,mundial(es) m (pl) fam,copa f mundial [oder del mundo]</text:p>
          </table:table-cell>
          <table:table-cell office:value-type="string">
            <text:p>NOUN</text:p>
          </table:table-cell>
          <table:table-cell office:value-type="string">
            <text:p>Hast du die Weltmeisterschaft gesehen?</text:p>
          </table:table-cell>
        </table:table-row>
        <table:table-row table:style-name="ro1">
          <table:table-cell office:value-type="string">
            <text:p>die Werbung</text:p>
          </table:table-cell>
          <table:table-cell office:value-type="string">
            <text:p>publicidad f,reclutamiento m</text:p>
          </table:table-cell>
          <table:table-cell office:value-type="string">
            <text:p>NOUN</text:p>
          </table:table-cell>
          <table:table-cell office:value-type="string">
            <text:p>1. Ich sehe gern die Werbung im Fernsehen.2. Ich möchte keine Werbung im Briefkasten.</text:p>
          </table:table-cell>
        </table:table-row>
        <table:table-row table:style-name="ro1">
          <table:table-cell office:value-type="string">
            <text:p>das Werk, -e </text:p>
          </table:table-cell>
          <table:table-cell office:value-type="string">
            <text:p>obra f,trabajo m,fábrica f,empresa f,mecanismo m</text:p>
          </table:table-cell>
          <table:table-cell office:value-type="string">
            <text:p>NOUN</text:p>
          </table:table-cell>
          <table:table-cell office:value-type="string">
            <text:p>Wir haben gestern das Werk besichtigt.</text:p>
          </table:table-cell>
        </table:table-row>
        <table:table-row table:style-name="ro1">
          <table:table-cell office:value-type="string">
            <text:p>die Werkstatt, -"en</text:p>
          </table:table-cell>
          <table:table-cell office:value-type="string">
            <text:p>taller m</text:p>
          </table:table-cell>
          <table:table-cell office:value-type="string">
            <text:p>NOUN</text:p>
          </table:table-cell>
          <table:table-cell office:value-type="string">
            <text:p>Mein Wagen ist zurzeit in der Werkstatt.</text:p>
          </table:table-cell>
        </table:table-row>
        <table:table-row table:style-name="ro1">
          <table:table-cell office:value-type="string">
            <text:p>das Werkzeug, -e</text:p>
          </table:table-cell>
          <table:table-cell office:value-type="string">
            <text:p>herramienta f,instrumento m</text:p>
          </table:table-cell>
          <table:table-cell office:value-type="string">
            <text:p>NOUN</text:p>
          </table:table-cell>
          <table:table-cell office:value-type="string">
            <text:p>Wir hatten kein Werkzeug für die Reparatur dabei.</text:p>
          </table:table-cell>
        </table:table-row>
        <table:table-row table:style-name="ro1">
          <table:table-cell office:value-type="string">
            <text:p>der Wert, -e</text:p>
          </table:table-cell>
          <table:table-cell office:value-type="string">
            <text:p>valor m,precio m,resultado m,datos m pl</text:p>
          </table:table-cell>
          <table:table-cell office:value-type="string">
            <text:p>NOUN</text:p>
          </table:table-cell>
          <table:table-cell office:value-type="string">
            <text:p>1. Das Haus hat einen Wert von ca. 1 Mio. Euro. 2. Ich trainiere nicht mehr. Es hat ja doch keinen Wert. 3. Auf Ihr Urteil lege ich großen Wert</text:p>
          </table:table-cell>
        </table:table-row>
        <table:table-row table:style-name="ro1">
          <table:table-cell office:value-type="string">
            <text:p>der Westen, West, West-</text:p>
          </table:table-cell>
          <table:table-cell office:value-type="string">
            <text:p>oeste m,occidente m</text:p>
          </table:table-cell>
          <table:table-cell office:value-type="string">
            <text:p>NOUN</text:p>
          </table:table-cell>
          <table:table-cell office:value-type="string">
            <text:p>1. Das Zimmer geht nach Westen. 2. Der Ort liegt ganz im Westen von Deutschland. 3. Westeuropa, Westwind, Westküste</text:p>
          </table:table-cell>
        </table:table-row>
        <table:table-row table:style-name="ro1">
          <table:table-cell office:value-type="string">
            <text:p>der Wettbewerb, -e</text:p>
          </table:table-cell>
          <table:table-cell office:value-type="string">
            <text:p>concurso m,competición f,competencia f</text:p>
          </table:table-cell>
          <table:table-cell office:value-type="string">
            <text:p>NOUN</text:p>
          </table:table-cell>
          <table:table-cell office:value-type="string">
            <text:p>Meine Tochter hat bei einem Malwettbewerb gewonnen.</text:p>
          </table:table-cell>
        </table:table-row>
        <table:table-row table:style-name="ro1">
          <table:table-cell office:value-type="string">
            <text:p>das Wetter</text:p>
          </table:table-cell>
          <table:table-cell office:value-type="string">
            <text:p>tiempo m,temporal m,grisú m,apostante mf</text:p>
          </table:table-cell>
          <table:table-cell office:value-type="string">
            <text:p>NOUN</text:p>
          </table:table-cell>
          <table:table-cell office:value-type="string">
            <text:p>1. Ich habe Radio gehört. Das Wetter soll schön werden. 2. Wir hatten im Urlaub schlechtes Wetter. 3. Bei schönem Wetter könnten wir ein Picknick machen.</text:p>
          </table:table-cell>
        </table:table-row>
        <table:table-row table:style-name="ro1">
          <table:table-cell office:value-type="string">
            <text:p>der Wetterbericht, -e</text:p>
          </table:table-cell>
          <table:table-cell office:value-type="string">
            <text:p>parte m meteorológico</text:p>
          </table:table-cell>
          <table:table-cell office:value-type="string">
            <text:p>NOUN</text:p>
          </table:table-cell>
          <table:table-cell office:value-type="string">
            <text:p>Hast du schon den Wetterbericht gehört?</text:p>
          </table:table-cell>
        </table:table-row>
        <table:table-row table:style-name="ro1">
          <table:table-cell office:value-type="string">
            <text:p>die Wiese, -n </text:p>
          </table:table-cell>
          <table:table-cell office:value-type="string">
            <text:p>prado m,pradera f</text:p>
          </table:table-cell>
          <table:table-cell office:value-type="string">
            <text:p>NOUN</text:p>
          </table:table-cell>
          <table:table-cell office:value-type="string">
            <text:p>Vor unserem Haus ist eine Wiese mit Bäumen.</text:p>
          </table:table-cell>
        </table:table-row>
        <table:table-row table:style-name="ro1">
          <table:table-cell office:value-type="string">
            <text:p>der Wind, -e</text:p>
          </table:table-cell>
          <table:table-cell office:value-type="string">
            <text:p>viento m</text:p>
          </table:table-cell>
          <table:table-cell office:value-type="string">
            <text:p>NOUN</text:p>
          </table:table-cell>
          <table:table-cell office:value-type="string">
            <text:p>Der Wind kommt heute von Westen.</text:p>
          </table:table-cell>
        </table:table-row>
        <table:table-row table:style-name="ro1">
          <table:table-cell office:value-type="string">
            <text:p>die Wirkung, -en</text:p>
          </table:table-cell>
          <table:table-cell office:value-type="string">
            <text:p>efecto m,resultado m,consecuencia f,reacción f,eficacia f,influencia f</text:p>
          </table:table-cell>
          <table:table-cell office:value-type="string">
            <text:p>NOUN</text:p>
          </table:table-cell>
          <table:table-cell office:value-type="string">
            <text:p>Welche Nebenwirkungen hat dieses Medikament?</text:p>
          </table:table-cell>
        </table:table-row>
        <table:table-row table:style-name="ro1">
          <table:table-cell office:value-type="string">
            <text:p>die Wirklichkeit</text:p>
          </table:table-cell>
          <table:table-cell office:value-type="string">
            <text:p>realidad f</text:p>
          </table:table-cell>
          <table:table-cell office:value-type="string">
            <text:p>NOUN</text:p>
          </table:table-cell>
          <table:table-cell office:value-type="string">
            <text:p>1. Im Reisebüro haben sie gesagt: ein schönes Hotel. Die Wirklichkeit sieht ganz anders aus.2. Die Kollegin war krank gemeldet, aber in Wirklichkeit hatte sie keine Lust.</text:p>
          </table:table-cell>
        </table:table-row>
        <table:table-row table:style-name="ro1">
          <table:table-cell office:value-type="string">
            <text:p>der Wirt, -e</text:p>
          </table:table-cell>
          <table:table-cell office:value-type="string">
            <text:p>dueño, -a m, f de un restaurante,dueño, -a m, f de una casa,huésped m</text:p>
          </table:table-cell>
          <table:table-cell office:value-type="string">
            <text:p>NOUN</text:p>
          </table:table-cell>
          <table:table-cell office:value-type="string">
            <text:p>Ich kenne die Wirtin von diesem Lokal. Sie ist sehr nett.</text:p>
          </table:table-cell>
        </table:table-row>
        <table:table-row table:style-name="ro1">
          <table:table-cell office:value-type="string">
            <text:p>die Wirtschaft</text:p>
          </table:table-cell>
          <table:table-cell office:value-type="string">
            <text:p>economía f,restaurante m</text:p>
          </table:table-cell>
          <table:table-cell office:value-type="string">
            <text:p>NOUN</text:p>
          </table:table-cell>
          <table:table-cell office:value-type="string">
            <text:p>In der Schule lernen die Kinder viel über Wirtschaft und Politik.</text:p>
          </table:table-cell>
        </table:table-row>
        <table:table-row table:style-name="ro1">
          <table:table-cell office:value-type="string">
            <text:p>der Witz, -e</text:p>
          </table:table-cell>
          <table:table-cell office:value-type="string">
            <text:p>chiste m,broma f,trisca f AmC, Ant,gracia f</text:p>
          </table:table-cell>
          <table:table-cell office:value-type="string">
            <text:p>NOUN</text:p>
          </table:table-cell>
          <table:table-cell office:value-type="string">
            <text:p>Wir haben Witze erzählt und viel gelacht.</text:p>
          </table:table-cell>
        </table:table-row>
        <table:table-row table:style-name="ro1">
          <table:table-cell office:value-type="string">
            <text:p>das Wohngeld</text:p>
          </table:table-cell>
          <table:table-cell office:value-type="string">
            <text:p>subsidio m de vivienda</text:p>
          </table:table-cell>
          <table:table-cell office:value-type="string">
            <text:p>NOUN</text:p>
          </table:table-cell>
          <table:table-cell office:value-type="string">
            <text:p>Wo kann ich Wohngeld beantragen?</text:p>
          </table:table-cell>
        </table:table-row>
        <table:table-row table:style-name="ro1">
          <table:table-cell office:value-type="string">
            <text:p>die Wohngemeinschaft, -en</text:p>
          </table:table-cell>
          <table:table-cell office:value-type="string">
            <text:p>(personas f pl que viven en un) piso m compartido,gente f que comparte un piso</text:p>
          </table:table-cell>
          <table:table-cell office:value-type="string">
            <text:p>NOUN</text:p>
          </table:table-cell>
          <table:table-cell office:value-type="string">
            <text:p>Früher habe ich in einer Wohngemeinschaft gewohnt.</text:p>
          </table:table-cell>
        </table:table-row>
        <table:table-row table:style-name="ro1">
          <table:table-cell office:value-type="string">
            <text:p>der Wohnort, -e </text:p>
          </table:table-cell>
          <table:table-cell office:value-type="string">
            <text:p>domicilio m</text:p>
          </table:table-cell>
          <table:table-cell office:value-type="string">
            <text:p>NOUN</text:p>
          </table:table-cell>
          <table:table-cell office:value-type="string">
            <text:p>Tragen Sie bitte Straße und Wohnort ein.</text:p>
          </table:table-cell>
        </table:table-row>
        <table:table-row table:style-name="ro1">
          <table:table-cell office:value-type="string">
            <text:p>die Wohnung, -en</text:p>
          </table:table-cell>
          <table:table-cell office:value-type="string">
            <text:p>vivienda f,piso m</text:p>
          </table:table-cell>
          <table:table-cell office:value-type="string">
            <text:p>NOUN</text:p>
          </table:table-cell>
          <table:table-cell office:value-type="string">
            <text:p>1. Wir suchen eine möblierte Wohnung, möglichst im Zentrum. 2. Seit wann haben Sie diese Wohnung? </text:p>
          </table:table-cell>
        </table:table-row>
        <table:table-row table:style-name="ro1">
          <table:table-cell office:value-type="string">
            <text:p>das Wohnungsamt, -"er </text:p>
          </table:table-cell>
          <table:table-cell office:value-type="string">
            <text:p>departamento m de la vivienda</text:p>
          </table:table-cell>
          <table:table-cell office:value-type="string">
            <text:p>NOUN</text:p>
          </table:table-cell>
          <table:table-cell office:value-type="string">
            <text:p>Sie müssen aufs Wohnungsamt gehen.</text:p>
          </table:table-cell>
        </table:table-row>
        <table:table-row table:style-name="ro1">
          <table:table-cell office:value-type="string">
            <text:p>das Wohnzimmer, -</text:p>
          </table:table-cell>
          <table:table-cell office:value-type="string">
            <text:p>cuarto m de estar,salón m</text:p>
          </table:table-cell>
          <table:table-cell office:value-type="string">
            <text:p>NOUN</text:p>
          </table:table-cell>
          <table:table-cell office:value-type="string">
            <text:p>Wir sitzen im Wohnzimmer und sehen fern.</text:p>
          </table:table-cell>
        </table:table-row>
        <table:table-row table:style-name="ro1">
          <table:table-cell office:value-type="string">
            <text:p>die Wolke, -n </text:p>
          </table:table-cell>
          <table:table-cell/>
          <table:table-cell office:value-type="string">
            <text:p>NOUN</text:p>
          </table:table-cell>
          <table:table-cell office:value-type="string">
            <text:p>Es sind viele Wolken am Himmel.</text:p>
          </table:table-cell>
        </table:table-row>
        <table:table-row table:style-name="ro1">
          <table:table-cell office:value-type="string">
            <text:p>die Wolle</text:p>
          </table:table-cell>
          <table:table-cell office:value-type="string">
            <text:p>lana f</text:p>
          </table:table-cell>
          <table:table-cell office:value-type="string">
            <text:p>NOUN</text:p>
          </table:table-cell>
          <table:table-cell office:value-type="string">
            <text:p>Dieser Pullover ist aus reiner Wolle.</text:p>
          </table:table-cell>
        </table:table-row>
        <table:table-row table:style-name="ro1">
          <table:table-cell office:value-type="string">
            <text:p>das Wort, -"er / das Wort, -e</text:p>
          </table:table-cell>
          <table:table-cell office:value-type="string">
            <text:p>palabra f,expresión f,término m</text:p>
          </table:table-cell>
          <table:table-cell office:value-type="string">
            <text:p>NOUN</text:p>
          </table:table-cell>
          <table:table-cell office:value-type="string">
            <text:p>1. Ich kenne diese beiden Wörter nicht. 2. Sie hat mit wenigen Worten viel gesagt.</text:p>
          </table:table-cell>
        </table:table-row>
        <table:table-row table:style-name="ro1">
          <table:table-cell office:value-type="string">
            <text:p>das Wörterbuch, -"er </text:p>
          </table:table-cell>
          <table:table-cell office:value-type="string">
            <text:p>diccionario m</text:p>
          </table:table-cell>
          <table:table-cell office:value-type="string">
            <text:p>NOUN</text:p>
          </table:table-cell>
          <table:table-cell office:value-type="string">
            <text:p>Ich muss das Wort im Wörterbuch nachschlagen.</text:p>
          </table:table-cell>
        </table:table-row>
        <table:table-row table:style-name="ro1">
          <table:table-cell office:value-type="string">
            <text:p>die Wunde, -n</text:p>
          </table:table-cell>
          <table:table-cell office:value-type="string">
            <text:p>herida f</text:p>
          </table:table-cell>
          <table:table-cell office:value-type="string">
            <text:p>NOUN</text:p>
          </table:table-cell>
          <table:table-cell office:value-type="string">
            <text:p>Die Wunde müssen wir sofort verbinden.</text:p>
          </table:table-cell>
        </table:table-row>
        <table:table-row table:style-name="ro1">
          <table:table-cell office:value-type="string">
            <text:p>das Wunder, -</text:p>
          </table:table-cell>
          <table:table-cell/>
          <table:table-cell office:value-type="string">
            <text:p>NOUN</text:p>
          </table:table-cell>
          <table:table-cell office:value-type="string">
            <text:p>1. Ich bin mit dem Fahrrad gestürzt. Es war ein Wunder, dass nichts Schlimmes passiert ist.2. Du isst zu viel Schokolade. Kein Wunder, dass die Hose nicht mehr passt.</text:p>
          </table:table-cell>
        </table:table-row>
        <table:table-row table:style-name="ro1">
          <table:table-cell office:value-type="string">
            <text:p>der Wunsch, -"e</text:p>
          </table:table-cell>
          <table:table-cell office:value-type="string">
            <text:p>deseo m de,anhelo m por,petición f,felicidades f pl</text:p>
          </table:table-cell>
          <table:table-cell office:value-type="string">
            <text:p>NOUN</text:p>
          </table:table-cell>
          <table:table-cell office:value-type="string">
            <text:p>1. Haben Sie sonst noch einen Wunsch? 2. Mit den besten Wünschen für Sie und Ihre Familie.</text:p>
          </table:table-cell>
        </table:table-row>
        <table:table-row table:style-name="ro1">
          <table:table-cell office:value-type="string">
            <text:p>die Wurst, -"e</text:p>
          </table:table-cell>
          <table:table-cell office:value-type="string">
            <text:p>embutido m,salchicha f</text:p>
          </table:table-cell>
          <table:table-cell office:value-type="string">
            <text:p>NOUN</text:p>
          </table:table-cell>
          <table:table-cell office:value-type="string">
            <text:p>Diese Wurst ist mir zu fett.</text:p>
          </table:table-cell>
        </table:table-row>
        <table:table-row table:style-name="ro1">
          <table:table-cell office:value-type="string">
            <text:p>die Zahl, -en</text:p>
          </table:table-cell>
          <table:table-cell office:value-type="string">
            <text:p>número m,cifra f,guarismo m,cantidad f,dato m numérico</text:p>
          </table:table-cell>
          <table:table-cell office:value-type="string">
            <text:p>NOUN</text:p>
          </table:table-cell>
          <table:table-cell office:value-type="string">
            <text:p>1. Können Sie die Zahl bitte wiederholen? 2. Die Zahl der Internetnutzer wird immer größer.</text:p>
          </table:table-cell>
        </table:table-row>
        <table:table-row table:style-name="ro1">
          <table:table-cell office:value-type="string">
            <text:p>die Zahlung, -en</text:p>
          </table:table-cell>
          <table:table-cell office:value-type="string">
            <text:p>pago m,abono m,importe m</text:p>
          </table:table-cell>
          <table:table-cell office:value-type="string">
            <text:p>NOUN</text:p>
          </table:table-cell>
          <table:table-cell office:value-type="string">
            <text:p>Bitte geben Sie bei der Zahlung die Rechnungsnummer an.</text:p>
          </table:table-cell>
        </table:table-row>
        <table:table-row table:style-name="ro1">
          <table:table-cell office:value-type="string">
            <text:p>der Zahn, -"e</text:p>
          </table:table-cell>
          <table:table-cell office:value-type="string">
            <text:p>diente m,muela f</text:p>
          </table:table-cell>
          <table:table-cell office:value-type="string">
            <text:p>NOUN</text:p>
          </table:table-cell>
          <table:table-cell office:value-type="string">
            <text:p>1. Der Zahn tut mir schon lange weh. 2. Ich muss den Zahn leider ziehen.</text:p>
          </table:table-cell>
        </table:table-row>
        <table:table-row table:style-name="ro1">
          <table:table-cell office:value-type="string">
            <text:p>die Zahncreme/ die Zahnpasta</text:p>
          </table:table-cell>
          <table:table-cell/>
          <table:table-cell office:value-type="string">
            <text:p>NOUN</text:p>
          </table:table-cell>
          <table:table-cell office:value-type="string">
            <text:p>Die neue Zahncreme riecht sehr gut.</text:p>
          </table:table-cell>
        </table:table-row>
        <table:table-row table:style-name="ro1">
          <table:table-cell office:value-type="string">
            <text:p>das Zeichen, - </text:p>
          </table:table-cell>
          <table:table-cell office:value-type="string">
            <text:p>signo m,símbolo m,signo m de puntuación,carácter m,señal f,seña f,prueba f,indicio m,síntoma m,distintivo m,marca f,referencia f</text:p>
          </table:table-cell>
          <table:table-cell office:value-type="string">
            <text:p>NOUN</text:p>
          </table:table-cell>
          <table:table-cell office:value-type="string">
            <text:p>Bitte fangen Sie erst an, wenn ich Ihnen ein Zeichen gebe.</text:p>
          </table:table-cell>
        </table:table-row>
        <table:table-row table:style-name="ro1">
          <table:table-cell office:value-type="string">
            <text:p>das Verkehrszeichen, -</text:p>
          </table:table-cell>
          <table:table-cell office:value-type="string">
            <text:p>señal f de tráfico</text:p>
          </table:table-cell>
          <table:table-cell office:value-type="string">
            <text:p>NOUN</text:p>
          </table:table-cell>
          <table:table-cell office:value-type="string">
            <text:p>Meine Kinder lernen in der Schule gerade die Verkehrszeichen.</text:p>
          </table:table-cell>
        </table:table-row>
        <table:table-row table:style-name="ro1">
          <table:table-cell office:value-type="string">
            <text:p>die Zeit</text:p>
          </table:table-cell>
          <table:table-cell office:value-type="string">
            <text:p>tiempo m,hora f,momento m,período m,época f,era f,estación f</text:p>
          </table:table-cell>
          <table:table-cell office:value-type="string">
            <text:p>NOUN</text:p>
          </table:table-cell>
          <table:table-cell office:value-type="string">
            <text:p>1. Ich habe heute keine Zeit. 2. Es ist noch früh. Wir haben noch viel Zeit. 3. Um welche Zeit sind Sie normalerweise zu Hause? 4. Um diese Zeit ist hier wenig los.</text:p>
          </table:table-cell>
        </table:table-row>
        <table:table-row table:style-name="ro1">
          <table:table-cell office:value-type="string">
            <text:p>die Zeitarbeit</text:p>
          </table:table-cell>
          <table:table-cell office:value-type="string">
            <text:p>trabajo m temporal [oder interino]</text:p>
          </table:table-cell>
          <table:table-cell office:value-type="string">
            <text:p>NOUN</text:p>
          </table:table-cell>
          <table:table-cell office:value-type="string">
            <text:p>Ich habe einen Job bei einer Zeitarbeitsfirma bekommen.</text:p>
          </table:table-cell>
        </table:table-row>
        <table:table-row table:style-name="ro1">
          <table:table-cell office:value-type="string">
            <text:p>der Zeitpunkt, -e</text:p>
          </table:table-cell>
          <table:table-cell office:value-type="string">
            <text:p>momento m,fecha f</text:p>
          </table:table-cell>
          <table:table-cell office:value-type="string">
            <text:p>NOUN</text:p>
          </table:table-cell>
          <table:table-cell office:value-type="string">
            <text:p>Er ist krank. Das ist kein guter Zeitpunkt für einen Besuch.</text:p>
          </table:table-cell>
        </table:table-row>
        <table:table-row table:style-name="ro1">
          <table:table-cell office:value-type="string">
            <text:p>die Zeitschrift, -en </text:p>
          </table:table-cell>
          <table:table-cell office:value-type="string">
            <text:p>revista f</text:p>
          </table:table-cell>
          <table:table-cell office:value-type="string">
            <text:p>NOUN</text:p>
          </table:table-cell>
          <table:table-cell office:value-type="string">
            <text:p>Diese Zeitschrift kaufe ich jede Woche.</text:p>
          </table:table-cell>
        </table:table-row>
        <table:table-row table:style-name="ro1">
          <table:table-cell office:value-type="string">
            <text:p>die Zeitung, -en </text:p>
          </table:table-cell>
          <table:table-cell office:value-type="string">
            <text:p>periódico m,diario m</text:p>
          </table:table-cell>
          <table:table-cell office:value-type="string">
            <text:p>NOUN</text:p>
          </table:table-cell>
          <table:table-cell office:value-type="string">
            <text:p>Ich lese manchmal Zeitung.</text:p>
          </table:table-cell>
        </table:table-row>
        <table:table-row table:style-name="ro1">
          <table:table-cell office:value-type="string">
            <text:p>das Zelt, -e</text:p>
          </table:table-cell>
          <table:table-cell office:value-type="string">
            <text:p>tienda f de campaña,carpa f</text:p>
          </table:table-cell>
          <table:table-cell office:value-type="string">
            <text:p>NOUN</text:p>
          </table:table-cell>
          <table:table-cell office:value-type="string">
            <text:p>Wir machen Camping-Urlaub und nehmen ein Zelt mit.</text:p>
          </table:table-cell>
        </table:table-row>
        <table:table-row table:style-name="ro1">
          <table:table-cell office:value-type="string">
            <text:p>das Zentrum, Zentren</text:p>
          </table:table-cell>
          <table:table-cell office:value-type="string">
            <text:p>centro m</text:p>
          </table:table-cell>
          <table:table-cell office:value-type="string">
            <text:p>NOUN</text:p>
          </table:table-cell>
          <table:table-cell office:value-type="string">
            <text:p>Im Zentrum gibt es fast keine Parkplätze.</text:p>
          </table:table-cell>
        </table:table-row>
        <table:table-row table:style-name="ro1">
          <table:table-cell office:value-type="string">
            <text:p>das Zertifikat, -e </text:p>
          </table:table-cell>
          <table:table-cell office:value-type="string">
            <text:p>certificado m</text:p>
          </table:table-cell>
          <table:table-cell office:value-type="string">
            <text:p>NOUN</text:p>
          </table:table-cell>
          <table:table-cell office:value-type="string">
            <text:p>Wenn ich die Prüfung schaffe, bekomme ich ein Zertifikat.</text:p>
          </table:table-cell>
        </table:table-row>
        <table:table-row table:style-name="ro1">
          <table:table-cell office:value-type="string">
            <text:p>der Zettel, - </text:p>
          </table:table-cell>
          <table:table-cell office:value-type="string">
            <text:p>papel m,nota f,tíquet m,tique m</text:p>
          </table:table-cell>
          <table:table-cell office:value-type="string">
            <text:p>NOUN</text:p>
          </table:table-cell>
          <table:table-cell office:value-type="string">
            <text:p>Hast du einen Zettel für mich? Ich muss etwas aufschreiben.</text:p>
          </table:table-cell>
        </table:table-row>
        <table:table-row table:style-name="ro1">
          <table:table-cell office:value-type="string">
            <text:p>das Zeug/-zeug</text:p>
          </table:table-cell>
          <table:table-cell/>
          <table:table-cell office:value-type="string">
            <text:p>NOUN</text:p>
          </table:table-cell>
          <table:table-cell office:value-type="string">
            <text:p>1. Was hast du mit meinen Sachen gemacht? – Ich habe dein ganzes Zeug in dein Zimmer getan.2. z. B.: Spielzeug, Feuerzeug, ...</text:p>
          </table:table-cell>
        </table:table-row>
        <table:table-row table:style-name="ro1">
          <table:table-cell office:value-type="string">
            <text:p>der Zeuge, -n </text:p>
          </table:table-cell>
          <table:table-cell office:value-type="string">
            <text:p>testigo mf</text:p>
          </table:table-cell>
          <table:table-cell office:value-type="string">
            <text:p>NOUN</text:p>
          </table:table-cell>
          <table:table-cell office:value-type="string">
            <text:p>Die Polizei sucht noch Zeugen für den Unfall.</text:p>
          </table:table-cell>
        </table:table-row>
        <table:table-row table:style-name="ro1">
          <table:table-cell office:value-type="string">
            <text:p>das Zeugnis, -se</text:p>
          </table:table-cell>
          <table:table-cell office:value-type="string">
            <text:p>notas f pl,certificado m,dictamen m,testimonio m,prueba f</text:p>
          </table:table-cell>
          <table:table-cell office:value-type="string">
            <text:p>NOUN</text:p>
          </table:table-cell>
          <table:table-cell office:value-type="string">
            <text:p>1. Wenn Sie die Prüfung schaffen, bekommen Sie ein Zeugnis.2. Bringen Sie bitte Ihre Zeugnisse zum Termin mit.</text:p>
          </table:table-cell>
        </table:table-row>
        <table:table-row table:style-name="ro1">
          <table:table-cell office:value-type="string">
            <text:p>das Ziel, -e</text:p>
          </table:table-cell>
          <table:table-cell office:value-type="string">
            <text:p>destino m,meta f,blanco m,fin m,objetivo m,propósito m</text:p>
          </table:table-cell>
          <table:table-cell office:value-type="string">
            <text:p>NOUN</text:p>
          </table:table-cell>
          <table:table-cell office:value-type="string">
            <text:p>Ich will die Prüfung unbedingt schaffen. Das ist mein Ziel.</text:p>
          </table:table-cell>
        </table:table-row>
        <table:table-row table:style-name="ro1">
          <table:table-cell office:value-type="string">
            <text:p>die Zigarette, -n</text:p>
          </table:table-cell>
          <table:table-cell office:value-type="string">
            <text:p>cigarrillo m,pitillo m fam</text:p>
          </table:table-cell>
          <table:table-cell office:value-type="string">
            <text:p>NOUN</text:p>
          </table:table-cell>
          <table:table-cell office:value-type="string">
            <text:p>Wie viele Zigaretten rauchst du am Tag?</text:p>
          </table:table-cell>
        </table:table-row>
        <table:table-row table:style-name="ro1">
          <table:table-cell office:value-type="string">
            <text:p>das Zimmer, -</text:p>
          </table:table-cell>
          <table:table-cell office:value-type="string">
            <text:p>habitación f,cuarto m</text:p>
          </table:table-cell>
          <table:table-cell office:value-type="string">
            <text:p>NOUN</text:p>
          </table:table-cell>
          <table:table-cell office:value-type="string">
            <text:p>1. Die Wohnung hat drei Zimmer. 2. Mach im Schlafzimmer das Fenster zu! 3. Ich habe ein Zimmer reserviert. 4. Möchten Sie ein Einzelzimmer oder ein Doppelzimmer?</text:p>
          </table:table-cell>
        </table:table-row>
        <table:table-row table:style-name="ro1">
          <table:table-cell office:value-type="string">
            <text:p>die Zinsen (nur Pl.) </text:p>
          </table:table-cell>
          <table:table-cell/>
          <table:table-cell office:value-type="string">
            <text:p>NOUN</text:p>
          </table:table-cell>
          <table:table-cell office:value-type="string">
            <text:p>Wie viele Zinsen bekomme ich für mein Sparkonto?</text:p>
          </table:table-cell>
        </table:table-row>
        <table:table-row table:style-name="ro1">
          <table:table-cell office:value-type="string">
            <text:p>die Zitrone, -n</text:p>
          </table:table-cell>
          <table:table-cell office:value-type="string">
            <text:p>limón m</text:p>
          </table:table-cell>
          <table:table-cell office:value-type="string">
            <text:p>NOUN</text:p>
          </table:table-cell>
          <table:table-cell office:value-type="string">
            <text:p>1. Ich hätte gern einen Tee mit Zitrone. 2. Bring bitte vom Markt noch Zitronen mit.</text:p>
          </table:table-cell>
        </table:table-row>
        <table:table-row table:style-name="ro1">
          <table:table-cell office:value-type="string">
            <text:p>der Zoll, -"e </text:p>
          </table:table-cell>
          <table:table-cell office:value-type="string">
            <text:p>derechos m pl de aduana,aranceles m pl,aduana f,pulgada f</text:p>
          </table:table-cell>
          <table:table-cell office:value-type="string">
            <text:p>NOUN</text:p>
          </table:table-cell>
          <table:table-cell office:value-type="string">
            <text:p>Das war die Passkontrolle. Wir müssen jetzt noch durch den Zoll.</text:p>
          </table:table-cell>
        </table:table-row>
        <table:table-row table:style-name="ro1">
          <table:table-cell office:value-type="string">
            <text:p>die Zone, -n </text:p>
          </table:table-cell>
          <table:table-cell office:value-type="string">
            <text:p>zona f</text:p>
          </table:table-cell>
          <table:table-cell office:value-type="string">
            <text:p>NOUN</text:p>
          </table:table-cell>
          <table:table-cell office:value-type="string">
            <text:p>Hier musst du langsam fahren. Das ist eine verkehrsberuhigte Zone.</text:p>
          </table:table-cell>
        </table:table-row>
        <table:table-row table:style-name="ro1">
          <table:table-cell office:value-type="string">
            <text:p>der Zoo, -s</text:p>
          </table:table-cell>
          <table:table-cell office:value-type="string">
            <text:p>zoo m,parque m zoológico</text:p>
          </table:table-cell>
          <table:table-cell office:value-type="string">
            <text:p>NOUN</text:p>
          </table:table-cell>
          <table:table-cell office:value-type="string">
            <text:p>Am Sonntag gehen wir mit den Kindern in den Zoo.</text:p>
          </table:table-cell>
        </table:table-row>
        <table:table-row table:style-name="ro1">
          <table:table-cell office:value-type="string">
            <text:p>der Zucker</text:p>
          </table:table-cell>
          <table:table-cell office:value-type="string">
            <text:p>azúcar m,diabetes f inv</text:p>
          </table:table-cell>
          <table:table-cell office:value-type="string">
            <text:p>NOUN</text:p>
          </table:table-cell>
          <table:table-cell office:value-type="string">
            <text:p>Nehmen Sie Zucker in den Tee?</text:p>
          </table:table-cell>
        </table:table-row>
        <table:table-row table:style-name="ro1">
          <table:table-cell office:value-type="string">
            <text:p>der Zufall, -"e</text:p>
          </table:table-cell>
          <table:table-cell office:value-type="string">
            <text:p>casualidad f,azar m</text:p>
          </table:table-cell>
          <table:table-cell office:value-type="string">
            <text:p>NOUN</text:p>
          </table:table-cell>
          <table:table-cell office:value-type="string">
            <text:p>1. So ein Zufall, dass ich dich hier treffe. 2. Durch Zufall habe ich gehört, dass die Wohnung frei ist.</text:p>
          </table:table-cell>
        </table:table-row>
        <table:table-row table:style-name="ro1">
          <table:table-cell office:value-type="string">
            <text:p>der Zug, -"e</text:p>
          </table:table-cell>
          <table:table-cell office:value-type="string">
            <text:p>tren m,camión m remolcador,remolque m,séquito m,comitiva f,desfile m,convoy m,cortejo m,correría f,respiración f,calada f,chupada f,trago m,tendencia f,corriente f,inclinación f,jugada f,brazada f,rasgo m,trazo(s) m (pl),tracción f,sección f,corriente f (de aire),tiro m,Zug m</text:p>
          </table:table-cell>
          <table:table-cell office:value-type="string">
            <text:p>NOUN</text:p>
          </table:table-cell>
          <table:table-cell office:value-type="string">
            <text:p>1. Unser Zug hatte 40 Minuten Verspätung.2. Ich fahre gern mit dem Zug.</text:p>
          </table:table-cell>
        </table:table-row>
        <table:table-row table:style-name="ro1">
          <table:table-cell office:value-type="string">
            <text:p>das Zuhause</text:p>
          </table:table-cell>
          <table:table-cell office:value-type="string">
            <text:p>hogar m,casa f</text:p>
          </table:table-cell>
          <table:table-cell office:value-type="string">
            <text:p>NOUN</text:p>
          </table:table-cell>
          <table:table-cell office:value-type="string">
            <text:p>Ich fühle mich hier wohl. Das ist mein Zuhause.</text:p>
          </table:table-cell>
        </table:table-row>
        <table:table-row table:style-name="ro1">
          <table:table-cell office:value-type="string">
            <text:p>der Zuhörer, -</text:p>
          </table:table-cell>
          <table:table-cell office:value-type="string">
            <text:p>oyente mf,radioyente mf,público m</text:p>
          </table:table-cell>
          <table:table-cell office:value-type="string">
            <text:p>NOUN</text:p>
          </table:table-cell>
          <table:table-cell office:value-type="string">
            <text:p>Liebe Zuhörer. Ihre Meinung interessiert uns. Bitte rufen Sie an.</text:p>
          </table:table-cell>
        </table:table-row>
        <table:table-row table:style-name="ro1">
          <table:table-cell office:value-type="string">
            <text:p>die Zukunft</text:p>
          </table:table-cell>
          <table:table-cell office:value-type="string">
            <text:p>futuro m,porvenir m</text:p>
          </table:table-cell>
          <table:table-cell office:value-type="string">
            <text:p>NOUN</text:p>
          </table:table-cell>
          <table:table-cell office:value-type="string">
            <text:p>1. Du musst mehr für die Schule lernen. Denk an die Zukunft.2. In Zukunft werde ich vorsichtiger sein.</text:p>
          </table:table-cell>
        </table:table-row>
        <table:table-row table:style-name="ro1">
          <table:table-cell office:value-type="string">
            <text:p>die Zulassung, -en</text:p>
          </table:table-cell>
          <table:table-cell office:value-type="string">
            <text:p>admisión f,autorización f,habilitación f,matrícula f,documentación f del coche</text:p>
          </table:table-cell>
          <table:table-cell office:value-type="string">
            <text:p>NOUN</text:p>
          </table:table-cell>
          <table:table-cell office:value-type="string">
            <text:p>1. Ihre Zulassung, bitte. 2. Ich habe von der Universität keine Zulassung bekommen.</text:p>
          </table:table-cell>
        </table:table-row>
        <table:table-row table:style-name="ro1">
          <table:table-cell office:value-type="string">
            <text:p>die Zusammenarbeit</text:p>
          </table:table-cell>
          <table:table-cell office:value-type="string">
            <text:p>colaboración f,cooperación f</text:p>
          </table:table-cell>
          <table:table-cell office:value-type="string">
            <text:p>NOUN</text:p>
          </table:table-cell>
          <table:table-cell office:value-type="string">
            <text:p>Sie sind der neue Kollege? Auf gute Zusammenarbeit!</text:p>
          </table:table-cell>
        </table:table-row>
        <table:table-row table:style-name="ro1">
          <table:table-cell office:value-type="string">
            <text:p>der Zuschauer, -</text:p>
          </table:table-cell>
          <table:table-cell office:value-type="string">
            <text:p>espectador(a) m (f),telespectador(a) m (f),televidente mf</text:p>
          </table:table-cell>
          <table:table-cell office:value-type="string">
            <text:p>NOUN</text:p>
          </table:table-cell>
          <table:table-cell office:value-type="string">
            <text:p>Liebe Zuschauer, wir wünschen Ihnen gute Unterhaltung.</text:p>
          </table:table-cell>
        </table:table-row>
        <table:table-row table:style-name="ro1">
          <table:table-cell office:value-type="string">
            <text:p>der Zustand, -"e</text:p>
          </table:table-cell>
          <table:table-cell office:value-type="string">
            <text:p>estado m,situación f,condición f</text:p>
          </table:table-cell>
          <table:table-cell office:value-type="string">
            <text:p>NOUN</text:p>
          </table:table-cell>
          <table:table-cell office:value-type="string">
            <text:p>Als wir in die Wohnung eingezogen sind, war sie in sehr schlechtem Zustand.</text:p>
          </table:table-cell>
        </table:table-row>
        <table:table-row table:style-name="ro1">
          <table:table-cell office:value-type="string">
            <text:p>die Zustimmung, -en</text:p>
          </table:table-cell>
          <table:table-cell office:value-type="string">
            <text:p>aprobación f,asentimiento m,consentimiento m</text:p>
          </table:table-cell>
          <table:table-cell office:value-type="string">
            <text:p>NOUN</text:p>
          </table:table-cell>
          <table:table-cell office:value-type="string">
            <text:p>Wir brauchen vor der Klassenfahrt die Zustimmung der Eltern.</text:p>
          </table:table-cell>
        </table:table-row>
        <table:table-row table:style-name="ro1">
          <table:table-cell office:value-type="string">
            <text:p>der Zuwanderer, -</text:p>
          </table:table-cell>
          <table:table-cell office:value-type="string">
            <text:p>inmigrante mf</text:p>
          </table:table-cell>
          <table:table-cell office:value-type="string">
            <text:p>NOUN</text:p>
          </table:table-cell>
          <table:table-cell office:value-type="string">
            <text:p>In Bremen leben besonders viele Zuwanderer aus der Türkei.</text:p>
          </table:table-cell>
        </table:table-row>
        <table:table-row table:style-name="ro1">
          <table:table-cell office:value-type="string">
            <text:p>der Zweck, -e</text:p>
          </table:table-cell>
          <table:table-cell office:value-type="string">
            <text:p>fin m,finalidad f,objetivo m,intención f,propósito m,sentido m</text:p>
          </table:table-cell>
          <table:table-cell office:value-type="string">
            <text:p>NOUN</text:p>
          </table:table-cell>
          <table:table-cell office:value-type="string">
            <text:p>Ich glaube, es hat keinen Zweck, sich zu bewerben. Der Job ist sicher schon weg.</text:p>
          </table:table-cell>
        </table:table-row>
        <table:table-row table:style-name="ro1">
          <table:table-cell office:value-type="string">
            <text:p>die Zwiebel, -n</text:p>
          </table:table-cell>
          <table:table-cell office:value-type="string">
            <text:p>cebolla f,bulbo m</text:p>
          </table:table-cell>
          <table:table-cell office:value-type="string">
            <text:p>NOUN</text:p>
          </table:table-cell>
          <table:table-cell office:value-type="string">
            <text:p>Eine Zwiebel in kleine Stücke schneiden und zusammen mit dem Fleisch brate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25/03/2013</text:date>, <text:time>10:24: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384" meta:object-count="0"/>
    <meta:generator>OpenOffice.org/3.4.1$Unix OpenOffice.org_project/341m1$Build-9593</meta:generator>
  </office:meta>
</office:document-meta>
</file>